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767" calcext:value-type="float">
            <text:p>0,000767</text:p>
          </table:table-cell>
          <table:table-cell office:value-type="float" office:value="0.002152" calcext:value-type="float">
            <text:p>0,002152</text:p>
          </table:table-cell>
          <table:table-cell office:value-type="float" office:value="0.006675" calcext:value-type="float">
            <text:p>0,006675</text:p>
          </table:table-cell>
          <table:table-cell office:value-type="float" office:value="0.021928" calcext:value-type="float">
            <text:p>0,021928</text:p>
          </table:table-cell>
          <table:table-cell office:value-type="float" office:value="0.042725" calcext:value-type="float">
            <text:p>0,042725</text:p>
          </table:table-cell>
          <table:table-cell office:value-type="float" office:value="0.07126" calcext:value-type="float">
            <text:p>0,07126</text:p>
          </table:table-cell>
          <table:table-cell office:value-type="float" office:value="0.140064" calcext:value-type="float">
            <text:p>0,140064</text:p>
          </table:table-cell>
          <table:table-cell office:value-type="float" office:value="0.370918" calcext:value-type="float">
            <text:p>0,370918</text:p>
          </table:table-cell>
          <table:table-cell office:value-type="float" office:value="0.766363" calcext:value-type="float">
            <text:p>0,766363</text:p>
          </table:table-cell>
          <table:table-cell office:value-type="float" office:value="0.83892" calcext:value-type="float">
            <text:p>0,83892</text:p>
          </table:table-cell>
          <table:table-cell office:value-type="float" office:value="0.142311" calcext:value-type="float">
            <text:p>0,1423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17293" calcext:value-type="float">
            <text:p>0,017293</text:p>
          </table:table-cell>
          <table:table-cell office:value-type="float" office:value="0.084494" calcext:value-type="float">
            <text:p>0,084494</text:p>
          </table:table-cell>
          <table:table-cell office:value-type="float" office:value="0.168174" calcext:value-type="float">
            <text:p>0,168174</text:p>
          </table:table-cell>
          <table:table-cell office:value-type="float" office:value="0.435476" calcext:value-type="float">
            <text:p>0,435476</text:p>
          </table:table-cell>
          <table:table-cell office:value-type="float" office:value="0.6579" calcext:value-type="float">
            <text:p>0,6579</text:p>
          </table:table-cell>
          <table:table-cell office:value-type="float" office:value="0.739666" calcext:value-type="float">
            <text:p>0,739666</text:p>
          </table:table-cell>
          <table:table-cell office:value-type="float" office:value="0.774084" calcext:value-type="float">
            <text:p>0,774084</text:p>
          </table:table-cell>
          <table:table-cell office:value-type="float" office:value="0.782621" calcext:value-type="float">
            <text:p>0,782621</text:p>
          </table:table-cell>
          <table:table-cell office:value-type="float" office:value="0.784131" calcext:value-type="float">
            <text:p>0,784131</text:p>
          </table:table-cell>
          <table:table-cell office:value-type="float" office:value="0.813756" calcext:value-type="float">
            <text:p>0,813756</text:p>
          </table:table-cell>
          <table:table-cell office:value-type="float" office:value="0.839471" calcext:value-type="float">
            <text:p>0,839471</text:p>
          </table:table-cell>
          <table:table-cell office:value-type="float" office:value="0.525759" calcext:value-type="float">
            <text:p>0,5257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47318" calcext:value-type="float">
            <text:p>0,047318</text:p>
          </table:table-cell>
          <table:table-cell office:value-type="float" office:value="0.394389" calcext:value-type="float">
            <text:p>0,394389</text:p>
          </table:table-cell>
          <table:table-cell office:value-type="float" office:value="0.6515" calcext:value-type="float">
            <text:p>0,6515</text:p>
          </table:table-cell>
          <table:table-cell office:value-type="float" office:value="0.738801" calcext:value-type="float">
            <text:p>0,738801</text:p>
          </table:table-cell>
          <table:table-cell office:value-type="float" office:value="0.770834" calcext:value-type="float">
            <text:p>0,770834</text:p>
          </table:table-cell>
          <table:table-cell office:value-type="float" office:value="0.780941" calcext:value-type="float">
            <text:p>0,780941</text:p>
          </table:table-cell>
          <table:table-cell office:value-type="float" office:value="0.783072" calcext:value-type="float">
            <text:p>0,783072</text:p>
          </table:table-cell>
          <table:table-cell office:value-type="float" office:value="0.783644" calcext:value-type="float">
            <text:p>0,783644</text:p>
          </table:table-cell>
          <table:table-cell office:value-type="float" office:value="0.786707" calcext:value-type="float">
            <text:p>0,786707</text:p>
          </table:table-cell>
          <table:table-cell office:value-type="float" office:value="0.817292" calcext:value-type="float">
            <text:p>0,817292</text:p>
          </table:table-cell>
          <table:table-cell office:value-type="float" office:value="0.83892" calcext:value-type="float">
            <text:p>0,83892</text:p>
          </table:table-cell>
          <table:table-cell office:value-type="float" office:value="0.65545" calcext:value-type="float">
            <text:p>0,655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25699" calcext:value-type="float">
            <text:p>0,025699</text:p>
          </table:table-cell>
          <table:table-cell office:value-type="float" office:value="0.221791" calcext:value-type="float">
            <text:p>0,221791</text:p>
          </table:table-cell>
          <table:table-cell office:value-type="float" office:value="0.536871" calcext:value-type="float">
            <text:p>0,536871</text:p>
          </table:table-cell>
          <table:table-cell office:value-type="float" office:value="0.717451" calcext:value-type="float">
            <text:p>0,717451</text:p>
          </table:table-cell>
          <table:table-cell office:value-type="float" office:value="0.768739" calcext:value-type="float">
            <text:p>0,768739</text:p>
          </table:table-cell>
          <table:table-cell office:value-type="float" office:value="0.781403" calcext:value-type="float">
            <text:p>0,781403</text:p>
          </table:table-cell>
          <table:table-cell office:value-type="float" office:value="0.783317" calcext:value-type="float">
            <text:p>0,783317</text:p>
          </table:table-cell>
          <table:table-cell office:value-type="float" office:value="0.783649" calcext:value-type="float">
            <text:p>0,783649</text:p>
          </table:table-cell>
          <table:table-cell office:value-type="float" office:value="0.785575" calcext:value-type="float">
            <text:p>0,785575</text:p>
          </table:table-cell>
          <table:table-cell office:value-type="float" office:value="0.816083" calcext:value-type="float">
            <text:p>0,816083</text:p>
          </table:table-cell>
          <table:table-cell office:value-type="float" office:value="0.83892" calcext:value-type="float">
            <text:p>0,83892</text:p>
          </table:table-cell>
          <table:table-cell office:value-type="float" office:value="0.622058" calcext:value-type="float">
            <text:p>0,6220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5377" calcext:value-type="float">
            <text:p>0,05377</text:p>
          </table:table-cell>
          <table:table-cell office:value-type="float" office:value="0.473355" calcext:value-type="float">
            <text:p>0,473355</text:p>
          </table:table-cell>
          <table:table-cell office:value-type="float" office:value="0.721444" calcext:value-type="float">
            <text:p>0,721444</text:p>
          </table:table-cell>
          <table:table-cell office:value-type="float" office:value="0.76617" calcext:value-type="float">
            <text:p>0,76617</text:p>
          </table:table-cell>
          <table:table-cell office:value-type="float" office:value="0.78018" calcext:value-type="float">
            <text:p>0,78018</text:p>
          </table:table-cell>
          <table:table-cell office:value-type="float" office:value="0.782448" calcext:value-type="float">
            <text:p>0,782448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783714" calcext:value-type="float">
            <text:p>0,783714</text:p>
          </table:table-cell>
          <table:table-cell office:value-type="float" office:value="0.786986" calcext:value-type="float">
            <text:p>0,786986</text:p>
          </table:table-cell>
          <table:table-cell office:value-type="float" office:value="0.821215" calcext:value-type="float">
            <text:p>0,821215</text:p>
          </table:table-cell>
          <table:table-cell office:value-type="float" office:value="0.850667" calcext:value-type="float">
            <text:p>0,850667</text:p>
          </table:table-cell>
          <table:table-cell office:value-type="float" office:value="0.675262" calcext:value-type="float">
            <text:p>0,6752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759" calcext:value-type="float">
            <text:p>0,000759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610293" calcext:value-type="float">
            <text:p>0,610293</text:p>
          </table:table-cell>
          <table:table-cell office:value-type="float" office:value="0.749256" calcext:value-type="float">
            <text:p>0,749256</text:p>
          </table:table-cell>
          <table:table-cell office:value-type="float" office:value="0.777553" calcext:value-type="float">
            <text:p>0,777553</text:p>
          </table:table-cell>
          <table:table-cell office:value-type="float" office:value="0.781879" calcext:value-type="float">
            <text:p>0,781879</text:p>
          </table:table-cell>
          <table:table-cell office:value-type="float" office:value="0.783118" calcext:value-type="float">
            <text:p>0,783118</text:p>
          </table:table-cell>
          <table:table-cell office:value-type="float" office:value="0.783532" calcext:value-type="float">
            <text:p>0,783532</text:p>
          </table:table-cell>
          <table:table-cell office:value-type="float" office:value="0.783778" calcext:value-type="float">
            <text:p>0,783778</text:p>
          </table:table-cell>
          <table:table-cell office:value-type="float" office:value="0.787956" calcext:value-type="float">
            <text:p>0,787956</text:p>
          </table:table-cell>
          <table:table-cell office:value-type="float" office:value="0.827937" calcext:value-type="float">
            <text:p>0,827937</text:p>
          </table:table-cell>
          <table:table-cell office:value-type="float" office:value="0.850667" calcext:value-type="float">
            <text:p>0,850667</text:p>
          </table:table-cell>
          <table:table-cell office:value-type="float" office:value="0.705939" calcext:value-type="float">
            <text:p>0,7059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67731" calcext:value-type="float">
            <text:p>0,067731</text:p>
          </table:table-cell>
          <table:table-cell office:value-type="float" office:value="0.447321" calcext:value-type="float">
            <text:p>0,447321</text:p>
          </table:table-cell>
          <table:table-cell office:value-type="float" office:value="0.744282" calcext:value-type="float">
            <text:p>0,744282</text:p>
          </table:table-cell>
          <table:table-cell office:value-type="float" office:value="0.779539" calcext:value-type="float">
            <text:p>0,779539</text:p>
          </table:table-cell>
          <table:table-cell office:value-type="float" office:value="0.782175" calcext:value-type="float">
            <text:p>0,782175</text:p>
          </table:table-cell>
          <table:table-cell office:value-type="float" office:value="0.783047" calcext:value-type="float">
            <text:p>0,783047</text:p>
          </table:table-cell>
          <table:table-cell office:value-type="float" office:value="0.783506" calcext:value-type="float">
            <text:p>0,783506</text:p>
          </table:table-cell>
          <table:table-cell office:value-type="float" office:value="0.783909" calcext:value-type="float">
            <text:p>0,783909</text:p>
          </table:table-cell>
          <table:table-cell office:value-type="float" office:value="0.794462" calcext:value-type="float">
            <text:p>0,794462</text:p>
          </table:table-cell>
          <table:table-cell office:value-type="float" office:value="0.832874" calcext:value-type="float">
            <text:p>0,832874</text:p>
          </table:table-cell>
          <table:table-cell office:value-type="float" office:value="0.850667" calcext:value-type="float">
            <text:p>0,850667</text:p>
          </table:table-cell>
          <table:table-cell office:value-type="float" office:value="0.679884" calcext:value-type="float">
            <text:p>0,6798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144415" calcext:value-type="float">
            <text:p>0,144415</text:p>
          </table:table-cell>
          <table:table-cell office:value-type="float" office:value="0.636753" calcext:value-type="float">
            <text:p>0,636753</text:p>
          </table:table-cell>
          <table:table-cell office:value-type="float" office:value="0.763518" calcext:value-type="float">
            <text:p>0,763518</text:p>
          </table:table-cell>
          <table:table-cell office:value-type="float" office:value="0.781201" calcext:value-type="float">
            <text:p>0,781201</text:p>
          </table:table-cell>
          <table:table-cell office:value-type="float" office:value="0.782546" calcext:value-type="float">
            <text:p>0,782546</text:p>
          </table:table-cell>
          <table:table-cell office:value-type="float" office:value="0.78316" calcext:value-type="float">
            <text:p>0,78316</text:p>
          </table:table-cell>
          <table:table-cell office:value-type="float" office:value="0.783489" calcext:value-type="float">
            <text:p>0,783489</text:p>
          </table:table-cell>
          <table:table-cell office:value-type="float" office:value="0.783911" calcext:value-type="float">
            <text:p>0,783911</text:p>
          </table:table-cell>
          <table:table-cell office:value-type="float" office:value="0.795159" calcext:value-type="float">
            <text:p>0,795159</text:p>
          </table:table-cell>
          <table:table-cell office:value-type="float" office:value="0.834236" calcext:value-type="float">
            <text:p>0,834236</text:p>
          </table:table-cell>
          <table:table-cell office:value-type="float" office:value="0.850667" calcext:value-type="float">
            <text:p>0,850667</text:p>
          </table:table-cell>
          <table:table-cell office:value-type="float" office:value="0.708839" calcext:value-type="float">
            <text:p>0,7088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0.239901" calcext:value-type="float">
            <text:p>0,239901</text:p>
          </table:table-cell>
          <table:table-cell office:value-type="float" office:value="0.701783" calcext:value-type="float">
            <text:p>0,701783</text:p>
          </table:table-cell>
          <table:table-cell office:value-type="float" office:value="0.777395" calcext:value-type="float">
            <text:p>0,777395</text:p>
          </table:table-cell>
          <table:table-cell office:value-type="float" office:value="0.782199" calcext:value-type="float">
            <text:p>0,782199</text:p>
          </table:table-cell>
          <table:table-cell office:value-type="float" office:value="0.783069" calcext:value-type="float">
            <text:p>0,783069</text:p>
          </table:table-cell>
          <table:table-cell office:value-type="float" office:value="0.783383" calcext:value-type="float">
            <text:p>0,783383</text:p>
          </table:table-cell>
          <table:table-cell office:value-type="float" office:value="0.783677" calcext:value-type="float">
            <text:p>0,783677</text:p>
          </table:table-cell>
          <table:table-cell office:value-type="float" office:value="0.784457" calcext:value-type="float">
            <text:p>0,784457</text:p>
          </table:table-cell>
          <table:table-cell office:value-type="float" office:value="0.8052" calcext:value-type="float">
            <text:p>0,8052</text:p>
          </table:table-cell>
          <table:table-cell office:value-type="float" office:value="0.84017" calcext:value-type="float">
            <text:p>0,84017</text:p>
          </table:table-cell>
          <table:table-cell office:value-type="float" office:value="0.850667" calcext:value-type="float">
            <text:p>0,850667</text:p>
          </table:table-cell>
          <table:table-cell office:value-type="float" office:value="0.728123" calcext:value-type="float">
            <text:p>0,7281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161285" calcext:value-type="float">
            <text:p>0,161285</text:p>
          </table:table-cell>
          <table:table-cell office:value-type="float" office:value="0.673391" calcext:value-type="float">
            <text:p>0,673391</text:p>
          </table:table-cell>
          <table:table-cell office:value-type="float" office:value="0.769797" calcext:value-type="float">
            <text:p>0,769797</text:p>
          </table:table-cell>
          <table:table-cell office:value-type="float" office:value="0.782236" calcext:value-type="float">
            <text:p>0,782236</text:p>
          </table:table-cell>
          <table:table-cell office:value-type="float" office:value="0.783141" calcext:value-type="float">
            <text:p>0,783141</text:p>
          </table:table-cell>
          <table:table-cell office:value-type="float" office:value="0.78337" calcext:value-type="float">
            <text:p>0,78337</text:p>
          </table:table-cell>
          <table:table-cell office:value-type="float" office:value="0.783637" calcext:value-type="float">
            <text:p>0,783637</text:p>
          </table:table-cell>
          <table:table-cell office:value-type="float" office:value="0.784623" calcext:value-type="float">
            <text:p>0,784623</text:p>
          </table:table-cell>
          <table:table-cell office:value-type="float" office:value="0.806492" calcext:value-type="float">
            <text:p>0,806492</text:p>
          </table:table-cell>
          <table:table-cell office:value-type="float" office:value="0.840879" calcext:value-type="float">
            <text:p>0,840879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16885" calcext:value-type="float">
            <text:p>0,7168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669" calcext:value-type="float">
            <text:p>0,05669</text:p>
          </table:table-cell>
          <table:table-cell office:value-type="float" office:value="0.428937" calcext:value-type="float">
            <text:p>0,428937</text:p>
          </table:table-cell>
          <table:table-cell office:value-type="float" office:value="0.74236" calcext:value-type="float">
            <text:p>0,74236</text:p>
          </table:table-cell>
          <table:table-cell office:value-type="float" office:value="0.779728" calcext:value-type="float">
            <text:p>0,779728</text:p>
          </table:table-cell>
          <table:table-cell office:value-type="float" office:value="0.782662" calcext:value-type="float">
            <text:p>0,782662</text:p>
          </table:table-cell>
          <table:table-cell office:value-type="float" office:value="0.783216" calcext:value-type="float">
            <text:p>0,783216</text:p>
          </table:table-cell>
          <table:table-cell office:value-type="float" office:value="0.783467" calcext:value-type="float">
            <text:p>0,783467</text:p>
          </table:table-cell>
          <table:table-cell office:value-type="float" office:value="0.78367" calcext:value-type="float">
            <text:p>0,78367</text:p>
          </table:table-cell>
          <table:table-cell office:value-type="float" office:value="0.784525" calcext:value-type="float">
            <text:p>0,784525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838324" calcext:value-type="float">
            <text:p>0,838324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50803" calcext:value-type="float">
            <text:p>0,7508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372975" calcext:value-type="float">
            <text:p>0,372975</text:p>
          </table:table-cell>
          <table:table-cell office:value-type="float" office:value="0.760433" calcext:value-type="float">
            <text:p>0,760433</text:p>
          </table:table-cell>
          <table:table-cell office:value-type="float" office:value="0.781037" calcext:value-type="float">
            <text:p>0,781037</text:p>
          </table:table-cell>
          <table:table-cell office:value-type="float" office:value="0.78269" calcext:value-type="float">
            <text:p>0,78269</text:p>
          </table:table-cell>
          <table:table-cell office:value-type="float" office:value="0.783166" calcext:value-type="float">
            <text:p>0,783166</text:p>
          </table:table-cell>
          <table:table-cell office:value-type="float" office:value="0.783383" calcext:value-type="float">
            <text:p>0,783383</text:p>
          </table:table-cell>
          <table:table-cell office:value-type="float" office:value="0.783584" calcext:value-type="float">
            <text:p>0,783584</text:p>
          </table:table-cell>
          <table:table-cell office:value-type="float" office:value="0.783934" calcext:value-type="float">
            <text:p>0,783934</text:p>
          </table:table-cell>
          <table:table-cell office:value-type="float" office:value="0.799526" calcext:value-type="float">
            <text:p>0,799526</text:p>
          </table:table-cell>
          <table:table-cell office:value-type="float" office:value="0.83716" calcext:value-type="float">
            <text:p>0,83716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46789" calcext:value-type="float">
            <text:p>0,7467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361844" calcext:value-type="float">
            <text:p>0,361844</text:p>
          </table:table-cell>
          <table:table-cell office:value-type="float" office:value="0.752026" calcext:value-type="float">
            <text:p>0,752026</text:p>
          </table:table-cell>
          <table:table-cell office:value-type="float" office:value="0.780262" calcext:value-type="float">
            <text:p>0,780262</text:p>
          </table:table-cell>
          <table:table-cell office:value-type="float" office:value="0.782701" calcext:value-type="float">
            <text:p>0,782701</text:p>
          </table:table-cell>
          <table:table-cell office:value-type="float" office:value="0.783152" calcext:value-type="float">
            <text:p>0,783152</text:p>
          </table:table-cell>
          <table:table-cell office:value-type="float" office:value="0.783371" calcext:value-type="float">
            <text:p>0,783371</text:p>
          </table:table-cell>
          <table:table-cell office:value-type="float" office:value="0.783618" calcext:value-type="float">
            <text:p>0,783618</text:p>
          </table:table-cell>
          <table:table-cell office:value-type="float" office:value="0.783844" calcext:value-type="float">
            <text:p>0,783844</text:p>
          </table:table-cell>
          <table:table-cell office:value-type="float" office:value="0.794236" calcext:value-type="float">
            <text:p>0,794236</text:p>
          </table:table-cell>
          <table:table-cell office:value-type="float" office:value="0.833928" calcext:value-type="float">
            <text:p>0,833928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43898" calcext:value-type="float">
            <text:p>0,7438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226301" calcext:value-type="float">
            <text:p>0,226301</text:p>
          </table:table-cell>
          <table:table-cell office:value-type="float" office:value="0.758285" calcext:value-type="float">
            <text:p>0,758285</text:p>
          </table:table-cell>
          <table:table-cell office:value-type="float" office:value="0.781791" calcext:value-type="float">
            <text:p>0,781791</text:p>
          </table:table-cell>
          <table:table-cell office:value-type="float" office:value="0.782892" calcext:value-type="float">
            <text:p>0,782892</text:p>
          </table:table-cell>
          <table:table-cell office:value-type="float" office:value="0.783191" calcext:value-type="float">
            <text:p>0,783191</text:p>
          </table:table-cell>
          <table:table-cell office:value-type="float" office:value="0.783326" calcext:value-type="float">
            <text:p>0,783326</text:p>
          </table:table-cell>
          <table:table-cell office:value-type="float" office:value="0.783574" calcext:value-type="float">
            <text:p>0,783574</text:p>
          </table:table-cell>
          <table:table-cell office:value-type="float" office:value="0.783799" calcext:value-type="float">
            <text:p>0,783799</text:p>
          </table:table-cell>
          <table:table-cell office:value-type="float" office:value="0.791731" calcext:value-type="float">
            <text:p>0,791731</text:p>
          </table:table-cell>
          <table:table-cell office:value-type="float" office:value="0.834518" calcext:value-type="float">
            <text:p>0,834518</text:p>
          </table:table-cell>
          <table:table-cell office:value-type="float" office:value="0.852736" calcext:value-type="float">
            <text:p>0,852736</text:p>
          </table:table-cell>
          <table:table-cell office:value-type="float" office:value="0.730941" calcext:value-type="float">
            <text:p>0,7309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34" calcext:value-type="float">
            <text:p>0,001034</text:p>
          </table:table-cell>
          <table:table-cell office:value-type="float" office:value="0.415483" calcext:value-type="float">
            <text:p>0,415483</text:p>
          </table:table-cell>
          <table:table-cell office:value-type="float" office:value="0.779467" calcext:value-type="float">
            <text:p>0,779467</text:p>
          </table:table-cell>
          <table:table-cell office:value-type="float" office:value="0.782759" calcext:value-type="float">
            <text:p>0,782759</text:p>
          </table:table-cell>
          <table:table-cell office:value-type="float" office:value="0.78321" calcext:value-type="float">
            <text:p>0,78321</text:p>
          </table:table-cell>
          <table:table-cell office:value-type="float" office:value="0.783382" calcext:value-type="float">
            <text:p>0,783382</text:p>
          </table:table-cell>
          <table:table-cell office:value-type="float" office:value="0.783551" calcext:value-type="float">
            <text:p>0,783551</text:p>
          </table:table-cell>
          <table:table-cell office:value-type="float" office:value="0.7837" calcext:value-type="float">
            <text:p>0,7837</text:p>
          </table:table-cell>
          <table:table-cell office:value-type="float" office:value="0.783918" calcext:value-type="float">
            <text:p>0,783918</text:p>
          </table:table-cell>
          <table:table-cell office:value-type="float" office:value="0.794791" calcext:value-type="float">
            <text:p>0,794791</text:p>
          </table:table-cell>
          <table:table-cell office:value-type="float" office:value="0.838154" calcext:value-type="float">
            <text:p>0,838154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52841" calcext:value-type="float">
            <text:p>0,7528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299" calcext:value-type="float">
            <text:p>0,016299</text:p>
          </table:table-cell>
          <table:table-cell office:value-type="float" office:value="0.485714" calcext:value-type="float">
            <text:p>0,485714</text:p>
          </table:table-cell>
          <table:table-cell office:value-type="float" office:value="0.780617" calcext:value-type="float">
            <text:p>0,780617</text:p>
          </table:table-cell>
          <table:table-cell office:value-type="float" office:value="0.782911" calcext:value-type="float">
            <text:p>0,782911</text:p>
          </table:table-cell>
          <table:table-cell office:value-type="float" office:value="0.783254" calcext:value-type="float">
            <text:p>0,783254</text:p>
          </table:table-cell>
          <table:table-cell office:value-type="float" office:value="0.783418" calcext:value-type="float">
            <text:p>0,783418</text:p>
          </table:table-cell>
          <table:table-cell office:value-type="float" office:value="0.783563" calcext:value-type="float">
            <text:p>0,783563</text:p>
          </table:table-cell>
          <table:table-cell office:value-type="float" office:value="0.783718" calcext:value-type="float">
            <text:p>0,783718</text:p>
          </table:table-cell>
          <table:table-cell office:value-type="float" office:value="0.784428" calcext:value-type="float">
            <text:p>0,784428</text:p>
          </table:table-cell>
          <table:table-cell office:value-type="float" office:value="0.804731" calcext:value-type="float">
            <text:p>0,804731</text:p>
          </table:table-cell>
          <table:table-cell office:value-type="float" office:value="0.841094" calcext:value-type="float">
            <text:p>0,841094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61345" calcext:value-type="float">
            <text:p>0,7613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149" calcext:value-type="float">
            <text:p>0,057149</text:p>
          </table:table-cell>
          <table:table-cell office:value-type="float" office:value="0.533852" calcext:value-type="float">
            <text:p>0,533852</text:p>
          </table:table-cell>
          <table:table-cell office:value-type="float" office:value="0.778859" calcext:value-type="float">
            <text:p>0,778859</text:p>
          </table:table-cell>
          <table:table-cell office:value-type="float" office:value="0.782974" calcext:value-type="float">
            <text:p>0,782974</text:p>
          </table:table-cell>
          <table:table-cell office:value-type="float" office:value="0.783237" calcext:value-type="float">
            <text:p>0,783237</text:p>
          </table:table-cell>
          <table:table-cell office:value-type="float" office:value="0.78342" calcext:value-type="float">
            <text:p>0,78342</text:p>
          </table:table-cell>
          <table:table-cell office:value-type="float" office:value="0.783547" calcext:value-type="float">
            <text:p>0,783547</text:p>
          </table:table-cell>
          <table:table-cell office:value-type="float" office:value="0.783744" calcext:value-type="float">
            <text:p>0,783744</text:p>
          </table:table-cell>
          <table:table-cell office:value-type="float" office:value="0.786536" calcext:value-type="float">
            <text:p>0,786536</text:p>
          </table:table-cell>
          <table:table-cell office:value-type="float" office:value="0.817397" calcext:value-type="float">
            <text:p>0,817397</text:p>
          </table:table-cell>
          <table:table-cell office:value-type="float" office:value="0.84148" calcext:value-type="float">
            <text:p>0,84148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67504" calcext:value-type="float">
            <text:p>0,7675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6529" calcext:value-type="float">
            <text:p>0,016529</text:p>
          </table:table-cell>
          <table:table-cell office:value-type="float" office:value="0.394174" calcext:value-type="float">
            <text:p>0,394174</text:p>
          </table:table-cell>
          <table:table-cell office:value-type="float" office:value="0.766902" calcext:value-type="float">
            <text:p>0,766902</text:p>
          </table:table-cell>
          <table:table-cell office:value-type="float" office:value="0.782655" calcext:value-type="float">
            <text:p>0,782655</text:p>
          </table:table-cell>
          <table:table-cell office:value-type="float" office:value="0.783209" calcext:value-type="float">
            <text:p>0,783209</text:p>
          </table:table-cell>
          <table:table-cell office:value-type="float" office:value="0.783406" calcext:value-type="float">
            <text:p>0,783406</text:p>
          </table:table-cell>
          <table:table-cell office:value-type="float" office:value="0.78353" calcext:value-type="float">
            <text:p>0,78353</text:p>
          </table:table-cell>
          <table:table-cell office:value-type="float" office:value="0.783638" calcext:value-type="float">
            <text:p>0,783638</text:p>
          </table:table-cell>
          <table:table-cell office:value-type="float" office:value="0.783857" calcext:value-type="float">
            <text:p>0,783857</text:p>
          </table:table-cell>
          <table:table-cell office:value-type="float" office:value="0.793321" calcext:value-type="float">
            <text:p>0,793321</text:p>
          </table:table-cell>
          <table:table-cell office:value-type="float" office:value="0.835578" calcext:value-type="float">
            <text:p>0,835578</text:p>
          </table:table-cell>
          <table:table-cell office:value-type="float" office:value="0.852713" calcext:value-type="float">
            <text:p>0,852713</text:p>
          </table:table-cell>
          <table:table-cell office:value-type="float" office:value="0.749027" calcext:value-type="float">
            <text:p>0,7490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897" calcext:value-type="float">
            <text:p>0,006897</text:p>
          </table:table-cell>
          <table:table-cell office:value-type="float" office:value="0.663943" calcext:value-type="float">
            <text:p>0,663943</text:p>
          </table:table-cell>
          <table:table-cell office:value-type="float" office:value="0.780932" calcext:value-type="float">
            <text:p>0,780932</text:p>
          </table:table-cell>
          <table:table-cell office:value-type="float" office:value="0.782999" calcext:value-type="float">
            <text:p>0,782999</text:p>
          </table:table-cell>
          <table:table-cell office:value-type="float" office:value="0.783283" calcext:value-type="float">
            <text:p>0,783283</text:p>
          </table:table-cell>
          <table:table-cell office:value-type="float" office:value="0.783463" calcext:value-type="float">
            <text:p>0,783463</text:p>
          </table:table-cell>
          <table:table-cell office:value-type="float" office:value="0.783577" calcext:value-type="float">
            <text:p>0,783577</text:p>
          </table:table-cell>
          <table:table-cell office:value-type="float" office:value="0.783714" calcext:value-type="float">
            <text:p>0,783714</text:p>
          </table:table-cell>
          <table:table-cell office:value-type="float" office:value="0.783875" calcext:value-type="float">
            <text:p>0,783875</text:p>
          </table:table-cell>
          <table:table-cell office:value-type="float" office:value="0.789776" calcext:value-type="float">
            <text:p>0,789776</text:p>
          </table:table-cell>
          <table:table-cell office:value-type="float" office:value="0.835297" calcext:value-type="float">
            <text:p>0,835297</text:p>
          </table:table-cell>
          <table:table-cell office:value-type="float" office:value="0.85692" calcext:value-type="float">
            <text:p>0,85692</text:p>
          </table:table-cell>
          <table:table-cell office:value-type="float" office:value="0.777086" calcext:value-type="float">
            <text:p>0,7770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632" calcext:value-type="float">
            <text:p>0,001632</text:p>
          </table:table-cell>
          <table:table-cell office:value-type="float" office:value="0.579599" calcext:value-type="float">
            <text:p>0,579599</text:p>
          </table:table-cell>
          <table:table-cell office:value-type="float" office:value="0.780879" calcext:value-type="float">
            <text:p>0,780879</text:p>
          </table:table-cell>
          <table:table-cell office:value-type="float" office:value="0.782877" calcext:value-type="float">
            <text:p>0,782877</text:p>
          </table:table-cell>
          <table:table-cell office:value-type="float" office:value="0.783195" calcext:value-type="float">
            <text:p>0,783195</text:p>
          </table:table-cell>
          <table:table-cell office:value-type="float" office:value="0.783363" calcext:value-type="float">
            <text:p>0,783363</text:p>
          </table:table-cell>
          <table:table-cell office:value-type="float" office:value="0.783537" calcext:value-type="float">
            <text:p>0,783537</text:p>
          </table:table-cell>
          <table:table-cell office:value-type="float" office:value="0.78366" calcext:value-type="float">
            <text:p>0,78366</text:p>
          </table:table-cell>
          <table:table-cell office:value-type="float" office:value="0.783798" calcext:value-type="float">
            <text:p>0,783798</text:p>
          </table:table-cell>
          <table:table-cell office:value-type="float" office:value="0.784279" calcext:value-type="float">
            <text:p>0,784279</text:p>
          </table:table-cell>
          <table:table-cell office:value-type="float" office:value="0.820664" calcext:value-type="float">
            <text:p>0,820664</text:p>
          </table:table-cell>
          <table:table-cell office:value-type="float" office:value="0.85692" calcext:value-type="float">
            <text:p>0,85692</text:p>
          </table:table-cell>
          <table:table-cell office:value-type="float" office:value="0.766585" calcext:value-type="float">
            <text:p>0,766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402" calcext:value-type="float">
            <text:p>0,001402</text:p>
          </table:table-cell>
          <table:table-cell office:value-type="float" office:value="0.574205" calcext:value-type="float">
            <text:p>0,574205</text:p>
          </table:table-cell>
          <table:table-cell office:value-type="float" office:value="0.778774" calcext:value-type="float">
            <text:p>0,778774</text:p>
          </table:table-cell>
          <table:table-cell office:value-type="float" office:value="0.782801" calcext:value-type="float">
            <text:p>0,782801</text:p>
          </table:table-cell>
          <table:table-cell office:value-type="float" office:value="0.783169" calcext:value-type="float">
            <text:p>0,783169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783456" calcext:value-type="float">
            <text:p>0,783456</text:p>
          </table:table-cell>
          <table:table-cell office:value-type="float" office:value="0.783607" calcext:value-type="float">
            <text:p>0,783607</text:p>
          </table:table-cell>
          <table:table-cell office:value-type="float" office:value="0.783833" calcext:value-type="float">
            <text:p>0,783833</text:p>
          </table:table-cell>
          <table:table-cell office:value-type="float" office:value="0.785855" calcext:value-type="float">
            <text:p>0,785855</text:p>
          </table:table-cell>
          <table:table-cell office:value-type="float" office:value="0.825476" calcext:value-type="float">
            <text:p>0,825476</text:p>
          </table:table-cell>
          <table:table-cell office:value-type="float" office:value="0.85692" calcext:value-type="float">
            <text:p>0,85692</text:p>
          </table:table-cell>
          <table:table-cell office:value-type="float" office:value="0.766451" calcext:value-type="float">
            <text:p>0,7664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492609" calcext:value-type="float">
            <text:p>0,492609</text:p>
          </table:table-cell>
          <table:table-cell office:value-type="float" office:value="0.773806" calcext:value-type="float">
            <text:p>0,773806</text:p>
          </table:table-cell>
          <table:table-cell office:value-type="float" office:value="0.782728" calcext:value-type="float">
            <text:p>0,782728</text:p>
          </table:table-cell>
          <table:table-cell office:value-type="float" office:value="0.783131" calcext:value-type="float">
            <text:p>0,783131</text:p>
          </table:table-cell>
          <table:table-cell office:value-type="float" office:value="0.783329" calcext:value-type="float">
            <text:p>0,783329</text:p>
          </table:table-cell>
          <table:table-cell office:value-type="float" office:value="0.783464" calcext:value-type="float">
            <text:p>0,783464</text:p>
          </table:table-cell>
          <table:table-cell office:value-type="float" office:value="0.78361" calcext:value-type="float">
            <text:p>0,78361</text:p>
          </table:table-cell>
          <table:table-cell office:value-type="float" office:value="0.783826" calcext:value-type="float">
            <text:p>0,783826</text:p>
          </table:table-cell>
          <table:table-cell office:value-type="float" office:value="0.787367" calcext:value-type="float">
            <text:p>0,787367</text:p>
          </table:table-cell>
          <table:table-cell office:value-type="float" office:value="0.829526" calcext:value-type="float">
            <text:p>0,829526</text:p>
          </table:table-cell>
          <table:table-cell office:value-type="float" office:value="0.85692" calcext:value-type="float">
            <text:p>0,85692</text:p>
          </table:table-cell>
          <table:table-cell office:value-type="float" office:value="0.75834" calcext:value-type="float">
            <text:p>0,758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713" calcext:value-type="float">
            <text:p>0,014713</text:p>
          </table:table-cell>
          <table:table-cell office:value-type="float" office:value="0.310446" calcext:value-type="float">
            <text:p>0,310446</text:p>
          </table:table-cell>
          <table:table-cell office:value-type="float" office:value="0.767697" calcext:value-type="float">
            <text:p>0,767697</text:p>
          </table:table-cell>
          <table:table-cell office:value-type="float" office:value="0.782303" calcext:value-type="float">
            <text:p>0,782303</text:p>
          </table:table-cell>
          <table:table-cell office:value-type="float" office:value="0.783001" calcext:value-type="float">
            <text:p>0,783001</text:p>
          </table:table-cell>
          <table:table-cell office:value-type="float" office:value="0.783302" calcext:value-type="float">
            <text:p>0,783302</text:p>
          </table:table-cell>
          <table:table-cell office:value-type="float" office:value="0.783475" calcext:value-type="float">
            <text:p>0,783475</text:p>
          </table:table-cell>
          <table:table-cell office:value-type="float" office:value="0.783663" calcext:value-type="float">
            <text:p>0,783663</text:p>
          </table:table-cell>
          <table:table-cell office:value-type="float" office:value="0.783898" calcext:value-type="float">
            <text:p>0,783898</text:p>
          </table:table-cell>
          <table:table-cell office:value-type="float" office:value="0.793461" calcext:value-type="float">
            <text:p>0,793461</text:p>
          </table:table-cell>
          <table:table-cell office:value-type="float" office:value="0.832891" calcext:value-type="float">
            <text:p>0,832891</text:p>
          </table:table-cell>
          <table:table-cell office:value-type="float" office:value="0.857241" calcext:value-type="float">
            <text:p>0,857241</text:p>
          </table:table-cell>
          <table:table-cell office:value-type="float" office:value="0.740414" calcext:value-type="float">
            <text:p>0,7404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514875" calcext:value-type="float">
            <text:p>0,514875</text:p>
          </table:table-cell>
          <table:table-cell office:value-type="float" office:value="0.781167" calcext:value-type="float">
            <text:p>0,781167</text:p>
          </table:table-cell>
          <table:table-cell office:value-type="float" office:value="0.782834" calcext:value-type="float">
            <text:p>0,782834</text:p>
          </table:table-cell>
          <table:table-cell office:value-type="float" office:value="0.783194" calcext:value-type="float">
            <text:p>0,783194</text:p>
          </table:table-cell>
          <table:table-cell office:value-type="float" office:value="0.783382" calcext:value-type="float">
            <text:p>0,783382</text:p>
          </table:table-cell>
          <table:table-cell office:value-type="float" office:value="0.78351" calcext:value-type="float">
            <text:p>0,78351</text:p>
          </table:table-cell>
          <table:table-cell office:value-type="float" office:value="0.783663" calcext:value-type="float">
            <text:p>0,783663</text:p>
          </table:table-cell>
          <table:table-cell office:value-type="float" office:value="0.783856" calcext:value-type="float">
            <text:p>0,783856</text:p>
          </table:table-cell>
          <table:table-cell office:value-type="float" office:value="0.791449" calcext:value-type="float">
            <text:p>0,791449</text:p>
          </table:table-cell>
          <table:table-cell office:value-type="float" office:value="0.834091" calcext:value-type="float">
            <text:p>0,834091</text:p>
          </table:table-cell>
          <table:table-cell office:value-type="float" office:value="0.858874" calcext:value-type="float">
            <text:p>0,858874</text:p>
          </table:table-cell>
          <table:table-cell office:value-type="float" office:value="0.762202" calcext:value-type="float">
            <text:p>0,76220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5747" calcext:value-type="float">
            <text:p>0,065747</text:p>
          </table:table-cell>
          <table:table-cell office:value-type="float" office:value="0.543549" calcext:value-type="float">
            <text:p>0,543549</text:p>
          </table:table-cell>
          <table:table-cell office:value-type="float" office:value="0.778648" calcext:value-type="float">
            <text:p>0,778648</text:p>
          </table:table-cell>
          <table:table-cell office:value-type="float" office:value="0.782954" calcext:value-type="float">
            <text:p>0,782954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3455" calcext:value-type="float">
            <text:p>0,783455</text:p>
          </table:table-cell>
          <table:table-cell office:value-type="float" office:value="0.783602" calcext:value-type="float">
            <text:p>0,783602</text:p>
          </table:table-cell>
          <table:table-cell office:value-type="float" office:value="0.783763" calcext:value-type="float">
            <text:p>0,783763</text:p>
          </table:table-cell>
          <table:table-cell office:value-type="float" office:value="0.783989" calcext:value-type="float">
            <text:p>0,783989</text:p>
          </table:table-cell>
          <table:table-cell office:value-type="float" office:value="0.795379" calcext:value-type="float">
            <text:p>0,795379</text:p>
          </table:table-cell>
          <table:table-cell office:value-type="float" office:value="0.847132" calcext:value-type="float">
            <text:p>0,847132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66576" calcext:value-type="float">
            <text:p>0,7665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8828" calcext:value-type="float">
            <text:p>0,018828</text:p>
          </table:table-cell>
          <table:table-cell office:value-type="float" office:value="0.39586" calcext:value-type="float">
            <text:p>0,39586</text:p>
          </table:table-cell>
          <table:table-cell office:value-type="float" office:value="0.774451" calcext:value-type="float">
            <text:p>0,774451</text:p>
          </table:table-cell>
          <table:table-cell office:value-type="float" office:value="0.782936" calcext:value-type="float">
            <text:p>0,782936</text:p>
          </table:table-cell>
          <table:table-cell office:value-type="float" office:value="0.783299" calcext:value-type="float">
            <text:p>0,783299</text:p>
          </table:table-cell>
          <table:table-cell office:value-type="float" office:value="0.783444" calcext:value-type="float">
            <text:p>0,783444</text:p>
          </table:table-cell>
          <table:table-cell office:value-type="float" office:value="0.783569" calcext:value-type="float">
            <text:p>0,783569</text:p>
          </table:table-cell>
          <table:table-cell office:value-type="float" office:value="0.783725" calcext:value-type="float">
            <text:p>0,783725</text:p>
          </table:table-cell>
          <table:table-cell office:value-type="float" office:value="0.783868" calcext:value-type="float">
            <text:p>0,783868</text:p>
          </table:table-cell>
          <table:table-cell office:value-type="float" office:value="0.791108" calcext:value-type="float">
            <text:p>0,791108</text:p>
          </table:table-cell>
          <table:table-cell office:value-type="float" office:value="0.849721" calcext:value-type="float">
            <text:p>0,849721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51198" calcext:value-type="float">
            <text:p>0,75119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1402" calcext:value-type="float">
            <text:p>0,061402</text:p>
          </table:table-cell>
          <table:table-cell office:value-type="float" office:value="0.597939" calcext:value-type="float">
            <text:p>0,597939</text:p>
          </table:table-cell>
          <table:table-cell office:value-type="float" office:value="0.78231" calcext:value-type="float">
            <text:p>0,78231</text:p>
          </table:table-cell>
          <table:table-cell office:value-type="float" office:value="0.783218" calcext:value-type="float">
            <text:p>0,783218</text:p>
          </table:table-cell>
          <table:table-cell office:value-type="float" office:value="0.783387" calcext:value-type="float">
            <text:p>0,783387</text:p>
          </table:table-cell>
          <table:table-cell office:value-type="float" office:value="0.783531" calcext:value-type="float">
            <text:p>0,783531</text:p>
          </table:table-cell>
          <table:table-cell office:value-type="float" office:value="0.783638" calcext:value-type="float">
            <text:p>0,783638</text:p>
          </table:table-cell>
          <table:table-cell office:value-type="float" office:value="0.783756" calcext:value-type="float">
            <text:p>0,783756</text:p>
          </table:table-cell>
          <table:table-cell office:value-type="float" office:value="0.783887" calcext:value-type="float">
            <text:p>0,783887</text:p>
          </table:table-cell>
          <table:table-cell office:value-type="float" office:value="0.784402" calcext:value-type="float">
            <text:p>0,784402</text:p>
          </table:table-cell>
          <table:table-cell office:value-type="float" office:value="0.83979" calcext:value-type="float">
            <text:p>0,83979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0586" calcext:value-type="float">
            <text:p>0,77058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0414" calcext:value-type="float">
            <text:p>0,120414</text:p>
          </table:table-cell>
          <table:table-cell office:value-type="float" office:value="0.647685" calcext:value-type="float">
            <text:p>0,647685</text:p>
          </table:table-cell>
          <table:table-cell office:value-type="float" office:value="0.782889" calcext:value-type="float">
            <text:p>0,782889</text:p>
          </table:table-cell>
          <table:table-cell office:value-type="float" office:value="0.783274" calcext:value-type="float">
            <text:p>0,783274</text:p>
          </table:table-cell>
          <table:table-cell office:value-type="float" office:value="0.78341" calcext:value-type="float">
            <text:p>0,78341</text:p>
          </table:table-cell>
          <table:table-cell office:value-type="float" office:value="0.783523" calcext:value-type="float">
            <text:p>0,783523</text:p>
          </table:table-cell>
          <table:table-cell office:value-type="float" office:value="0.783626" calcext:value-type="float">
            <text:p>0,783626</text:p>
          </table:table-cell>
          <table:table-cell office:value-type="float" office:value="0.783761" calcext:value-type="float">
            <text:p>0,783761</text:p>
          </table:table-cell>
          <table:table-cell office:value-type="float" office:value="0.783914" calcext:value-type="float">
            <text:p>0,783914</text:p>
          </table:table-cell>
          <table:table-cell office:value-type="float" office:value="0.787822" calcext:value-type="float">
            <text:p>0,787822</text:p>
          </table:table-cell>
          <table:table-cell office:value-type="float" office:value="0.839743" calcext:value-type="float">
            <text:p>0,839743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5965" calcext:value-type="float">
            <text:p>0,7759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2667" calcext:value-type="float">
            <text:p>0,072667</text:p>
          </table:table-cell>
          <table:table-cell office:value-type="float" office:value="0.514409" calcext:value-type="float">
            <text:p>0,514409</text:p>
          </table:table-cell>
          <table:table-cell office:value-type="float" office:value="0.782251" calcext:value-type="float">
            <text:p>0,782251</text:p>
          </table:table-cell>
          <table:table-cell office:value-type="float" office:value="0.783267" calcext:value-type="float">
            <text:p>0,783267</text:p>
          </table:table-cell>
          <table:table-cell office:value-type="float" office:value="0.783377" calcext:value-type="float">
            <text:p>0,783377</text:p>
          </table:table-cell>
          <table:table-cell office:value-type="float" office:value="0.783476" calcext:value-type="float">
            <text:p>0,783476</text:p>
          </table:table-cell>
          <table:table-cell office:value-type="float" office:value="0.783592" calcext:value-type="float">
            <text:p>0,783592</text:p>
          </table:table-cell>
          <table:table-cell office:value-type="float" office:value="0.78374" calcext:value-type="float">
            <text:p>0,78374</text:p>
          </table:table-cell>
          <table:table-cell office:value-type="float" office:value="0.783869" calcext:value-type="float">
            <text:p>0,783869</text:p>
          </table:table-cell>
          <table:table-cell office:value-type="float" office:value="0.784077" calcext:value-type="float">
            <text:p>0,784077</text:p>
          </table:table-cell>
          <table:table-cell office:value-type="float" office:value="0.832041" calcext:value-type="float">
            <text:p>0,832041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6141" calcext:value-type="float">
            <text:p>0,7614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7292" calcext:value-type="float">
            <text:p>0,17292</text:p>
          </table:table-cell>
          <table:table-cell office:value-type="float" office:value="0.652191" calcext:value-type="float">
            <text:p>0,652191</text:p>
          </table:table-cell>
          <table:table-cell office:value-type="float" office:value="0.782952" calcext:value-type="float">
            <text:p>0,782952</text:p>
          </table:table-cell>
          <table:table-cell office:value-type="float" office:value="0.783269" calcext:value-type="float">
            <text:p>0,783269</text:p>
          </table:table-cell>
          <table:table-cell office:value-type="float" office:value="0.783414" calcext:value-type="float">
            <text:p>0,783414</text:p>
          </table:table-cell>
          <table:table-cell office:value-type="float" office:value="0.783547" calcext:value-type="float">
            <text:p>0,783547</text:p>
          </table:table-cell>
          <table:table-cell office:value-type="float" office:value="0.783671" calcext:value-type="float">
            <text:p>0,783671</text:p>
          </table:table-cell>
          <table:table-cell office:value-type="float" office:value="0.783803" calcext:value-type="float">
            <text:p>0,783803</text:p>
          </table:table-cell>
          <table:table-cell office:value-type="float" office:value="0.783918" calcext:value-type="float">
            <text:p>0,783918</text:p>
          </table:table-cell>
          <table:table-cell office:value-type="float" office:value="0.787418" calcext:value-type="float">
            <text:p>0,787418</text:p>
          </table:table-cell>
          <table:table-cell office:value-type="float" office:value="0.838721" calcext:value-type="float">
            <text:p>0,838721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629" calcext:value-type="float">
            <text:p>0,776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7292" calcext:value-type="float">
            <text:p>0,17292</text:p>
          </table:table-cell>
          <table:table-cell office:value-type="float" office:value="0.62943" calcext:value-type="float">
            <text:p>0,62943</text:p>
          </table:table-cell>
          <table:table-cell office:value-type="float" office:value="0.782606" calcext:value-type="float">
            <text:p>0,782606</text:p>
          </table:table-cell>
          <table:table-cell office:value-type="float" office:value="0.783144" calcext:value-type="float">
            <text:p>0,783144</text:p>
          </table:table-cell>
          <table:table-cell office:value-type="float" office:value="0.783328" calcext:value-type="float">
            <text:p>0,783328</text:p>
          </table:table-cell>
          <table:table-cell office:value-type="float" office:value="0.783495" calcext:value-type="float">
            <text:p>0,783495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83748" calcext:value-type="float">
            <text:p>0,783748</text:p>
          </table:table-cell>
          <table:table-cell office:value-type="float" office:value="0.783885" calcext:value-type="float">
            <text:p>0,783885</text:p>
          </table:table-cell>
          <table:table-cell office:value-type="float" office:value="0.785711" calcext:value-type="float">
            <text:p>0,785711</text:p>
          </table:table-cell>
          <table:table-cell office:value-type="float" office:value="0.839794" calcext:value-type="float">
            <text:p>0,839794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3875" calcext:value-type="float">
            <text:p>0,7738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9678" calcext:value-type="float">
            <text:p>0,069678</text:p>
          </table:table-cell>
          <table:table-cell office:value-type="float" office:value="0.673215" calcext:value-type="float">
            <text:p>0,673215</text:p>
          </table:table-cell>
          <table:table-cell office:value-type="float" office:value="0.782882" calcext:value-type="float">
            <text:p>0,782882</text:p>
          </table:table-cell>
          <table:table-cell office:value-type="float" office:value="0.783255" calcext:value-type="float">
            <text:p>0,783255</text:p>
          </table:table-cell>
          <table:table-cell office:value-type="float" office:value="0.78338" calcext:value-type="float">
            <text:p>0,78338</text:p>
          </table:table-cell>
          <table:table-cell office:value-type="float" office:value="0.783524" calcext:value-type="float">
            <text:p>0,783524</text:p>
          </table:table-cell>
          <table:table-cell office:value-type="float" office:value="0.783647" calcext:value-type="float">
            <text:p>0,783647</text:p>
          </table:table-cell>
          <table:table-cell office:value-type="float" office:value="0.783779" calcext:value-type="float">
            <text:p>0,783779</text:p>
          </table:table-cell>
          <table:table-cell office:value-type="float" office:value="0.783925" calcext:value-type="float">
            <text:p>0,783925</text:p>
          </table:table-cell>
          <table:table-cell office:value-type="float" office:value="0.78719" calcext:value-type="float">
            <text:p>0,78719</text:p>
          </table:table-cell>
          <table:table-cell office:value-type="float" office:value="0.836621" calcext:value-type="float">
            <text:p>0,836621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8142" calcext:value-type="float">
            <text:p>0,7781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2207" calcext:value-type="float">
            <text:p>0,012207</text:p>
          </table:table-cell>
          <table:table-cell office:value-type="float" office:value="0.634459" calcext:value-type="float">
            <text:p>0,634459</text:p>
          </table:table-cell>
          <table:table-cell office:value-type="float" office:value="0.78206" calcext:value-type="float">
            <text:p>0,78206</text:p>
          </table:table-cell>
          <table:table-cell office:value-type="float" office:value="0.783053" calcext:value-type="float">
            <text:p>0,783053</text:p>
          </table:table-cell>
          <table:table-cell office:value-type="float" office:value="0.783284" calcext:value-type="float">
            <text:p>0,783284</text:p>
          </table:table-cell>
          <table:table-cell office:value-type="float" office:value="0.783445" calcext:value-type="float">
            <text:p>0,783445</text:p>
          </table:table-cell>
          <table:table-cell office:value-type="float" office:value="0.783568" calcext:value-type="float">
            <text:p>0,783568</text:p>
          </table:table-cell>
          <table:table-cell office:value-type="float" office:value="0.783723" calcext:value-type="float">
            <text:p>0,783723</text:p>
          </table:table-cell>
          <table:table-cell office:value-type="float" office:value="0.783922" calcext:value-type="float">
            <text:p>0,783922</text:p>
          </table:table-cell>
          <table:table-cell office:value-type="float" office:value="0.790568" calcext:value-type="float">
            <text:p>0,790568</text:p>
          </table:table-cell>
          <table:table-cell office:value-type="float" office:value="0.833821" calcext:value-type="float">
            <text:p>0,833821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419" calcext:value-type="float">
            <text:p>0,7741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632" calcext:value-type="float">
            <text:p>0,005632</text:p>
          </table:table-cell>
          <table:table-cell office:value-type="float" office:value="0.561667" calcext:value-type="float">
            <text:p>0,561667</text:p>
          </table:table-cell>
          <table:table-cell office:value-type="float" office:value="0.782606" calcext:value-type="float">
            <text:p>0,782606</text:p>
          </table:table-cell>
          <table:table-cell office:value-type="float" office:value="0.783199" calcext:value-type="float">
            <text:p>0,783199</text:p>
          </table:table-cell>
          <table:table-cell office:value-type="float" office:value="0.783408" calcext:value-type="float">
            <text:p>0,783408</text:p>
          </table:table-cell>
          <table:table-cell office:value-type="float" office:value="0.783515" calcext:value-type="float">
            <text:p>0,783515</text:p>
          </table:table-cell>
          <table:table-cell office:value-type="float" office:value="0.783671" calcext:value-type="float">
            <text:p>0,783671</text:p>
          </table:table-cell>
          <table:table-cell office:value-type="float" office:value="0.783814" calcext:value-type="float">
            <text:p>0,783814</text:p>
          </table:table-cell>
          <table:table-cell office:value-type="float" office:value="0.783959" calcext:value-type="float">
            <text:p>0,783959</text:p>
          </table:table-cell>
          <table:table-cell office:value-type="float" office:value="0.795926" calcext:value-type="float">
            <text:p>0,795926</text:p>
          </table:table-cell>
          <table:table-cell office:value-type="float" office:value="0.836563" calcext:value-type="float">
            <text:p>0,836563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67833" calcext:value-type="float">
            <text:p>0,7678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4621" calcext:value-type="float">
            <text:p>0,094621</text:p>
          </table:table-cell>
          <table:table-cell office:value-type="float" office:value="0.629663" calcext:value-type="float">
            <text:p>0,629663</text:p>
          </table:table-cell>
          <table:table-cell office:value-type="float" office:value="0.782764" calcext:value-type="float">
            <text:p>0,782764</text:p>
          </table:table-cell>
          <table:table-cell office:value-type="float" office:value="0.783338" calcext:value-type="float">
            <text:p>0,783338</text:p>
          </table:table-cell>
          <table:table-cell office:value-type="float" office:value="0.783493" calcext:value-type="float">
            <text:p>0,783493</text:p>
          </table:table-cell>
          <table:table-cell office:value-type="float" office:value="0.783646" calcext:value-type="float">
            <text:p>0,783646</text:p>
          </table:table-cell>
          <table:table-cell office:value-type="float" office:value="0.783756" calcext:value-type="float">
            <text:p>0,783756</text:p>
          </table:table-cell>
          <table:table-cell office:value-type="float" office:value="0.783901" calcext:value-type="float">
            <text:p>0,783901</text:p>
          </table:table-cell>
          <table:table-cell office:value-type="float" office:value="0.784151" calcext:value-type="float">
            <text:p>0,784151</text:p>
          </table:table-cell>
          <table:table-cell office:value-type="float" office:value="0.804498" calcext:value-type="float">
            <text:p>0,804498</text:p>
          </table:table-cell>
          <table:table-cell office:value-type="float" office:value="0.845554" calcext:value-type="float">
            <text:p>0,845554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6476" calcext:value-type="float">
            <text:p>0,77647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011" calcext:value-type="float">
            <text:p>0,007011</text:p>
          </table:table-cell>
          <table:table-cell office:value-type="float" office:value="0.633934" calcext:value-type="float">
            <text:p>0,633934</text:p>
          </table:table-cell>
          <table:table-cell office:value-type="float" office:value="0.782843" calcext:value-type="float">
            <text:p>0,782843</text:p>
          </table:table-cell>
          <table:table-cell office:value-type="float" office:value="0.783399" calcext:value-type="float">
            <text:p>0,783399</text:p>
          </table:table-cell>
          <table:table-cell office:value-type="float" office:value="0.783549" calcext:value-type="float">
            <text:p>0,783549</text:p>
          </table:table-cell>
          <table:table-cell office:value-type="float" office:value="0.783721" calcext:value-type="float">
            <text:p>0,783721</text:p>
          </table:table-cell>
          <table:table-cell office:value-type="float" office:value="0.783853" calcext:value-type="float">
            <text:p>0,783853</text:p>
          </table:table-cell>
          <table:table-cell office:value-type="float" office:value="0.783985" calcext:value-type="float">
            <text:p>0,783985</text:p>
          </table:table-cell>
          <table:table-cell office:value-type="float" office:value="0.784451" calcext:value-type="float">
            <text:p>0,784451</text:p>
          </table:table-cell>
          <table:table-cell office:value-type="float" office:value="0.812663" calcext:value-type="float">
            <text:p>0,812663</text:p>
          </table:table-cell>
          <table:table-cell office:value-type="float" office:value="0.853889" calcext:value-type="float">
            <text:p>0,853889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8629" calcext:value-type="float">
            <text:p>0,77862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594113" calcext:value-type="float">
            <text:p>0,594113</text:p>
          </table:table-cell>
          <table:table-cell office:value-type="float" office:value="0.78273" calcext:value-type="float">
            <text:p>0,78273</text:p>
          </table:table-cell>
          <table:table-cell office:value-type="float" office:value="0.783363" calcext:value-type="float">
            <text:p>0,783363</text:p>
          </table:table-cell>
          <table:table-cell office:value-type="float" office:value="0.783492" calcext:value-type="float">
            <text:p>0,783492</text:p>
          </table:table-cell>
          <table:table-cell office:value-type="float" office:value="0.783655" calcext:value-type="float">
            <text:p>0,783655</text:p>
          </table:table-cell>
          <table:table-cell office:value-type="float" office:value="0.783823" calcext:value-type="float">
            <text:p>0,783823</text:p>
          </table:table-cell>
          <table:table-cell office:value-type="float" office:value="0.783974" calcext:value-type="float">
            <text:p>0,783974</text:p>
          </table:table-cell>
          <table:table-cell office:value-type="float" office:value="0.784208" calcext:value-type="float">
            <text:p>0,784208</text:p>
          </table:table-cell>
          <table:table-cell office:value-type="float" office:value="0.808786" calcext:value-type="float">
            <text:p>0,808786</text:p>
          </table:table-cell>
          <table:table-cell office:value-type="float" office:value="0.850505" calcext:value-type="float">
            <text:p>0,850505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73865" calcext:value-type="float">
            <text:p>0,7738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3632" calcext:value-type="float">
            <text:p>0,043632</text:p>
          </table:table-cell>
          <table:table-cell office:value-type="float" office:value="0.645068" calcext:value-type="float">
            <text:p>0,645068</text:p>
          </table:table-cell>
          <table:table-cell office:value-type="float" office:value="0.783125" calcext:value-type="float">
            <text:p>0,783125</text:p>
          </table:table-cell>
          <table:table-cell office:value-type="float" office:value="0.783405" calcext:value-type="float">
            <text:p>0,783405</text:p>
          </table:table-cell>
          <table:table-cell office:value-type="float" office:value="0.78357" calcext:value-type="float">
            <text:p>0,78357</text:p>
          </table:table-cell>
          <table:table-cell office:value-type="float" office:value="0.7837" calcext:value-type="float">
            <text:p>0,7837</text:p>
          </table:table-cell>
          <table:table-cell office:value-type="float" office:value="0.783816" calcext:value-type="float">
            <text:p>0,783816</text:p>
          </table:table-cell>
          <table:table-cell office:value-type="float" office:value="0.783983" calcext:value-type="float">
            <text:p>0,783983</text:p>
          </table:table-cell>
          <table:table-cell office:value-type="float" office:value="0.793487" calcext:value-type="float">
            <text:p>0,793487</text:p>
          </table:table-cell>
          <table:table-cell office:value-type="float" office:value="0.820054" calcext:value-type="float">
            <text:p>0,820054</text:p>
          </table:table-cell>
          <table:table-cell office:value-type="float" office:value="0.851636" calcext:value-type="float">
            <text:p>0,851636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81184" calcext:value-type="float">
            <text:p>0,7811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6" calcext:value-type="float">
            <text:p>0,076</text:p>
          </table:table-cell>
          <table:table-cell office:value-type="float" office:value="0.693079" calcext:value-type="float">
            <text:p>0,693079</text:p>
          </table:table-cell>
          <table:table-cell office:value-type="float" office:value="0.78317" calcext:value-type="float">
            <text:p>0,78317</text:p>
          </table:table-cell>
          <table:table-cell office:value-type="float" office:value="0.783436" calcext:value-type="float">
            <text:p>0,783436</text:p>
          </table:table-cell>
          <table:table-cell office:value-type="float" office:value="0.783611" calcext:value-type="float">
            <text:p>0,783611</text:p>
          </table:table-cell>
          <table:table-cell office:value-type="float" office:value="0.783731" calcext:value-type="float">
            <text:p>0,783731</text:p>
          </table:table-cell>
          <table:table-cell office:value-type="float" office:value="0.783809" calcext:value-type="float">
            <text:p>0,783809</text:p>
          </table:table-cell>
          <table:table-cell office:value-type="float" office:value="0.783968" calcext:value-type="float">
            <text:p>0,783968</text:p>
          </table:table-cell>
          <table:table-cell office:value-type="float" office:value="0.788561" calcext:value-type="float">
            <text:p>0,788561</text:p>
          </table:table-cell>
          <table:table-cell office:value-type="float" office:value="0.812894" calcext:value-type="float">
            <text:p>0,812894</text:p>
          </table:table-cell>
          <table:table-cell office:value-type="float" office:value="0.848311" calcext:value-type="float">
            <text:p>0,848311</text:p>
          </table:table-cell>
          <table:table-cell office:value-type="float" office:value="0.905977" calcext:value-type="float">
            <text:p>0,905977</text:p>
          </table:table-cell>
          <table:table-cell office:value-type="float" office:value="0.784457" calcext:value-type="float">
            <text:p>0,78445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6" calcext:value-type="float">
            <text:p>0,076</text:p>
          </table:table-cell>
          <table:table-cell office:value-type="float" office:value="0.700321" calcext:value-type="float">
            <text:p>0,700321</text:p>
          </table:table-cell>
          <table:table-cell office:value-type="float" office:value="0.783226" calcext:value-type="float">
            <text:p>0,783226</text:p>
          </table:table-cell>
          <table:table-cell office:value-type="float" office:value="0.783466" calcext:value-type="float">
            <text:p>0,783466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8372" calcext:value-type="float">
            <text:p>0,78372</text:p>
          </table:table-cell>
          <table:table-cell office:value-type="float" office:value="0.783792" calcext:value-type="float">
            <text:p>0,783792</text:p>
          </table:table-cell>
          <table:table-cell office:value-type="float" office:value="0.783913" calcext:value-type="float">
            <text:p>0,783913</text:p>
          </table:table-cell>
          <table:table-cell office:value-type="float" office:value="0.785217" calcext:value-type="float">
            <text:p>0,785217</text:p>
          </table:table-cell>
          <table:table-cell office:value-type="float" office:value="0.804824" calcext:value-type="float">
            <text:p>0,804824</text:p>
          </table:table-cell>
          <table:table-cell office:value-type="float" office:value="0.847791" calcext:value-type="float">
            <text:p>0,847791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3987" calcext:value-type="float">
            <text:p>0,7839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8851" calcext:value-type="float">
            <text:p>0,048851</text:p>
          </table:table-cell>
          <table:table-cell office:value-type="float" office:value="0.73594" calcext:value-type="float">
            <text:p>0,73594</text:p>
          </table:table-cell>
          <table:table-cell office:value-type="float" office:value="0.783205" calcext:value-type="float">
            <text:p>0,783205</text:p>
          </table:table-cell>
          <table:table-cell office:value-type="float" office:value="0.783385" calcext:value-type="float">
            <text:p>0,783385</text:p>
          </table:table-cell>
          <table:table-cell office:value-type="float" office:value="0.783513" calcext:value-type="float">
            <text:p>0,783513</text:p>
          </table:table-cell>
          <table:table-cell office:value-type="float" office:value="0.783655" calcext:value-type="float">
            <text:p>0,783655</text:p>
          </table:table-cell>
          <table:table-cell office:value-type="float" office:value="0.783762" calcext:value-type="float">
            <text:p>0,783762</text:p>
          </table:table-cell>
          <table:table-cell office:value-type="float" office:value="0.783849" calcext:value-type="float">
            <text:p>0,783849</text:p>
          </table:table-cell>
          <table:table-cell office:value-type="float" office:value="0.784144" calcext:value-type="float">
            <text:p>0,784144</text:p>
          </table:table-cell>
          <table:table-cell office:value-type="float" office:value="0.800801" calcext:value-type="float">
            <text:p>0,800801</text:p>
          </table:table-cell>
          <table:table-cell office:value-type="float" office:value="0.84609" calcext:value-type="float">
            <text:p>0,84609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6834" calcext:value-type="float">
            <text:p>0,78683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391" calcext:value-type="float">
            <text:p>0,002391</text:p>
          </table:table-cell>
          <table:table-cell office:value-type="float" office:value="0.659261" calcext:value-type="float">
            <text:p>0,659261</text:p>
          </table:table-cell>
          <table:table-cell office:value-type="float" office:value="0.783106" calcext:value-type="float">
            <text:p>0,783106</text:p>
          </table:table-cell>
          <table:table-cell office:value-type="float" office:value="0.783356" calcext:value-type="float">
            <text:p>0,783356</text:p>
          </table:table-cell>
          <table:table-cell office:value-type="float" office:value="0.783501" calcext:value-type="float">
            <text:p>0,783501</text:p>
          </table:table-cell>
          <table:table-cell office:value-type="float" office:value="0.783623" calcext:value-type="float">
            <text:p>0,783623</text:p>
          </table:table-cell>
          <table:table-cell office:value-type="float" office:value="0.783743" calcext:value-type="float">
            <text:p>0,783743</text:p>
          </table:table-cell>
          <table:table-cell office:value-type="float" office:value="0.783859" calcext:value-type="float">
            <text:p>0,783859</text:p>
          </table:table-cell>
          <table:table-cell office:value-type="float" office:value="0.784099" calcext:value-type="float">
            <text:p>0,784099</text:p>
          </table:table-cell>
          <table:table-cell office:value-type="float" office:value="0.796502" calcext:value-type="float">
            <text:p>0,796502</text:p>
          </table:table-cell>
          <table:table-cell office:value-type="float" office:value="0.850424" calcext:value-type="float">
            <text:p>0,850424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9147" calcext:value-type="float">
            <text:p>0,77914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0759" calcext:value-type="float">
            <text:p>0,100759</text:p>
          </table:table-cell>
          <table:table-cell office:value-type="float" office:value="0.610592" calcext:value-type="float">
            <text:p>0,610592</text:p>
          </table:table-cell>
          <table:table-cell office:value-type="float" office:value="0.783015" calcext:value-type="float">
            <text:p>0,783015</text:p>
          </table:table-cell>
          <table:table-cell office:value-type="float" office:value="0.783349" calcext:value-type="float">
            <text:p>0,783349</text:p>
          </table:table-cell>
          <table:table-cell office:value-type="float" office:value="0.783506" calcext:value-type="float">
            <text:p>0,783506</text:p>
          </table:table-cell>
          <table:table-cell office:value-type="float" office:value="0.783651" calcext:value-type="float">
            <text:p>0,783651</text:p>
          </table:table-cell>
          <table:table-cell office:value-type="float" office:value="0.783785" calcext:value-type="float">
            <text:p>0,783785</text:p>
          </table:table-cell>
          <table:table-cell office:value-type="float" office:value="0.78394" calcext:value-type="float">
            <text:p>0,78394</text:p>
          </table:table-cell>
          <table:table-cell office:value-type="float" office:value="0.785682" calcext:value-type="float">
            <text:p>0,785682</text:p>
          </table:table-cell>
          <table:table-cell office:value-type="float" office:value="0.81453" calcext:value-type="float">
            <text:p>0,81453</text:p>
          </table:table-cell>
          <table:table-cell office:value-type="float" office:value="0.857057" calcext:value-type="float">
            <text:p>0,857057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6911" calcext:value-type="float">
            <text:p>0,77691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9563" calcext:value-type="float">
            <text:p>0,009563</text:p>
          </table:table-cell>
          <table:table-cell office:value-type="float" office:value="0.683614" calcext:value-type="float">
            <text:p>0,683614</text:p>
          </table:table-cell>
          <table:table-cell office:value-type="float" office:value="0.783007" calcext:value-type="float">
            <text:p>0,783007</text:p>
          </table:table-cell>
          <table:table-cell office:value-type="float" office:value="0.783298" calcext:value-type="float">
            <text:p>0,783298</text:p>
          </table:table-cell>
          <table:table-cell office:value-type="float" office:value="0.783471" calcext:value-type="float">
            <text:p>0,783471</text:p>
          </table:table-cell>
          <table:table-cell office:value-type="float" office:value="0.783587" calcext:value-type="float">
            <text:p>0,783587</text:p>
          </table:table-cell>
          <table:table-cell office:value-type="float" office:value="0.783741" calcext:value-type="float">
            <text:p>0,783741</text:p>
          </table:table-cell>
          <table:table-cell office:value-type="float" office:value="0.783887" calcext:value-type="float">
            <text:p>0,783887</text:p>
          </table:table-cell>
          <table:table-cell office:value-type="float" office:value="0.787434" calcext:value-type="float">
            <text:p>0,787434</text:p>
          </table:table-cell>
          <table:table-cell office:value-type="float" office:value="0.817705" calcext:value-type="float">
            <text:p>0,817705</text:p>
          </table:table-cell>
          <table:table-cell office:value-type="float" office:value="0.853328" calcext:value-type="float">
            <text:p>0,853328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4307" calcext:value-type="float">
            <text:p>0,78430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562806" calcext:value-type="float">
            <text:p>0,562806</text:p>
          </table:table-cell>
          <table:table-cell office:value-type="float" office:value="0.782711" calcext:value-type="float">
            <text:p>0,782711</text:p>
          </table:table-cell>
          <table:table-cell office:value-type="float" office:value="0.783262" calcext:value-type="float">
            <text:p>0,783262</text:p>
          </table:table-cell>
          <table:table-cell office:value-type="float" office:value="0.783416" calcext:value-type="float">
            <text:p>0,783416</text:p>
          </table:table-cell>
          <table:table-cell office:value-type="float" office:value="0.783548" calcext:value-type="float">
            <text:p>0,783548</text:p>
          </table:table-cell>
          <table:table-cell office:value-type="float" office:value="0.783684" calcext:value-type="float">
            <text:p>0,783684</text:p>
          </table:table-cell>
          <table:table-cell office:value-type="float" office:value="0.783841" calcext:value-type="float">
            <text:p>0,783841</text:p>
          </table:table-cell>
          <table:table-cell office:value-type="float" office:value="0.784843" calcext:value-type="float">
            <text:p>0,784843</text:p>
          </table:table-cell>
          <table:table-cell office:value-type="float" office:value="0.807938" calcext:value-type="float">
            <text:p>0,807938</text:p>
          </table:table-cell>
          <table:table-cell office:value-type="float" office:value="0.849129" calcext:value-type="float">
            <text:p>0,849129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0518" calcext:value-type="float">
            <text:p>0,7705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77" calcext:value-type="float">
            <text:p>0,00377</text:p>
          </table:table-cell>
          <table:table-cell office:value-type="float" office:value="0.704214" calcext:value-type="float">
            <text:p>0,704214</text:p>
          </table:table-cell>
          <table:table-cell office:value-type="float" office:value="0.782847" calcext:value-type="float">
            <text:p>0,782847</text:p>
          </table:table-cell>
          <table:table-cell office:value-type="float" office:value="0.78327" calcext:value-type="float">
            <text:p>0,78327</text:p>
          </table:table-cell>
          <table:table-cell office:value-type="float" office:value="0.783418" calcext:value-type="float">
            <text:p>0,783418</text:p>
          </table:table-cell>
          <table:table-cell office:value-type="float" office:value="0.783587" calcext:value-type="float">
            <text:p>0,783587</text:p>
          </table:table-cell>
          <table:table-cell office:value-type="float" office:value="0.783697" calcext:value-type="float">
            <text:p>0,783697</text:p>
          </table:table-cell>
          <table:table-cell office:value-type="float" office:value="0.783883" calcext:value-type="float">
            <text:p>0,783883</text:p>
          </table:table-cell>
          <table:table-cell office:value-type="float" office:value="0.788518" calcext:value-type="float">
            <text:p>0,788518</text:p>
          </table:table-cell>
          <table:table-cell office:value-type="float" office:value="0.812108" calcext:value-type="float">
            <text:p>0,812108</text:p>
          </table:table-cell>
          <table:table-cell office:value-type="float" office:value="0.846668" calcext:value-type="float">
            <text:p>0,846668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5221" calcext:value-type="float">
            <text:p>0,7852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7425" calcext:value-type="float">
            <text:p>0,047425</text:p>
          </table:table-cell>
          <table:table-cell office:value-type="float" office:value="0.620495" calcext:value-type="float">
            <text:p>0,620495</text:p>
          </table:table-cell>
          <table:table-cell office:value-type="float" office:value="0.782753" calcext:value-type="float">
            <text:p>0,782753</text:p>
          </table:table-cell>
          <table:table-cell office:value-type="float" office:value="0.783264" calcext:value-type="float">
            <text:p>0,783264</text:p>
          </table:table-cell>
          <table:table-cell office:value-type="float" office:value="0.783425" calcext:value-type="float">
            <text:p>0,783425</text:p>
          </table:table-cell>
          <table:table-cell office:value-type="float" office:value="0.7836" calcext:value-type="float">
            <text:p>0,7836</text:p>
          </table:table-cell>
          <table:table-cell office:value-type="float" office:value="0.783734" calcext:value-type="float">
            <text:p>0,783734</text:p>
          </table:table-cell>
          <table:table-cell office:value-type="float" office:value="0.783928" calcext:value-type="float">
            <text:p>0,783928</text:p>
          </table:table-cell>
          <table:table-cell office:value-type="float" office:value="0.790531" calcext:value-type="float">
            <text:p>0,790531</text:p>
          </table:table-cell>
          <table:table-cell office:value-type="float" office:value="0.812413" calcext:value-type="float">
            <text:p>0,812413</text:p>
          </table:table-cell>
          <table:table-cell office:value-type="float" office:value="0.850595" calcext:value-type="float">
            <text:p>0,850595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7474" calcext:value-type="float">
            <text:p>0,77747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7425" calcext:value-type="float">
            <text:p>0,047425</text:p>
          </table:table-cell>
          <table:table-cell office:value-type="float" office:value="0.609549" calcext:value-type="float">
            <text:p>0,609549</text:p>
          </table:table-cell>
          <table:table-cell office:value-type="float" office:value="0.782376" calcext:value-type="float">
            <text:p>0,782376</text:p>
          </table:table-cell>
          <table:table-cell office:value-type="float" office:value="0.783261" calcext:value-type="float">
            <text:p>0,783261</text:p>
          </table:table-cell>
          <table:table-cell office:value-type="float" office:value="0.783416" calcext:value-type="float">
            <text:p>0,783416</text:p>
          </table:table-cell>
          <table:table-cell office:value-type="float" office:value="0.783568" calcext:value-type="float">
            <text:p>0,783568</text:p>
          </table:table-cell>
          <table:table-cell office:value-type="float" office:value="0.783693" calcext:value-type="float">
            <text:p>0,783693</text:p>
          </table:table-cell>
          <table:table-cell office:value-type="float" office:value="0.783809" calcext:value-type="float">
            <text:p>0,783809</text:p>
          </table:table-cell>
          <table:table-cell office:value-type="float" office:value="0.785018" calcext:value-type="float">
            <text:p>0,785018</text:p>
          </table:table-cell>
          <table:table-cell office:value-type="float" office:value="0.805974" calcext:value-type="float">
            <text:p>0,805974</text:p>
          </table:table-cell>
          <table:table-cell office:value-type="float" office:value="0.854891" calcext:value-type="float">
            <text:p>0,854891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5556" calcext:value-type="float">
            <text:p>0,7755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605091" calcext:value-type="float">
            <text:p>0,605091</text:p>
          </table:table-cell>
          <table:table-cell office:value-type="float" office:value="0.776079" calcext:value-type="float">
            <text:p>0,776079</text:p>
          </table:table-cell>
          <table:table-cell office:value-type="float" office:value="0.783048" calcext:value-type="float">
            <text:p>0,783048</text:p>
          </table:table-cell>
          <table:table-cell office:value-type="float" office:value="0.783369" calcext:value-type="float">
            <text:p>0,783369</text:p>
          </table:table-cell>
          <table:table-cell office:value-type="float" office:value="0.78352" calcext:value-type="float">
            <text:p>0,78352</text:p>
          </table:table-cell>
          <table:table-cell office:value-type="float" office:value="0.783632" calcext:value-type="float">
            <text:p>0,783632</text:p>
          </table:table-cell>
          <table:table-cell office:value-type="float" office:value="0.783764" calcext:value-type="float">
            <text:p>0,783764</text:p>
          </table:table-cell>
          <table:table-cell office:value-type="float" office:value="0.784322" calcext:value-type="float">
            <text:p>0,784322</text:p>
          </table:table-cell>
          <table:table-cell office:value-type="float" office:value="0.805633" calcext:value-type="float">
            <text:p>0,805633</text:p>
          </table:table-cell>
          <table:table-cell office:value-type="float" office:value="0.853777" calcext:value-type="float">
            <text:p>0,853777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4224" calcext:value-type="float">
            <text:p>0,77422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1264" calcext:value-type="float">
            <text:p>0,041264</text:p>
          </table:table-cell>
          <table:table-cell office:value-type="float" office:value="0.590218" calcext:value-type="float">
            <text:p>0,590218</text:p>
          </table:table-cell>
          <table:table-cell office:value-type="float" office:value="0.774907" calcext:value-type="float">
            <text:p>0,774907</text:p>
          </table:table-cell>
          <table:table-cell office:value-type="float" office:value="0.783074" calcext:value-type="float">
            <text:p>0,783074</text:p>
          </table:table-cell>
          <table:table-cell office:value-type="float" office:value="0.783363" calcext:value-type="float">
            <text:p>0,783363</text:p>
          </table:table-cell>
          <table:table-cell office:value-type="float" office:value="0.783538" calcext:value-type="float">
            <text:p>0,783538</text:p>
          </table:table-cell>
          <table:table-cell office:value-type="float" office:value="0.783671" calcext:value-type="float">
            <text:p>0,783671</text:p>
          </table:table-cell>
          <table:table-cell office:value-type="float" office:value="0.783854" calcext:value-type="float">
            <text:p>0,783854</text:p>
          </table:table-cell>
          <table:table-cell office:value-type="float" office:value="0.787282" calcext:value-type="float">
            <text:p>0,787282</text:p>
          </table:table-cell>
          <table:table-cell office:value-type="float" office:value="0.814216" calcext:value-type="float">
            <text:p>0,814216</text:p>
          </table:table-cell>
          <table:table-cell office:value-type="float" office:value="0.856792" calcext:value-type="float">
            <text:p>0,856792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4091" calcext:value-type="float">
            <text:p>0,77409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4897" calcext:value-type="float">
            <text:p>0,124897</text:p>
          </table:table-cell>
          <table:table-cell office:value-type="float" office:value="0.625078" calcext:value-type="float">
            <text:p>0,625078</text:p>
          </table:table-cell>
          <table:table-cell office:value-type="float" office:value="0.780529" calcext:value-type="float">
            <text:p>0,780529</text:p>
          </table:table-cell>
          <table:table-cell office:value-type="float" office:value="0.783138" calcext:value-type="float">
            <text:p>0,783138</text:p>
          </table:table-cell>
          <table:table-cell office:value-type="float" office:value="0.783415" calcext:value-type="float">
            <text:p>0,783415</text:p>
          </table:table-cell>
          <table:table-cell office:value-type="float" office:value="0.783552" calcext:value-type="float">
            <text:p>0,783552</text:p>
          </table:table-cell>
          <table:table-cell office:value-type="float" office:value="0.783692" calcext:value-type="float">
            <text:p>0,783692</text:p>
          </table:table-cell>
          <table:table-cell office:value-type="float" office:value="0.784013" calcext:value-type="float">
            <text:p>0,784013</text:p>
          </table:table-cell>
          <table:table-cell office:value-type="float" office:value="0.796033" calcext:value-type="float">
            <text:p>0,796033</text:p>
          </table:table-cell>
          <table:table-cell office:value-type="float" office:value="0.819574" calcext:value-type="float">
            <text:p>0,819574</text:p>
          </table:table-cell>
          <table:table-cell office:value-type="float" office:value="0.860333" calcext:value-type="float">
            <text:p>0,860333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79936" calcext:value-type="float">
            <text:p>0,7799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057" calcext:value-type="float">
            <text:p>0,003057</text:p>
          </table:table-cell>
          <table:table-cell office:value-type="float" office:value="0.603891" calcext:value-type="float">
            <text:p>0,603891</text:p>
          </table:table-cell>
          <table:table-cell office:value-type="float" office:value="0.772763" calcext:value-type="float">
            <text:p>0,772763</text:p>
          </table:table-cell>
          <table:table-cell office:value-type="float" office:value="0.783236" calcext:value-type="float">
            <text:p>0,783236</text:p>
          </table:table-cell>
          <table:table-cell office:value-type="float" office:value="0.7835" calcext:value-type="float">
            <text:p>0,7835</text:p>
          </table:table-cell>
          <table:table-cell office:value-type="float" office:value="0.783661" calcext:value-type="float">
            <text:p>0,783661</text:p>
          </table:table-cell>
          <table:table-cell office:value-type="float" office:value="0.783822" calcext:value-type="float">
            <text:p>0,783822</text:p>
          </table:table-cell>
          <table:table-cell office:value-type="float" office:value="0.788066" calcext:value-type="float">
            <text:p>0,788066</text:p>
          </table:table-cell>
          <table:table-cell office:value-type="float" office:value="0.814411" calcext:value-type="float">
            <text:p>0,814411</text:p>
          </table:table-cell>
          <table:table-cell office:value-type="float" office:value="0.833308" calcext:value-type="float">
            <text:p>0,833308</text:p>
          </table:table-cell>
          <table:table-cell office:value-type="float" office:value="0.868028" calcext:value-type="float">
            <text:p>0,868028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1469" calcext:value-type="float">
            <text:p>0,78146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577" calcext:value-type="float">
            <text:p>0,06577</text:p>
          </table:table-cell>
          <table:table-cell office:value-type="float" office:value="0.637245" calcext:value-type="float">
            <text:p>0,637245</text:p>
          </table:table-cell>
          <table:table-cell office:value-type="float" office:value="0.780155" calcext:value-type="float">
            <text:p>0,780155</text:p>
          </table:table-cell>
          <table:table-cell office:value-type="float" office:value="0.783311" calcext:value-type="float">
            <text:p>0,783311</text:p>
          </table:table-cell>
          <table:table-cell office:value-type="float" office:value="0.783521" calcext:value-type="float">
            <text:p>0,783521</text:p>
          </table:table-cell>
          <table:table-cell office:value-type="float" office:value="0.783682" calcext:value-type="float">
            <text:p>0,783682</text:p>
          </table:table-cell>
          <table:table-cell office:value-type="float" office:value="0.783862" calcext:value-type="float">
            <text:p>0,783862</text:p>
          </table:table-cell>
          <table:table-cell office:value-type="float" office:value="0.789645" calcext:value-type="float">
            <text:p>0,789645</text:p>
          </table:table-cell>
          <table:table-cell office:value-type="float" office:value="0.81261" calcext:value-type="float">
            <text:p>0,81261</text:p>
          </table:table-cell>
          <table:table-cell office:value-type="float" office:value="0.828146" calcext:value-type="float">
            <text:p>0,828146</text:p>
          </table:table-cell>
          <table:table-cell office:value-type="float" office:value="0.863138" calcext:value-type="float">
            <text:p>0,863138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4531" calcext:value-type="float">
            <text:p>0,78453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0943" calcext:value-type="float">
            <text:p>0,010943</text:p>
          </table:table-cell>
          <table:table-cell office:value-type="float" office:value="0.622936" calcext:value-type="float">
            <text:p>0,622936</text:p>
          </table:table-cell>
          <table:table-cell office:value-type="float" office:value="0.782966" calcext:value-type="float">
            <text:p>0,782966</text:p>
          </table:table-cell>
          <table:table-cell office:value-type="float" office:value="0.783466" calcext:value-type="float">
            <text:p>0,783466</text:p>
          </table:table-cell>
          <table:table-cell office:value-type="float" office:value="0.783679" calcext:value-type="float">
            <text:p>0,783679</text:p>
          </table:table-cell>
          <table:table-cell office:value-type="float" office:value="0.78387" calcext:value-type="float">
            <text:p>0,78387</text:p>
          </table:table-cell>
          <table:table-cell office:value-type="float" office:value="0.784682" calcext:value-type="float">
            <text:p>0,784682</text:p>
          </table:table-cell>
          <table:table-cell office:value-type="float" office:value="0.798324" calcext:value-type="float">
            <text:p>0,798324</text:p>
          </table:table-cell>
          <table:table-cell office:value-type="float" office:value="0.817638" calcext:value-type="float">
            <text:p>0,817638</text:p>
          </table:table-cell>
          <table:table-cell office:value-type="float" office:value="0.827503" calcext:value-type="float">
            <text:p>0,827503</text:p>
          </table:table-cell>
          <table:table-cell office:value-type="float" office:value="0.85994" calcext:value-type="float">
            <text:p>0,85994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45" calcext:value-type="float">
            <text:p>0,784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42069" calcext:value-type="float">
            <text:p>0,042069</text:p>
          </table:table-cell>
          <table:table-cell office:value-type="float" office:value="0.640899" calcext:value-type="float">
            <text:p>0,640899</text:p>
          </table:table-cell>
          <table:table-cell office:value-type="float" office:value="0.783255" calcext:value-type="float">
            <text:p>0,783255</text:p>
          </table:table-cell>
          <table:table-cell office:value-type="float" office:value="0.783539" calcext:value-type="float">
            <text:p>0,783539</text:p>
          </table:table-cell>
          <table:table-cell office:value-type="float" office:value="0.783723" calcext:value-type="float">
            <text:p>0,783723</text:p>
          </table:table-cell>
          <table:table-cell office:value-type="float" office:value="0.783838" calcext:value-type="float">
            <text:p>0,783838</text:p>
          </table:table-cell>
          <table:table-cell office:value-type="float" office:value="0.784306" calcext:value-type="float">
            <text:p>0,784306</text:p>
          </table:table-cell>
          <table:table-cell office:value-type="float" office:value="0.79487" calcext:value-type="float">
            <text:p>0,79487</text:p>
          </table:table-cell>
          <table:table-cell office:value-type="float" office:value="0.813395" calcext:value-type="float">
            <text:p>0,813395</text:p>
          </table:table-cell>
          <table:table-cell office:value-type="float" office:value="0.824315" calcext:value-type="float">
            <text:p>0,824315</text:p>
          </table:table-cell>
          <table:table-cell office:value-type="float" office:value="0.867403" calcext:value-type="float">
            <text:p>0,867403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5954" calcext:value-type="float">
            <text:p>0,7859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4754" calcext:value-type="float">
            <text:p>0,14754</text:p>
          </table:table-cell>
          <table:table-cell office:value-type="float" office:value="0.633916" calcext:value-type="float">
            <text:p>0,633916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83541" calcext:value-type="float">
            <text:p>0,783541</text:p>
          </table:table-cell>
          <table:table-cell office:value-type="float" office:value="0.783746" calcext:value-type="float">
            <text:p>0,783746</text:p>
          </table:table-cell>
          <table:table-cell office:value-type="float" office:value="0.783936" calcext:value-type="float">
            <text:p>0,783936</text:p>
          </table:table-cell>
          <table:table-cell office:value-type="float" office:value="0.785157" calcext:value-type="float">
            <text:p>0,785157</text:p>
          </table:table-cell>
          <table:table-cell office:value-type="float" office:value="0.797697" calcext:value-type="float">
            <text:p>0,797697</text:p>
          </table:table-cell>
          <table:table-cell office:value-type="float" office:value="0.817487" calcext:value-type="float">
            <text:p>0,817487</text:p>
          </table:table-cell>
          <table:table-cell office:value-type="float" office:value="0.827322" calcext:value-type="float">
            <text:p>0,827322</text:p>
          </table:table-cell>
          <table:table-cell office:value-type="float" office:value="0.867047" calcext:value-type="float">
            <text:p>0,867047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6311" calcext:value-type="float">
            <text:p>0,7863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299" calcext:value-type="float">
            <text:p>0,002299</text:p>
          </table:table-cell>
          <table:table-cell office:value-type="float" office:value="0.67667" calcext:value-type="float">
            <text:p>0,67667</text:p>
          </table:table-cell>
          <table:table-cell office:value-type="float" office:value="0.783261" calcext:value-type="float">
            <text:p>0,783261</text:p>
          </table:table-cell>
          <table:table-cell office:value-type="float" office:value="0.783555" calcext:value-type="float">
            <text:p>0,783555</text:p>
          </table:table-cell>
          <table:table-cell office:value-type="float" office:value="0.783749" calcext:value-type="float">
            <text:p>0,783749</text:p>
          </table:table-cell>
          <table:table-cell office:value-type="float" office:value="0.783946" calcext:value-type="float">
            <text:p>0,783946</text:p>
          </table:table-cell>
          <table:table-cell office:value-type="float" office:value="0.785594" calcext:value-type="float">
            <text:p>0,785594</text:p>
          </table:table-cell>
          <table:table-cell office:value-type="float" office:value="0.800387" calcext:value-type="float">
            <text:p>0,800387</text:p>
          </table:table-cell>
          <table:table-cell office:value-type="float" office:value="0.819854" calcext:value-type="float">
            <text:p>0,819854</text:p>
          </table:table-cell>
          <table:table-cell office:value-type="float" office:value="0.831862" calcext:value-type="float">
            <text:p>0,831862</text:p>
          </table:table-cell>
          <table:table-cell office:value-type="float" office:value="0.87423" calcext:value-type="float">
            <text:p>0,87423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92311" calcext:value-type="float">
            <text:p>0,79231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2437" calcext:value-type="float">
            <text:p>0,06243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78192" calcext:value-type="float">
            <text:p>0,78192</text:p>
          </table:table-cell>
          <table:table-cell office:value-type="float" office:value="0.783367" calcext:value-type="float">
            <text:p>0,783367</text:p>
          </table:table-cell>
          <table:table-cell office:value-type="float" office:value="0.783615" calcext:value-type="float">
            <text:p>0,783615</text:p>
          </table:table-cell>
          <table:table-cell office:value-type="float" office:value="0.783833" calcext:value-type="float">
            <text:p>0,783833</text:p>
          </table:table-cell>
          <table:table-cell office:value-type="float" office:value="0.78472" calcext:value-type="float">
            <text:p>0,78472</text:p>
          </table:table-cell>
          <table:table-cell office:value-type="float" office:value="0.801248" calcext:value-type="float">
            <text:p>0,801248</text:p>
          </table:table-cell>
          <table:table-cell office:value-type="float" office:value="0.817938" calcext:value-type="float">
            <text:p>0,817938</text:p>
          </table:table-cell>
          <table:table-cell office:value-type="float" office:value="0.828714" calcext:value-type="float">
            <text:p>0,828714</text:p>
          </table:table-cell>
          <table:table-cell office:value-type="float" office:value="0.861864" calcext:value-type="float">
            <text:p>0,861864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3004" calcext:value-type="float">
            <text:p>0,7830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6598" calcext:value-type="float">
            <text:p>0,056598</text:p>
          </table:table-cell>
          <table:table-cell office:value-type="float" office:value="0.690436" calcext:value-type="float">
            <text:p>0,690436</text:p>
          </table:table-cell>
          <table:table-cell office:value-type="float" office:value="0.782993" calcext:value-type="float">
            <text:p>0,782993</text:p>
          </table:table-cell>
          <table:table-cell office:value-type="float" office:value="0.783497" calcext:value-type="float">
            <text:p>0,783497</text:p>
          </table:table-cell>
          <table:table-cell office:value-type="float" office:value="0.783851" calcext:value-type="float">
            <text:p>0,783851</text:p>
          </table:table-cell>
          <table:table-cell office:value-type="float" office:value="0.784577" calcext:value-type="float">
            <text:p>0,784577</text:p>
          </table:table-cell>
          <table:table-cell office:value-type="float" office:value="0.795308" calcext:value-type="float">
            <text:p>0,795308</text:p>
          </table:table-cell>
          <table:table-cell office:value-type="float" office:value="0.811949" calcext:value-type="float">
            <text:p>0,811949</text:p>
          </table:table-cell>
          <table:table-cell office:value-type="float" office:value="0.820782" calcext:value-type="float">
            <text:p>0,820782</text:p>
          </table:table-cell>
          <table:table-cell office:value-type="float" office:value="0.830844" calcext:value-type="float">
            <text:p>0,830844</text:p>
          </table:table-cell>
          <table:table-cell office:value-type="float" office:value="0.85322" calcext:value-type="float">
            <text:p>0,85322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93746" calcext:value-type="float">
            <text:p>0,79374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6598" calcext:value-type="float">
            <text:p>0,056598</text:p>
          </table:table-cell>
          <table:table-cell office:value-type="float" office:value="0.554917" calcext:value-type="float">
            <text:p>0,554917</text:p>
          </table:table-cell>
          <table:table-cell office:value-type="float" office:value="0.782549" calcext:value-type="float">
            <text:p>0,782549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3643" calcext:value-type="float">
            <text:p>0,783643</text:p>
          </table:table-cell>
          <table:table-cell office:value-type="float" office:value="0.784121" calcext:value-type="float">
            <text:p>0,784121</text:p>
          </table:table-cell>
          <table:table-cell office:value-type="float" office:value="0.795608" calcext:value-type="float">
            <text:p>0,795608</text:p>
          </table:table-cell>
          <table:table-cell office:value-type="float" office:value="0.813907" calcext:value-type="float">
            <text:p>0,813907</text:p>
          </table:table-cell>
          <table:table-cell office:value-type="float" office:value="0.822548" calcext:value-type="float">
            <text:p>0,822548</text:p>
          </table:table-cell>
          <table:table-cell office:value-type="float" office:value="0.835456" calcext:value-type="float">
            <text:p>0,835456</text:p>
          </table:table-cell>
          <table:table-cell office:value-type="float" office:value="0.860007" calcext:value-type="float">
            <text:p>0,860007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81604" calcext:value-type="float">
            <text:p>0,78160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7471" calcext:value-type="float">
            <text:p>0,137471</text:p>
          </table:table-cell>
          <table:table-cell office:value-type="float" office:value="0.639837" calcext:value-type="float">
            <text:p>0,639837</text:p>
          </table:table-cell>
          <table:table-cell office:value-type="float" office:value="0.783094" calcext:value-type="float">
            <text:p>0,783094</text:p>
          </table:table-cell>
          <table:table-cell office:value-type="float" office:value="0.783424" calcext:value-type="float">
            <text:p>0,783424</text:p>
          </table:table-cell>
          <table:table-cell office:value-type="float" office:value="0.783661" calcext:value-type="float">
            <text:p>0,783661</text:p>
          </table:table-cell>
          <table:table-cell office:value-type="float" office:value="0.784294" calcext:value-type="float">
            <text:p>0,784294</text:p>
          </table:table-cell>
          <table:table-cell office:value-type="float" office:value="0.799467" calcext:value-type="float">
            <text:p>0,799467</text:p>
          </table:table-cell>
          <table:table-cell office:value-type="float" office:value="0.816684" calcext:value-type="float">
            <text:p>0,816684</text:p>
          </table:table-cell>
          <table:table-cell office:value-type="float" office:value="0.823209" calcext:value-type="float">
            <text:p>0,823209</text:p>
          </table:table-cell>
          <table:table-cell office:value-type="float" office:value="0.837215" calcext:value-type="float">
            <text:p>0,837215</text:p>
          </table:table-cell>
          <table:table-cell office:value-type="float" office:value="0.869066" calcext:value-type="float">
            <text:p>0,869066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791995" calcext:value-type="float">
            <text:p>0,79199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2092" calcext:value-type="float">
            <text:p>0,232092</text:p>
          </table:table-cell>
          <table:table-cell office:value-type="float" office:value="0.73338" calcext:value-type="float">
            <text:p>0,73338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3602" calcext:value-type="float">
            <text:p>0,783602</text:p>
          </table:table-cell>
          <table:table-cell office:value-type="float" office:value="0.783816" calcext:value-type="float">
            <text:p>0,783816</text:p>
          </table:table-cell>
          <table:table-cell office:value-type="float" office:value="0.795285" calcext:value-type="float">
            <text:p>0,795285</text:p>
          </table:table-cell>
          <table:table-cell office:value-type="float" office:value="0.812229" calcext:value-type="float">
            <text:p>0,812229</text:p>
          </table:table-cell>
          <table:table-cell office:value-type="float" office:value="0.821351" calcext:value-type="float">
            <text:p>0,821351</text:p>
          </table:table-cell>
          <table:table-cell office:value-type="float" office:value="0.828962" calcext:value-type="float">
            <text:p>0,828962</text:p>
          </table:table-cell>
          <table:table-cell office:value-type="float" office:value="0.838894" calcext:value-type="float">
            <text:p>0,838894</text:p>
          </table:table-cell>
          <table:table-cell office:value-type="float" office:value="0.867568" calcext:value-type="float">
            <text:p>0,867568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804838" calcext:value-type="float">
            <text:p>0,80483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586" calcext:value-type="float">
            <text:p>0,001586</text:p>
          </table:table-cell>
          <table:table-cell office:value-type="float" office:value="0.735999" calcext:value-type="float">
            <text:p>0,735999</text:p>
          </table:table-cell>
          <table:table-cell office:value-type="float" office:value="0.783416" calcext:value-type="float">
            <text:p>0,783416</text:p>
          </table:table-cell>
          <table:table-cell office:value-type="float" office:value="0.783714" calcext:value-type="float">
            <text:p>0,783714</text:p>
          </table:table-cell>
          <table:table-cell office:value-type="float" office:value="0.787826" calcext:value-type="float">
            <text:p>0,787826</text:p>
          </table:table-cell>
          <table:table-cell office:value-type="float" office:value="0.80756" calcext:value-type="float">
            <text:p>0,80756</text:p>
          </table:table-cell>
          <table:table-cell office:value-type="float" office:value="0.819945" calcext:value-type="float">
            <text:p>0,819945</text:p>
          </table:table-cell>
          <table:table-cell office:value-type="float" office:value="0.823392" calcext:value-type="float">
            <text:p>0,823392</text:p>
          </table:table-cell>
          <table:table-cell office:value-type="float" office:value="0.831686" calcext:value-type="float">
            <text:p>0,831686</text:p>
          </table:table-cell>
          <table:table-cell office:value-type="float" office:value="0.839025" calcext:value-type="float">
            <text:p>0,83902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807801" calcext:value-type="float">
            <text:p>0,80780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56345" calcext:value-type="float">
            <text:p>0,156345</text:p>
          </table:table-cell>
          <table:table-cell office:value-type="float" office:value="0.717448" calcext:value-type="float">
            <text:p>0,717448</text:p>
          </table:table-cell>
          <table:table-cell office:value-type="float" office:value="0.783402" calcext:value-type="float">
            <text:p>0,783402</text:p>
          </table:table-cell>
          <table:table-cell office:value-type="float" office:value="0.783652" calcext:value-type="float">
            <text:p>0,783652</text:p>
          </table:table-cell>
          <table:table-cell office:value-type="float" office:value="0.784011" calcext:value-type="float">
            <text:p>0,784011</text:p>
          </table:table-cell>
          <table:table-cell office:value-type="float" office:value="0.79352" calcext:value-type="float">
            <text:p>0,79352</text:p>
          </table:table-cell>
          <table:table-cell office:value-type="float" office:value="0.816687" calcext:value-type="float">
            <text:p>0,816687</text:p>
          </table:table-cell>
          <table:table-cell office:value-type="float" office:value="0.821817" calcext:value-type="float">
            <text:p>0,821817</text:p>
          </table:table-cell>
          <table:table-cell office:value-type="float" office:value="0.828764" calcext:value-type="float">
            <text:p>0,828764</text:p>
          </table:table-cell>
          <table:table-cell office:value-type="float" office:value="0.836691" calcext:value-type="float">
            <text:p>0,836691</text:p>
          </table:table-cell>
          <table:table-cell office:value-type="float" office:value="0.865939" calcext:value-type="float">
            <text:p>0,865939</text:p>
          </table:table-cell>
          <table:table-cell office:value-type="float" office:value="0.915563" calcext:value-type="float">
            <text:p>0,915563</text:p>
          </table:table-cell>
          <table:table-cell office:value-type="float" office:value="0.803193" calcext:value-type="float">
            <text:p>0,80319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1057" calcext:value-type="float">
            <text:p>0,641057</text:p>
          </table:table-cell>
          <table:table-cell office:value-type="float" office:value="0.767146" calcext:value-type="float">
            <text:p>0,767146</text:p>
          </table:table-cell>
          <table:table-cell office:value-type="float" office:value="0.783374" calcext:value-type="float">
            <text:p>0,783374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83899" calcext:value-type="float">
            <text:p>0,783899</text:p>
          </table:table-cell>
          <table:table-cell office:value-type="float" office:value="0.790109" calcext:value-type="float">
            <text:p>0,790109</text:p>
          </table:table-cell>
          <table:table-cell office:value-type="float" office:value="0.815287" calcext:value-type="float">
            <text:p>0,815287</text:p>
          </table:table-cell>
          <table:table-cell office:value-type="float" office:value="0.822305" calcext:value-type="float">
            <text:p>0,822305</text:p>
          </table:table-cell>
          <table:table-cell office:value-type="float" office:value="0.829071" calcext:value-type="float">
            <text:p>0,829071</text:p>
          </table:table-cell>
          <table:table-cell office:value-type="float" office:value="0.837251" calcext:value-type="float">
            <text:p>0,837251</text:p>
          </table:table-cell>
          <table:table-cell office:value-type="float" office:value="0.868885" calcext:value-type="float">
            <text:p>0,868885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08093" calcext:value-type="float">
            <text:p>0,80809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22161" calcext:value-type="float">
            <text:p>0,722161</text:p>
          </table:table-cell>
          <table:table-cell office:value-type="float" office:value="0.771353" calcext:value-type="float">
            <text:p>0,771353</text:p>
          </table:table-cell>
          <table:table-cell office:value-type="float" office:value="0.783443" calcext:value-type="float">
            <text:p>0,783443</text:p>
          </table:table-cell>
          <table:table-cell office:value-type="float" office:value="0.783702" calcext:value-type="float">
            <text:p>0,783702</text:p>
          </table:table-cell>
          <table:table-cell office:value-type="float" office:value="0.784767" calcext:value-type="float">
            <text:p>0,784767</text:p>
          </table:table-cell>
          <table:table-cell office:value-type="float" office:value="0.806806" calcext:value-type="float">
            <text:p>0,806806</text:p>
          </table:table-cell>
          <table:table-cell office:value-type="float" office:value="0.821057" calcext:value-type="float">
            <text:p>0,821057</text:p>
          </table:table-cell>
          <table:table-cell office:value-type="float" office:value="0.824523" calcext:value-type="float">
            <text:p>0,824523</text:p>
          </table:table-cell>
          <table:table-cell office:value-type="float" office:value="0.832916" calcext:value-type="float">
            <text:p>0,832916</text:p>
          </table:table-cell>
          <table:table-cell office:value-type="float" office:value="0.837948" calcext:value-type="float">
            <text:p>0,837948</text:p>
          </table:table-cell>
          <table:table-cell office:value-type="float" office:value="0.872229" calcext:value-type="float">
            <text:p>0,872229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11874" calcext:value-type="float">
            <text:p>0,81187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52897" calcext:value-type="float">
            <text:p>0,152897</text:p>
          </table:table-cell>
          <table:table-cell office:value-type="float" office:value="0.724563" calcext:value-type="float">
            <text:p>0,724563</text:p>
          </table:table-cell>
          <table:table-cell office:value-type="float" office:value="0.783587" calcext:value-type="float">
            <text:p>0,783587</text:p>
          </table:table-cell>
          <table:table-cell office:value-type="float" office:value="0.783987" calcext:value-type="float">
            <text:p>0,783987</text:p>
          </table:table-cell>
          <table:table-cell office:value-type="float" office:value="0.788492" calcext:value-type="float">
            <text:p>0,788492</text:p>
          </table:table-cell>
          <table:table-cell office:value-type="float" office:value="0.810322" calcext:value-type="float">
            <text:p>0,810322</text:p>
          </table:table-cell>
          <table:table-cell office:value-type="float" office:value="0.820744" calcext:value-type="float">
            <text:p>0,820744</text:p>
          </table:table-cell>
          <table:table-cell office:value-type="float" office:value="0.823699" calcext:value-type="float">
            <text:p>0,823699</text:p>
          </table:table-cell>
          <table:table-cell office:value-type="float" office:value="0.833537" calcext:value-type="float">
            <text:p>0,833537</text:p>
          </table:table-cell>
          <table:table-cell office:value-type="float" office:value="0.83817" calcext:value-type="float">
            <text:p>0,83817</text:p>
          </table:table-cell>
          <table:table-cell office:value-type="float" office:value="0.866957" calcext:value-type="float">
            <text:p>0,866957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07406" calcext:value-type="float">
            <text:p>0,8074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66874" calcext:value-type="float">
            <text:p>0,766874</text:p>
          </table:table-cell>
          <table:table-cell office:value-type="float" office:value="0.781068" calcext:value-type="float">
            <text:p>0,781068</text:p>
          </table:table-cell>
          <table:table-cell office:value-type="float" office:value="0.783543" calcext:value-type="float">
            <text:p>0,783543</text:p>
          </table:table-cell>
          <table:table-cell office:value-type="float" office:value="0.783917" calcext:value-type="float">
            <text:p>0,783917</text:p>
          </table:table-cell>
          <table:table-cell office:value-type="float" office:value="0.785783" calcext:value-type="float">
            <text:p>0,785783</text:p>
          </table:table-cell>
          <table:table-cell office:value-type="float" office:value="0.804664" calcext:value-type="float">
            <text:p>0,804664</text:p>
          </table:table-cell>
          <table:table-cell office:value-type="float" office:value="0.821668" calcext:value-type="float">
            <text:p>0,821668</text:p>
          </table:table-cell>
          <table:table-cell office:value-type="float" office:value="0.826895" calcext:value-type="float">
            <text:p>0,826895</text:p>
          </table:table-cell>
          <table:table-cell office:value-type="float" office:value="0.834946" calcext:value-type="float">
            <text:p>0,834946</text:p>
          </table:table-cell>
          <table:table-cell office:value-type="float" office:value="0.838317" calcext:value-type="float">
            <text:p>0,838317</text:p>
          </table:table-cell>
          <table:table-cell office:value-type="float" office:value="0.875349" calcext:value-type="float">
            <text:p>0,875349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13615" calcext:value-type="float">
            <text:p>0,81361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8115" calcext:value-type="float">
            <text:p>0,018115</text:p>
          </table:table-cell>
          <table:table-cell office:value-type="float" office:value="0.689671" calcext:value-type="float">
            <text:p>0,689671</text:p>
          </table:table-cell>
          <table:table-cell office:value-type="float" office:value="0.783577" calcext:value-type="float">
            <text:p>0,783577</text:p>
          </table:table-cell>
          <table:table-cell office:value-type="float" office:value="0.783963" calcext:value-type="float">
            <text:p>0,783963</text:p>
          </table:table-cell>
          <table:table-cell office:value-type="float" office:value="0.790025" calcext:value-type="float">
            <text:p>0,790025</text:p>
          </table:table-cell>
          <table:table-cell office:value-type="float" office:value="0.816813" calcext:value-type="float">
            <text:p>0,816813</text:p>
          </table:table-cell>
          <table:table-cell office:value-type="float" office:value="0.823" calcext:value-type="float">
            <text:p>0,823</text:p>
          </table:table-cell>
          <table:table-cell office:value-type="float" office:value="0.826749" calcext:value-type="float">
            <text:p>0,826749</text:p>
          </table:table-cell>
          <table:table-cell office:value-type="float" office:value="0.835664" calcext:value-type="float">
            <text:p>0,835664</text:p>
          </table:table-cell>
          <table:table-cell office:value-type="float" office:value="0.838736" calcext:value-type="float">
            <text:p>0,838736</text:p>
          </table:table-cell>
          <table:table-cell office:value-type="float" office:value="0.889254" calcext:value-type="float">
            <text:p>0,889254</text:p>
          </table:table-cell>
          <table:table-cell office:value-type="float" office:value="0.915885" calcext:value-type="float">
            <text:p>0,915885</text:p>
          </table:table-cell>
          <table:table-cell office:value-type="float" office:value="0.807745" calcext:value-type="float">
            <text:p>0,80774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50069" calcext:value-type="float">
            <text:p>0,150069</text:p>
          </table:table-cell>
          <table:table-cell office:value-type="float" office:value="0.745239" calcext:value-type="float">
            <text:p>0,745239</text:p>
          </table:table-cell>
          <table:table-cell office:value-type="float" office:value="0.783649" calcext:value-type="float">
            <text:p>0,783649</text:p>
          </table:table-cell>
          <table:table-cell office:value-type="float" office:value="0.784089" calcext:value-type="float">
            <text:p>0,784089</text:p>
          </table:table-cell>
          <table:table-cell office:value-type="float" office:value="0.797115" calcext:value-type="float">
            <text:p>0,797115</text:p>
          </table:table-cell>
          <table:table-cell office:value-type="float" office:value="0.819495" calcext:value-type="float">
            <text:p>0,819495</text:p>
          </table:table-cell>
          <table:table-cell office:value-type="float" office:value="0.823134" calcext:value-type="float">
            <text:p>0,823134</text:p>
          </table:table-cell>
          <table:table-cell office:value-type="float" office:value="0.826021" calcext:value-type="float">
            <text:p>0,826021</text:p>
          </table:table-cell>
          <table:table-cell office:value-type="float" office:value="0.835472" calcext:value-type="float">
            <text:p>0,835472</text:p>
          </table:table-cell>
          <table:table-cell office:value-type="float" office:value="0.838713" calcext:value-type="float">
            <text:p>0,838713</text:p>
          </table:table-cell>
          <table:table-cell office:value-type="float" office:value="0.882961" calcext:value-type="float">
            <text:p>0,882961</text:p>
          </table:table-cell>
          <table:table-cell office:value-type="float" office:value="0.915885" calcext:value-type="float">
            <text:p>0,915885</text:p>
          </table:table-cell>
          <table:table-cell office:value-type="float" office:value="0.813589" calcext:value-type="float">
            <text:p>0,81358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0069" calcext:value-type="float">
            <text:p>0,150069</text:p>
          </table:table-cell>
          <table:table-cell office:value-type="float" office:value="0.693226" calcext:value-type="float">
            <text:p>0,693226</text:p>
          </table:table-cell>
          <table:table-cell office:value-type="float" office:value="0.78369" calcext:value-type="float">
            <text:p>0,78369</text:p>
          </table:table-cell>
          <table:table-cell office:value-type="float" office:value="0.784298" calcext:value-type="float">
            <text:p>0,784298</text:p>
          </table:table-cell>
          <table:table-cell office:value-type="float" office:value="0.810137" calcext:value-type="float">
            <text:p>0,810137</text:p>
          </table:table-cell>
          <table:table-cell office:value-type="float" office:value="0.822192" calcext:value-type="float">
            <text:p>0,822192</text:p>
          </table:table-cell>
          <table:table-cell office:value-type="float" office:value="0.823884" calcext:value-type="float">
            <text:p>0,823884</text:p>
          </table:table-cell>
          <table:table-cell office:value-type="float" office:value="0.830061" calcext:value-type="float">
            <text:p>0,830061</text:p>
          </table:table-cell>
          <table:table-cell office:value-type="float" office:value="0.837202" calcext:value-type="float">
            <text:p>0,837202</text:p>
          </table:table-cell>
          <table:table-cell office:value-type="float" office:value="0.840355" calcext:value-type="float">
            <text:p>0,840355</text:p>
          </table:table-cell>
          <table:table-cell office:value-type="float" office:value="0.891625" calcext:value-type="float">
            <text:p>0,891625</text:p>
          </table:table-cell>
          <table:table-cell office:value-type="float" office:value="0.915885" calcext:value-type="float">
            <text:p>0,915885</text:p>
          </table:table-cell>
          <table:table-cell office:value-type="float" office:value="0.811667" calcext:value-type="float">
            <text:p>0,81166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58943" calcext:value-type="float">
            <text:p>0,158943</text:p>
          </table:table-cell>
          <table:table-cell office:value-type="float" office:value="0.717272" calcext:value-type="float">
            <text:p>0,717272</text:p>
          </table:table-cell>
          <table:table-cell office:value-type="float" office:value="0.783763" calcext:value-type="float">
            <text:p>0,783763</text:p>
          </table:table-cell>
          <table:table-cell office:value-type="float" office:value="0.794672" calcext:value-type="float">
            <text:p>0,794672</text:p>
          </table:table-cell>
          <table:table-cell office:value-type="float" office:value="0.820087" calcext:value-type="float">
            <text:p>0,820087</text:p>
          </table:table-cell>
          <table:table-cell office:value-type="float" office:value="0.823098" calcext:value-type="float">
            <text:p>0,823098</text:p>
          </table:table-cell>
          <table:table-cell office:value-type="float" office:value="0.824878" calcext:value-type="float">
            <text:p>0,824878</text:p>
          </table:table-cell>
          <table:table-cell office:value-type="float" office:value="0.832801" calcext:value-type="float">
            <text:p>0,832801</text:p>
          </table:table-cell>
          <table:table-cell office:value-type="float" office:value="0.83791" calcext:value-type="float">
            <text:p>0,83791</text:p>
          </table:table-cell>
          <table:table-cell office:value-type="float" office:value="0.840798" calcext:value-type="float">
            <text:p>0,840798</text:p>
          </table:table-cell>
          <table:table-cell office:value-type="float" office:value="0.883589" calcext:value-type="float">
            <text:p>0,883589</text:p>
          </table:table-cell>
          <table:table-cell office:value-type="float" office:value="0.915885" calcext:value-type="float">
            <text:p>0,915885</text:p>
          </table:table-cell>
          <table:table-cell office:value-type="float" office:value="0.815887" calcext:value-type="float">
            <text:p>0,81588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36368" calcext:value-type="float">
            <text:p>0,736368</text:p>
          </table:table-cell>
          <table:table-cell office:value-type="float" office:value="0.775464" calcext:value-type="float">
            <text:p>0,775464</text:p>
          </table:table-cell>
          <table:table-cell office:value-type="float" office:value="0.783651" calcext:value-type="float">
            <text:p>0,783651</text:p>
          </table:table-cell>
          <table:table-cell office:value-type="float" office:value="0.784094" calcext:value-type="float">
            <text:p>0,784094</text:p>
          </table:table-cell>
          <table:table-cell office:value-type="float" office:value="0.80756" calcext:value-type="float">
            <text:p>0,80756</text:p>
          </table:table-cell>
          <table:table-cell office:value-type="float" office:value="0.822474" calcext:value-type="float">
            <text:p>0,822474</text:p>
          </table:table-cell>
          <table:table-cell office:value-type="float" office:value="0.824069" calcext:value-type="float">
            <text:p>0,824069</text:p>
          </table:table-cell>
          <table:table-cell office:value-type="float" office:value="0.830162" calcext:value-type="float">
            <text:p>0,830162</text:p>
          </table:table-cell>
          <table:table-cell office:value-type="float" office:value="0.837874" calcext:value-type="float">
            <text:p>0,837874</text:p>
          </table:table-cell>
          <table:table-cell office:value-type="float" office:value="0.840777" calcext:value-type="float">
            <text:p>0,840777</text:p>
          </table:table-cell>
          <table:table-cell office:value-type="float" office:value="0.885694" calcext:value-type="float">
            <text:p>0,885694</text:p>
          </table:table-cell>
          <table:table-cell office:value-type="float" office:value="0.915885" calcext:value-type="float">
            <text:p>0,915885</text:p>
          </table:table-cell>
          <table:table-cell office:value-type="float" office:value="0.819182" calcext:value-type="float">
            <text:p>0,81918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36184" calcext:value-type="float">
            <text:p>0,736184</text:p>
          </table:table-cell>
          <table:table-cell office:value-type="float" office:value="0.778426" calcext:value-type="float">
            <text:p>0,778426</text:p>
          </table:table-cell>
          <table:table-cell office:value-type="float" office:value="0.78376" calcext:value-type="float">
            <text:p>0,78376</text:p>
          </table:table-cell>
          <table:table-cell office:value-type="float" office:value="0.793507" calcext:value-type="float">
            <text:p>0,793507</text:p>
          </table:table-cell>
          <table:table-cell office:value-type="float" office:value="0.822103" calcext:value-type="float">
            <text:p>0,822103</text:p>
          </table:table-cell>
          <table:table-cell office:value-type="float" office:value="0.823598" calcext:value-type="float">
            <text:p>0,823598</text:p>
          </table:table-cell>
          <table:table-cell office:value-type="float" office:value="0.825889" calcext:value-type="float">
            <text:p>0,825889</text:p>
          </table:table-cell>
          <table:table-cell office:value-type="float" office:value="0.836075" calcext:value-type="float">
            <text:p>0,836075</text:p>
          </table:table-cell>
          <table:table-cell office:value-type="float" office:value="0.839245" calcext:value-type="float">
            <text:p>0,839245</text:p>
          </table:table-cell>
          <table:table-cell office:value-type="float" office:value="0.842105" calcext:value-type="float">
            <text:p>0,842105</text:p>
          </table:table-cell>
          <table:table-cell office:value-type="float" office:value="0.883089" calcext:value-type="float">
            <text:p>0,883089</text:p>
          </table:table-cell>
          <table:table-cell office:value-type="float" office:value="0.915908" calcext:value-type="float">
            <text:p>0,915908</text:p>
          </table:table-cell>
          <table:table-cell office:value-type="float" office:value="0.82278" calcext:value-type="float">
            <text:p>0,822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55195" calcext:value-type="float">
            <text:p>0,155195</text:p>
          </table:table-cell>
          <table:table-cell office:value-type="float" office:value="0.747286" calcext:value-type="float">
            <text:p>0,747286</text:p>
          </table:table-cell>
          <table:table-cell office:value-type="float" office:value="0.783775" calcext:value-type="float">
            <text:p>0,783775</text:p>
          </table:table-cell>
          <table:table-cell office:value-type="float" office:value="0.793545" calcext:value-type="float">
            <text:p>0,793545</text:p>
          </table:table-cell>
          <table:table-cell office:value-type="float" office:value="0.821145" calcext:value-type="float">
            <text:p>0,821145</text:p>
          </table:table-cell>
          <table:table-cell office:value-type="float" office:value="0.823891" calcext:value-type="float">
            <text:p>0,823891</text:p>
          </table:table-cell>
          <table:table-cell office:value-type="float" office:value="0.831526" calcext:value-type="float">
            <text:p>0,831526</text:p>
          </table:table-cell>
          <table:table-cell office:value-type="float" office:value="0.838234" calcext:value-type="float">
            <text:p>0,838234</text:p>
          </table:table-cell>
          <table:table-cell office:value-type="float" office:value="0.839452" calcext:value-type="float">
            <text:p>0,839452</text:p>
          </table:table-cell>
          <table:table-cell office:value-type="float" office:value="0.846886" calcext:value-type="float">
            <text:p>0,846886</text:p>
          </table:table-cell>
          <table:table-cell office:value-type="float" office:value="0.892705" calcext:value-type="float">
            <text:p>0,892705</text:p>
          </table:table-cell>
          <table:table-cell office:value-type="float" office:value="0.915908" calcext:value-type="float">
            <text:p>0,915908</text:p>
          </table:table-cell>
          <table:table-cell office:value-type="float" office:value="0.821844" calcext:value-type="float">
            <text:p>0,8218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36184" calcext:value-type="float">
            <text:p>0,736184</text:p>
          </table:table-cell>
          <table:table-cell office:value-type="float" office:value="0.777143" calcext:value-type="float">
            <text:p>0,777143</text:p>
          </table:table-cell>
          <table:table-cell office:value-type="float" office:value="0.783728" calcext:value-type="float">
            <text:p>0,783728</text:p>
          </table:table-cell>
          <table:table-cell office:value-type="float" office:value="0.788115" calcext:value-type="float">
            <text:p>0,788115</text:p>
          </table:table-cell>
          <table:table-cell office:value-type="float" office:value="0.811439" calcext:value-type="float">
            <text:p>0,811439</text:p>
          </table:table-cell>
          <table:table-cell office:value-type="float" office:value="0.82351" calcext:value-type="float">
            <text:p>0,82351</text:p>
          </table:table-cell>
          <table:table-cell office:value-type="float" office:value="0.831594" calcext:value-type="float">
            <text:p>0,831594</text:p>
          </table:table-cell>
          <table:table-cell office:value-type="float" office:value="0.837392" calcext:value-type="float">
            <text:p>0,837392</text:p>
          </table:table-cell>
          <table:table-cell office:value-type="float" office:value="0.839138" calcext:value-type="float">
            <text:p>0,839138</text:p>
          </table:table-cell>
          <table:table-cell office:value-type="float" office:value="0.842605" calcext:value-type="float">
            <text:p>0,842605</text:p>
          </table:table-cell>
          <table:table-cell office:value-type="float" office:value="0.883272" calcext:value-type="float">
            <text:p>0,883272</text:p>
          </table:table-cell>
          <table:table-cell office:value-type="float" office:value="0.915908" calcext:value-type="float">
            <text:p>0,915908</text:p>
          </table:table-cell>
          <table:table-cell office:value-type="float" office:value="0.821794" calcext:value-type="float">
            <text:p>0,82179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18782" calcext:value-type="float">
            <text:p>0,718782</text:p>
          </table:table-cell>
          <table:table-cell office:value-type="float" office:value="0.771538" calcext:value-type="float">
            <text:p>0,771538</text:p>
          </table:table-cell>
          <table:table-cell office:value-type="float" office:value="0.783666" calcext:value-type="float">
            <text:p>0,783666</text:p>
          </table:table-cell>
          <table:table-cell office:value-type="float" office:value="0.788341" calcext:value-type="float">
            <text:p>0,788341</text:p>
          </table:table-cell>
          <table:table-cell office:value-type="float" office:value="0.810703" calcext:value-type="float">
            <text:p>0,810703</text:p>
          </table:table-cell>
          <table:table-cell office:value-type="float" office:value="0.822618" calcext:value-type="float">
            <text:p>0,822618</text:p>
          </table:table-cell>
          <table:table-cell office:value-type="float" office:value="0.825578" calcext:value-type="float">
            <text:p>0,825578</text:p>
          </table:table-cell>
          <table:table-cell office:value-type="float" office:value="0.834001" calcext:value-type="float">
            <text:p>0,834001</text:p>
          </table:table-cell>
          <table:table-cell office:value-type="float" office:value="0.837818" calcext:value-type="float">
            <text:p>0,837818</text:p>
          </table:table-cell>
          <table:table-cell office:value-type="float" office:value="0.840384" calcext:value-type="float">
            <text:p>0,840384</text:p>
          </table:table-cell>
          <table:table-cell office:value-type="float" office:value="0.882379" calcext:value-type="float">
            <text:p>0,882379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19703" calcext:value-type="float">
            <text:p>0,81970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1816" calcext:value-type="float">
            <text:p>0,081816</text:p>
          </table:table-cell>
          <table:table-cell office:value-type="float" office:value="0.697599" calcext:value-type="float">
            <text:p>0,697599</text:p>
          </table:table-cell>
          <table:table-cell office:value-type="float" office:value="0.783617" calcext:value-type="float">
            <text:p>0,783617</text:p>
          </table:table-cell>
          <table:table-cell office:value-type="float" office:value="0.783946" calcext:value-type="float">
            <text:p>0,783946</text:p>
          </table:table-cell>
          <table:table-cell office:value-type="float" office:value="0.798232" calcext:value-type="float">
            <text:p>0,798232</text:p>
          </table:table-cell>
          <table:table-cell office:value-type="float" office:value="0.815746" calcext:value-type="float">
            <text:p>0,815746</text:p>
          </table:table-cell>
          <table:table-cell office:value-type="float" office:value="0.823603" calcext:value-type="float">
            <text:p>0,823603</text:p>
          </table:table-cell>
          <table:table-cell office:value-type="float" office:value="0.832287" calcext:value-type="float">
            <text:p>0,832287</text:p>
          </table:table-cell>
          <table:table-cell office:value-type="float" office:value="0.838199" calcext:value-type="float">
            <text:p>0,838199</text:p>
          </table:table-cell>
          <table:table-cell office:value-type="float" office:value="0.844177" calcext:value-type="float">
            <text:p>0,844177</text:p>
          </table:table-cell>
          <table:table-cell office:value-type="float" office:value="0.883146" calcext:value-type="float">
            <text:p>0,883146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10055" calcext:value-type="float">
            <text:p>0,81005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17632" calcext:value-type="float">
            <text:p>0,717632</text:p>
          </table:table-cell>
          <table:table-cell office:value-type="float" office:value="0.768061" calcext:value-type="float">
            <text:p>0,768061</text:p>
          </table:table-cell>
          <table:table-cell office:value-type="float" office:value="0.783747" calcext:value-type="float">
            <text:p>0,783747</text:p>
          </table:table-cell>
          <table:table-cell office:value-type="float" office:value="0.789721" calcext:value-type="float">
            <text:p>0,789721</text:p>
          </table:table-cell>
          <table:table-cell office:value-type="float" office:value="0.807808" calcext:value-type="float">
            <text:p>0,807808</text:p>
          </table:table-cell>
          <table:table-cell office:value-type="float" office:value="0.822797" calcext:value-type="float">
            <text:p>0,822797</text:p>
          </table:table-cell>
          <table:table-cell office:value-type="float" office:value="0.829046" calcext:value-type="float">
            <text:p>0,829046</text:p>
          </table:table-cell>
          <table:table-cell office:value-type="float" office:value="0.836864" calcext:value-type="float">
            <text:p>0,836864</text:p>
          </table:table-cell>
          <table:table-cell office:value-type="float" office:value="0.838922" calcext:value-type="float">
            <text:p>0,838922</text:p>
          </table:table-cell>
          <table:table-cell office:value-type="float" office:value="0.849567" calcext:value-type="float">
            <text:p>0,849567</text:p>
          </table:table-cell>
          <table:table-cell office:value-type="float" office:value="0.885946" calcext:value-type="float">
            <text:p>0,885946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1248" calcext:value-type="float">
            <text:p>0,8212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6069" calcext:value-type="float">
            <text:p>0,146069</text:p>
          </table:table-cell>
          <table:table-cell office:value-type="float" office:value="0.683999" calcext:value-type="float">
            <text:p>0,683999</text:p>
          </table:table-cell>
          <table:table-cell office:value-type="float" office:value="0.783686" calcext:value-type="float">
            <text:p>0,783686</text:p>
          </table:table-cell>
          <table:table-cell office:value-type="float" office:value="0.784786" calcext:value-type="float">
            <text:p>0,784786</text:p>
          </table:table-cell>
          <table:table-cell office:value-type="float" office:value="0.798946" calcext:value-type="float">
            <text:p>0,798946</text:p>
          </table:table-cell>
          <table:table-cell office:value-type="float" office:value="0.815231" calcext:value-type="float">
            <text:p>0,815231</text:p>
          </table:table-cell>
          <table:table-cell office:value-type="float" office:value="0.825383" calcext:value-type="float">
            <text:p>0,825383</text:p>
          </table:table-cell>
          <table:table-cell office:value-type="float" office:value="0.836736" calcext:value-type="float">
            <text:p>0,836736</text:p>
          </table:table-cell>
          <table:table-cell office:value-type="float" office:value="0.838821" calcext:value-type="float">
            <text:p>0,838821</text:p>
          </table:table-cell>
          <table:table-cell office:value-type="float" office:value="0.847336" calcext:value-type="float">
            <text:p>0,847336</text:p>
          </table:table-cell>
          <table:table-cell office:value-type="float" office:value="0.888402" calcext:value-type="float">
            <text:p>0,888402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10333" calcext:value-type="float">
            <text:p>0,8103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58782" calcext:value-type="float">
            <text:p>0,158782</text:p>
          </table:table-cell>
          <table:table-cell office:value-type="float" office:value="0.742845" calcext:value-type="float">
            <text:p>0,742845</text:p>
          </table:table-cell>
          <table:table-cell office:value-type="float" office:value="0.783745" calcext:value-type="float">
            <text:p>0,783745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809324" calcext:value-type="float">
            <text:p>0,809324</text:p>
          </table:table-cell>
          <table:table-cell office:value-type="float" office:value="0.823377" calcext:value-type="float">
            <text:p>0,823377</text:p>
          </table:table-cell>
          <table:table-cell office:value-type="float" office:value="0.835141" calcext:value-type="float">
            <text:p>0,835141</text:p>
          </table:table-cell>
          <table:table-cell office:value-type="float" office:value="0.838269" calcext:value-type="float">
            <text:p>0,838269</text:p>
          </table:table-cell>
          <table:table-cell office:value-type="float" office:value="0.839597" calcext:value-type="float">
            <text:p>0,839597</text:p>
          </table:table-cell>
          <table:table-cell office:value-type="float" office:value="0.856007" calcext:value-type="float">
            <text:p>0,856007</text:p>
          </table:table-cell>
          <table:table-cell office:value-type="float" office:value="0.901285" calcext:value-type="float">
            <text:p>0,901285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1515" calcext:value-type="float">
            <text:p>0,82151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78598" calcext:value-type="float">
            <text:p>0,578598</text:p>
          </table:table-cell>
          <table:table-cell office:value-type="float" office:value="0.768528" calcext:value-type="float">
            <text:p>0,768528</text:p>
          </table:table-cell>
          <table:table-cell office:value-type="float" office:value="0.783787" calcext:value-type="float">
            <text:p>0,783787</text:p>
          </table:table-cell>
          <table:table-cell office:value-type="float" office:value="0.785498" calcext:value-type="float">
            <text:p>0,785498</text:p>
          </table:table-cell>
          <table:table-cell office:value-type="float" office:value="0.807709" calcext:value-type="float">
            <text:p>0,807709</text:p>
          </table:table-cell>
          <table:table-cell office:value-type="float" office:value="0.824016" calcext:value-type="float">
            <text:p>0,824016</text:p>
          </table:table-cell>
          <table:table-cell office:value-type="float" office:value="0.835369" calcext:value-type="float">
            <text:p>0,835369</text:p>
          </table:table-cell>
          <table:table-cell office:value-type="float" office:value="0.838061" calcext:value-type="float">
            <text:p>0,838061</text:p>
          </table:table-cell>
          <table:table-cell office:value-type="float" office:value="0.839584" calcext:value-type="float">
            <text:p>0,839584</text:p>
          </table:table-cell>
          <table:table-cell office:value-type="float" office:value="0.850416" calcext:value-type="float">
            <text:p>0,850416</text:p>
          </table:table-cell>
          <table:table-cell office:value-type="float" office:value="0.899601" calcext:value-type="float">
            <text:p>0,899601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3257" calcext:value-type="float">
            <text:p>0,82325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5264" calcext:value-type="float">
            <text:p>0,155264</text:p>
          </table:table-cell>
          <table:table-cell office:value-type="float" office:value="0.707999" calcext:value-type="float">
            <text:p>0,707999</text:p>
          </table:table-cell>
          <table:table-cell office:value-type="float" office:value="0.783826" calcext:value-type="float">
            <text:p>0,783826</text:p>
          </table:table-cell>
          <table:table-cell office:value-type="float" office:value="0.78716" calcext:value-type="float">
            <text:p>0,78716</text:p>
          </table:table-cell>
          <table:table-cell office:value-type="float" office:value="0.808733" calcext:value-type="float">
            <text:p>0,808733</text:p>
          </table:table-cell>
          <table:table-cell office:value-type="float" office:value="0.823155" calcext:value-type="float">
            <text:p>0,823155</text:p>
          </table:table-cell>
          <table:table-cell office:value-type="float" office:value="0.834237" calcext:value-type="float">
            <text:p>0,834237</text:p>
          </table:table-cell>
          <table:table-cell office:value-type="float" office:value="0.837247" calcext:value-type="float">
            <text:p>0,837247</text:p>
          </table:table-cell>
          <table:table-cell office:value-type="float" office:value="0.839146" calcext:value-type="float">
            <text:p>0,839146</text:p>
          </table:table-cell>
          <table:table-cell office:value-type="float" office:value="0.854818" calcext:value-type="float">
            <text:p>0,854818</text:p>
          </table:table-cell>
          <table:table-cell office:value-type="float" office:value="0.905344" calcext:value-type="float">
            <text:p>0,905344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18167" calcext:value-type="float">
            <text:p>0,8181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1034" calcext:value-type="float">
            <text:p>0,131034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84594" calcext:value-type="float">
            <text:p>0,784594</text:p>
          </table:table-cell>
          <table:table-cell office:value-type="float" office:value="0.806609" calcext:value-type="float">
            <text:p>0,806609</text:p>
          </table:table-cell>
          <table:table-cell office:value-type="float" office:value="0.821475" calcext:value-type="float">
            <text:p>0,821475</text:p>
          </table:table-cell>
          <table:table-cell office:value-type="float" office:value="0.832466" calcext:value-type="float">
            <text:p>0,832466</text:p>
          </table:table-cell>
          <table:table-cell office:value-type="float" office:value="0.836995" calcext:value-type="float">
            <text:p>0,836995</text:p>
          </table:table-cell>
          <table:table-cell office:value-type="float" office:value="0.838775" calcext:value-type="float">
            <text:p>0,838775</text:p>
          </table:table-cell>
          <table:table-cell office:value-type="float" office:value="0.844384" calcext:value-type="float">
            <text:p>0,844384</text:p>
          </table:table-cell>
          <table:table-cell office:value-type="float" office:value="0.871737" calcext:value-type="float">
            <text:p>0,871737</text:p>
          </table:table-cell>
          <table:table-cell office:value-type="float" office:value="0.90674" calcext:value-type="float">
            <text:p>0,90674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8457" calcext:value-type="float">
            <text:p>0,82845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31034" calcext:value-type="float">
            <text:p>0,131034</text:p>
          </table:table-cell>
          <table:table-cell office:value-type="float" office:value="0.751093" calcext:value-type="float">
            <text:p>0,751093</text:p>
          </table:table-cell>
          <table:table-cell office:value-type="float" office:value="0.784631" calcext:value-type="float">
            <text:p>0,784631</text:p>
          </table:table-cell>
          <table:table-cell office:value-type="float" office:value="0.801908" calcext:value-type="float">
            <text:p>0,801908</text:p>
          </table:table-cell>
          <table:table-cell office:value-type="float" office:value="0.821609" calcext:value-type="float">
            <text:p>0,821609</text:p>
          </table:table-cell>
          <table:table-cell office:value-type="float" office:value="0.830567" calcext:value-type="float">
            <text:p>0,830567</text:p>
          </table:table-cell>
          <table:table-cell office:value-type="float" office:value="0.836877" calcext:value-type="float">
            <text:p>0,836877</text:p>
          </table:table-cell>
          <table:table-cell office:value-type="float" office:value="0.838407" calcext:value-type="float">
            <text:p>0,838407</text:p>
          </table:table-cell>
          <table:table-cell office:value-type="float" office:value="0.843489" calcext:value-type="float">
            <text:p>0,843489</text:p>
          </table:table-cell>
          <table:table-cell office:value-type="float" office:value="0.869124" calcext:value-type="float">
            <text:p>0,869124</text:p>
          </table:table-cell>
          <table:table-cell office:value-type="float" office:value="0.906385" calcext:value-type="float">
            <text:p>0,906385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8409" calcext:value-type="float">
            <text:p>0,82840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4046" calcext:value-type="float">
            <text:p>0,154046</text:p>
          </table:table-cell>
          <table:table-cell office:value-type="float" office:value="0.75227" calcext:value-type="float">
            <text:p>0,75227</text:p>
          </table:table-cell>
          <table:table-cell office:value-type="float" office:value="0.786639" calcext:value-type="float">
            <text:p>0,786639</text:p>
          </table:table-cell>
          <table:table-cell office:value-type="float" office:value="0.802497" calcext:value-type="float">
            <text:p>0,802497</text:p>
          </table:table-cell>
          <table:table-cell office:value-type="float" office:value="0.821887" calcext:value-type="float">
            <text:p>0,821887</text:p>
          </table:table-cell>
          <table:table-cell office:value-type="float" office:value="0.833359" calcext:value-type="float">
            <text:p>0,833359</text:p>
          </table:table-cell>
          <table:table-cell office:value-type="float" office:value="0.837282" calcext:value-type="float">
            <text:p>0,837282</text:p>
          </table:table-cell>
          <table:table-cell office:value-type="float" office:value="0.838577" calcext:value-type="float">
            <text:p>0,838577</text:p>
          </table:table-cell>
          <table:table-cell office:value-type="float" office:value="0.839956" calcext:value-type="float">
            <text:p>0,839956</text:p>
          </table:table-cell>
          <table:table-cell office:value-type="float" office:value="0.862202" calcext:value-type="float">
            <text:p>0,862202</text:p>
          </table:table-cell>
          <table:table-cell office:value-type="float" office:value="0.908917" calcext:value-type="float">
            <text:p>0,908917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8359" calcext:value-type="float">
            <text:p>0,8283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046" calcext:value-type="float">
            <text:p>0,13046</text:p>
          </table:table-cell>
          <table:table-cell office:value-type="float" office:value="0.725211" calcext:value-type="float">
            <text:p>0,725211</text:p>
          </table:table-cell>
          <table:table-cell office:value-type="float" office:value="0.787283" calcext:value-type="float">
            <text:p>0,787283</text:p>
          </table:table-cell>
          <table:table-cell office:value-type="float" office:value="0.800055" calcext:value-type="float">
            <text:p>0,800055</text:p>
          </table:table-cell>
          <table:table-cell office:value-type="float" office:value="0.822007" calcext:value-type="float">
            <text:p>0,822007</text:p>
          </table:table-cell>
          <table:table-cell office:value-type="float" office:value="0.835063" calcext:value-type="float">
            <text:p>0,835063</text:p>
          </table:table-cell>
          <table:table-cell office:value-type="float" office:value="0.837845" calcext:value-type="float">
            <text:p>0,837845</text:p>
          </table:table-cell>
          <table:table-cell office:value-type="float" office:value="0.839051" calcext:value-type="float">
            <text:p>0,839051</text:p>
          </table:table-cell>
          <table:table-cell office:value-type="float" office:value="0.842591" calcext:value-type="float">
            <text:p>0,842591</text:p>
          </table:table-cell>
          <table:table-cell office:value-type="float" office:value="0.872098" calcext:value-type="float">
            <text:p>0,872098</text:p>
          </table:table-cell>
          <table:table-cell office:value-type="float" office:value="0.910098" calcext:value-type="float">
            <text:p>0,910098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713" calcext:value-type="float">
            <text:p>0,827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046" calcext:value-type="float">
            <text:p>0,13046</text:p>
          </table:table-cell>
          <table:table-cell office:value-type="float" office:value="0.718489" calcext:value-type="float">
            <text:p>0,718489</text:p>
          </table:table-cell>
          <table:table-cell office:value-type="float" office:value="0.787782" calcext:value-type="float">
            <text:p>0,787782</text:p>
          </table:table-cell>
          <table:table-cell office:value-type="float" office:value="0.800318" calcext:value-type="float">
            <text:p>0,800318</text:p>
          </table:table-cell>
          <table:table-cell office:value-type="float" office:value="0.82024" calcext:value-type="float">
            <text:p>0,82024</text:p>
          </table:table-cell>
          <table:table-cell office:value-type="float" office:value="0.836062" calcext:value-type="float">
            <text:p>0,836062</text:p>
          </table:table-cell>
          <table:table-cell office:value-type="float" office:value="0.838328" calcext:value-type="float">
            <text:p>0,838328</text:p>
          </table:table-cell>
          <table:table-cell office:value-type="float" office:value="0.839254" calcext:value-type="float">
            <text:p>0,839254</text:p>
          </table:table-cell>
          <table:table-cell office:value-type="float" office:value="0.844972" calcext:value-type="float">
            <text:p>0,844972</text:p>
          </table:table-cell>
          <table:table-cell office:value-type="float" office:value="0.87044" calcext:value-type="float">
            <text:p>0,87044</text:p>
          </table:table-cell>
          <table:table-cell office:value-type="float" office:value="0.90813" calcext:value-type="float">
            <text:p>0,90813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26401" calcext:value-type="float">
            <text:p>0,82640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80874" calcext:value-type="float">
            <text:p>0,780874</text:p>
          </table:table-cell>
          <table:table-cell office:value-type="float" office:value="0.783624" calcext:value-type="float">
            <text:p>0,783624</text:p>
          </table:table-cell>
          <table:table-cell office:value-type="float" office:value="0.785821" calcext:value-type="float">
            <text:p>0,785821</text:p>
          </table:table-cell>
          <table:table-cell office:value-type="float" office:value="0.799475" calcext:value-type="float">
            <text:p>0,799475</text:p>
          </table:table-cell>
          <table:table-cell office:value-type="float" office:value="0.823759" calcext:value-type="float">
            <text:p>0,823759</text:p>
          </table:table-cell>
          <table:table-cell office:value-type="float" office:value="0.836054" calcext:value-type="float">
            <text:p>0,836054</text:p>
          </table:table-cell>
          <table:table-cell office:value-type="float" office:value="0.838044" calcext:value-type="float">
            <text:p>0,838044</text:p>
          </table:table-cell>
          <table:table-cell office:value-type="float" office:value="0.839149" calcext:value-type="float">
            <text:p>0,839149</text:p>
          </table:table-cell>
          <table:table-cell office:value-type="float" office:value="0.844732" calcext:value-type="float">
            <text:p>0,844732</text:p>
          </table:table-cell>
          <table:table-cell office:value-type="float" office:value="0.870176" calcext:value-type="float">
            <text:p>0,870176</text:p>
          </table:table-cell>
          <table:table-cell office:value-type="float" office:value="0.908144" calcext:value-type="float">
            <text:p>0,908144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32898" calcext:value-type="float">
            <text:p>0,8328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0874" calcext:value-type="float">
            <text:p>0,780874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85738" calcext:value-type="float">
            <text:p>0,785738</text:p>
          </table:table-cell>
          <table:table-cell office:value-type="float" office:value="0.801266" calcext:value-type="float">
            <text:p>0,801266</text:p>
          </table:table-cell>
          <table:table-cell office:value-type="float" office:value="0.827487" calcext:value-type="float">
            <text:p>0,827487</text:p>
          </table:table-cell>
          <table:table-cell office:value-type="float" office:value="0.835901" calcext:value-type="float">
            <text:p>0,835901</text:p>
          </table:table-cell>
          <table:table-cell office:value-type="float" office:value="0.838048" calcext:value-type="float">
            <text:p>0,838048</text:p>
          </table:table-cell>
          <table:table-cell office:value-type="float" office:value="0.8392" calcext:value-type="float">
            <text:p>0,8392</text:p>
          </table:table-cell>
          <table:table-cell office:value-type="float" office:value="0.843229" calcext:value-type="float">
            <text:p>0,843229</text:p>
          </table:table-cell>
          <table:table-cell office:value-type="float" office:value="0.871359" calcext:value-type="float">
            <text:p>0,871359</text:p>
          </table:table-cell>
          <table:table-cell office:value-type="float" office:value="0.910286" calcext:value-type="float">
            <text:p>0,910286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33612" calcext:value-type="float">
            <text:p>0,83361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80874" calcext:value-type="float">
            <text:p>0,780874</text:p>
          </table:table-cell>
          <table:table-cell office:value-type="float" office:value="0.783531" calcext:value-type="float">
            <text:p>0,783531</text:p>
          </table:table-cell>
          <table:table-cell office:value-type="float" office:value="0.785469" calcext:value-type="float">
            <text:p>0,785469</text:p>
          </table:table-cell>
          <table:table-cell office:value-type="float" office:value="0.800544" calcext:value-type="float">
            <text:p>0,800544</text:p>
          </table:table-cell>
          <table:table-cell office:value-type="float" office:value="0.824902" calcext:value-type="float">
            <text:p>0,824902</text:p>
          </table:table-cell>
          <table:table-cell office:value-type="float" office:value="0.834479" calcext:value-type="float">
            <text:p>0,834479</text:p>
          </table:table-cell>
          <table:table-cell office:value-type="float" office:value="0.837582" calcext:value-type="float">
            <text:p>0,837582</text:p>
          </table:table-cell>
          <table:table-cell office:value-type="float" office:value="0.839044" calcext:value-type="float">
            <text:p>0,839044</text:p>
          </table:table-cell>
          <table:table-cell office:value-type="float" office:value="0.841489" calcext:value-type="float">
            <text:p>0,841489</text:p>
          </table:table-cell>
          <table:table-cell office:value-type="float" office:value="0.875877" calcext:value-type="float">
            <text:p>0,875877</text:p>
          </table:table-cell>
          <table:table-cell office:value-type="float" office:value="0.909974" calcext:value-type="float">
            <text:p>0,909974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33289" calcext:value-type="float">
            <text:p>0,83328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80874" calcext:value-type="float">
            <text:p>0,780874</text:p>
          </table:table-cell>
          <table:table-cell office:value-type="float" office:value="0.78359" calcext:value-type="float">
            <text:p>0,78359</text:p>
          </table:table-cell>
          <table:table-cell office:value-type="float" office:value="0.794075" calcext:value-type="float">
            <text:p>0,794075</text:p>
          </table:table-cell>
          <table:table-cell office:value-type="float" office:value="0.813889" calcext:value-type="float">
            <text:p>0,813889</text:p>
          </table:table-cell>
          <table:table-cell office:value-type="float" office:value="0.83059" calcext:value-type="float">
            <text:p>0,83059</text:p>
          </table:table-cell>
          <table:table-cell office:value-type="float" office:value="0.83657" calcext:value-type="float">
            <text:p>0,83657</text:p>
          </table:table-cell>
          <table:table-cell office:value-type="float" office:value="0.838385" calcext:value-type="float">
            <text:p>0,838385</text:p>
          </table:table-cell>
          <table:table-cell office:value-type="float" office:value="0.839354" calcext:value-type="float">
            <text:p>0,839354</text:p>
          </table:table-cell>
          <table:table-cell office:value-type="float" office:value="0.840436" calcext:value-type="float">
            <text:p>0,840436</text:p>
          </table:table-cell>
          <table:table-cell office:value-type="float" office:value="0.869679" calcext:value-type="float">
            <text:p>0,869679</text:p>
          </table:table-cell>
          <table:table-cell office:value-type="float" office:value="0.906745" calcext:value-type="float">
            <text:p>0,906745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35331" calcext:value-type="float">
            <text:p>0,8353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80874" calcext:value-type="float">
            <text:p>0,780874</text:p>
          </table:table-cell>
          <table:table-cell office:value-type="float" office:value="0.783691" calcext:value-type="float">
            <text:p>0,783691</text:p>
          </table:table-cell>
          <table:table-cell office:value-type="float" office:value="0.795794" calcext:value-type="float">
            <text:p>0,795794</text:p>
          </table:table-cell>
          <table:table-cell office:value-type="float" office:value="0.81392" calcext:value-type="float">
            <text:p>0,81392</text:p>
          </table:table-cell>
          <table:table-cell office:value-type="float" office:value="0.828436" calcext:value-type="float">
            <text:p>0,828436</text:p>
          </table:table-cell>
          <table:table-cell office:value-type="float" office:value="0.835645" calcext:value-type="float">
            <text:p>0,835645</text:p>
          </table:table-cell>
          <table:table-cell office:value-type="float" office:value="0.838505" calcext:value-type="float">
            <text:p>0,838505</text:p>
          </table:table-cell>
          <table:table-cell office:value-type="float" office:value="0.839478" calcext:value-type="float">
            <text:p>0,839478</text:p>
          </table:table-cell>
          <table:table-cell office:value-type="float" office:value="0.840155" calcext:value-type="float">
            <text:p>0,840155</text:p>
          </table:table-cell>
          <table:table-cell office:value-type="float" office:value="0.871393" calcext:value-type="float">
            <text:p>0,871393</text:p>
          </table:table-cell>
          <table:table-cell office:value-type="float" office:value="0.908614" calcext:value-type="float">
            <text:p>0,908614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35563" calcext:value-type="float">
            <text:p>0,83556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30667" calcext:value-type="float">
            <text:p>0,130667</text:p>
          </table:table-cell>
          <table:table-cell office:value-type="float" office:value="0.753406" calcext:value-type="float">
            <text:p>0,753406</text:p>
          </table:table-cell>
          <table:table-cell office:value-type="float" office:value="0.798751" calcext:value-type="float">
            <text:p>0,798751</text:p>
          </table:table-cell>
          <table:table-cell office:value-type="float" office:value="0.818422" calcext:value-type="float">
            <text:p>0,818422</text:p>
          </table:table-cell>
          <table:table-cell office:value-type="float" office:value="0.830849" calcext:value-type="float">
            <text:p>0,830849</text:p>
          </table:table-cell>
          <table:table-cell office:value-type="float" office:value="0.836724" calcext:value-type="float">
            <text:p>0,836724</text:p>
          </table:table-cell>
          <table:table-cell office:value-type="float" office:value="0.839048" calcext:value-type="float">
            <text:p>0,839048</text:p>
          </table:table-cell>
          <table:table-cell office:value-type="float" office:value="0.839611" calcext:value-type="float">
            <text:p>0,839611</text:p>
          </table:table-cell>
          <table:table-cell office:value-type="float" office:value="0.841169" calcext:value-type="float">
            <text:p>0,841169</text:p>
          </table:table-cell>
          <table:table-cell office:value-type="float" office:value="0.871339" calcext:value-type="float">
            <text:p>0,871339</text:p>
          </table:table-cell>
          <table:table-cell office:value-type="float" office:value="0.909579" calcext:value-type="float">
            <text:p>0,909579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3389" calcext:value-type="float">
            <text:p>0,833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3379" calcext:value-type="float">
            <text:p>0,783379</text:p>
          </table:table-cell>
          <table:table-cell office:value-type="float" office:value="0.784311" calcext:value-type="float">
            <text:p>0,784311</text:p>
          </table:table-cell>
          <table:table-cell office:value-type="float" office:value="0.805969" calcext:value-type="float">
            <text:p>0,805969</text:p>
          </table:table-cell>
          <table:table-cell office:value-type="float" office:value="0.825285" calcext:value-type="float">
            <text:p>0,825285</text:p>
          </table:table-cell>
          <table:table-cell office:value-type="float" office:value="0.834908" calcext:value-type="float">
            <text:p>0,834908</text:p>
          </table:table-cell>
          <table:table-cell office:value-type="float" office:value="0.838506" calcext:value-type="float">
            <text:p>0,838506</text:p>
          </table:table-cell>
          <table:table-cell office:value-type="float" office:value="0.839241" calcext:value-type="float">
            <text:p>0,839241</text:p>
          </table:table-cell>
          <table:table-cell office:value-type="float" office:value="0.839625" calcext:value-type="float">
            <text:p>0,839625</text:p>
          </table:table-cell>
          <table:table-cell office:value-type="float" office:value="0.846599" calcext:value-type="float">
            <text:p>0,846599</text:p>
          </table:table-cell>
          <table:table-cell office:value-type="float" office:value="0.881072" calcext:value-type="float">
            <text:p>0,881072</text:p>
          </table:table-cell>
          <table:table-cell office:value-type="float" office:value="0.910778" calcext:value-type="float">
            <text:p>0,910778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4063" calcext:value-type="float">
            <text:p>0,840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83471" calcext:value-type="float">
            <text:p>0,783471</text:p>
          </table:table-cell>
          <table:table-cell office:value-type="float" office:value="0.784828" calcext:value-type="float">
            <text:p>0,784828</text:p>
          </table:table-cell>
          <table:table-cell office:value-type="float" office:value="0.812579" calcext:value-type="float">
            <text:p>0,812579</text:p>
          </table:table-cell>
          <table:table-cell office:value-type="float" office:value="0.828966" calcext:value-type="float">
            <text:p>0,828966</text:p>
          </table:table-cell>
          <table:table-cell office:value-type="float" office:value="0.835674" calcext:value-type="float">
            <text:p>0,835674</text:p>
          </table:table-cell>
          <table:table-cell office:value-type="float" office:value="0.838524" calcext:value-type="float">
            <text:p>0,838524</text:p>
          </table:table-cell>
          <table:table-cell office:value-type="float" office:value="0.839234" calcext:value-type="float">
            <text:p>0,839234</text:p>
          </table:table-cell>
          <table:table-cell office:value-type="float" office:value="0.839678" calcext:value-type="float">
            <text:p>0,839678</text:p>
          </table:table-cell>
          <table:table-cell office:value-type="float" office:value="0.849455" calcext:value-type="float">
            <text:p>0,849455</text:p>
          </table:table-cell>
          <table:table-cell office:value-type="float" office:value="0.874724" calcext:value-type="float">
            <text:p>0,874724</text:p>
          </table:table-cell>
          <table:table-cell office:value-type="float" office:value="0.910617" calcext:value-type="float">
            <text:p>0,910617</text:p>
          </table:table-cell>
          <table:table-cell office:value-type="float" office:value="0.91646" calcext:value-type="float">
            <text:p>0,91646</text:p>
          </table:table-cell>
          <table:table-cell office:value-type="float" office:value="0.841428" calcext:value-type="float">
            <text:p>0,84142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7908" calcext:value-type="float">
            <text:p>0,157908</text:p>
          </table:table-cell>
          <table:table-cell office:value-type="float" office:value="0.753848" calcext:value-type="float">
            <text:p>0,753848</text:p>
          </table:table-cell>
          <table:table-cell office:value-type="float" office:value="0.810659" calcext:value-type="float">
            <text:p>0,810659</text:p>
          </table:table-cell>
          <table:table-cell office:value-type="float" office:value="0.82708" calcext:value-type="float">
            <text:p>0,82708</text:p>
          </table:table-cell>
          <table:table-cell office:value-type="float" office:value="0.834457" calcext:value-type="float">
            <text:p>0,834457</text:p>
          </table:table-cell>
          <table:table-cell office:value-type="float" office:value="0.837366" calcext:value-type="float">
            <text:p>0,837366</text:p>
          </table:table-cell>
          <table:table-cell office:value-type="float" office:value="0.839237" calcext:value-type="float">
            <text:p>0,839237</text:p>
          </table:table-cell>
          <table:table-cell office:value-type="float" office:value="0.839831" calcext:value-type="float">
            <text:p>0,839831</text:p>
          </table:table-cell>
          <table:table-cell office:value-type="float" office:value="0.856851" calcext:value-type="float">
            <text:p>0,856851</text:p>
          </table:table-cell>
          <table:table-cell office:value-type="float" office:value="0.883053" calcext:value-type="float">
            <text:p>0,883053</text:p>
          </table:table-cell>
          <table:table-cell office:value-type="float" office:value="0.911836" calcext:value-type="float">
            <text:p>0,91183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39422" calcext:value-type="float">
            <text:p>0,83942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83494" calcext:value-type="float">
            <text:p>0,783494</text:p>
          </table:table-cell>
          <table:table-cell office:value-type="float" office:value="0.802375" calcext:value-type="float">
            <text:p>0,802375</text:p>
          </table:table-cell>
          <table:table-cell office:value-type="float" office:value="0.826108" calcext:value-type="float">
            <text:p>0,826108</text:p>
          </table:table-cell>
          <table:table-cell office:value-type="float" office:value="0.835145" calcext:value-type="float">
            <text:p>0,835145</text:p>
          </table:table-cell>
          <table:table-cell office:value-type="float" office:value="0.837885" calcext:value-type="float">
            <text:p>0,837885</text:p>
          </table:table-cell>
          <table:table-cell office:value-type="float" office:value="0.839339" calcext:value-type="float">
            <text:p>0,839339</text:p>
          </table:table-cell>
          <table:table-cell office:value-type="float" office:value="0.839814" calcext:value-type="float">
            <text:p>0,839814</text:p>
          </table:table-cell>
          <table:table-cell office:value-type="float" office:value="0.847992" calcext:value-type="float">
            <text:p>0,847992</text:p>
          </table:table-cell>
          <table:table-cell office:value-type="float" office:value="0.881952" calcext:value-type="float">
            <text:p>0,881952</text:p>
          </table:table-cell>
          <table:table-cell office:value-type="float" office:value="0.905676" calcext:value-type="float">
            <text:p>0,905676</text:p>
          </table:table-cell>
          <table:table-cell office:value-type="float" office:value="0.91509" calcext:value-type="float">
            <text:p>0,91509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53137" calcext:value-type="float">
            <text:p>0,8531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83586" calcext:value-type="float">
            <text:p>0,783586</text:p>
          </table:table-cell>
          <table:table-cell office:value-type="float" office:value="0.80129" calcext:value-type="float">
            <text:p>0,80129</text:p>
          </table:table-cell>
          <table:table-cell office:value-type="float" office:value="0.827518" calcext:value-type="float">
            <text:p>0,827518</text:p>
          </table:table-cell>
          <table:table-cell office:value-type="float" office:value="0.835824" calcext:value-type="float">
            <text:p>0,835824</text:p>
          </table:table-cell>
          <table:table-cell office:value-type="float" office:value="0.83879" calcext:value-type="float">
            <text:p>0,83879</text:p>
          </table:table-cell>
          <table:table-cell office:value-type="float" office:value="0.839677" calcext:value-type="float">
            <text:p>0,839677</text:p>
          </table:table-cell>
          <table:table-cell office:value-type="float" office:value="0.841867" calcext:value-type="float">
            <text:p>0,841867</text:p>
          </table:table-cell>
          <table:table-cell office:value-type="float" office:value="0.858361" calcext:value-type="float">
            <text:p>0,858361</text:p>
          </table:table-cell>
          <table:table-cell office:value-type="float" office:value="0.891928" calcext:value-type="float">
            <text:p>0,891928</text:p>
          </table:table-cell>
          <table:table-cell office:value-type="float" office:value="0.904783" calcext:value-type="float">
            <text:p>0,904783</text:p>
          </table:table-cell>
          <table:table-cell office:value-type="float" office:value="0.913822" calcext:value-type="float">
            <text:p>0,913822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55386" calcext:value-type="float">
            <text:p>0,8553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6368" calcext:value-type="float">
            <text:p>0,056368</text:p>
          </table:table-cell>
          <table:table-cell office:value-type="float" office:value="0.74936" calcext:value-type="float">
            <text:p>0,74936</text:p>
          </table:table-cell>
          <table:table-cell office:value-type="float" office:value="0.82576" calcext:value-type="float">
            <text:p>0,82576</text:p>
          </table:table-cell>
          <table:table-cell office:value-type="float" office:value="0.835536" calcext:value-type="float">
            <text:p>0,835536</text:p>
          </table:table-cell>
          <table:table-cell office:value-type="float" office:value="0.838748" calcext:value-type="float">
            <text:p>0,838748</text:p>
          </table:table-cell>
          <table:table-cell office:value-type="float" office:value="0.83979" calcext:value-type="float">
            <text:p>0,83979</text:p>
          </table:table-cell>
          <table:table-cell office:value-type="float" office:value="0.841876" calcext:value-type="float">
            <text:p>0,841876</text:p>
          </table:table-cell>
          <table:table-cell office:value-type="float" office:value="0.858915" calcext:value-type="float">
            <text:p>0,858915</text:p>
          </table:table-cell>
          <table:table-cell office:value-type="float" office:value="0.890584" calcext:value-type="float">
            <text:p>0,890584</text:p>
          </table:table-cell>
          <table:table-cell office:value-type="float" office:value="0.905797" calcext:value-type="float">
            <text:p>0,905797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50066" calcext:value-type="float">
            <text:p>0,8500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7034" calcext:value-type="float">
            <text:p>0,127034</text:p>
          </table:table-cell>
          <table:table-cell office:value-type="float" office:value="0.745659" calcext:value-type="float">
            <text:p>0,745659</text:p>
          </table:table-cell>
          <table:table-cell office:value-type="float" office:value="0.834368" calcext:value-type="float">
            <text:p>0,834368</text:p>
          </table:table-cell>
          <table:table-cell office:value-type="float" office:value="0.837743" calcext:value-type="float">
            <text:p>0,837743</text:p>
          </table:table-cell>
          <table:table-cell office:value-type="float" office:value="0.839375" calcext:value-type="float">
            <text:p>0,839375</text:p>
          </table:table-cell>
          <table:table-cell office:value-type="float" office:value="0.839974" calcext:value-type="float">
            <text:p>0,839974</text:p>
          </table:table-cell>
          <table:table-cell office:value-type="float" office:value="0.849326" calcext:value-type="float">
            <text:p>0,849326</text:p>
          </table:table-cell>
          <table:table-cell office:value-type="float" office:value="0.869068" calcext:value-type="float">
            <text:p>0,869068</text:p>
          </table:table-cell>
          <table:table-cell office:value-type="float" office:value="0.901015" calcext:value-type="float">
            <text:p>0,901015</text:p>
          </table:table-cell>
          <table:table-cell office:value-type="float" office:value="0.908103" calcext:value-type="float">
            <text:p>0,908103</text:p>
          </table:table-cell>
          <table:table-cell office:value-type="float" office:value="0.915714" calcext:value-type="float">
            <text:p>0,915714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54034" calcext:value-type="float">
            <text:p>0,85403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77747" calcext:value-type="float">
            <text:p>0,577747</text:p>
          </table:table-cell>
          <table:table-cell office:value-type="float" office:value="0.76304" calcext:value-type="float">
            <text:p>0,76304</text:p>
          </table:table-cell>
          <table:table-cell office:value-type="float" office:value="0.833477" calcext:value-type="float">
            <text:p>0,833477</text:p>
          </table:table-cell>
          <table:table-cell office:value-type="float" office:value="0.837766" calcext:value-type="float">
            <text:p>0,837766</text:p>
          </table:table-cell>
          <table:table-cell office:value-type="float" office:value="0.839456" calcext:value-type="float">
            <text:p>0,839456</text:p>
          </table:table-cell>
          <table:table-cell office:value-type="float" office:value="0.841748" calcext:value-type="float">
            <text:p>0,841748</text:p>
          </table:table-cell>
          <table:table-cell office:value-type="float" office:value="0.859349" calcext:value-type="float">
            <text:p>0,859349</text:p>
          </table:table-cell>
          <table:table-cell office:value-type="float" office:value="0.882233" calcext:value-type="float">
            <text:p>0,882233</text:p>
          </table:table-cell>
          <table:table-cell office:value-type="float" office:value="0.904275" calcext:value-type="float">
            <text:p>0,904275</text:p>
          </table:table-cell>
          <table:table-cell office:value-type="float" office:value="0.908956" calcext:value-type="float">
            <text:p>0,908956</text:p>
          </table:table-cell>
          <table:table-cell office:value-type="float" office:value="0.91526" calcext:value-type="float">
            <text:p>0,9152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58556" calcext:value-type="float">
            <text:p>0,8585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57264" calcext:value-type="float">
            <text:p>0,157264</text:p>
          </table:table-cell>
          <table:table-cell office:value-type="float" office:value="0.73607" calcext:value-type="float">
            <text:p>0,73607</text:p>
          </table:table-cell>
          <table:table-cell office:value-type="float" office:value="0.832668" calcext:value-type="float">
            <text:p>0,832668</text:p>
          </table:table-cell>
          <table:table-cell office:value-type="float" office:value="0.837531" calcext:value-type="float">
            <text:p>0,837531</text:p>
          </table:table-cell>
          <table:table-cell office:value-type="float" office:value="0.839714" calcext:value-type="float">
            <text:p>0,839714</text:p>
          </table:table-cell>
          <table:table-cell office:value-type="float" office:value="0.849528" calcext:value-type="float">
            <text:p>0,849528</text:p>
          </table:table-cell>
          <table:table-cell office:value-type="float" office:value="0.862315" calcext:value-type="float">
            <text:p>0,862315</text:p>
          </table:table-cell>
          <table:table-cell office:value-type="float" office:value="0.894277" calcext:value-type="float">
            <text:p>0,894277</text:p>
          </table:table-cell>
          <table:table-cell office:value-type="float" office:value="0.905566" calcext:value-type="float">
            <text:p>0,905566</text:p>
          </table:table-cell>
          <table:table-cell office:value-type="float" office:value="0.91163" calcext:value-type="float">
            <text:p>0,91163</text:p>
          </table:table-cell>
          <table:table-cell office:value-type="float" office:value="0.915736" calcext:value-type="float">
            <text:p>0,91573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58503" calcext:value-type="float">
            <text:p>0,85850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70092" calcext:value-type="float">
            <text:p>0,770092</text:p>
          </table:table-cell>
          <table:table-cell office:value-type="float" office:value="0.805606" calcext:value-type="float">
            <text:p>0,805606</text:p>
          </table:table-cell>
          <table:table-cell office:value-type="float" office:value="0.835582" calcext:value-type="float">
            <text:p>0,835582</text:p>
          </table:table-cell>
          <table:table-cell office:value-type="float" office:value="0.838607" calcext:value-type="float">
            <text:p>0,838607</text:p>
          </table:table-cell>
          <table:table-cell office:value-type="float" office:value="0.840494" calcext:value-type="float">
            <text:p>0,840494</text:p>
          </table:table-cell>
          <table:table-cell office:value-type="float" office:value="0.855837" calcext:value-type="float">
            <text:p>0,855837</text:p>
          </table:table-cell>
          <table:table-cell office:value-type="float" office:value="0.871728" calcext:value-type="float">
            <text:p>0,871728</text:p>
          </table:table-cell>
          <table:table-cell office:value-type="float" office:value="0.902889" calcext:value-type="float">
            <text:p>0,902889</text:p>
          </table:table-cell>
          <table:table-cell office:value-type="float" office:value="0.909847" calcext:value-type="float">
            <text:p>0,909847</text:p>
          </table:table-cell>
          <table:table-cell office:value-type="float" office:value="0.91458" calcext:value-type="float">
            <text:p>0,91458</text:p>
          </table:table-cell>
          <table:table-cell office:value-type="float" office:value="0.916051" calcext:value-type="float">
            <text:p>0,916051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9122" calcext:value-type="float">
            <text:p>0,86912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6874" calcext:value-type="float">
            <text:p>0,016874</text:p>
          </table:table-cell>
          <table:table-cell office:value-type="float" office:value="0.727389" calcext:value-type="float">
            <text:p>0,727389</text:p>
          </table:table-cell>
          <table:table-cell office:value-type="float" office:value="0.83599" calcext:value-type="float">
            <text:p>0,83599</text:p>
          </table:table-cell>
          <table:table-cell office:value-type="float" office:value="0.83913" calcext:value-type="float">
            <text:p>0,83913</text:p>
          </table:table-cell>
          <table:table-cell office:value-type="float" office:value="0.843694" calcext:value-type="float">
            <text:p>0,843694</text:p>
          </table:table-cell>
          <table:table-cell office:value-type="float" office:value="0.859414" calcext:value-type="float">
            <text:p>0,859414</text:p>
          </table:table-cell>
          <table:table-cell office:value-type="float" office:value="0.87968" calcext:value-type="float">
            <text:p>0,87968</text:p>
          </table:table-cell>
          <table:table-cell office:value-type="float" office:value="0.903414" calcext:value-type="float">
            <text:p>0,903414</text:p>
          </table:table-cell>
          <table:table-cell office:value-type="float" office:value="0.910548" calcext:value-type="float">
            <text:p>0,910548</text:p>
          </table:table-cell>
          <table:table-cell office:value-type="float" office:value="0.914989" calcext:value-type="float">
            <text:p>0,914989</text:p>
          </table:table-cell>
          <table:table-cell office:value-type="float" office:value="0.916238" calcext:value-type="float">
            <text:p>0,916238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3049" calcext:value-type="float">
            <text:p>0,86304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0552" calcext:value-type="float">
            <text:p>0,230552</text:p>
          </table:table-cell>
          <table:table-cell office:value-type="float" office:value="0.766221" calcext:value-type="float">
            <text:p>0,766221</text:p>
          </table:table-cell>
          <table:table-cell office:value-type="float" office:value="0.832939" calcext:value-type="float">
            <text:p>0,832939</text:p>
          </table:table-cell>
          <table:table-cell office:value-type="float" office:value="0.838716" calcext:value-type="float">
            <text:p>0,838716</text:p>
          </table:table-cell>
          <table:table-cell office:value-type="float" office:value="0.840079" calcext:value-type="float">
            <text:p>0,840079</text:p>
          </table:table-cell>
          <table:table-cell office:value-type="float" office:value="0.85416" calcext:value-type="float">
            <text:p>0,85416</text:p>
          </table:table-cell>
          <table:table-cell office:value-type="float" office:value="0.863671" calcext:value-type="float">
            <text:p>0,863671</text:p>
          </table:table-cell>
          <table:table-cell office:value-type="float" office:value="0.898387" calcext:value-type="float">
            <text:p>0,898387</text:p>
          </table:table-cell>
          <table:table-cell office:value-type="float" office:value="0.907886" calcext:value-type="float">
            <text:p>0,907886</text:p>
          </table:table-cell>
          <table:table-cell office:value-type="float" office:value="0.914415" calcext:value-type="float">
            <text:p>0,914415</text:p>
          </table:table-cell>
          <table:table-cell office:value-type="float" office:value="0.916144" calcext:value-type="float">
            <text:p>0,916144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3262" calcext:value-type="float">
            <text:p>0,86326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83747" calcext:value-type="float">
            <text:p>0,783747</text:p>
          </table:table-cell>
          <table:table-cell office:value-type="float" office:value="0.797097" calcext:value-type="float">
            <text:p>0,797097</text:p>
          </table:table-cell>
          <table:table-cell office:value-type="float" office:value="0.833145" calcext:value-type="float">
            <text:p>0,833145</text:p>
          </table:table-cell>
          <table:table-cell office:value-type="float" office:value="0.838967" calcext:value-type="float">
            <text:p>0,838967</text:p>
          </table:table-cell>
          <table:table-cell office:value-type="float" office:value="0.84026" calcext:value-type="float">
            <text:p>0,84026</text:p>
          </table:table-cell>
          <table:table-cell office:value-type="float" office:value="0.857284" calcext:value-type="float">
            <text:p>0,857284</text:p>
          </table:table-cell>
          <table:table-cell office:value-type="float" office:value="0.868576" calcext:value-type="float">
            <text:p>0,868576</text:p>
          </table:table-cell>
          <table:table-cell office:value-type="float" office:value="0.901322" calcext:value-type="float">
            <text:p>0,901322</text:p>
          </table:table-cell>
          <table:table-cell office:value-type="float" office:value="0.906452" calcext:value-type="float">
            <text:p>0,906452</text:p>
          </table:table-cell>
          <table:table-cell office:value-type="float" office:value="0.911993" calcext:value-type="float">
            <text:p>0,911993</text:p>
          </table:table-cell>
          <table:table-cell office:value-type="float" office:value="0.916017" calcext:value-type="float">
            <text:p>0,916017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7111" calcext:value-type="float">
            <text:p>0,86711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83701" calcext:value-type="float">
            <text:p>0,783701</text:p>
          </table:table-cell>
          <table:table-cell office:value-type="float" office:value="0.795344" calcext:value-type="float">
            <text:p>0,795344</text:p>
          </table:table-cell>
          <table:table-cell office:value-type="float" office:value="0.833515" calcext:value-type="float">
            <text:p>0,833515</text:p>
          </table:table-cell>
          <table:table-cell office:value-type="float" office:value="0.839066" calcext:value-type="float">
            <text:p>0,839066</text:p>
          </table:table-cell>
          <table:table-cell office:value-type="float" office:value="0.83996" calcext:value-type="float">
            <text:p>0,83996</text:p>
          </table:table-cell>
          <table:table-cell office:value-type="float" office:value="0.852123" calcext:value-type="float">
            <text:p>0,852123</text:p>
          </table:table-cell>
          <table:table-cell office:value-type="float" office:value="0.862385" calcext:value-type="float">
            <text:p>0,862385</text:p>
          </table:table-cell>
          <table:table-cell office:value-type="float" office:value="0.894848" calcext:value-type="float">
            <text:p>0,894848</text:p>
          </table:table-cell>
          <table:table-cell office:value-type="float" office:value="0.906631" calcext:value-type="float">
            <text:p>0,906631</text:p>
          </table:table-cell>
          <table:table-cell office:value-type="float" office:value="0.914049" calcext:value-type="float">
            <text:p>0,914049</text:p>
          </table:table-cell>
          <table:table-cell office:value-type="float" office:value="0.916153" calcext:value-type="float">
            <text:p>0,916153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5407" calcext:value-type="float">
            <text:p>0,8654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10552" calcext:value-type="float">
            <text:p>0,210552</text:p>
          </table:table-cell>
          <table:table-cell office:value-type="float" office:value="0.76659" calcext:value-type="float">
            <text:p>0,76659</text:p>
          </table:table-cell>
          <table:table-cell office:value-type="float" office:value="0.83468" calcext:value-type="float">
            <text:p>0,83468</text:p>
          </table:table-cell>
          <table:table-cell office:value-type="float" office:value="0.839336" calcext:value-type="float">
            <text:p>0,839336</text:p>
          </table:table-cell>
          <table:table-cell office:value-type="float" office:value="0.840055" calcext:value-type="float">
            <text:p>0,840055</text:p>
          </table:table-cell>
          <table:table-cell office:value-type="float" office:value="0.853511" calcext:value-type="float">
            <text:p>0,853511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883847" calcext:value-type="float">
            <text:p>0,883847</text:p>
          </table:table-cell>
          <table:table-cell office:value-type="float" office:value="0.90438" calcext:value-type="float">
            <text:p>0,90438</text:p>
          </table:table-cell>
          <table:table-cell office:value-type="float" office:value="0.91209" calcext:value-type="float">
            <text:p>0,91209</text:p>
          </table:table-cell>
          <table:table-cell office:value-type="float" office:value="0.916136" calcext:value-type="float">
            <text:p>0,91613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1103" calcext:value-type="float">
            <text:p>0,86110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83747" calcext:value-type="float">
            <text:p>0,783747</text:p>
          </table:table-cell>
          <table:table-cell office:value-type="float" office:value="0.795609" calcext:value-type="float">
            <text:p>0,795609</text:p>
          </table:table-cell>
          <table:table-cell office:value-type="float" office:value="0.833133" calcext:value-type="float">
            <text:p>0,833133</text:p>
          </table:table-cell>
          <table:table-cell office:value-type="float" office:value="0.839316" calcext:value-type="float">
            <text:p>0,839316</text:p>
          </table:table-cell>
          <table:table-cell office:value-type="float" office:value="0.840676" calcext:value-type="float">
            <text:p>0,840676</text:p>
          </table:table-cell>
          <table:table-cell office:value-type="float" office:value="0.854179" calcext:value-type="float">
            <text:p>0,854179</text:p>
          </table:table-cell>
          <table:table-cell office:value-type="float" office:value="0.869391" calcext:value-type="float">
            <text:p>0,869391</text:p>
          </table:table-cell>
          <table:table-cell office:value-type="float" office:value="0.90063" calcext:value-type="float">
            <text:p>0,90063</text:p>
          </table:table-cell>
          <table:table-cell office:value-type="float" office:value="0.907067" calcext:value-type="float">
            <text:p>0,907067</text:p>
          </table:table-cell>
          <table:table-cell office:value-type="float" office:value="0.914038" calcext:value-type="float">
            <text:p>0,914038</text:p>
          </table:table-cell>
          <table:table-cell office:value-type="float" office:value="0.916111" calcext:value-type="float">
            <text:p>0,916111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7015" calcext:value-type="float">
            <text:p>0,86701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241" calcext:value-type="float">
            <text:p>0,019241</text:p>
          </table:table-cell>
          <table:table-cell office:value-type="float" office:value="0.737309" calcext:value-type="float">
            <text:p>0,737309</text:p>
          </table:table-cell>
          <table:table-cell office:value-type="float" office:value="0.837277" calcext:value-type="float">
            <text:p>0,837277</text:p>
          </table:table-cell>
          <table:table-cell office:value-type="float" office:value="0.839357" calcext:value-type="float">
            <text:p>0,839357</text:p>
          </table:table-cell>
          <table:table-cell office:value-type="float" office:value="0.842409" calcext:value-type="float">
            <text:p>0,842409</text:p>
          </table:table-cell>
          <table:table-cell office:value-type="float" office:value="0.855807" calcext:value-type="float">
            <text:p>0,855807</text:p>
          </table:table-cell>
          <table:table-cell office:value-type="float" office:value="0.879049" calcext:value-type="float">
            <text:p>0,879049</text:p>
          </table:table-cell>
          <table:table-cell office:value-type="float" office:value="0.90242" calcext:value-type="float">
            <text:p>0,90242</text:p>
          </table:table-cell>
          <table:table-cell office:value-type="float" office:value="0.907024" calcext:value-type="float">
            <text:p>0,907024</text:p>
          </table:table-cell>
          <table:table-cell office:value-type="float" office:value="0.914023" calcext:value-type="float">
            <text:p>0,914023</text:p>
          </table:table-cell>
          <table:table-cell office:value-type="float" office:value="0.916255" calcext:value-type="float">
            <text:p>0,916255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63093" calcext:value-type="float">
            <text:p>0,86309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8575" calcext:value-type="float">
            <text:p>0,778575</text:p>
          </table:table-cell>
          <table:table-cell office:value-type="float" office:value="0.814249" calcext:value-type="float">
            <text:p>0,814249</text:p>
          </table:table-cell>
          <table:table-cell office:value-type="float" office:value="0.83829" calcext:value-type="float">
            <text:p>0,83829</text:p>
          </table:table-cell>
          <table:table-cell office:value-type="float" office:value="0.839506" calcext:value-type="float">
            <text:p>0,839506</text:p>
          </table:table-cell>
          <table:table-cell office:value-type="float" office:value="0.840506" calcext:value-type="float">
            <text:p>0,840506</text:p>
          </table:table-cell>
          <table:table-cell office:value-type="float" office:value="0.854322" calcext:value-type="float">
            <text:p>0,854322</text:p>
          </table:table-cell>
          <table:table-cell office:value-type="float" office:value="0.875294" calcext:value-type="float">
            <text:p>0,875294</text:p>
          </table:table-cell>
          <table:table-cell office:value-type="float" office:value="0.901117" calcext:value-type="float">
            <text:p>0,901117</text:p>
          </table:table-cell>
          <table:table-cell office:value-type="float" office:value="0.907913" calcext:value-type="float">
            <text:p>0,907913</text:p>
          </table:table-cell>
          <table:table-cell office:value-type="float" office:value="0.914411" calcext:value-type="float">
            <text:p>0,914411</text:p>
          </table:table-cell>
          <table:table-cell office:value-type="float" office:value="0.916229" calcext:value-type="float">
            <text:p>0,916229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70184" calcext:value-type="float">
            <text:p>0,87018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8669" calcext:value-type="float">
            <text:p>0,78669</text:p>
          </table:table-cell>
          <table:table-cell office:value-type="float" office:value="0.828617" calcext:value-type="float">
            <text:p>0,828617</text:p>
          </table:table-cell>
          <table:table-cell office:value-type="float" office:value="0.839295" calcext:value-type="float">
            <text:p>0,839295</text:p>
          </table:table-cell>
          <table:table-cell office:value-type="float" office:value="0.839795" calcext:value-type="float">
            <text:p>0,839795</text:p>
          </table:table-cell>
          <table:table-cell office:value-type="float" office:value="0.850541" calcext:value-type="float">
            <text:p>0,850541</text:p>
          </table:table-cell>
          <table:table-cell office:value-type="float" office:value="0.866551" calcext:value-type="float">
            <text:p>0,866551</text:p>
          </table:table-cell>
          <table:table-cell office:value-type="float" office:value="0.898274" calcext:value-type="float">
            <text:p>0,898274</text:p>
          </table:table-cell>
          <table:table-cell office:value-type="float" office:value="0.904636" calcext:value-type="float">
            <text:p>0,904636</text:p>
          </table:table-cell>
          <table:table-cell office:value-type="float" office:value="0.908798" calcext:value-type="float">
            <text:p>0,908798</text:p>
          </table:table-cell>
          <table:table-cell office:value-type="float" office:value="0.915114" calcext:value-type="float">
            <text:p>0,915114</text:p>
          </table:table-cell>
          <table:table-cell office:value-type="float" office:value="0.916351" calcext:value-type="float">
            <text:p>0,916351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76797" calcext:value-type="float">
            <text:p>0,87679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8669" calcext:value-type="float">
            <text:p>0,78669</text:p>
          </table:table-cell>
          <table:table-cell office:value-type="float" office:value="0.828632" calcext:value-type="float">
            <text:p>0,828632</text:p>
          </table:table-cell>
          <table:table-cell office:value-type="float" office:value="0.839546" calcext:value-type="float">
            <text:p>0,839546</text:p>
          </table:table-cell>
          <table:table-cell office:value-type="float" office:value="0.846298" calcext:value-type="float">
            <text:p>0,846298</text:p>
          </table:table-cell>
          <table:table-cell office:value-type="float" office:value="0.865292" calcext:value-type="float">
            <text:p>0,865292</text:p>
          </table:table-cell>
          <table:table-cell office:value-type="float" office:value="0.897113" calcext:value-type="float">
            <text:p>0,897113</text:p>
          </table:table-cell>
          <table:table-cell office:value-type="float" office:value="0.903763" calcext:value-type="float">
            <text:p>0,903763</text:p>
          </table:table-cell>
          <table:table-cell office:value-type="float" office:value="0.906179" calcext:value-type="float">
            <text:p>0,906179</text:p>
          </table:table-cell>
          <table:table-cell office:value-type="float" office:value="0.91311" calcext:value-type="float">
            <text:p>0,91311</text:p>
          </table:table-cell>
          <table:table-cell office:value-type="float" office:value="0.915511" calcext:value-type="float">
            <text:p>0,915511</text:p>
          </table:table-cell>
          <table:table-cell office:value-type="float" office:value="0.916471" calcext:value-type="float">
            <text:p>0,916471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83192" calcext:value-type="float">
            <text:p>0,88319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28437" calcext:value-type="float">
            <text:p>0,828437</text:p>
          </table:table-cell>
          <table:table-cell office:value-type="float" office:value="0.83857" calcext:value-type="float">
            <text:p>0,83857</text:p>
          </table:table-cell>
          <table:table-cell office:value-type="float" office:value="0.844384" calcext:value-type="float">
            <text:p>0,844384</text:p>
          </table:table-cell>
          <table:table-cell office:value-type="float" office:value="0.86164" calcext:value-type="float">
            <text:p>0,86164</text:p>
          </table:table-cell>
          <table:table-cell office:value-type="float" office:value="0.894748" calcext:value-type="float">
            <text:p>0,894748</text:p>
          </table:table-cell>
          <table:table-cell office:value-type="float" office:value="0.903653" calcext:value-type="float">
            <text:p>0,903653</text:p>
          </table:table-cell>
          <table:table-cell office:value-type="float" office:value="0.906087" calcext:value-type="float">
            <text:p>0,906087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914511" calcext:value-type="float">
            <text:p>0,914511</text:p>
          </table:table-cell>
          <table:table-cell office:value-type="float" office:value="0.915633" calcext:value-type="float">
            <text:p>0,915633</text:p>
          </table:table-cell>
          <table:table-cell office:value-type="float" office:value="0.916437" calcext:value-type="float">
            <text:p>0,916437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057" calcext:value-type="float">
            <text:p>0,8905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01586" calcext:value-type="float">
            <text:p>0,601586</text:p>
          </table:table-cell>
          <table:table-cell office:value-type="float" office:value="0.823387" calcext:value-type="float">
            <text:p>0,823387</text:p>
          </table:table-cell>
          <table:table-cell office:value-type="float" office:value="0.83993" calcext:value-type="float">
            <text:p>0,83993</text:p>
          </table:table-cell>
          <table:table-cell office:value-type="float" office:value="0.856448" calcext:value-type="float">
            <text:p>0,856448</text:p>
          </table:table-cell>
          <table:table-cell office:value-type="float" office:value="0.88389" calcext:value-type="float">
            <text:p>0,88389</text:p>
          </table:table-cell>
          <table:table-cell office:value-type="float" office:value="0.90032" calcext:value-type="float">
            <text:p>0,90032</text:p>
          </table:table-cell>
          <table:table-cell office:value-type="float" office:value="0.905467" calcext:value-type="float">
            <text:p>0,905467</text:p>
          </table:table-cell>
          <table:table-cell office:value-type="float" office:value="0.908002" calcext:value-type="float">
            <text:p>0,908002</text:p>
          </table:table-cell>
          <table:table-cell office:value-type="float" office:value="0.914238" calcext:value-type="float">
            <text:p>0,914238</text:p>
          </table:table-cell>
          <table:table-cell office:value-type="float" office:value="0.915493" calcext:value-type="float">
            <text:p>0,915493</text:p>
          </table:table-cell>
          <table:table-cell office:value-type="float" office:value="0.9164" calcext:value-type="float">
            <text:p>0,9164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86357" calcext:value-type="float">
            <text:p>0,88635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23586" calcext:value-type="float">
            <text:p>0,823586</text:p>
          </table:table-cell>
          <table:table-cell office:value-type="float" office:value="0.836962" calcext:value-type="float">
            <text:p>0,836962</text:p>
          </table:table-cell>
          <table:table-cell office:value-type="float" office:value="0.839641" calcext:value-type="float">
            <text:p>0,839641</text:p>
          </table:table-cell>
          <table:table-cell office:value-type="float" office:value="0.855522" calcext:value-type="float">
            <text:p>0,855522</text:p>
          </table:table-cell>
          <table:table-cell office:value-type="float" office:value="0.889124" calcext:value-type="float">
            <text:p>0,889124</text:p>
          </table:table-cell>
          <table:table-cell office:value-type="float" office:value="0.900339" calcext:value-type="float">
            <text:p>0,900339</text:p>
          </table:table-cell>
          <table:table-cell office:value-type="float" office:value="0.905266" calcext:value-type="float">
            <text:p>0,905266</text:p>
          </table:table-cell>
          <table:table-cell office:value-type="float" office:value="0.907925" calcext:value-type="float">
            <text:p>0,907925</text:p>
          </table:table-cell>
          <table:table-cell office:value-type="float" office:value="0.914285" calcext:value-type="float">
            <text:p>0,914285</text:p>
          </table:table-cell>
          <table:table-cell office:value-type="float" office:value="0.915539" calcext:value-type="float">
            <text:p>0,915539</text:p>
          </table:table-cell>
          <table:table-cell office:value-type="float" office:value="0.916433" calcext:value-type="float">
            <text:p>0,916433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88104" calcext:value-type="float">
            <text:p>0,88810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83172" calcext:value-type="float">
            <text:p>0,783172</text:p>
          </table:table-cell>
          <table:table-cell office:value-type="float" office:value="0.828709" calcext:value-type="float">
            <text:p>0,828709</text:p>
          </table:table-cell>
          <table:table-cell office:value-type="float" office:value="0.839598" calcext:value-type="float">
            <text:p>0,839598</text:p>
          </table:table-cell>
          <table:table-cell office:value-type="float" office:value="0.850687" calcext:value-type="float">
            <text:p>0,850687</text:p>
          </table:table-cell>
          <table:table-cell office:value-type="float" office:value="0.875761" calcext:value-type="float">
            <text:p>0,875761</text:p>
          </table:table-cell>
          <table:table-cell office:value-type="float" office:value="0.897075" calcext:value-type="float">
            <text:p>0,897075</text:p>
          </table:table-cell>
          <table:table-cell office:value-type="float" office:value="0.904013" calcext:value-type="float">
            <text:p>0,904013</text:p>
          </table:table-cell>
          <table:table-cell office:value-type="float" office:value="0.90657" calcext:value-type="float">
            <text:p>0,90657</text:p>
          </table:table-cell>
          <table:table-cell office:value-type="float" office:value="0.91333" calcext:value-type="float">
            <text:p>0,91333</text:p>
          </table:table-cell>
          <table:table-cell office:value-type="float" office:value="0.915253" calcext:value-type="float">
            <text:p>0,915253</text:p>
          </table:table-cell>
          <table:table-cell office:value-type="float" office:value="0.916363" calcext:value-type="float">
            <text:p>0,916363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84736" calcext:value-type="float">
            <text:p>0,88473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21034" calcext:value-type="float">
            <text:p>0,121034</text:p>
          </table:table-cell>
          <table:table-cell office:value-type="float" office:value="0.773515" calcext:value-type="float">
            <text:p>0,773515</text:p>
          </table:table-cell>
          <table:table-cell office:value-type="float" office:value="0.840464" calcext:value-type="float">
            <text:p>0,840464</text:p>
          </table:table-cell>
          <table:table-cell office:value-type="float" office:value="0.86601" calcext:value-type="float">
            <text:p>0,86601</text:p>
          </table:table-cell>
          <table:table-cell office:value-type="float" office:value="0.895029" calcext:value-type="float">
            <text:p>0,895029</text:p>
          </table:table-cell>
          <table:table-cell office:value-type="float" office:value="0.903532" calcext:value-type="float">
            <text:p>0,903532</text:p>
          </table:table-cell>
          <table:table-cell office:value-type="float" office:value="0.906056" calcext:value-type="float">
            <text:p>0,906056</text:p>
          </table:table-cell>
          <table:table-cell office:value-type="float" office:value="0.908705" calcext:value-type="float">
            <text:p>0,908705</text:p>
          </table:table-cell>
          <table:table-cell office:value-type="float" office:value="0.914116" calcext:value-type="float">
            <text:p>0,914116</text:p>
          </table:table-cell>
          <table:table-cell office:value-type="float" office:value="0.915277" calcext:value-type="float">
            <text:p>0,915277</text:p>
          </table:table-cell>
          <table:table-cell office:value-type="float" office:value="0.916408" calcext:value-type="float">
            <text:p>0,916408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83911" calcext:value-type="float">
            <text:p>0,88391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33448" calcext:value-type="float">
            <text:p>0,833448</text:p>
          </table:table-cell>
          <table:table-cell office:value-type="float" office:value="0.838892" calcext:value-type="float">
            <text:p>0,838892</text:p>
          </table:table-cell>
          <table:table-cell office:value-type="float" office:value="0.860056" calcext:value-type="float">
            <text:p>0,860056</text:p>
          </table:table-cell>
          <table:table-cell office:value-type="float" office:value="0.893801" calcext:value-type="float">
            <text:p>0,893801</text:p>
          </table:table-cell>
          <table:table-cell office:value-type="float" office:value="0.902469" calcext:value-type="float">
            <text:p>0,902469</text:p>
          </table:table-cell>
          <table:table-cell office:value-type="float" office:value="0.905278" calcext:value-type="float">
            <text:p>0,905278</text:p>
          </table:table-cell>
          <table:table-cell office:value-type="float" office:value="0.90643" calcext:value-type="float">
            <text:p>0,90643</text:p>
          </table:table-cell>
          <table:table-cell office:value-type="float" office:value="0.909224" calcext:value-type="float">
            <text:p>0,909224</text:p>
          </table:table-cell>
          <table:table-cell office:value-type="float" office:value="0.91411" calcext:value-type="float">
            <text:p>0,91411</text:p>
          </table:table-cell>
          <table:table-cell office:value-type="float" office:value="0.915348" calcext:value-type="float">
            <text:p>0,915348</text:p>
          </table:table-cell>
          <table:table-cell office:value-type="float" office:value="0.916286" calcext:value-type="float">
            <text:p>0,91628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619" calcext:value-type="float">
            <text:p>0,896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30138" calcext:value-type="float">
            <text:p>0,830138</text:p>
          </table:table-cell>
          <table:table-cell office:value-type="float" office:value="0.838031" calcext:value-type="float">
            <text:p>0,838031</text:p>
          </table:table-cell>
          <table:table-cell office:value-type="float" office:value="0.849389" calcext:value-type="float">
            <text:p>0,849389</text:p>
          </table:table-cell>
          <table:table-cell office:value-type="float" office:value="0.889209" calcext:value-type="float">
            <text:p>0,889209</text:p>
          </table:table-cell>
          <table:table-cell office:value-type="float" office:value="0.902157" calcext:value-type="float">
            <text:p>0,902157</text:p>
          </table:table-cell>
          <table:table-cell office:value-type="float" office:value="0.905431" calcext:value-type="float">
            <text:p>0,905431</text:p>
          </table:table-cell>
          <table:table-cell office:value-type="float" office:value="0.906616" calcext:value-type="float">
            <text:p>0,906616</text:p>
          </table:table-cell>
          <table:table-cell office:value-type="float" office:value="0.909707" calcext:value-type="float">
            <text:p>0,909707</text:p>
          </table:table-cell>
          <table:table-cell office:value-type="float" office:value="0.914205" calcext:value-type="float">
            <text:p>0,914205</text:p>
          </table:table-cell>
          <table:table-cell office:value-type="float" office:value="0.915256" calcext:value-type="float">
            <text:p>0,915256</text:p>
          </table:table-cell>
          <table:table-cell office:value-type="float" office:value="0.916168" calcext:value-type="float">
            <text:p>0,916168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4617" calcext:value-type="float">
            <text:p>0,8946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21333" calcext:value-type="float">
            <text:p>0,821333</text:p>
          </table:table-cell>
          <table:table-cell office:value-type="float" office:value="0.836869" calcext:value-type="float">
            <text:p>0,836869</text:p>
          </table:table-cell>
          <table:table-cell office:value-type="float" office:value="0.84507" calcext:value-type="float">
            <text:p>0,84507</text:p>
          </table:table-cell>
          <table:table-cell office:value-type="float" office:value="0.875589" calcext:value-type="float">
            <text:p>0,875589</text:p>
          </table:table-cell>
          <table:table-cell office:value-type="float" office:value="0.897394" calcext:value-type="float">
            <text:p>0,897394</text:p>
          </table:table-cell>
          <table:table-cell office:value-type="float" office:value="0.904667" calcext:value-type="float">
            <text:p>0,904667</text:p>
          </table:table-cell>
          <table:table-cell office:value-type="float" office:value="0.906657" calcext:value-type="float">
            <text:p>0,906657</text:p>
          </table:table-cell>
          <table:table-cell office:value-type="float" office:value="0.909155" calcext:value-type="float">
            <text:p>0,909155</text:p>
          </table:table-cell>
          <table:table-cell office:value-type="float" office:value="0.913469" calcext:value-type="float">
            <text:p>0,913469</text:p>
          </table:table-cell>
          <table:table-cell office:value-type="float" office:value="0.915153" calcext:value-type="float">
            <text:p>0,915153</text:p>
          </table:table-cell>
          <table:table-cell office:value-type="float" office:value="0.916436" calcext:value-type="float">
            <text:p>0,91643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2046" calcext:value-type="float">
            <text:p>0,89204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84" calcext:value-type="float">
            <text:p>0,784</text:p>
          </table:table-cell>
          <table:table-cell office:value-type="float" office:value="0.832906" calcext:value-type="float">
            <text:p>0,832906</text:p>
          </table:table-cell>
          <table:table-cell office:value-type="float" office:value="0.85412" calcext:value-type="float">
            <text:p>0,85412</text:p>
          </table:table-cell>
          <table:table-cell office:value-type="float" office:value="0.88003" calcext:value-type="float">
            <text:p>0,88003</text:p>
          </table:table-cell>
          <table:table-cell office:value-type="float" office:value="0.89926" calcext:value-type="float">
            <text:p>0,89926</text:p>
          </table:table-cell>
          <table:table-cell office:value-type="float" office:value="0.904006" calcext:value-type="float">
            <text:p>0,90400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909117" calcext:value-type="float">
            <text:p>0,909117</text:p>
          </table:table-cell>
          <table:table-cell office:value-type="float" office:value="0.913932" calcext:value-type="float">
            <text:p>0,913932</text:p>
          </table:table-cell>
          <table:table-cell office:value-type="float" office:value="0.915566" calcext:value-type="float">
            <text:p>0,915566</text:p>
          </table:table-cell>
          <table:table-cell office:value-type="float" office:value="0.916466" calcext:value-type="float">
            <text:p>0,916466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3179" calcext:value-type="float">
            <text:p>0,89317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86184" calcext:value-type="float">
            <text:p>0,786184</text:p>
          </table:table-cell>
          <table:table-cell office:value-type="float" office:value="0.832489" calcext:value-type="float">
            <text:p>0,832489</text:p>
          </table:table-cell>
          <table:table-cell office:value-type="float" office:value="0.865025" calcext:value-type="float">
            <text:p>0,865025</text:p>
          </table:table-cell>
          <table:table-cell office:value-type="float" office:value="0.893131" calcext:value-type="float">
            <text:p>0,893131</text:p>
          </table:table-cell>
          <table:table-cell office:value-type="float" office:value="0.900825" calcext:value-type="float">
            <text:p>0,900825</text:p>
          </table:table-cell>
          <table:table-cell office:value-type="float" office:value="0.905126" calcext:value-type="float">
            <text:p>0,905126</text:p>
          </table:table-cell>
          <table:table-cell office:value-type="float" office:value="0.908156" calcext:value-type="float">
            <text:p>0,908156</text:p>
          </table:table-cell>
          <table:table-cell office:value-type="float" office:value="0.911995" calcext:value-type="float">
            <text:p>0,911995</text:p>
          </table:table-cell>
          <table:table-cell office:value-type="float" office:value="0.914779" calcext:value-type="float">
            <text:p>0,914779</text:p>
          </table:table-cell>
          <table:table-cell office:value-type="float" office:value="0.915963" calcext:value-type="float">
            <text:p>0,915963</text:p>
          </table:table-cell>
          <table:table-cell office:value-type="float" office:value="0.916605" calcext:value-type="float">
            <text:p>0,916605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641" calcext:value-type="float">
            <text:p>0,8964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88943" calcext:value-type="float">
            <text:p>0,788943</text:p>
          </table:table-cell>
          <table:table-cell office:value-type="float" office:value="0.832284" calcext:value-type="float">
            <text:p>0,832284</text:p>
          </table:table-cell>
          <table:table-cell office:value-type="float" office:value="0.862047" calcext:value-type="float">
            <text:p>0,862047</text:p>
          </table:table-cell>
          <table:table-cell office:value-type="float" office:value="0.891878" calcext:value-type="float">
            <text:p>0,891878</text:p>
          </table:table-cell>
          <table:table-cell office:value-type="float" office:value="0.901559" calcext:value-type="float">
            <text:p>0,901559</text:p>
          </table:table-cell>
          <table:table-cell office:value-type="float" office:value="0.905645" calcext:value-type="float">
            <text:p>0,905645</text:p>
          </table:table-cell>
          <table:table-cell office:value-type="float" office:value="0.908628" calcext:value-type="float">
            <text:p>0,908628</text:p>
          </table:table-cell>
          <table:table-cell office:value-type="float" office:value="0.912479" calcext:value-type="float">
            <text:p>0,912479</text:p>
          </table:table-cell>
          <table:table-cell office:value-type="float" office:value="0.914928" calcext:value-type="float">
            <text:p>0,914928</text:p>
          </table:table-cell>
          <table:table-cell office:value-type="float" office:value="0.915968" calcext:value-type="float">
            <text:p>0,915968</text:p>
          </table:table-cell>
          <table:table-cell office:value-type="float" office:value="0.916602" calcext:value-type="float">
            <text:p>0,916602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6202" calcext:value-type="float">
            <text:p>0,89620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88943" calcext:value-type="float">
            <text:p>0,788943</text:p>
          </table:table-cell>
          <table:table-cell office:value-type="float" office:value="0.83348" calcext:value-type="float">
            <text:p>0,83348</text:p>
          </table:table-cell>
          <table:table-cell office:value-type="float" office:value="0.861656" calcext:value-type="float">
            <text:p>0,861656</text:p>
          </table:table-cell>
          <table:table-cell office:value-type="float" office:value="0.892106" calcext:value-type="float">
            <text:p>0,892106</text:p>
          </table:table-cell>
          <table:table-cell office:value-type="float" office:value="0.902711" calcext:value-type="float">
            <text:p>0,902711</text:p>
          </table:table-cell>
          <table:table-cell office:value-type="float" office:value="0.906403" calcext:value-type="float">
            <text:p>0,906403</text:p>
          </table:table-cell>
          <table:table-cell office:value-type="float" office:value="0.908848" calcext:value-type="float">
            <text:p>0,908848</text:p>
          </table:table-cell>
          <table:table-cell office:value-type="float" office:value="0.912152" calcext:value-type="float">
            <text:p>0,912152</text:p>
          </table:table-cell>
          <table:table-cell office:value-type="float" office:value="0.914738" calcext:value-type="float">
            <text:p>0,914738</text:p>
          </table:table-cell>
          <table:table-cell office:value-type="float" office:value="0.915652" calcext:value-type="float">
            <text:p>0,915652</text:p>
          </table:table-cell>
          <table:table-cell office:value-type="float" office:value="0.916508" calcext:value-type="float">
            <text:p>0,916508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6426" calcext:value-type="float">
            <text:p>0,8964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94897" calcext:value-type="float">
            <text:p>0,194897</text:p>
          </table:table-cell>
          <table:table-cell office:value-type="float" office:value="0.806678" calcext:value-type="float">
            <text:p>0,806678</text:p>
          </table:table-cell>
          <table:table-cell office:value-type="float" office:value="0.866523" calcext:value-type="float">
            <text:p>0,866523</text:p>
          </table:table-cell>
          <table:table-cell office:value-type="float" office:value="0.893303" calcext:value-type="float">
            <text:p>0,893303</text:p>
          </table:table-cell>
          <table:table-cell office:value-type="float" office:value="0.903794" calcext:value-type="float">
            <text:p>0,903794</text:p>
          </table:table-cell>
          <table:table-cell office:value-type="float" office:value="0.906583" calcext:value-type="float">
            <text:p>0,906583</text:p>
          </table:table-cell>
          <table:table-cell office:value-type="float" office:value="0.909395" calcext:value-type="float">
            <text:p>0,909395</text:p>
          </table:table-cell>
          <table:table-cell office:value-type="float" office:value="0.913136" calcext:value-type="float">
            <text:p>0,913136</text:p>
          </table:table-cell>
          <table:table-cell office:value-type="float" office:value="0.914694" calcext:value-type="float">
            <text:p>0,914694</text:p>
          </table:table-cell>
          <table:table-cell office:value-type="float" office:value="0.9158" calcext:value-type="float">
            <text:p>0,9158</text:p>
          </table:table-cell>
          <table:table-cell office:value-type="float" office:value="0.916631" calcext:value-type="float">
            <text:p>0,916631</text:p>
          </table:table-cell>
          <table:table-cell office:value-type="float" office:value="0.916851" calcext:value-type="float">
            <text:p>0,916851</text:p>
          </table:table-cell>
          <table:table-cell office:value-type="float" office:value="0.894654" calcext:value-type="float">
            <text:p>0,89465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6897" calcext:value-type="float">
            <text:p>0,056897</text:p>
          </table:table-cell>
          <table:table-cell office:value-type="float" office:value="0.796071" calcext:value-type="float">
            <text:p>0,796071</text:p>
          </table:table-cell>
          <table:table-cell office:value-type="float" office:value="0.855018" calcext:value-type="float">
            <text:p>0,855018</text:p>
          </table:table-cell>
          <table:table-cell office:value-type="float" office:value="0.888277" calcext:value-type="float">
            <text:p>0,888277</text:p>
          </table:table-cell>
          <table:table-cell office:value-type="float" office:value="0.902898" calcext:value-type="float">
            <text:p>0,902898</text:p>
          </table:table-cell>
          <table:table-cell office:value-type="float" office:value="0.906148" calcext:value-type="float">
            <text:p>0,906148</text:p>
          </table:table-cell>
          <table:table-cell office:value-type="float" office:value="0.908038" calcext:value-type="float">
            <text:p>0,908038</text:p>
          </table:table-cell>
          <table:table-cell office:value-type="float" office:value="0.91212" calcext:value-type="float">
            <text:p>0,91212</text:p>
          </table:table-cell>
          <table:table-cell office:value-type="float" office:value="0.914611" calcext:value-type="float">
            <text:p>0,914611</text:p>
          </table:table-cell>
          <table:table-cell office:value-type="float" office:value="0.915448" calcext:value-type="float">
            <text:p>0,915448</text:p>
          </table:table-cell>
          <table:table-cell office:value-type="float" office:value="0.91654" calcext:value-type="float">
            <text:p>0,91654</text:p>
          </table:table-cell>
          <table:table-cell office:value-type="float" office:value="0.916874" calcext:value-type="float">
            <text:p>0,916874</text:p>
          </table:table-cell>
          <table:table-cell office:value-type="float" office:value="0.891517" calcext:value-type="float">
            <text:p>0,89151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14851" calcext:value-type="float">
            <text:p>0,114851</text:p>
          </table:table-cell>
          <table:table-cell office:value-type="float" office:value="0.797747" calcext:value-type="float">
            <text:p>0,797747</text:p>
          </table:table-cell>
          <table:table-cell office:value-type="float" office:value="0.859277" calcext:value-type="float">
            <text:p>0,859277</text:p>
          </table:table-cell>
          <table:table-cell office:value-type="float" office:value="0.889056" calcext:value-type="float">
            <text:p>0,889056</text:p>
          </table:table-cell>
          <table:table-cell office:value-type="float" office:value="0.898845" calcext:value-type="float">
            <text:p>0,898845</text:p>
          </table:table-cell>
          <table:table-cell office:value-type="float" office:value="0.904185" calcext:value-type="float">
            <text:p>0,904185</text:p>
          </table:table-cell>
          <table:table-cell office:value-type="float" office:value="0.90763" calcext:value-type="float">
            <text:p>0,90763</text:p>
          </table:table-cell>
          <table:table-cell office:value-type="float" office:value="0.910478" calcext:value-type="float">
            <text:p>0,910478</text:p>
          </table:table-cell>
          <table:table-cell office:value-type="float" office:value="0.914132" calcext:value-type="float">
            <text:p>0,914132</text:p>
          </table:table-cell>
          <table:table-cell office:value-type="float" office:value="0.915295" calcext:value-type="float">
            <text:p>0,915295</text:p>
          </table:table-cell>
          <table:table-cell office:value-type="float" office:value="0.916415" calcext:value-type="float">
            <text:p>0,916415</text:p>
          </table:table-cell>
          <table:table-cell office:value-type="float" office:value="0.916874" calcext:value-type="float">
            <text:p>0,916874</text:p>
          </table:table-cell>
          <table:table-cell office:value-type="float" office:value="0.891306" calcext:value-type="float">
            <text:p>0,89130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18782" calcext:value-type="float">
            <text:p>0,818782</text:p>
          </table:table-cell>
          <table:table-cell office:value-type="float" office:value="0.852167" calcext:value-type="float">
            <text:p>0,852167</text:p>
          </table:table-cell>
          <table:table-cell office:value-type="float" office:value="0.88647" calcext:value-type="float">
            <text:p>0,88647</text:p>
          </table:table-cell>
          <table:table-cell office:value-type="float" office:value="0.898206" calcext:value-type="float">
            <text:p>0,898206</text:p>
          </table:table-cell>
          <table:table-cell office:value-type="float" office:value="0.902826" calcext:value-type="float">
            <text:p>0,902826</text:p>
          </table:table-cell>
          <table:table-cell office:value-type="float" office:value="0.90636" calcext:value-type="float">
            <text:p>0,90636</text:p>
          </table:table-cell>
          <table:table-cell office:value-type="float" office:value="0.909115" calcext:value-type="float">
            <text:p>0,909115</text:p>
          </table:table-cell>
          <table:table-cell office:value-type="float" office:value="0.912785" calcext:value-type="float">
            <text:p>0,912785</text:p>
          </table:table-cell>
          <table:table-cell office:value-type="float" office:value="0.91478" calcext:value-type="float">
            <text:p>0,91478</text:p>
          </table:table-cell>
          <table:table-cell office:value-type="float" office:value="0.915639" calcext:value-type="float">
            <text:p>0,915639</text:p>
          </table:table-cell>
          <table:table-cell office:value-type="float" office:value="0.91654" calcext:value-type="float">
            <text:p>0,91654</text:p>
          </table:table-cell>
          <table:table-cell office:value-type="float" office:value="0.916874" calcext:value-type="float">
            <text:p>0,916874</text:p>
          </table:table-cell>
          <table:table-cell office:value-type="float" office:value="0.901489" calcext:value-type="float">
            <text:p>0,90148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94828" calcext:value-type="float">
            <text:p>0,194828</text:p>
          </table:table-cell>
          <table:table-cell office:value-type="float" office:value="0.789525" calcext:value-type="float">
            <text:p>0,789525</text:p>
          </table:table-cell>
          <table:table-cell office:value-type="float" office:value="0.891972" calcext:value-type="float">
            <text:p>0,891972</text:p>
          </table:table-cell>
          <table:table-cell office:value-type="float" office:value="0.90074" calcext:value-type="float">
            <text:p>0,90074</text:p>
          </table:table-cell>
          <table:table-cell office:value-type="float" office:value="0.905018" calcext:value-type="float">
            <text:p>0,905018</text:p>
          </table:table-cell>
          <table:table-cell office:value-type="float" office:value="0.908483" calcext:value-type="float">
            <text:p>0,908483</text:p>
          </table:table-cell>
          <table:table-cell office:value-type="float" office:value="0.9123" calcext:value-type="float">
            <text:p>0,9123</text:p>
          </table:table-cell>
          <table:table-cell office:value-type="float" office:value="0.914422" calcext:value-type="float">
            <text:p>0,914422</text:p>
          </table:table-cell>
          <table:table-cell office:value-type="float" office:value="0.915275" calcext:value-type="float">
            <text:p>0,915275</text:p>
          </table:table-cell>
          <table:table-cell office:value-type="float" office:value="0.91611" calcext:value-type="float">
            <text:p>0,91611</text:p>
          </table:table-cell>
          <table:table-cell office:value-type="float" office:value="0.9167" calcext:value-type="float">
            <text:p>0,9167</text:p>
          </table:table-cell>
          <table:table-cell office:value-type="float" office:value="0.916874" calcext:value-type="float">
            <text:p>0,916874</text:p>
          </table:table-cell>
          <table:table-cell office:value-type="float" office:value="0.897055" calcext:value-type="float">
            <text:p>0,89705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84046" calcext:value-type="float">
            <text:p>0,784046</text:p>
          </table:table-cell>
          <table:table-cell office:value-type="float" office:value="0.873736" calcext:value-type="float">
            <text:p>0,873736</text:p>
          </table:table-cell>
          <table:table-cell office:value-type="float" office:value="0.898395" calcext:value-type="float">
            <text:p>0,898395</text:p>
          </table:table-cell>
          <table:table-cell office:value-type="float" office:value="0.902818" calcext:value-type="float">
            <text:p>0,902818</text:p>
          </table:table-cell>
          <table:table-cell office:value-type="float" office:value="0.906561" calcext:value-type="float">
            <text:p>0,906561</text:p>
          </table:table-cell>
          <table:table-cell office:value-type="float" office:value="0.910583" calcext:value-type="float">
            <text:p>0,910583</text:p>
          </table:table-cell>
          <table:table-cell office:value-type="float" office:value="0.913718" calcext:value-type="float">
            <text:p>0,913718</text:p>
          </table:table-cell>
          <table:table-cell office:value-type="float" office:value="0.914715" calcext:value-type="float">
            <text:p>0,914715</text:p>
          </table:table-cell>
          <table:table-cell office:value-type="float" office:value="0.915283" calcext:value-type="float">
            <text:p>0,915283</text:p>
          </table:table-cell>
          <table:table-cell office:value-type="float" office:value="0.916106" calcext:value-type="float">
            <text:p>0,916106</text:p>
          </table:table-cell>
          <table:table-cell office:value-type="float" office:value="0.916731" calcext:value-type="float">
            <text:p>0,916731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6865" calcext:value-type="float">
            <text:p>0,90686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33954" calcext:value-type="float">
            <text:p>0,833954</text:p>
          </table:table-cell>
          <table:table-cell office:value-type="float" office:value="0.881547" calcext:value-type="float">
            <text:p>0,881547</text:p>
          </table:table-cell>
          <table:table-cell office:value-type="float" office:value="0.898415" calcext:value-type="float">
            <text:p>0,898415</text:p>
          </table:table-cell>
          <table:table-cell office:value-type="float" office:value="0.902993" calcext:value-type="float">
            <text:p>0,902993</text:p>
          </table:table-cell>
          <table:table-cell office:value-type="float" office:value="0.907108" calcext:value-type="float">
            <text:p>0,907108</text:p>
          </table:table-cell>
          <table:table-cell office:value-type="float" office:value="0.911578" calcext:value-type="float">
            <text:p>0,911578</text:p>
          </table:table-cell>
          <table:table-cell office:value-type="float" office:value="0.914129" calcext:value-type="float">
            <text:p>0,914129</text:p>
          </table:table-cell>
          <table:table-cell office:value-type="float" office:value="0.914832" calcext:value-type="float">
            <text:p>0,914832</text:p>
          </table:table-cell>
          <table:table-cell office:value-type="float" office:value="0.915357" calcext:value-type="float">
            <text:p>0,915357</text:p>
          </table:table-cell>
          <table:table-cell office:value-type="float" office:value="0.91624" calcext:value-type="float">
            <text:p>0,91624</text:p>
          </table:table-cell>
          <table:table-cell office:value-type="float" office:value="0.916848" calcext:value-type="float">
            <text:p>0,91684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7905" calcext:value-type="float">
            <text:p>0,9079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79732" calcext:value-type="float">
            <text:p>0,79732</text:p>
          </table:table-cell>
          <table:table-cell office:value-type="float" office:value="0.897259" calcext:value-type="float">
            <text:p>0,897259</text:p>
          </table:table-cell>
          <table:table-cell office:value-type="float" office:value="0.902809" calcext:value-type="float">
            <text:p>0,902809</text:p>
          </table:table-cell>
          <table:table-cell office:value-type="float" office:value="0.90812" calcext:value-type="float">
            <text:p>0,90812</text:p>
          </table:table-cell>
          <table:table-cell office:value-type="float" office:value="0.91272" calcext:value-type="float">
            <text:p>0,91272</text:p>
          </table:table-cell>
          <table:table-cell office:value-type="float" office:value="0.91432" calcext:value-type="float">
            <text:p>0,91432</text:p>
          </table:table-cell>
          <table:table-cell office:value-type="float" office:value="0.914893" calcext:value-type="float">
            <text:p>0,914893</text:p>
          </table:table-cell>
          <table:table-cell office:value-type="float" office:value="0.9153" calcext:value-type="float">
            <text:p>0,9153</text:p>
          </table:table-cell>
          <table:table-cell office:value-type="float" office:value="0.916076" calcext:value-type="float">
            <text:p>0,916076</text:p>
          </table:table-cell>
          <table:table-cell office:value-type="float" office:value="0.916668" calcext:value-type="float">
            <text:p>0,91666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9548" calcext:value-type="float">
            <text:p>0,8995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2377" calcext:value-type="float">
            <text:p>0,82377</text:p>
          </table:table-cell>
          <table:table-cell office:value-type="float" office:value="0.883017" calcext:value-type="float">
            <text:p>0,883017</text:p>
          </table:table-cell>
          <table:table-cell office:value-type="float" office:value="0.898834" calcext:value-type="float">
            <text:p>0,898834</text:p>
          </table:table-cell>
          <table:table-cell office:value-type="float" office:value="0.90569" calcext:value-type="float">
            <text:p>0,90569</text:p>
          </table:table-cell>
          <table:table-cell office:value-type="float" office:value="0.90879" calcext:value-type="float">
            <text:p>0,90879</text:p>
          </table:table-cell>
          <table:table-cell office:value-type="float" office:value="0.913806" calcext:value-type="float">
            <text:p>0,913806</text:p>
          </table:table-cell>
          <table:table-cell office:value-type="float" office:value="0.914521" calcext:value-type="float">
            <text:p>0,914521</text:p>
          </table:table-cell>
          <table:table-cell office:value-type="float" office:value="0.915121" calcext:value-type="float">
            <text:p>0,915121</text:p>
          </table:table-cell>
          <table:table-cell office:value-type="float" office:value="0.91546" calcext:value-type="float">
            <text:p>0,91546</text:p>
          </table:table-cell>
          <table:table-cell office:value-type="float" office:value="0.916091" calcext:value-type="float">
            <text:p>0,916091</text:p>
          </table:table-cell>
          <table:table-cell office:value-type="float" office:value="0.916656" calcext:value-type="float">
            <text:p>0,91665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799" calcext:value-type="float">
            <text:p>0,90879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55126" calcext:value-type="float">
            <text:p>0,155126</text:p>
          </table:table-cell>
          <table:table-cell office:value-type="float" office:value="0.846187" calcext:value-type="float">
            <text:p>0,846187</text:p>
          </table:table-cell>
          <table:table-cell office:value-type="float" office:value="0.895656" calcext:value-type="float">
            <text:p>0,895656</text:p>
          </table:table-cell>
          <table:table-cell office:value-type="float" office:value="0.901024" calcext:value-type="float">
            <text:p>0,901024</text:p>
          </table:table-cell>
          <table:table-cell office:value-type="float" office:value="0.906172" calcext:value-type="float">
            <text:p>0,906172</text:p>
          </table:table-cell>
          <table:table-cell office:value-type="float" office:value="0.910401" calcext:value-type="float">
            <text:p>0,910401</text:p>
          </table:table-cell>
          <table:table-cell office:value-type="float" office:value="0.914068" calcext:value-type="float">
            <text:p>0,914068</text:p>
          </table:table-cell>
          <table:table-cell office:value-type="float" office:value="0.914569" calcext:value-type="float">
            <text:p>0,914569</text:p>
          </table:table-cell>
          <table:table-cell office:value-type="float" office:value="0.915174" calcext:value-type="float">
            <text:p>0,915174</text:p>
          </table:table-cell>
          <table:table-cell office:value-type="float" office:value="0.915892" calcext:value-type="float">
            <text:p>0,915892</text:p>
          </table:table-cell>
          <table:table-cell office:value-type="float" office:value="0.916599" calcext:value-type="float">
            <text:p>0,91659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574" calcext:value-type="float">
            <text:p>0,90357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55126" calcext:value-type="float">
            <text:p>0,155126</text:p>
          </table:table-cell>
          <table:table-cell office:value-type="float" office:value="0.764651" calcext:value-type="float">
            <text:p>0,764651</text:p>
          </table:table-cell>
          <table:table-cell office:value-type="float" office:value="0.895413" calcext:value-type="float">
            <text:p>0,895413</text:p>
          </table:table-cell>
          <table:table-cell office:value-type="float" office:value="0.901321" calcext:value-type="float">
            <text:p>0,901321</text:p>
          </table:table-cell>
          <table:table-cell office:value-type="float" office:value="0.905906" calcext:value-type="float">
            <text:p>0,905906</text:p>
          </table:table-cell>
          <table:table-cell office:value-type="float" office:value="0.909094" calcext:value-type="float">
            <text:p>0,909094</text:p>
          </table:table-cell>
          <table:table-cell office:value-type="float" office:value="0.913724" calcext:value-type="float">
            <text:p>0,913724</text:p>
          </table:table-cell>
          <table:table-cell office:value-type="float" office:value="0.914444" calcext:value-type="float">
            <text:p>0,914444</text:p>
          </table:table-cell>
          <table:table-cell office:value-type="float" office:value="0.914889" calcext:value-type="float">
            <text:p>0,914889</text:p>
          </table:table-cell>
          <table:table-cell office:value-type="float" office:value="0.915547" calcext:value-type="float">
            <text:p>0,915547</text:p>
          </table:table-cell>
          <table:table-cell office:value-type="float" office:value="0.916476" calcext:value-type="float">
            <text:p>0,91647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5146" calcext:value-type="float">
            <text:p>0,89514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83908" calcext:value-type="float">
            <text:p>0,783908</text:p>
          </table:table-cell>
          <table:table-cell office:value-type="float" office:value="0.856557" calcext:value-type="float">
            <text:p>0,856557</text:p>
          </table:table-cell>
          <table:table-cell office:value-type="float" office:value="0.896959" calcext:value-type="float">
            <text:p>0,896959</text:p>
          </table:table-cell>
          <table:table-cell office:value-type="float" office:value="0.90207" calcext:value-type="float">
            <text:p>0,90207</text:p>
          </table:table-cell>
          <table:table-cell office:value-type="float" office:value="0.906685" calcext:value-type="float">
            <text:p>0,906685</text:p>
          </table:table-cell>
          <table:table-cell office:value-type="float" office:value="0.91131" calcext:value-type="float">
            <text:p>0,91131</text:p>
          </table:table-cell>
          <table:table-cell office:value-type="float" office:value="0.914225" calcext:value-type="float">
            <text:p>0,914225</text:p>
          </table:table-cell>
          <table:table-cell office:value-type="float" office:value="0.914752" calcext:value-type="float">
            <text:p>0,914752</text:p>
          </table:table-cell>
          <table:table-cell office:value-type="float" office:value="0.915175" calcext:value-type="float">
            <text:p>0,915175</text:p>
          </table:table-cell>
          <table:table-cell office:value-type="float" office:value="0.915794" calcext:value-type="float">
            <text:p>0,915794</text:p>
          </table:table-cell>
          <table:table-cell office:value-type="float" office:value="0.916572" calcext:value-type="float">
            <text:p>0,91657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501" calcext:value-type="float">
            <text:p>0,905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83747" calcext:value-type="float">
            <text:p>0,783747</text:p>
          </table:table-cell>
          <table:table-cell office:value-type="float" office:value="0.8433" calcext:value-type="float">
            <text:p>0,8433</text:p>
          </table:table-cell>
          <table:table-cell office:value-type="float" office:value="0.897295" calcext:value-type="float">
            <text:p>0,897295</text:p>
          </table:table-cell>
          <table:table-cell office:value-type="float" office:value="0.904322" calcext:value-type="float">
            <text:p>0,904322</text:p>
          </table:table-cell>
          <table:table-cell office:value-type="float" office:value="0.907269" calcext:value-type="float">
            <text:p>0,907269</text:p>
          </table:table-cell>
          <table:table-cell office:value-type="float" office:value="0.910743" calcext:value-type="float">
            <text:p>0,910743</text:p>
          </table:table-cell>
          <table:table-cell office:value-type="float" office:value="0.9139" calcext:value-type="float">
            <text:p>0,9139</text:p>
          </table:table-cell>
          <table:table-cell office:value-type="float" office:value="0.914562" calcext:value-type="float">
            <text:p>0,914562</text:p>
          </table:table-cell>
          <table:table-cell office:value-type="float" office:value="0.915192" calcext:value-type="float">
            <text:p>0,915192</text:p>
          </table:table-cell>
          <table:table-cell office:value-type="float" office:value="0.916059" calcext:value-type="float">
            <text:p>0,916059</text:p>
          </table:table-cell>
          <table:table-cell office:value-type="float" office:value="0.916633" calcext:value-type="float">
            <text:p>0,91663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927" calcext:value-type="float">
            <text:p>0,90392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9531" calcext:value-type="float">
            <text:p>0,19531</text:p>
          </table:table-cell>
          <table:table-cell office:value-type="float" office:value="0.76757" calcext:value-type="float">
            <text:p>0,76757</text:p>
          </table:table-cell>
          <table:table-cell office:value-type="float" office:value="0.896891" calcext:value-type="float">
            <text:p>0,896891</text:p>
          </table:table-cell>
          <table:table-cell office:value-type="float" office:value="0.901789" calcext:value-type="float">
            <text:p>0,901789</text:p>
          </table:table-cell>
          <table:table-cell office:value-type="float" office:value="0.905825" calcext:value-type="float">
            <text:p>0,905825</text:p>
          </table:table-cell>
          <table:table-cell office:value-type="float" office:value="0.908013" calcext:value-type="float">
            <text:p>0,908013</text:p>
          </table:table-cell>
          <table:table-cell office:value-type="float" office:value="0.911597" calcext:value-type="float">
            <text:p>0,911597</text:p>
          </table:table-cell>
          <table:table-cell office:value-type="float" office:value="0.914171" calcext:value-type="float">
            <text:p>0,914171</text:p>
          </table:table-cell>
          <table:table-cell office:value-type="float" office:value="0.914849" calcext:value-type="float">
            <text:p>0,914849</text:p>
          </table:table-cell>
          <table:table-cell office:value-type="float" office:value="0.915676" calcext:value-type="float">
            <text:p>0,915676</text:p>
          </table:table-cell>
          <table:table-cell office:value-type="float" office:value="0.916552" calcext:value-type="float">
            <text:p>0,91655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5293" calcext:value-type="float">
            <text:p>0,89529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55264" calcext:value-type="float">
            <text:p>0,655264</text:p>
          </table:table-cell>
          <table:table-cell office:value-type="float" office:value="0.861145" calcext:value-type="float">
            <text:p>0,861145</text:p>
          </table:table-cell>
          <table:table-cell office:value-type="float" office:value="0.903237" calcext:value-type="float">
            <text:p>0,903237</text:p>
          </table:table-cell>
          <table:table-cell office:value-type="float" office:value="0.907001" calcext:value-type="float">
            <text:p>0,907001</text:p>
          </table:table-cell>
          <table:table-cell office:value-type="float" office:value="0.909298" calcext:value-type="float">
            <text:p>0,909298</text:p>
          </table:table-cell>
          <table:table-cell office:value-type="float" office:value="0.913217" calcext:value-type="float">
            <text:p>0,913217</text:p>
          </table:table-cell>
          <table:table-cell office:value-type="float" office:value="0.914364" calcext:value-type="float">
            <text:p>0,914364</text:p>
          </table:table-cell>
          <table:table-cell office:value-type="float" office:value="0.914694" calcext:value-type="float">
            <text:p>0,914694</text:p>
          </table:table-cell>
          <table:table-cell office:value-type="float" office:value="0.915271" calcext:value-type="float">
            <text:p>0,915271</text:p>
          </table:table-cell>
          <table:table-cell office:value-type="float" office:value="0.916167" calcext:value-type="float">
            <text:p>0,916167</text:p>
          </table:table-cell>
          <table:table-cell office:value-type="float" office:value="0.91668" calcext:value-type="float">
            <text:p>0,9166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7107" calcext:value-type="float">
            <text:p>0,90710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11011" calcext:value-type="float">
            <text:p>0,211011</text:p>
          </table:table-cell>
          <table:table-cell office:value-type="float" office:value="0.839891" calcext:value-type="float">
            <text:p>0,839891</text:p>
          </table:table-cell>
          <table:table-cell office:value-type="float" office:value="0.903095" calcext:value-type="float">
            <text:p>0,903095</text:p>
          </table:table-cell>
          <table:table-cell office:value-type="float" office:value="0.907306" calcext:value-type="float">
            <text:p>0,907306</text:p>
          </table:table-cell>
          <table:table-cell office:value-type="float" office:value="0.909972" calcext:value-type="float">
            <text:p>0,909972</text:p>
          </table:table-cell>
          <table:table-cell office:value-type="float" office:value="0.913884" calcext:value-type="float">
            <text:p>0,913884</text:p>
          </table:table-cell>
          <table:table-cell office:value-type="float" office:value="0.914492" calcext:value-type="float">
            <text:p>0,914492</text:p>
          </table:table-cell>
          <table:table-cell office:value-type="float" office:value="0.915036" calcext:value-type="float">
            <text:p>0,915036</text:p>
          </table:table-cell>
          <table:table-cell office:value-type="float" office:value="0.915761" calcext:value-type="float">
            <text:p>0,915761</text:p>
          </table:table-cell>
          <table:table-cell office:value-type="float" office:value="0.916263" calcext:value-type="float">
            <text:p>0,916263</text:p>
          </table:table-cell>
          <table:table-cell office:value-type="float" office:value="0.916753" calcext:value-type="float">
            <text:p>0,91675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5245" calcext:value-type="float">
            <text:p>0,90524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81793" calcext:value-type="float">
            <text:p>0,781793</text:p>
          </table:table-cell>
          <table:table-cell office:value-type="float" office:value="0.870609" calcext:value-type="float">
            <text:p>0,870609</text:p>
          </table:table-cell>
          <table:table-cell office:value-type="float" office:value="0.902546" calcext:value-type="float">
            <text:p>0,902546</text:p>
          </table:table-cell>
          <table:table-cell office:value-type="float" office:value="0.907146" calcext:value-type="float">
            <text:p>0,907146</text:p>
          </table:table-cell>
          <table:table-cell office:value-type="float" office:value="0.908952" calcext:value-type="float">
            <text:p>0,908952</text:p>
          </table:table-cell>
          <table:table-cell office:value-type="float" office:value="0.912592" calcext:value-type="float">
            <text:p>0,912592</text:p>
          </table:table-cell>
          <table:table-cell office:value-type="float" office:value="0.914452" calcext:value-type="float">
            <text:p>0,914452</text:p>
          </table:table-cell>
          <table:table-cell office:value-type="float" office:value="0.915175" calcext:value-type="float">
            <text:p>0,915175</text:p>
          </table:table-cell>
          <table:table-cell office:value-type="float" office:value="0.915892" calcext:value-type="float">
            <text:p>0,915892</text:p>
          </table:table-cell>
          <table:table-cell office:value-type="float" office:value="0.916289" calcext:value-type="float">
            <text:p>0,916289</text:p>
          </table:table-cell>
          <table:table-cell office:value-type="float" office:value="0.91673" calcext:value-type="float">
            <text:p>0,9167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038" calcext:value-type="float">
            <text:p>0,9080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11149" calcext:value-type="float">
            <text:p>0,211149</text:p>
          </table:table-cell>
          <table:table-cell office:value-type="float" office:value="0.838528" calcext:value-type="float">
            <text:p>0,838528</text:p>
          </table:table-cell>
          <table:table-cell office:value-type="float" office:value="0.903022" calcext:value-type="float">
            <text:p>0,903022</text:p>
          </table:table-cell>
          <table:table-cell office:value-type="float" office:value="0.90711" calcext:value-type="float">
            <text:p>0,90711</text:p>
          </table:table-cell>
          <table:table-cell office:value-type="float" office:value="0.90919" calcext:value-type="float">
            <text:p>0,90919</text:p>
          </table:table-cell>
          <table:table-cell office:value-type="float" office:value="0.912807" calcext:value-type="float">
            <text:p>0,912807</text:p>
          </table:table-cell>
          <table:table-cell office:value-type="float" office:value="0.914511" calcext:value-type="float">
            <text:p>0,914511</text:p>
          </table:table-cell>
          <table:table-cell office:value-type="float" office:value="0.915266" calcext:value-type="float">
            <text:p>0,915266</text:p>
          </table:table-cell>
          <table:table-cell office:value-type="float" office:value="0.915893" calcext:value-type="float">
            <text:p>0,915893</text:p>
          </table:table-cell>
          <table:table-cell office:value-type="float" office:value="0.916264" calcext:value-type="float">
            <text:p>0,916264</text:p>
          </table:table-cell>
          <table:table-cell office:value-type="float" office:value="0.916649" calcext:value-type="float">
            <text:p>0,91664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4924" calcext:value-type="float">
            <text:p>0,90492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81172" calcext:value-type="float">
            <text:p>0,781172</text:p>
          </table:table-cell>
          <table:table-cell office:value-type="float" office:value="0.864539" calcext:value-type="float">
            <text:p>0,864539</text:p>
          </table:table-cell>
          <table:table-cell office:value-type="float" office:value="0.903082" calcext:value-type="float">
            <text:p>0,903082</text:p>
          </table:table-cell>
          <table:table-cell office:value-type="float" office:value="0.907175" calcext:value-type="float">
            <text:p>0,907175</text:p>
          </table:table-cell>
          <table:table-cell office:value-type="float" office:value="0.909322" calcext:value-type="float">
            <text:p>0,909322</text:p>
          </table:table-cell>
          <table:table-cell office:value-type="float" office:value="0.912686" calcext:value-type="float">
            <text:p>0,912686</text:p>
          </table:table-cell>
          <table:table-cell office:value-type="float" office:value="0.91471" calcext:value-type="float">
            <text:p>0,91471</text:p>
          </table:table-cell>
          <table:table-cell office:value-type="float" office:value="0.9155" calcext:value-type="float">
            <text:p>0,9155</text:p>
          </table:table-cell>
          <table:table-cell office:value-type="float" office:value="0.916003" calcext:value-type="float">
            <text:p>0,916003</text:p>
          </table:table-cell>
          <table:table-cell office:value-type="float" office:value="0.916341" calcext:value-type="float">
            <text:p>0,916341</text:p>
          </table:table-cell>
          <table:table-cell office:value-type="float" office:value="0.91674" calcext:value-type="float">
            <text:p>0,9167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761" calcext:value-type="float">
            <text:p>0,9076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81793" calcext:value-type="float">
            <text:p>0,781793</text:p>
          </table:table-cell>
          <table:table-cell office:value-type="float" office:value="0.856439" calcext:value-type="float">
            <text:p>0,856439</text:p>
          </table:table-cell>
          <table:table-cell office:value-type="float" office:value="0.90177" calcext:value-type="float">
            <text:p>0,90177</text:p>
          </table:table-cell>
          <table:table-cell office:value-type="float" office:value="0.906989" calcext:value-type="float">
            <text:p>0,906989</text:p>
          </table:table-cell>
          <table:table-cell office:value-type="float" office:value="0.909552" calcext:value-type="float">
            <text:p>0,909552</text:p>
          </table:table-cell>
          <table:table-cell office:value-type="float" office:value="0.912598" calcext:value-type="float">
            <text:p>0,912598</text:p>
          </table:table-cell>
          <table:table-cell office:value-type="float" office:value="0.914748" calcext:value-type="float">
            <text:p>0,914748</text:p>
          </table:table-cell>
          <table:table-cell office:value-type="float" office:value="0.915586" calcext:value-type="float">
            <text:p>0,915586</text:p>
          </table:table-cell>
          <table:table-cell office:value-type="float" office:value="0.916087" calcext:value-type="float">
            <text:p>0,916087</text:p>
          </table:table-cell>
          <table:table-cell office:value-type="float" office:value="0.916432" calcext:value-type="float">
            <text:p>0,916432</text:p>
          </table:table-cell>
          <table:table-cell office:value-type="float" office:value="0.916783" calcext:value-type="float">
            <text:p>0,91678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6698" calcext:value-type="float">
            <text:p>0,90669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81793" calcext:value-type="float">
            <text:p>0,781793</text:p>
          </table:table-cell>
          <table:table-cell office:value-type="float" office:value="0.834705" calcext:value-type="float">
            <text:p>0,834705</text:p>
          </table:table-cell>
          <table:table-cell office:value-type="float" office:value="0.89774" calcext:value-type="float">
            <text:p>0,89774</text:p>
          </table:table-cell>
          <table:table-cell office:value-type="float" office:value="0.904237" calcext:value-type="float">
            <text:p>0,904237</text:p>
          </table:table-cell>
          <table:table-cell office:value-type="float" office:value="0.907923" calcext:value-type="float">
            <text:p>0,907923</text:p>
          </table:table-cell>
          <table:table-cell office:value-type="float" office:value="0.910132" calcext:value-type="float">
            <text:p>0,910132</text:p>
          </table:table-cell>
          <table:table-cell office:value-type="float" office:value="0.914098" calcext:value-type="float">
            <text:p>0,914098</text:p>
          </table:table-cell>
          <table:table-cell office:value-type="float" office:value="0.915491" calcext:value-type="float">
            <text:p>0,915491</text:p>
          </table:table-cell>
          <table:table-cell office:value-type="float" office:value="0.91622" calcext:value-type="float">
            <text:p>0,91622</text:p>
          </table:table-cell>
          <table:table-cell office:value-type="float" office:value="0.916521" calcext:value-type="float">
            <text:p>0,916521</text:p>
          </table:table-cell>
          <table:table-cell office:value-type="float" office:value="0.916793" calcext:value-type="float">
            <text:p>0,91679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386" calcext:value-type="float">
            <text:p>0,90338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4598" calcext:value-type="float">
            <text:p>0,614598</text:p>
          </table:table-cell>
          <table:table-cell office:value-type="float" office:value="0.833403" calcext:value-type="float">
            <text:p>0,833403</text:p>
          </table:table-cell>
          <table:table-cell office:value-type="float" office:value="0.897963" calcext:value-type="float">
            <text:p>0,897963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8574" calcext:value-type="float">
            <text:p>0,908574</text:p>
          </table:table-cell>
          <table:table-cell office:value-type="float" office:value="0.910397" calcext:value-type="float">
            <text:p>0,910397</text:p>
          </table:table-cell>
          <table:table-cell office:value-type="float" office:value="0.913991" calcext:value-type="float">
            <text:p>0,913991</text:p>
          </table:table-cell>
          <table:table-cell office:value-type="float" office:value="0.91537" calcext:value-type="float">
            <text:p>0,91537</text:p>
          </table:table-cell>
          <table:table-cell office:value-type="float" office:value="0.916051" calcext:value-type="float">
            <text:p>0,916051</text:p>
          </table:table-cell>
          <table:table-cell office:value-type="float" office:value="0.916379" calcext:value-type="float">
            <text:p>0,916379</text:p>
          </table:table-cell>
          <table:table-cell office:value-type="float" office:value="0.916716" calcext:value-type="float">
            <text:p>0,91671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266" calcext:value-type="float">
            <text:p>0,90326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14598" calcext:value-type="float">
            <text:p>0,614598</text:p>
          </table:table-cell>
          <table:table-cell office:value-type="float" office:value="0.823779" calcext:value-type="float">
            <text:p>0,823779</text:p>
          </table:table-cell>
          <table:table-cell office:value-type="float" office:value="0.897741" calcext:value-type="float">
            <text:p>0,897741</text:p>
          </table:table-cell>
          <table:table-cell office:value-type="float" office:value="0.902667" calcext:value-type="float">
            <text:p>0,902667</text:p>
          </table:table-cell>
          <table:table-cell office:value-type="float" office:value="0.908107" calcext:value-type="float">
            <text:p>0,908107</text:p>
          </table:table-cell>
          <table:table-cell office:value-type="float" office:value="0.909889" calcext:value-type="float">
            <text:p>0,909889</text:p>
          </table:table-cell>
          <table:table-cell office:value-type="float" office:value="0.912994" calcext:value-type="float">
            <text:p>0,912994</text:p>
          </table:table-cell>
          <table:table-cell office:value-type="float" office:value="0.915526" calcext:value-type="float">
            <text:p>0,915526</text:p>
          </table:table-cell>
          <table:table-cell office:value-type="float" office:value="0.916134" calcext:value-type="float">
            <text:p>0,916134</text:p>
          </table:table-cell>
          <table:table-cell office:value-type="float" office:value="0.916399" calcext:value-type="float">
            <text:p>0,916399</text:p>
          </table:table-cell>
          <table:table-cell office:value-type="float" office:value="0.91672" calcext:value-type="float">
            <text:p>0,9167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1996" calcext:value-type="float">
            <text:p>0,9019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483" calcext:value-type="float">
            <text:p>0,614483</text:p>
          </table:table-cell>
          <table:table-cell office:value-type="float" office:value="0.802734" calcext:value-type="float">
            <text:p>0,802734</text:p>
          </table:table-cell>
          <table:table-cell office:value-type="float" office:value="0.898629" calcext:value-type="float">
            <text:p>0,898629</text:p>
          </table:table-cell>
          <table:table-cell office:value-type="float" office:value="0.904253" calcext:value-type="float">
            <text:p>0,904253</text:p>
          </table:table-cell>
          <table:table-cell office:value-type="float" office:value="0.908978" calcext:value-type="float">
            <text:p>0,908978</text:p>
          </table:table-cell>
          <table:table-cell office:value-type="float" office:value="0.910359" calcext:value-type="float">
            <text:p>0,910359</text:p>
          </table:table-cell>
          <table:table-cell office:value-type="float" office:value="0.91424" calcext:value-type="float">
            <text:p>0,91424</text:p>
          </table:table-cell>
          <table:table-cell office:value-type="float" office:value="0.915725" calcext:value-type="float">
            <text:p>0,915725</text:p>
          </table:table-cell>
          <table:table-cell office:value-type="float" office:value="0.916126" calcext:value-type="float">
            <text:p>0,916126</text:p>
          </table:table-cell>
          <table:table-cell office:value-type="float" office:value="0.916397" calcext:value-type="float">
            <text:p>0,916397</text:p>
          </table:table-cell>
          <table:table-cell office:value-type="float" office:value="0.916662" calcext:value-type="float">
            <text:p>0,91666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041" calcext:value-type="float">
            <text:p>0,900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04782" calcext:value-type="float">
            <text:p>0,204782</text:p>
          </table:table-cell>
          <table:table-cell office:value-type="float" office:value="0.750341" calcext:value-type="float">
            <text:p>0,750341</text:p>
          </table:table-cell>
          <table:table-cell office:value-type="float" office:value="0.899234" calcext:value-type="float">
            <text:p>0,899234</text:p>
          </table:table-cell>
          <table:table-cell office:value-type="float" office:value="0.905783" calcext:value-type="float">
            <text:p>0,905783</text:p>
          </table:table-cell>
          <table:table-cell office:value-type="float" office:value="0.908801" calcext:value-type="float">
            <text:p>0,908801</text:p>
          </table:table-cell>
          <table:table-cell office:value-type="float" office:value="0.911224" calcext:value-type="float">
            <text:p>0,911224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901" calcext:value-type="float">
            <text:p>0,915901</text:p>
          </table:table-cell>
          <table:table-cell office:value-type="float" office:value="0.916171" calcext:value-type="float">
            <text:p>0,916171</text:p>
          </table:table-cell>
          <table:table-cell office:value-type="float" office:value="0.916417" calcext:value-type="float">
            <text:p>0,916417</text:p>
          </table:table-cell>
          <table:table-cell office:value-type="float" office:value="0.916702" calcext:value-type="float">
            <text:p>0,91670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5539" calcext:value-type="float">
            <text:p>0,89553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83632" calcext:value-type="float">
            <text:p>0,783632</text:p>
          </table:table-cell>
          <table:table-cell office:value-type="float" office:value="0.863386" calcext:value-type="float">
            <text:p>0,863386</text:p>
          </table:table-cell>
          <table:table-cell office:value-type="float" office:value="0.905271" calcext:value-type="float">
            <text:p>0,905271</text:p>
          </table:table-cell>
          <table:table-cell office:value-type="float" office:value="0.9082" calcext:value-type="float">
            <text:p>0,9082</text:p>
          </table:table-cell>
          <table:table-cell office:value-type="float" office:value="0.910234" calcext:value-type="float">
            <text:p>0,910234</text:p>
          </table:table-cell>
          <table:table-cell office:value-type="float" office:value="0.914172" calcext:value-type="float">
            <text:p>0,914172</text:p>
          </table:table-cell>
          <table:table-cell office:value-type="float" office:value="0.914877" calcext:value-type="float">
            <text:p>0,914877</text:p>
          </table:table-cell>
          <table:table-cell office:value-type="float" office:value="0.915859" calcext:value-type="float">
            <text:p>0,915859</text:p>
          </table:table-cell>
          <table:table-cell office:value-type="float" office:value="0.916153" calcext:value-type="float">
            <text:p>0,916153</text:p>
          </table:table-cell>
          <table:table-cell office:value-type="float" office:value="0.916403" calcext:value-type="float">
            <text:p>0,916403</text:p>
          </table:table-cell>
          <table:table-cell office:value-type="float" office:value="0.916682" calcext:value-type="float">
            <text:p>0,91668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124" calcext:value-type="float">
            <text:p>0,90812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12299" calcext:value-type="float">
            <text:p>0,512299</text:p>
          </table:table-cell>
          <table:table-cell office:value-type="float" office:value="0.837372" calcext:value-type="float">
            <text:p>0,837372</text:p>
          </table:table-cell>
          <table:table-cell office:value-type="float" office:value="0.904454" calcext:value-type="float">
            <text:p>0,904454</text:p>
          </table:table-cell>
          <table:table-cell office:value-type="float" office:value="0.90819" calcext:value-type="float">
            <text:p>0,90819</text:p>
          </table:table-cell>
          <table:table-cell office:value-type="float" office:value="0.911297" calcext:value-type="float">
            <text:p>0,911297</text:p>
          </table:table-cell>
          <table:table-cell office:value-type="float" office:value="0.914533" calcext:value-type="float">
            <text:p>0,914533</text:p>
          </table:table-cell>
          <table:table-cell office:value-type="float" office:value="0.915494" calcext:value-type="float">
            <text:p>0,915494</text:p>
          </table:table-cell>
          <table:table-cell office:value-type="float" office:value="0.916033" calcext:value-type="float">
            <text:p>0,916033</text:p>
          </table:table-cell>
          <table:table-cell office:value-type="float" office:value="0.916277" calcext:value-type="float">
            <text:p>0,916277</text:p>
          </table:table-cell>
          <table:table-cell office:value-type="float" office:value="0.916423" calcext:value-type="float">
            <text:p>0,916423</text:p>
          </table:table-cell>
          <table:table-cell office:value-type="float" office:value="0.916754" calcext:value-type="float">
            <text:p>0,91675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5683" calcext:value-type="float">
            <text:p>0,90568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55126" calcext:value-type="float">
            <text:p>0,155126</text:p>
          </table:table-cell>
          <table:table-cell office:value-type="float" office:value="0.769624" calcext:value-type="float">
            <text:p>0,769624</text:p>
          </table:table-cell>
          <table:table-cell office:value-type="float" office:value="0.902807" calcext:value-type="float">
            <text:p>0,902807</text:p>
          </table:table-cell>
          <table:table-cell office:value-type="float" office:value="0.90693" calcext:value-type="float">
            <text:p>0,90693</text:p>
          </table:table-cell>
          <table:table-cell office:value-type="float" office:value="0.909538" calcext:value-type="float">
            <text:p>0,909538</text:p>
          </table:table-cell>
          <table:table-cell office:value-type="float" office:value="0.913192" calcext:value-type="float">
            <text:p>0,913192</text:p>
          </table:table-cell>
          <table:table-cell office:value-type="float" office:value="0.914711" calcext:value-type="float">
            <text:p>0,914711</text:p>
          </table:table-cell>
          <table:table-cell office:value-type="float" office:value="0.915932" calcext:value-type="float">
            <text:p>0,915932</text:p>
          </table:table-cell>
          <table:table-cell office:value-type="float" office:value="0.916295" calcext:value-type="float">
            <text:p>0,916295</text:p>
          </table:table-cell>
          <table:table-cell office:value-type="float" office:value="0.91643" calcext:value-type="float">
            <text:p>0,91643</text:p>
          </table:table-cell>
          <table:table-cell office:value-type="float" office:value="0.916753" calcext:value-type="float">
            <text:p>0,91675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8221" calcext:value-type="float">
            <text:p>0,89822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12299" calcext:value-type="float">
            <text:p>0,512299</text:p>
          </table:table-cell>
          <table:table-cell office:value-type="float" office:value="0.774061" calcext:value-type="float">
            <text:p>0,774061</text:p>
          </table:table-cell>
          <table:table-cell office:value-type="float" office:value="0.897403" calcext:value-type="float">
            <text:p>0,897403</text:p>
          </table:table-cell>
          <table:table-cell office:value-type="float" office:value="0.906748" calcext:value-type="float">
            <text:p>0,906748</text:p>
          </table:table-cell>
          <table:table-cell office:value-type="float" office:value="0.909715" calcext:value-type="float">
            <text:p>0,909715</text:p>
          </table:table-cell>
          <table:table-cell office:value-type="float" office:value="0.914268" calcext:value-type="float">
            <text:p>0,914268</text:p>
          </table:table-cell>
          <table:table-cell office:value-type="float" office:value="0.915374" calcext:value-type="float">
            <text:p>0,915374</text:p>
          </table:table-cell>
          <table:table-cell office:value-type="float" office:value="0.916108" calcext:value-type="float">
            <text:p>0,916108</text:p>
          </table:table-cell>
          <table:table-cell office:value-type="float" office:value="0.91634" calcext:value-type="float">
            <text:p>0,91634</text:p>
          </table:table-cell>
          <table:table-cell office:value-type="float" office:value="0.916438" calcext:value-type="float">
            <text:p>0,916438</text:p>
          </table:table-cell>
          <table:table-cell office:value-type="float" office:value="0.916751" calcext:value-type="float">
            <text:p>0,916751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8321" calcext:value-type="float">
            <text:p>0,89832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83839" calcext:value-type="float">
            <text:p>0,783839</text:p>
          </table:table-cell>
          <table:table-cell office:value-type="float" office:value="0.818425" calcext:value-type="float">
            <text:p>0,818425</text:p>
          </table:table-cell>
          <table:table-cell office:value-type="float" office:value="0.899736" calcext:value-type="float">
            <text:p>0,899736</text:p>
          </table:table-cell>
          <table:table-cell office:value-type="float" office:value="0.907287" calcext:value-type="float">
            <text:p>0,907287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914761" calcext:value-type="float">
            <text:p>0,914761</text:p>
          </table:table-cell>
          <table:table-cell office:value-type="float" office:value="0.915856" calcext:value-type="float">
            <text:p>0,915856</text:p>
          </table:table-cell>
          <table:table-cell office:value-type="float" office:value="0.916152" calcext:value-type="float">
            <text:p>0,916152</text:p>
          </table:table-cell>
          <table:table-cell office:value-type="float" office:value="0.916344" calcext:value-type="float">
            <text:p>0,916344</text:p>
          </table:table-cell>
          <table:table-cell office:value-type="float" office:value="0.916437" calcext:value-type="float">
            <text:p>0,916437</text:p>
          </table:table-cell>
          <table:table-cell office:value-type="float" office:value="0.916774" calcext:value-type="float">
            <text:p>0,91677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267" calcext:value-type="float">
            <text:p>0,90326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8354" calcext:value-type="float">
            <text:p>0,78354</text:p>
          </table:table-cell>
          <table:table-cell office:value-type="float" office:value="0.787798" calcext:value-type="float">
            <text:p>0,787798</text:p>
          </table:table-cell>
          <table:table-cell office:value-type="float" office:value="0.887084" calcext:value-type="float">
            <text:p>0,887084</text:p>
          </table:table-cell>
          <table:table-cell office:value-type="float" office:value="0.906978" calcext:value-type="float">
            <text:p>0,906978</text:p>
          </table:table-cell>
          <table:table-cell office:value-type="float" office:value="0.910231" calcext:value-type="float">
            <text:p>0,910231</text:p>
          </table:table-cell>
          <table:table-cell office:value-type="float" office:value="0.91452" calcext:value-type="float">
            <text:p>0,91452</text:p>
          </table:table-cell>
          <table:table-cell office:value-type="float" office:value="0.915661" calcext:value-type="float">
            <text:p>0,915661</text:p>
          </table:table-cell>
          <table:table-cell office:value-type="float" office:value="0.916092" calcext:value-type="float">
            <text:p>0,916092</text:p>
          </table:table-cell>
          <table:table-cell office:value-type="float" office:value="0.916375" calcext:value-type="float">
            <text:p>0,916375</text:p>
          </table:table-cell>
          <table:table-cell office:value-type="float" office:value="0.91647" calcext:value-type="float">
            <text:p>0,91647</text:p>
          </table:table-cell>
          <table:table-cell office:value-type="float" office:value="0.916801" calcext:value-type="float">
            <text:p>0,916801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8801" calcext:value-type="float">
            <text:p>0,89880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83494" calcext:value-type="float">
            <text:p>0,783494</text:p>
          </table:table-cell>
          <table:table-cell office:value-type="float" office:value="0.783886" calcext:value-type="float">
            <text:p>0,783886</text:p>
          </table:table-cell>
          <table:table-cell office:value-type="float" office:value="0.864637" calcext:value-type="float">
            <text:p>0,864637</text:p>
          </table:table-cell>
          <table:table-cell office:value-type="float" office:value="0.902936" calcext:value-type="float">
            <text:p>0,902936</text:p>
          </table:table-cell>
          <table:table-cell office:value-type="float" office:value="0.908083" calcext:value-type="float">
            <text:p>0,908083</text:p>
          </table:table-cell>
          <table:table-cell office:value-type="float" office:value="0.912111" calcext:value-type="float">
            <text:p>0,912111</text:p>
          </table:table-cell>
          <table:table-cell office:value-type="float" office:value="0.914875" calcext:value-type="float">
            <text:p>0,914875</text:p>
          </table:table-cell>
          <table:table-cell office:value-type="float" office:value="0.915879" calcext:value-type="float">
            <text:p>0,915879</text:p>
          </table:table-cell>
          <table:table-cell office:value-type="float" office:value="0.916279" calcext:value-type="float">
            <text:p>0,916279</text:p>
          </table:table-cell>
          <table:table-cell office:value-type="float" office:value="0.916479" calcext:value-type="float">
            <text:p>0,916479</text:p>
          </table:table-cell>
          <table:table-cell office:value-type="float" office:value="0.916867" calcext:value-type="float">
            <text:p>0,91686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5203" calcext:value-type="float">
            <text:p>0,89520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11149" calcext:value-type="float">
            <text:p>0,211149</text:p>
          </table:table-cell>
          <table:table-cell office:value-type="float" office:value="0.774205" calcext:value-type="float">
            <text:p>0,774205</text:p>
          </table:table-cell>
          <table:table-cell office:value-type="float" office:value="0.889008" calcext:value-type="float">
            <text:p>0,889008</text:p>
          </table:table-cell>
          <table:table-cell office:value-type="float" office:value="0.90246" calcext:value-type="float">
            <text:p>0,90246</text:p>
          </table:table-cell>
          <table:table-cell office:value-type="float" office:value="0.908384" calcext:value-type="float">
            <text:p>0,908384</text:p>
          </table:table-cell>
          <table:table-cell office:value-type="float" office:value="0.911906" calcext:value-type="float">
            <text:p>0,911906</text:p>
          </table:table-cell>
          <table:table-cell office:value-type="float" office:value="0.915263" calcext:value-type="float">
            <text:p>0,915263</text:p>
          </table:table-cell>
          <table:table-cell office:value-type="float" office:value="0.916017" calcext:value-type="float">
            <text:p>0,916017</text:p>
          </table:table-cell>
          <table:table-cell office:value-type="float" office:value="0.916338" calcext:value-type="float">
            <text:p>0,916338</text:p>
          </table:table-cell>
          <table:table-cell office:value-type="float" office:value="0.91651" calcext:value-type="float">
            <text:p>0,91651</text:p>
          </table:table-cell>
          <table:table-cell office:value-type="float" office:value="0.916861" calcext:value-type="float">
            <text:p>0,916861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6695" calcext:value-type="float">
            <text:p>0,8966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2299" calcext:value-type="float">
            <text:p>0,022299</text:p>
          </table:table-cell>
          <table:table-cell office:value-type="float" office:value="0.772479" calcext:value-type="float">
            <text:p>0,772479</text:p>
          </table:table-cell>
          <table:table-cell office:value-type="float" office:value="0.898709" calcext:value-type="float">
            <text:p>0,898709</text:p>
          </table:table-cell>
          <table:table-cell office:value-type="float" office:value="0.906101" calcext:value-type="float">
            <text:p>0,906101</text:p>
          </table:table-cell>
          <table:table-cell office:value-type="float" office:value="0.909593" calcext:value-type="float">
            <text:p>0,909593</text:p>
          </table:table-cell>
          <table:table-cell office:value-type="float" office:value="0.912836" calcext:value-type="float">
            <text:p>0,912836</text:p>
          </table:table-cell>
          <table:table-cell office:value-type="float" office:value="0.915491" calcext:value-type="float">
            <text:p>0,915491</text:p>
          </table:table-cell>
          <table:table-cell office:value-type="float" office:value="0.915956" calcext:value-type="float">
            <text:p>0,915956</text:p>
          </table:table-cell>
          <table:table-cell office:value-type="float" office:value="0.916309" calcext:value-type="float">
            <text:p>0,916309</text:p>
          </table:table-cell>
          <table:table-cell office:value-type="float" office:value="0.916497" calcext:value-type="float">
            <text:p>0,916497</text:p>
          </table:table-cell>
          <table:table-cell office:value-type="float" office:value="0.916848" calcext:value-type="float">
            <text:p>0,91684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8082" calcext:value-type="float">
            <text:p>0,89808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5172" calcext:value-type="float">
            <text:p>0,155172</text:p>
          </table:table-cell>
          <table:table-cell office:value-type="float" office:value="0.782528" calcext:value-type="float">
            <text:p>0,782528</text:p>
          </table:table-cell>
          <table:table-cell office:value-type="float" office:value="0.898044" calcext:value-type="float">
            <text:p>0,898044</text:p>
          </table:table-cell>
          <table:table-cell office:value-type="float" office:value="0.907317" calcext:value-type="float">
            <text:p>0,907317</text:p>
          </table:table-cell>
          <table:table-cell office:value-type="float" office:value="0.909892" calcext:value-type="float">
            <text:p>0,909892</text:p>
          </table:table-cell>
          <table:table-cell office:value-type="float" office:value="0.913554" calcext:value-type="float">
            <text:p>0,913554</text:p>
          </table:table-cell>
          <table:table-cell office:value-type="float" office:value="0.915397" calcext:value-type="float">
            <text:p>0,915397</text:p>
          </table:table-cell>
          <table:table-cell office:value-type="float" office:value="0.915938" calcext:value-type="float">
            <text:p>0,915938</text:p>
          </table:table-cell>
          <table:table-cell office:value-type="float" office:value="0.916329" calcext:value-type="float">
            <text:p>0,916329</text:p>
          </table:table-cell>
          <table:table-cell office:value-type="float" office:value="0.916528" calcext:value-type="float">
            <text:p>0,916528</text:p>
          </table:table-cell>
          <table:table-cell office:value-type="float" office:value="0.916859" calcext:value-type="float">
            <text:p>0,91685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9238" calcext:value-type="float">
            <text:p>0,89923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19816" calcext:value-type="float">
            <text:p>0,719816</text:p>
          </table:table-cell>
          <table:table-cell office:value-type="float" office:value="0.8174" calcext:value-type="float">
            <text:p>0,8174</text:p>
          </table:table-cell>
          <table:table-cell office:value-type="float" office:value="0.898014" calcext:value-type="float">
            <text:p>0,898014</text:p>
          </table:table-cell>
          <table:table-cell office:value-type="float" office:value="0.905162" calcext:value-type="float">
            <text:p>0,905162</text:p>
          </table:table-cell>
          <table:table-cell office:value-type="float" office:value="0.909778" calcext:value-type="float">
            <text:p>0,909778</text:p>
          </table:table-cell>
          <table:table-cell office:value-type="float" office:value="0.912429" calcext:value-type="float">
            <text:p>0,912429</text:p>
          </table:table-cell>
          <table:table-cell office:value-type="float" office:value="0.915328" calcext:value-type="float">
            <text:p>0,915328</text:p>
          </table:table-cell>
          <table:table-cell office:value-type="float" office:value="0.915903" calcext:value-type="float">
            <text:p>0,915903</text:p>
          </table:table-cell>
          <table:table-cell office:value-type="float" office:value="0.916155" calcext:value-type="float">
            <text:p>0,916155</text:p>
          </table:table-cell>
          <table:table-cell office:value-type="float" office:value="0.916456" calcext:value-type="float">
            <text:p>0,916456</text:p>
          </table:table-cell>
          <table:table-cell office:value-type="float" office:value="0.916855" calcext:value-type="float">
            <text:p>0,916855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2348" calcext:value-type="float">
            <text:p>0,90234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21287" calcext:value-type="float">
            <text:p>0,721287</text:p>
          </table:table-cell>
          <table:table-cell office:value-type="float" office:value="0.810559" calcext:value-type="float">
            <text:p>0,810559</text:p>
          </table:table-cell>
          <table:table-cell office:value-type="float" office:value="0.896094" calcext:value-type="float">
            <text:p>0,896094</text:p>
          </table:table-cell>
          <table:table-cell office:value-type="float" office:value="0.901638" calcext:value-type="float">
            <text:p>0,901638</text:p>
          </table:table-cell>
          <table:table-cell office:value-type="float" office:value="0.908475" calcext:value-type="float">
            <text:p>0,908475</text:p>
          </table:table-cell>
          <table:table-cell office:value-type="float" office:value="0.910543" calcext:value-type="float">
            <text:p>0,910543</text:p>
          </table:table-cell>
          <table:table-cell office:value-type="float" office:value="0.914392" calcext:value-type="float">
            <text:p>0,914392</text:p>
          </table:table-cell>
          <table:table-cell office:value-type="float" office:value="0.915782" calcext:value-type="float">
            <text:p>0,915782</text:p>
          </table:table-cell>
          <table:table-cell office:value-type="float" office:value="0.916048" calcext:value-type="float">
            <text:p>0,916048</text:p>
          </table:table-cell>
          <table:table-cell office:value-type="float" office:value="0.916379" calcext:value-type="float">
            <text:p>0,916379</text:p>
          </table:table-cell>
          <table:table-cell office:value-type="float" office:value="0.91683" calcext:value-type="float">
            <text:p>0,91683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0674" calcext:value-type="float">
            <text:p>0,90067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9977" calcext:value-type="float">
            <text:p>0,09977</text:p>
          </table:table-cell>
          <table:table-cell office:value-type="float" office:value="0.745969" calcext:value-type="float">
            <text:p>0,745969</text:p>
          </table:table-cell>
          <table:table-cell office:value-type="float" office:value="0.881591" calcext:value-type="float">
            <text:p>0,881591</text:p>
          </table:table-cell>
          <table:table-cell office:value-type="float" office:value="0.899101" calcext:value-type="float">
            <text:p>0,899101</text:p>
          </table:table-cell>
          <table:table-cell office:value-type="float" office:value="0.904966" calcext:value-type="float">
            <text:p>0,904966</text:p>
          </table:table-cell>
          <table:table-cell office:value-type="float" office:value="0.909853" calcext:value-type="float">
            <text:p>0,909853</text:p>
          </table:table-cell>
          <table:table-cell office:value-type="float" office:value="0.913952" calcext:value-type="float">
            <text:p>0,913952</text:p>
          </table:table-cell>
          <table:table-cell office:value-type="float" office:value="0.915474" calcext:value-type="float">
            <text:p>0,915474</text:p>
          </table:table-cell>
          <table:table-cell office:value-type="float" office:value="0.91598" calcext:value-type="float">
            <text:p>0,91598</text:p>
          </table:table-cell>
          <table:table-cell office:value-type="float" office:value="0.916332" calcext:value-type="float">
            <text:p>0,916332</text:p>
          </table:table-cell>
          <table:table-cell office:value-type="float" office:value="0.916821" calcext:value-type="float">
            <text:p>0,916821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2004" calcext:value-type="float">
            <text:p>0,89200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4023" calcext:value-type="float">
            <text:p>0,44023</text:p>
          </table:table-cell>
          <table:table-cell office:value-type="float" office:value="0.830059" calcext:value-type="float">
            <text:p>0,830059</text:p>
          </table:table-cell>
          <table:table-cell office:value-type="float" office:value="0.89964" calcext:value-type="float">
            <text:p>0,89964</text:p>
          </table:table-cell>
          <table:table-cell office:value-type="float" office:value="0.907403" calcext:value-type="float">
            <text:p>0,907403</text:p>
          </table:table-cell>
          <table:table-cell office:value-type="float" office:value="0.910937" calcext:value-type="float">
            <text:p>0,910937</text:p>
          </table:table-cell>
          <table:table-cell office:value-type="float" office:value="0.914676" calcext:value-type="float">
            <text:p>0,914676</text:p>
          </table:table-cell>
          <table:table-cell office:value-type="float" office:value="0.91572" calcext:value-type="float">
            <text:p>0,91572</text:p>
          </table:table-cell>
          <table:table-cell office:value-type="float" office:value="0.915989" calcext:value-type="float">
            <text:p>0,915989</text:p>
          </table:table-cell>
          <table:table-cell office:value-type="float" office:value="0.91622" calcext:value-type="float">
            <text:p>0,91622</text:p>
          </table:table-cell>
          <table:table-cell office:value-type="float" office:value="0.916457" calcext:value-type="float">
            <text:p>0,916457</text:p>
          </table:table-cell>
          <table:table-cell office:value-type="float" office:value="0.916856" calcext:value-type="float">
            <text:p>0,91685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4396" calcext:value-type="float">
            <text:p>0,90439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88391" calcext:value-type="float">
            <text:p>0,188391</text:p>
          </table:table-cell>
          <table:table-cell office:value-type="float" office:value="0.778887" calcext:value-type="float">
            <text:p>0,778887</text:p>
          </table:table-cell>
          <table:table-cell office:value-type="float" office:value="0.89827" calcext:value-type="float">
            <text:p>0,89827</text:p>
          </table:table-cell>
          <table:table-cell office:value-type="float" office:value="0.905205" calcext:value-type="float">
            <text:p>0,905205</text:p>
          </table:table-cell>
          <table:table-cell office:value-type="float" office:value="0.910174" calcext:value-type="float">
            <text:p>0,910174</text:p>
          </table:table-cell>
          <table:table-cell office:value-type="float" office:value="0.914676" calcext:value-type="float">
            <text:p>0,914676</text:p>
          </table:table-cell>
          <table:table-cell office:value-type="float" office:value="0.915748" calcext:value-type="float">
            <text:p>0,915748</text:p>
          </table:table-cell>
          <table:table-cell office:value-type="float" office:value="0.915985" calcext:value-type="float">
            <text:p>0,915985</text:p>
          </table:table-cell>
          <table:table-cell office:value-type="float" office:value="0.916187" calcext:value-type="float">
            <text:p>0,916187</text:p>
          </table:table-cell>
          <table:table-cell office:value-type="float" office:value="0.916349" calcext:value-type="float">
            <text:p>0,916349</text:p>
          </table:table-cell>
          <table:table-cell office:value-type="float" office:value="0.916716" calcext:value-type="float">
            <text:p>0,91671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882" calcext:value-type="float">
            <text:p>0,8988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11356" calcext:value-type="float">
            <text:p>0,211356</text:p>
          </table:table-cell>
          <table:table-cell office:value-type="float" office:value="0.77768" calcext:value-type="float">
            <text:p>0,77768</text:p>
          </table:table-cell>
          <table:table-cell office:value-type="float" office:value="0.882741" calcext:value-type="float">
            <text:p>0,882741</text:p>
          </table:table-cell>
          <table:table-cell office:value-type="float" office:value="0.90173" calcext:value-type="float">
            <text:p>0,90173</text:p>
          </table:table-cell>
          <table:table-cell office:value-type="float" office:value="0.907879" calcext:value-type="float">
            <text:p>0,907879</text:p>
          </table:table-cell>
          <table:table-cell office:value-type="float" office:value="0.912154" calcext:value-type="float">
            <text:p>0,912154</text:p>
          </table:table-cell>
          <table:table-cell office:value-type="float" office:value="0.915176" calcext:value-type="float">
            <text:p>0,915176</text:p>
          </table:table-cell>
          <table:table-cell office:value-type="float" office:value="0.9159" calcext:value-type="float">
            <text:p>0,9159</text:p>
          </table:table-cell>
          <table:table-cell office:value-type="float" office:value="0.91612" calcext:value-type="float">
            <text:p>0,91612</text:p>
          </table:table-cell>
          <table:table-cell office:value-type="float" office:value="0.91632" calcext:value-type="float">
            <text:p>0,91632</text:p>
          </table:table-cell>
          <table:table-cell office:value-type="float" office:value="0.916637" calcext:value-type="float">
            <text:p>0,91663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6234" calcext:value-type="float">
            <text:p>0,89623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61287" calcext:value-type="float">
            <text:p>0,661287</text:p>
          </table:table-cell>
          <table:table-cell office:value-type="float" office:value="0.802582" calcext:value-type="float">
            <text:p>0,802582</text:p>
          </table:table-cell>
          <table:table-cell office:value-type="float" office:value="0.893466" calcext:value-type="float">
            <text:p>0,893466</text:p>
          </table:table-cell>
          <table:table-cell office:value-type="float" office:value="0.902386" calcext:value-type="float">
            <text:p>0,902386</text:p>
          </table:table-cell>
          <table:table-cell office:value-type="float" office:value="0.908725" calcext:value-type="float">
            <text:p>0,908725</text:p>
          </table:table-cell>
          <table:table-cell office:value-type="float" office:value="0.91212" calcext:value-type="float">
            <text:p>0,91212</text:p>
          </table:table-cell>
          <table:table-cell office:value-type="float" office:value="0.914685" calcext:value-type="float">
            <text:p>0,914685</text:p>
          </table:table-cell>
          <table:table-cell office:value-type="float" office:value="0.915805" calcext:value-type="float">
            <text:p>0,915805</text:p>
          </table:table-cell>
          <table:table-cell office:value-type="float" office:value="0.916138" calcext:value-type="float">
            <text:p>0,916138</text:p>
          </table:table-cell>
          <table:table-cell office:value-type="float" office:value="0.916349" calcext:value-type="float">
            <text:p>0,916349</text:p>
          </table:table-cell>
          <table:table-cell office:value-type="float" office:value="0.916675" calcext:value-type="float">
            <text:p>0,916675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899893" calcext:value-type="float">
            <text:p>0,89989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1287" calcext:value-type="float">
            <text:p>0,661287</text:p>
          </table:table-cell>
          <table:table-cell office:value-type="float" office:value="0.857105" calcext:value-type="float">
            <text:p>0,857105</text:p>
          </table:table-cell>
          <table:table-cell office:value-type="float" office:value="0.897474" calcext:value-type="float">
            <text:p>0,897474</text:p>
          </table:table-cell>
          <table:table-cell office:value-type="float" office:value="0.902956" calcext:value-type="float">
            <text:p>0,902956</text:p>
          </table:table-cell>
          <table:table-cell office:value-type="float" office:value="0.90852" calcext:value-type="float">
            <text:p>0,90852</text:p>
          </table:table-cell>
          <table:table-cell office:value-type="float" office:value="0.910853" calcext:value-type="float">
            <text:p>0,910853</text:p>
          </table:table-cell>
          <table:table-cell office:value-type="float" office:value="0.914452" calcext:value-type="float">
            <text:p>0,914452</text:p>
          </table:table-cell>
          <table:table-cell office:value-type="float" office:value="0.915624" calcext:value-type="float">
            <text:p>0,915624</text:p>
          </table:table-cell>
          <table:table-cell office:value-type="float" office:value="0.916084" calcext:value-type="float">
            <text:p>0,916084</text:p>
          </table:table-cell>
          <table:table-cell office:value-type="float" office:value="0.91633" calcext:value-type="float">
            <text:p>0,91633</text:p>
          </table:table-cell>
          <table:table-cell office:value-type="float" office:value="0.916636" calcext:value-type="float">
            <text:p>0,91663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5603" calcext:value-type="float">
            <text:p>0,905603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61287" calcext:value-type="float">
            <text:p>0,661287</text:p>
          </table:table-cell>
          <table:table-cell office:value-type="float" office:value="0.837854" calcext:value-type="float">
            <text:p>0,837854</text:p>
          </table:table-cell>
          <table:table-cell office:value-type="float" office:value="0.893254" calcext:value-type="float">
            <text:p>0,893254</text:p>
          </table:table-cell>
          <table:table-cell office:value-type="float" office:value="0.899586" calcext:value-type="float">
            <text:p>0,899586</text:p>
          </table:table-cell>
          <table:table-cell office:value-type="float" office:value="0.906703" calcext:value-type="float">
            <text:p>0,906703</text:p>
          </table:table-cell>
          <table:table-cell office:value-type="float" office:value="0.9098" calcext:value-type="float">
            <text:p>0,9098</text:p>
          </table:table-cell>
          <table:table-cell office:value-type="float" office:value="0.913628" calcext:value-type="float">
            <text:p>0,913628</text:p>
          </table:table-cell>
          <table:table-cell office:value-type="float" office:value="0.915707" calcext:value-type="float">
            <text:p>0,915707</text:p>
          </table:table-cell>
          <table:table-cell office:value-type="float" office:value="0.916132" calcext:value-type="float">
            <text:p>0,916132</text:p>
          </table:table-cell>
          <table:table-cell office:value-type="float" office:value="0.916356" calcext:value-type="float">
            <text:p>0,916356</text:p>
          </table:table-cell>
          <table:table-cell office:value-type="float" office:value="0.916724" calcext:value-type="float">
            <text:p>0,91672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2574" calcext:value-type="float">
            <text:p>0,90257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6246" calcext:value-type="float">
            <text:p>0,66246</text:p>
          </table:table-cell>
          <table:table-cell office:value-type="float" office:value="0.845047" calcext:value-type="float">
            <text:p>0,845047</text:p>
          </table:table-cell>
          <table:table-cell office:value-type="float" office:value="0.897591" calcext:value-type="float">
            <text:p>0,897591</text:p>
          </table:table-cell>
          <table:table-cell office:value-type="float" office:value="0.903706" calcext:value-type="float">
            <text:p>0,903706</text:p>
          </table:table-cell>
          <table:table-cell office:value-type="float" office:value="0.909608" calcext:value-type="float">
            <text:p>0,909608</text:p>
          </table:table-cell>
          <table:table-cell office:value-type="float" office:value="0.914249" calcext:value-type="float">
            <text:p>0,914249</text:p>
          </table:table-cell>
          <table:table-cell office:value-type="float" office:value="0.915415" calcext:value-type="float">
            <text:p>0,915415</text:p>
          </table:table-cell>
          <table:table-cell office:value-type="float" office:value="0.915975" calcext:value-type="float">
            <text:p>0,915975</text:p>
          </table:table-cell>
          <table:table-cell office:value-type="float" office:value="0.916285" calcext:value-type="float">
            <text:p>0,916285</text:p>
          </table:table-cell>
          <table:table-cell office:value-type="float" office:value="0.916433" calcext:value-type="float">
            <text:p>0,916433</text:p>
          </table:table-cell>
          <table:table-cell office:value-type="float" office:value="0.916821" calcext:value-type="float">
            <text:p>0,916821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5113" calcext:value-type="float">
            <text:p>0,90511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04851" calcext:value-type="float">
            <text:p>0,204851</text:p>
          </table:table-cell>
          <table:table-cell office:value-type="float" office:value="0.8348" calcext:value-type="float">
            <text:p>0,8348</text:p>
          </table:table-cell>
          <table:table-cell office:value-type="float" office:value="0.896911" calcext:value-type="float">
            <text:p>0,896911</text:p>
          </table:table-cell>
          <table:table-cell office:value-type="float" office:value="0.901411" calcext:value-type="float">
            <text:p>0,901411</text:p>
          </table:table-cell>
          <table:table-cell office:value-type="float" office:value="0.908151" calcext:value-type="float">
            <text:p>0,908151</text:p>
          </table:table-cell>
          <table:table-cell office:value-type="float" office:value="0.912471" calcext:value-type="float">
            <text:p>0,912471</text:p>
          </table:table-cell>
          <table:table-cell office:value-type="float" office:value="0.915614" calcext:value-type="float">
            <text:p>0,915614</text:p>
          </table:table-cell>
          <table:table-cell office:value-type="float" office:value="0.916145" calcext:value-type="float">
            <text:p>0,916145</text:p>
          </table:table-cell>
          <table:table-cell office:value-type="float" office:value="0.916371" calcext:value-type="float">
            <text:p>0,916371</text:p>
          </table:table-cell>
          <table:table-cell office:value-type="float" office:value="0.916561" calcext:value-type="float">
            <text:p>0,916561</text:p>
          </table:table-cell>
          <table:table-cell office:value-type="float" office:value="0.916844" calcext:value-type="float">
            <text:p>0,91684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528" calcext:value-type="float">
            <text:p>0,90352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62276" calcext:value-type="float">
            <text:p>0,662276</text:p>
          </table:table-cell>
          <table:table-cell office:value-type="float" office:value="0.869932" calcext:value-type="float">
            <text:p>0,869932</text:p>
          </table:table-cell>
          <table:table-cell office:value-type="float" office:value="0.900723" calcext:value-type="float">
            <text:p>0,900723</text:p>
          </table:table-cell>
          <table:table-cell office:value-type="float" office:value="0.906685" calcext:value-type="float">
            <text:p>0,906685</text:p>
          </table:table-cell>
          <table:table-cell office:value-type="float" office:value="0.910093" calcext:value-type="float">
            <text:p>0,910093</text:p>
          </table:table-cell>
          <table:table-cell office:value-type="float" office:value="0.914428" calcext:value-type="float">
            <text:p>0,914428</text:p>
          </table:table-cell>
          <table:table-cell office:value-type="float" office:value="0.915767" calcext:value-type="float">
            <text:p>0,915767</text:p>
          </table:table-cell>
          <table:table-cell office:value-type="float" office:value="0.916233" calcext:value-type="float">
            <text:p>0,916233</text:p>
          </table:table-cell>
          <table:table-cell office:value-type="float" office:value="0.916421" calcext:value-type="float">
            <text:p>0,916421</text:p>
          </table:table-cell>
          <table:table-cell office:value-type="float" office:value="0.916625" calcext:value-type="float">
            <text:p>0,916625</text:p>
          </table:table-cell>
          <table:table-cell office:value-type="float" office:value="0.916862" calcext:value-type="float">
            <text:p>0,91686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377" calcext:value-type="float">
            <text:p>0,90837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62276" calcext:value-type="float">
            <text:p>0,662276</text:p>
          </table:table-cell>
          <table:table-cell office:value-type="float" office:value="0.865141" calcext:value-type="float">
            <text:p>0,865141</text:p>
          </table:table-cell>
          <table:table-cell office:value-type="float" office:value="0.903421" calcext:value-type="float">
            <text:p>0,903421</text:p>
          </table:table-cell>
          <table:table-cell office:value-type="float" office:value="0.90936" calcext:value-type="float">
            <text:p>0,90936</text:p>
          </table:table-cell>
          <table:table-cell office:value-type="float" office:value="0.913434" calcext:value-type="float">
            <text:p>0,913434</text:p>
          </table:table-cell>
          <table:table-cell office:value-type="float" office:value="0.915132" calcext:value-type="float">
            <text:p>0,915132</text:p>
          </table:table-cell>
          <table:table-cell office:value-type="float" office:value="0.916033" calcext:value-type="float">
            <text:p>0,916033</text:p>
          </table:table-cell>
          <table:table-cell office:value-type="float" office:value="0.916338" calcext:value-type="float">
            <text:p>0,916338</text:p>
          </table:table-cell>
          <table:table-cell office:value-type="float" office:value="0.916439" calcext:value-type="float">
            <text:p>0,916439</text:p>
          </table:table-cell>
          <table:table-cell office:value-type="float" office:value="0.9167" calcext:value-type="float">
            <text:p>0,9167</text:p>
          </table:table-cell>
          <table:table-cell office:value-type="float" office:value="0.916869" calcext:value-type="float">
            <text:p>0,91686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887" calcext:value-type="float">
            <text:p>0,90888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62276" calcext:value-type="float">
            <text:p>0,662276</text:p>
          </table:table-cell>
          <table:table-cell office:value-type="float" office:value="0.848352" calcext:value-type="float">
            <text:p>0,848352</text:p>
          </table:table-cell>
          <table:table-cell office:value-type="float" office:value="0.905325" calcext:value-type="float">
            <text:p>0,905325</text:p>
          </table:table-cell>
          <table:table-cell office:value-type="float" office:value="0.910177" calcext:value-type="float">
            <text:p>0,910177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14939" calcext:value-type="float">
            <text:p>0,914939</text:p>
          </table:table-cell>
          <table:table-cell office:value-type="float" office:value="0.91599" calcext:value-type="float">
            <text:p>0,91599</text:p>
          </table:table-cell>
          <table:table-cell office:value-type="float" office:value="0.916274" calcext:value-type="float">
            <text:p>0,916274</text:p>
          </table:table-cell>
          <table:table-cell office:value-type="float" office:value="0.916421" calcext:value-type="float">
            <text:p>0,916421</text:p>
          </table:table-cell>
          <table:table-cell office:value-type="float" office:value="0.916566" calcext:value-type="float">
            <text:p>0,916566</text:p>
          </table:table-cell>
          <table:table-cell office:value-type="float" office:value="0.91686" calcext:value-type="float">
            <text:p>0,9168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7519" calcext:value-type="float">
            <text:p>0,90751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96184" calcext:value-type="float">
            <text:p>0,196184</text:p>
          </table:table-cell>
          <table:table-cell office:value-type="float" office:value="0.783926" calcext:value-type="float">
            <text:p>0,783926</text:p>
          </table:table-cell>
          <table:table-cell office:value-type="float" office:value="0.907468" calcext:value-type="float">
            <text:p>0,907468</text:p>
          </table:table-cell>
          <table:table-cell office:value-type="float" office:value="0.911676" calcext:value-type="float">
            <text:p>0,911676</text:p>
          </table:table-cell>
          <table:table-cell office:value-type="float" office:value="0.914518" calcext:value-type="float">
            <text:p>0,914518</text:p>
          </table:table-cell>
          <table:table-cell office:value-type="float" office:value="0.915507" calcext:value-type="float">
            <text:p>0,915507</text:p>
          </table:table-cell>
          <table:table-cell office:value-type="float" office:value="0.91612" calcext:value-type="float">
            <text:p>0,91612</text:p>
          </table:table-cell>
          <table:table-cell office:value-type="float" office:value="0.916366" calcext:value-type="float">
            <text:p>0,916366</text:p>
          </table:table-cell>
          <table:table-cell office:value-type="float" office:value="0.916461" calcext:value-type="float">
            <text:p>0,916461</text:p>
          </table:table-cell>
          <table:table-cell office:value-type="float" office:value="0.916754" calcext:value-type="float">
            <text:p>0,916754</text:p>
          </table:table-cell>
          <table:table-cell office:value-type="float" office:value="0.916867" calcext:value-type="float">
            <text:p>0,91686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1566" calcext:value-type="float">
            <text:p>0,90156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04989" calcext:value-type="float">
            <text:p>0,204989</text:p>
          </table:table-cell>
          <table:table-cell office:value-type="float" office:value="0.805241" calcext:value-type="float">
            <text:p>0,805241</text:p>
          </table:table-cell>
          <table:table-cell office:value-type="float" office:value="0.906851" calcext:value-type="float">
            <text:p>0,906851</text:p>
          </table:table-cell>
          <table:table-cell office:value-type="float" office:value="0.910118" calcext:value-type="float">
            <text:p>0,910118</text:p>
          </table:table-cell>
          <table:table-cell office:value-type="float" office:value="0.914282" calcext:value-type="float">
            <text:p>0,914282</text:p>
          </table:table-cell>
          <table:table-cell office:value-type="float" office:value="0.915252" calcext:value-type="float">
            <text:p>0,915252</text:p>
          </table:table-cell>
          <table:table-cell office:value-type="float" office:value="0.916108" calcext:value-type="float">
            <text:p>0,916108</text:p>
          </table:table-cell>
          <table:table-cell office:value-type="float" office:value="0.916386" calcext:value-type="float">
            <text:p>0,916386</text:p>
          </table:table-cell>
          <table:table-cell office:value-type="float" office:value="0.916455" calcext:value-type="float">
            <text:p>0,916455</text:p>
          </table:table-cell>
          <table:table-cell office:value-type="float" office:value="0.916754" calcext:value-type="float">
            <text:p>0,916754</text:p>
          </table:table-cell>
          <table:table-cell office:value-type="float" office:value="0.916872" calcext:value-type="float">
            <text:p>0,91687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3432" calcext:value-type="float">
            <text:p>0,90343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508" calcext:value-type="float">
            <text:p>0,00508</text:p>
          </table:table-cell>
          <table:table-cell office:value-type="float" office:value="0.85747" calcext:value-type="float">
            <text:p>0,85747</text:p>
          </table:table-cell>
          <table:table-cell office:value-type="float" office:value="0.909859" calcext:value-type="float">
            <text:p>0,909859</text:p>
          </table:table-cell>
          <table:table-cell office:value-type="float" office:value="0.913508" calcext:value-type="float">
            <text:p>0,913508</text:p>
          </table:table-cell>
          <table:table-cell office:value-type="float" office:value="0.914931" calcext:value-type="float">
            <text:p>0,914931</text:p>
          </table:table-cell>
          <table:table-cell office:value-type="float" office:value="0.916008" calcext:value-type="float">
            <text:p>0,916008</text:p>
          </table:table-cell>
          <table:table-cell office:value-type="float" office:value="0.916267" calcext:value-type="float">
            <text:p>0,916267</text:p>
          </table:table-cell>
          <table:table-cell office:value-type="float" office:value="0.916389" calcext:value-type="float">
            <text:p>0,916389</text:p>
          </table:table-cell>
          <table:table-cell office:value-type="float" office:value="0.916454" calcext:value-type="float">
            <text:p>0,916454</text:p>
          </table:table-cell>
          <table:table-cell office:value-type="float" office:value="0.916643" calcext:value-type="float">
            <text:p>0,916643</text:p>
          </table:table-cell>
          <table:table-cell office:value-type="float" office:value="0.916856" calcext:value-type="float">
            <text:p>0,91685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9438" calcext:value-type="float">
            <text:p>0,90943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75333" calcext:value-type="float">
            <text:p>0,775333</text:p>
          </table:table-cell>
          <table:table-cell office:value-type="float" office:value="0.894884" calcext:value-type="float">
            <text:p>0,894884</text:p>
          </table:table-cell>
          <table:table-cell office:value-type="float" office:value="0.909936" calcext:value-type="float">
            <text:p>0,909936</text:p>
          </table:table-cell>
          <table:table-cell office:value-type="float" office:value="0.913905" calcext:value-type="float">
            <text:p>0,913905</text:p>
          </table:table-cell>
          <table:table-cell office:value-type="float" office:value="0.915778" calcext:value-type="float">
            <text:p>0,915778</text:p>
          </table:table-cell>
          <table:table-cell office:value-type="float" office:value="0.916093" calcext:value-type="float">
            <text:p>0,916093</text:p>
          </table:table-cell>
          <table:table-cell office:value-type="float" office:value="0.916306" calcext:value-type="float">
            <text:p>0,916306</text:p>
          </table:table-cell>
          <table:table-cell office:value-type="float" office:value="0.916386" calcext:value-type="float">
            <text:p>0,916386</text:p>
          </table:table-cell>
          <table:table-cell office:value-type="float" office:value="0.916448" calcext:value-type="float">
            <text:p>0,916448</text:p>
          </table:table-cell>
          <table:table-cell office:value-type="float" office:value="0.916524" calcext:value-type="float">
            <text:p>0,916524</text:p>
          </table:table-cell>
          <table:table-cell office:value-type="float" office:value="0.916834" calcext:value-type="float">
            <text:p>0,91683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3309" calcext:value-type="float">
            <text:p>0,91330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823194" calcext:value-type="float">
            <text:p>0,823194</text:p>
          </table:table-cell>
          <table:table-cell office:value-type="float" office:value="0.908538" calcext:value-type="float">
            <text:p>0,908538</text:p>
          </table:table-cell>
          <table:table-cell office:value-type="float" office:value="0.912846" calcext:value-type="float">
            <text:p>0,912846</text:p>
          </table:table-cell>
          <table:table-cell office:value-type="float" office:value="0.915375" calcext:value-type="float">
            <text:p>0,915375</text:p>
          </table:table-cell>
          <table:table-cell office:value-type="float" office:value="0.916052" calcext:value-type="float">
            <text:p>0,916052</text:p>
          </table:table-cell>
          <table:table-cell office:value-type="float" office:value="0.916185" calcext:value-type="float">
            <text:p>0,916185</text:p>
          </table:table-cell>
          <table:table-cell office:value-type="float" office:value="0.916361" calcext:value-type="float">
            <text:p>0,916361</text:p>
          </table:table-cell>
          <table:table-cell office:value-type="float" office:value="0.916443" calcext:value-type="float">
            <text:p>0,916443</text:p>
          </table:table-cell>
          <table:table-cell office:value-type="float" office:value="0.916494" calcext:value-type="float">
            <text:p>0,916494</text:p>
          </table:table-cell>
          <table:table-cell office:value-type="float" office:value="0.916814" calcext:value-type="float">
            <text:p>0,91681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583" calcext:value-type="float">
            <text:p>0,9058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39586" calcext:value-type="float">
            <text:p>0,839586</text:p>
          </table:table-cell>
          <table:table-cell office:value-type="float" office:value="0.896332" calcext:value-type="float">
            <text:p>0,896332</text:p>
          </table:table-cell>
          <table:table-cell office:value-type="float" office:value="0.907517" calcext:value-type="float">
            <text:p>0,907517</text:p>
          </table:table-cell>
          <table:table-cell office:value-type="float" office:value="0.912583" calcext:value-type="float">
            <text:p>0,912583</text:p>
          </table:table-cell>
          <table:table-cell office:value-type="float" office:value="0.914946" calcext:value-type="float">
            <text:p>0,914946</text:p>
          </table:table-cell>
          <table:table-cell office:value-type="float" office:value="0.91603" calcext:value-type="float">
            <text:p>0,91603</text:p>
          </table:table-cell>
          <table:table-cell office:value-type="float" office:value="0.916191" calcext:value-type="float">
            <text:p>0,916191</text:p>
          </table:table-cell>
          <table:table-cell office:value-type="float" office:value="0.916386" calcext:value-type="float">
            <text:p>0,916386</text:p>
          </table:table-cell>
          <table:table-cell office:value-type="float" office:value="0.916443" calcext:value-type="float">
            <text:p>0,916443</text:p>
          </table:table-cell>
          <table:table-cell office:value-type="float" office:value="0.916525" calcext:value-type="float">
            <text:p>0,916525</text:p>
          </table:table-cell>
          <table:table-cell office:value-type="float" office:value="0.916816" calcext:value-type="float">
            <text:p>0,91681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2977" calcext:value-type="float">
            <text:p>0,91297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05011" calcext:value-type="float">
            <text:p>0,205011</text:p>
          </table:table-cell>
          <table:table-cell office:value-type="float" office:value="0.848386" calcext:value-type="float">
            <text:p>0,848386</text:p>
          </table:table-cell>
          <table:table-cell office:value-type="float" office:value="0.905469" calcext:value-type="float">
            <text:p>0,905469</text:p>
          </table:table-cell>
          <table:table-cell office:value-type="float" office:value="0.912174" calcext:value-type="float">
            <text:p>0,912174</text:p>
          </table:table-cell>
          <table:table-cell office:value-type="float" office:value="0.91508" calcext:value-type="float">
            <text:p>0,91508</text:p>
          </table:table-cell>
          <table:table-cell office:value-type="float" office:value="0.915982" calcext:value-type="float">
            <text:p>0,915982</text:p>
          </table:table-cell>
          <table:table-cell office:value-type="float" office:value="0.916167" calcext:value-type="float">
            <text:p>0,916167</text:p>
          </table:table-cell>
          <table:table-cell office:value-type="float" office:value="0.916372" calcext:value-type="float">
            <text:p>0,916372</text:p>
          </table:table-cell>
          <table:table-cell office:value-type="float" office:value="0.916446" calcext:value-type="float">
            <text:p>0,916446</text:p>
          </table:table-cell>
          <table:table-cell office:value-type="float" office:value="0.916624" calcext:value-type="float">
            <text:p>0,916624</text:p>
          </table:table-cell>
          <table:table-cell office:value-type="float" office:value="0.916867" calcext:value-type="float">
            <text:p>0,91686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7957" calcext:value-type="float">
            <text:p>0,9079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822138" calcext:value-type="float">
            <text:p>0,822138</text:p>
          </table:table-cell>
          <table:table-cell office:value-type="float" office:value="0.884671" calcext:value-type="float">
            <text:p>0,884671</text:p>
          </table:table-cell>
          <table:table-cell office:value-type="float" office:value="0.905449" calcext:value-type="float">
            <text:p>0,905449</text:p>
          </table:table-cell>
          <table:table-cell office:value-type="float" office:value="0.913059" calcext:value-type="float">
            <text:p>0,913059</text:p>
          </table:table-cell>
          <table:table-cell office:value-type="float" office:value="0.915093" calcext:value-type="float">
            <text:p>0,915093</text:p>
          </table:table-cell>
          <table:table-cell office:value-type="float" office:value="0.915982" calcext:value-type="float">
            <text:p>0,915982</text:p>
          </table:table-cell>
          <table:table-cell office:value-type="float" office:value="0.916192" calcext:value-type="float">
            <text:p>0,916192</text:p>
          </table:table-cell>
          <table:table-cell office:value-type="float" office:value="0.916374" calcext:value-type="float">
            <text:p>0,916374</text:p>
          </table:table-cell>
          <table:table-cell office:value-type="float" office:value="0.916452" calcext:value-type="float">
            <text:p>0,916452</text:p>
          </table:table-cell>
          <table:table-cell office:value-type="float" office:value="0.916724" calcext:value-type="float">
            <text:p>0,916724</text:p>
          </table:table-cell>
          <table:table-cell office:value-type="float" office:value="0.916869" calcext:value-type="float">
            <text:p>0,91686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1686" calcext:value-type="float">
            <text:p>0,91168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11494" calcext:value-type="float">
            <text:p>0,211494</text:p>
          </table:table-cell>
          <table:table-cell office:value-type="float" office:value="0.852802" calcext:value-type="float">
            <text:p>0,852802</text:p>
          </table:table-cell>
          <table:table-cell office:value-type="float" office:value="0.905208" calcext:value-type="float">
            <text:p>0,905208</text:p>
          </table:table-cell>
          <table:table-cell office:value-type="float" office:value="0.914814" calcext:value-type="float">
            <text:p>0,914814</text:p>
          </table:table-cell>
          <table:table-cell office:value-type="float" office:value="0.915975" calcext:value-type="float">
            <text:p>0,915975</text:p>
          </table:table-cell>
          <table:table-cell office:value-type="float" office:value="0.91626" calcext:value-type="float">
            <text:p>0,91626</text:p>
          </table:table-cell>
          <table:table-cell office:value-type="float" office:value="0.916368" calcext:value-type="float">
            <text:p>0,916368</text:p>
          </table:table-cell>
          <table:table-cell office:value-type="float" office:value="0.916451" calcext:value-type="float">
            <text:p>0,916451</text:p>
          </table:table-cell>
          <table:table-cell office:value-type="float" office:value="0.916687" calcext:value-type="float">
            <text:p>0,916687</text:p>
          </table:table-cell>
          <table:table-cell office:value-type="float" office:value="0.916847" calcext:value-type="float">
            <text:p>0,916847</text:p>
          </table:table-cell>
          <table:table-cell office:value-type="float" office:value="0.916874" calcext:value-type="float">
            <text:p>0,91687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829" calcext:value-type="float">
            <text:p>0,90882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55057" calcext:value-type="float">
            <text:p>0,155057</text:p>
          </table:table-cell>
          <table:table-cell office:value-type="float" office:value="0.827824" calcext:value-type="float">
            <text:p>0,827824</text:p>
          </table:table-cell>
          <table:table-cell office:value-type="float" office:value="0.90919" calcext:value-type="float">
            <text:p>0,90919</text:p>
          </table:table-cell>
          <table:table-cell office:value-type="float" office:value="0.915598" calcext:value-type="float">
            <text:p>0,915598</text:p>
          </table:table-cell>
          <table:table-cell office:value-type="float" office:value="0.916053" calcext:value-type="float">
            <text:p>0,916053</text:p>
          </table:table-cell>
          <table:table-cell office:value-type="float" office:value="0.916278" calcext:value-type="float">
            <text:p>0,916278</text:p>
          </table:table-cell>
          <table:table-cell office:value-type="float" office:value="0.916349" calcext:value-type="float">
            <text:p>0,916349</text:p>
          </table:table-cell>
          <table:table-cell office:value-type="float" office:value="0.916446" calcext:value-type="float">
            <text:p>0,916446</text:p>
          </table:table-cell>
          <table:table-cell office:value-type="float" office:value="0.91654" calcext:value-type="float">
            <text:p>0,91654</text:p>
          </table:table-cell>
          <table:table-cell office:value-type="float" office:value="0.916802" calcext:value-type="float">
            <text:p>0,916802</text:p>
          </table:table-cell>
          <table:table-cell office:value-type="float" office:value="0.916866" calcext:value-type="float">
            <text:p>0,91686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6795" calcext:value-type="float">
            <text:p>0,90679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5057" calcext:value-type="float">
            <text:p>0,155057</text:p>
          </table:table-cell>
          <table:table-cell office:value-type="float" office:value="0.827936" calcext:value-type="float">
            <text:p>0,827936</text:p>
          </table:table-cell>
          <table:table-cell office:value-type="float" office:value="0.910489" calcext:value-type="float">
            <text:p>0,910489</text:p>
          </table:table-cell>
          <table:table-cell office:value-type="float" office:value="0.915876" calcext:value-type="float">
            <text:p>0,915876</text:p>
          </table:table-cell>
          <table:table-cell office:value-type="float" office:value="0.91602" calcext:value-type="float">
            <text:p>0,91602</text:p>
          </table:table-cell>
          <table:table-cell office:value-type="float" office:value="0.916257" calcext:value-type="float">
            <text:p>0,916257</text:p>
          </table:table-cell>
          <table:table-cell office:value-type="float" office:value="0.916349" calcext:value-type="float">
            <text:p>0,916349</text:p>
          </table:table-cell>
          <table:table-cell office:value-type="float" office:value="0.916437" calcext:value-type="float">
            <text:p>0,916437</text:p>
          </table:table-cell>
          <table:table-cell office:value-type="float" office:value="0.916529" calcext:value-type="float">
            <text:p>0,916529</text:p>
          </table:table-cell>
          <table:table-cell office:value-type="float" office:value="0.916794" calcext:value-type="float">
            <text:p>0,916794</text:p>
          </table:table-cell>
          <table:table-cell office:value-type="float" office:value="0.916866" calcext:value-type="float">
            <text:p>0,91686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6955" calcext:value-type="float">
            <text:p>0,90695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859931" calcext:value-type="float">
            <text:p>0,859931</text:p>
          </table:table-cell>
          <table:table-cell office:value-type="float" office:value="0.896172" calcext:value-type="float">
            <text:p>0,896172</text:p>
          </table:table-cell>
          <table:table-cell office:value-type="float" office:value="0.913074" calcext:value-type="float">
            <text:p>0,913074</text:p>
          </table:table-cell>
          <table:table-cell office:value-type="float" office:value="0.915902" calcext:value-type="float">
            <text:p>0,915902</text:p>
          </table:table-cell>
          <table:table-cell office:value-type="float" office:value="0.916023" calcext:value-type="float">
            <text:p>0,916023</text:p>
          </table:table-cell>
          <table:table-cell office:value-type="float" office:value="0.91624" calcext:value-type="float">
            <text:p>0,91624</text:p>
          </table:table-cell>
          <table:table-cell office:value-type="float" office:value="0.916341" calcext:value-type="float">
            <text:p>0,916341</text:p>
          </table:table-cell>
          <table:table-cell office:value-type="float" office:value="0.916413" calcext:value-type="float">
            <text:p>0,916413</text:p>
          </table:table-cell>
          <table:table-cell office:value-type="float" office:value="0.916492" calcext:value-type="float">
            <text:p>0,916492</text:p>
          </table:table-cell>
          <table:table-cell office:value-type="float" office:value="0.916751" calcext:value-type="float">
            <text:p>0,916751</text:p>
          </table:table-cell>
          <table:table-cell office:value-type="float" office:value="0.916869" calcext:value-type="float">
            <text:p>0,91686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4028" calcext:value-type="float">
            <text:p>0,91402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859816" calcext:value-type="float">
            <text:p>0,859816</text:p>
          </table:table-cell>
          <table:table-cell office:value-type="float" office:value="0.890302" calcext:value-type="float">
            <text:p>0,890302</text:p>
          </table:table-cell>
          <table:table-cell office:value-type="float" office:value="0.911584" calcext:value-type="float">
            <text:p>0,911584</text:p>
          </table:table-cell>
          <table:table-cell office:value-type="float" office:value="0.915856" calcext:value-type="float">
            <text:p>0,915856</text:p>
          </table:table-cell>
          <table:table-cell office:value-type="float" office:value="0.915995" calcext:value-type="float">
            <text:p>0,915995</text:p>
          </table:table-cell>
          <table:table-cell office:value-type="float" office:value="0.916149" calcext:value-type="float">
            <text:p>0,916149</text:p>
          </table:table-cell>
          <table:table-cell office:value-type="float" office:value="0.916332" calcext:value-type="float">
            <text:p>0,916332</text:p>
          </table:table-cell>
          <table:table-cell office:value-type="float" office:value="0.916416" calcext:value-type="float">
            <text:p>0,916416</text:p>
          </table:table-cell>
          <table:table-cell office:value-type="float" office:value="0.916511" calcext:value-type="float">
            <text:p>0,916511</text:p>
          </table:table-cell>
          <table:table-cell office:value-type="float" office:value="0.916761" calcext:value-type="float">
            <text:p>0,916761</text:p>
          </table:table-cell>
          <table:table-cell office:value-type="float" office:value="0.916874" calcext:value-type="float">
            <text:p>0,916874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3278" calcext:value-type="float">
            <text:p>0,91327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839977" calcext:value-type="float">
            <text:p>0,839977</text:p>
          </table:table-cell>
          <table:table-cell office:value-type="float" office:value="0.878697" calcext:value-type="float">
            <text:p>0,878697</text:p>
          </table:table-cell>
          <table:table-cell office:value-type="float" office:value="0.909697" calcext:value-type="float">
            <text:p>0,909697</text:p>
          </table:table-cell>
          <table:table-cell office:value-type="float" office:value="0.915441" calcext:value-type="float">
            <text:p>0,915441</text:p>
          </table:table-cell>
          <table:table-cell office:value-type="float" office:value="0.915897" calcext:value-type="float">
            <text:p>0,915897</text:p>
          </table:table-cell>
          <table:table-cell office:value-type="float" office:value="0.916051" calcext:value-type="float">
            <text:p>0,916051</text:p>
          </table:table-cell>
          <table:table-cell office:value-type="float" office:value="0.916206" calcext:value-type="float">
            <text:p>0,916206</text:p>
          </table:table-cell>
          <table:table-cell office:value-type="float" office:value="0.916345" calcext:value-type="float">
            <text:p>0,916345</text:p>
          </table:table-cell>
          <table:table-cell office:value-type="float" office:value="0.916437" calcext:value-type="float">
            <text:p>0,916437</text:p>
          </table:table-cell>
          <table:table-cell office:value-type="float" office:value="0.916657" calcext:value-type="float">
            <text:p>0,916657</text:p>
          </table:table-cell>
          <table:table-cell office:value-type="float" office:value="0.916876" calcext:value-type="float">
            <text:p>0,91687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183" calcext:value-type="float">
            <text:p>0,9118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859149" calcext:value-type="float">
            <text:p>0,859149</text:p>
          </table:table-cell>
          <table:table-cell office:value-type="float" office:value="0.873706" calcext:value-type="float">
            <text:p>0,873706</text:p>
          </table:table-cell>
          <table:table-cell office:value-type="float" office:value="0.910623" calcext:value-type="float">
            <text:p>0,910623</text:p>
          </table:table-cell>
          <table:table-cell office:value-type="float" office:value="0.915449" calcext:value-type="float">
            <text:p>0,915449</text:p>
          </table:table-cell>
          <table:table-cell office:value-type="float" office:value="0.915951" calcext:value-type="float">
            <text:p>0,915951</text:p>
          </table:table-cell>
          <table:table-cell office:value-type="float" office:value="0.916099" calcext:value-type="float">
            <text:p>0,916099</text:p>
          </table:table-cell>
          <table:table-cell office:value-type="float" office:value="0.916263" calcext:value-type="float">
            <text:p>0,916263</text:p>
          </table:table-cell>
          <table:table-cell office:value-type="float" office:value="0.916385" calcext:value-type="float">
            <text:p>0,916385</text:p>
          </table:table-cell>
          <table:table-cell office:value-type="float" office:value="0.916453" calcext:value-type="float">
            <text:p>0,916453</text:p>
          </table:table-cell>
          <table:table-cell office:value-type="float" office:value="0.916679" calcext:value-type="float">
            <text:p>0,916679</text:p>
          </table:table-cell>
          <table:table-cell office:value-type="float" office:value="0.916869" calcext:value-type="float">
            <text:p>0,916869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1448" calcext:value-type="float">
            <text:p>0,9114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59632" calcext:value-type="float">
            <text:p>0,859632</text:p>
          </table:table-cell>
          <table:table-cell office:value-type="float" office:value="0.876139" calcext:value-type="float">
            <text:p>0,876139</text:p>
          </table:table-cell>
          <table:table-cell office:value-type="float" office:value="0.912937" calcext:value-type="float">
            <text:p>0,912937</text:p>
          </table:table-cell>
          <table:table-cell office:value-type="float" office:value="0.915831" calcext:value-type="float">
            <text:p>0,915831</text:p>
          </table:table-cell>
          <table:table-cell office:value-type="float" office:value="0.916041" calcext:value-type="float">
            <text:p>0,916041</text:p>
          </table:table-cell>
          <table:table-cell office:value-type="float" office:value="0.916217" calcext:value-type="float">
            <text:p>0,916217</text:p>
          </table:table-cell>
          <table:table-cell office:value-type="float" office:value="0.916346" calcext:value-type="float">
            <text:p>0,916346</text:p>
          </table:table-cell>
          <table:table-cell office:value-type="float" office:value="0.916432" calcext:value-type="float">
            <text:p>0,916432</text:p>
          </table:table-cell>
          <table:table-cell office:value-type="float" office:value="0.916478" calcext:value-type="float">
            <text:p>0,916478</text:p>
          </table:table-cell>
          <table:table-cell office:value-type="float" office:value="0.916732" calcext:value-type="float">
            <text:p>0,916732</text:p>
          </table:table-cell>
          <table:table-cell office:value-type="float" office:value="0.916867" calcext:value-type="float">
            <text:p>0,91686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2002" calcext:value-type="float">
            <text:p>0,91200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59862" calcext:value-type="float">
            <text:p>0,859862</text:p>
          </table:table-cell>
          <table:table-cell office:value-type="float" office:value="0.882354" calcext:value-type="float">
            <text:p>0,882354</text:p>
          </table:table-cell>
          <table:table-cell office:value-type="float" office:value="0.91523" calcext:value-type="float">
            <text:p>0,91523</text:p>
          </table:table-cell>
          <table:table-cell office:value-type="float" office:value="0.915924" calcext:value-type="float">
            <text:p>0,915924</text:p>
          </table:table-cell>
          <table:table-cell office:value-type="float" office:value="0.916039" calcext:value-type="float">
            <text:p>0,916039</text:p>
          </table:table-cell>
          <table:table-cell office:value-type="float" office:value="0.91627" calcext:value-type="float">
            <text:p>0,91627</text:p>
          </table:table-cell>
          <table:table-cell office:value-type="float" office:value="0.916395" calcext:value-type="float">
            <text:p>0,916395</text:p>
          </table:table-cell>
          <table:table-cell office:value-type="float" office:value="0.916445" calcext:value-type="float">
            <text:p>0,916445</text:p>
          </table:table-cell>
          <table:table-cell office:value-type="float" office:value="0.916501" calcext:value-type="float">
            <text:p>0,916501</text:p>
          </table:table-cell>
          <table:table-cell office:value-type="float" office:value="0.916744" calcext:value-type="float">
            <text:p>0,916744</text:p>
          </table:table-cell>
          <table:table-cell office:value-type="float" office:value="0.91687" calcext:value-type="float">
            <text:p>0,9168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2877" calcext:value-type="float">
            <text:p>0,91287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55149" calcext:value-type="float">
            <text:p>0,155149</text:p>
          </table:table-cell>
          <table:table-cell office:value-type="float" office:value="0.846576" calcext:value-type="float">
            <text:p>0,846576</text:p>
          </table:table-cell>
          <table:table-cell office:value-type="float" office:value="0.915083" calcext:value-type="float">
            <text:p>0,915083</text:p>
          </table:table-cell>
          <table:table-cell office:value-type="float" office:value="0.915909" calcext:value-type="float">
            <text:p>0,915909</text:p>
          </table:table-cell>
          <table:table-cell office:value-type="float" office:value="0.91597" calcext:value-type="float">
            <text:p>0,91597</text:p>
          </table:table-cell>
          <table:table-cell office:value-type="float" office:value="0.916198" calcext:value-type="float">
            <text:p>0,916198</text:p>
          </table:table-cell>
          <table:table-cell office:value-type="float" office:value="0.916349" calcext:value-type="float">
            <text:p>0,916349</text:p>
          </table:table-cell>
          <table:table-cell office:value-type="float" office:value="0.916433" calcext:value-type="float">
            <text:p>0,916433</text:p>
          </table:table-cell>
          <table:table-cell office:value-type="float" office:value="0.916506" calcext:value-type="float">
            <text:p>0,916506</text:p>
          </table:table-cell>
          <table:table-cell office:value-type="float" office:value="0.916766" calcext:value-type="float">
            <text:p>0,916766</text:p>
          </table:table-cell>
          <table:table-cell office:value-type="float" office:value="0.916878" calcext:value-type="float">
            <text:p>0,91687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9267" calcext:value-type="float">
            <text:p>0,9092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859057" calcext:value-type="float">
            <text:p>0,859057</text:p>
          </table:table-cell>
          <table:table-cell office:value-type="float" office:value="0.887101" calcext:value-type="float">
            <text:p>0,887101</text:p>
          </table:table-cell>
          <table:table-cell office:value-type="float" office:value="0.915559" calcext:value-type="float">
            <text:p>0,915559</text:p>
          </table:table-cell>
          <table:table-cell office:value-type="float" office:value="0.915937" calcext:value-type="float">
            <text:p>0,915937</text:p>
          </table:table-cell>
          <table:table-cell office:value-type="float" office:value="0.916002" calcext:value-type="float">
            <text:p>0,916002</text:p>
          </table:table-cell>
          <table:table-cell office:value-type="float" office:value="0.916223" calcext:value-type="float">
            <text:p>0,916223</text:p>
          </table:table-cell>
          <table:table-cell office:value-type="float" office:value="0.916353" calcext:value-type="float">
            <text:p>0,916353</text:p>
          </table:table-cell>
          <table:table-cell office:value-type="float" office:value="0.916428" calcext:value-type="float">
            <text:p>0,916428</text:p>
          </table:table-cell>
          <table:table-cell office:value-type="float" office:value="0.916525" calcext:value-type="float">
            <text:p>0,916525</text:p>
          </table:table-cell>
          <table:table-cell office:value-type="float" office:value="0.916776" calcext:value-type="float">
            <text:p>0,916776</text:p>
          </table:table-cell>
          <table:table-cell office:value-type="float" office:value="0.916886" calcext:value-type="float">
            <text:p>0,91688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3379" calcext:value-type="float">
            <text:p>0,91337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5195" calcext:value-type="float">
            <text:p>0,155195</text:p>
          </table:table-cell>
          <table:table-cell office:value-type="float" office:value="0.854738" calcext:value-type="float">
            <text:p>0,854738</text:p>
          </table:table-cell>
          <table:table-cell office:value-type="float" office:value="0.915776" calcext:value-type="float">
            <text:p>0,915776</text:p>
          </table:table-cell>
          <table:table-cell office:value-type="float" office:value="0.915954" calcext:value-type="float">
            <text:p>0,915954</text:p>
          </table:table-cell>
          <table:table-cell office:value-type="float" office:value="0.916094" calcext:value-type="float">
            <text:p>0,916094</text:p>
          </table:table-cell>
          <table:table-cell office:value-type="float" office:value="0.916287" calcext:value-type="float">
            <text:p>0,916287</text:p>
          </table:table-cell>
          <table:table-cell office:value-type="float" office:value="0.916383" calcext:value-type="float">
            <text:p>0,916383</text:p>
          </table:table-cell>
          <table:table-cell office:value-type="float" office:value="0.916439" calcext:value-type="float">
            <text:p>0,916439</text:p>
          </table:table-cell>
          <table:table-cell office:value-type="float" office:value="0.916533" calcext:value-type="float">
            <text:p>0,916533</text:p>
          </table:table-cell>
          <table:table-cell office:value-type="float" office:value="0.916785" calcext:value-type="float">
            <text:p>0,916785</text:p>
          </table:table-cell>
          <table:table-cell office:value-type="float" office:value="0.916895" calcext:value-type="float">
            <text:p>0,916895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0189" calcext:value-type="float">
            <text:p>0,91018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11034" calcext:value-type="float">
            <text:p>0,211034</text:p>
          </table:table-cell>
          <table:table-cell office:value-type="float" office:value="0.849378" calcext:value-type="float">
            <text:p>0,849378</text:p>
          </table:table-cell>
          <table:table-cell office:value-type="float" office:value="0.915808" calcext:value-type="float">
            <text:p>0,915808</text:p>
          </table:table-cell>
          <table:table-cell office:value-type="float" office:value="0.915954" calcext:value-type="float">
            <text:p>0,915954</text:p>
          </table:table-cell>
          <table:table-cell office:value-type="float" office:value="0.916017" calcext:value-type="float">
            <text:p>0,916017</text:p>
          </table:table-cell>
          <table:table-cell office:value-type="float" office:value="0.91623" calcext:value-type="float">
            <text:p>0,91623</text:p>
          </table:table-cell>
          <table:table-cell office:value-type="float" office:value="0.916361" calcext:value-type="float">
            <text:p>0,916361</text:p>
          </table:table-cell>
          <table:table-cell office:value-type="float" office:value="0.916441" calcext:value-type="float">
            <text:p>0,916441</text:p>
          </table:table-cell>
          <table:table-cell office:value-type="float" office:value="0.91652" calcext:value-type="float">
            <text:p>0,91652</text:p>
          </table:table-cell>
          <table:table-cell office:value-type="float" office:value="0.916726" calcext:value-type="float">
            <text:p>0,916726</text:p>
          </table:table-cell>
          <table:table-cell office:value-type="float" office:value="0.916898" calcext:value-type="float">
            <text:p>0,91689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9633" calcext:value-type="float">
            <text:p>0,90963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59862" calcext:value-type="float">
            <text:p>0,859862</text:p>
          </table:table-cell>
          <table:table-cell office:value-type="float" office:value="0.884357" calcext:value-type="float">
            <text:p>0,884357</text:p>
          </table:table-cell>
          <table:table-cell office:value-type="float" office:value="0.91591" calcext:value-type="float">
            <text:p>0,91591</text:p>
          </table:table-cell>
          <table:table-cell office:value-type="float" office:value="0.915954" calcext:value-type="float">
            <text:p>0,915954</text:p>
          </table:table-cell>
          <table:table-cell office:value-type="float" office:value="0.916064" calcext:value-type="float">
            <text:p>0,916064</text:p>
          </table:table-cell>
          <table:table-cell office:value-type="float" office:value="0.916225" calcext:value-type="float">
            <text:p>0,916225</text:p>
          </table:table-cell>
          <table:table-cell office:value-type="float" office:value="0.916329" calcext:value-type="float">
            <text:p>0,916329</text:p>
          </table:table-cell>
          <table:table-cell office:value-type="float" office:value="0.916434" calcext:value-type="float">
            <text:p>0,916434</text:p>
          </table:table-cell>
          <table:table-cell office:value-type="float" office:value="0.916508" calcext:value-type="float">
            <text:p>0,916508</text:p>
          </table:table-cell>
          <table:table-cell office:value-type="float" office:value="0.916676" calcext:value-type="float">
            <text:p>0,916676</text:p>
          </table:table-cell>
          <table:table-cell office:value-type="float" office:value="0.916872" calcext:value-type="float">
            <text:p>0,916872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3133" calcext:value-type="float">
            <text:p>0,91313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859862" calcext:value-type="float">
            <text:p>0,859862</text:p>
          </table:table-cell>
          <table:table-cell office:value-type="float" office:value="0.861583" calcext:value-type="float">
            <text:p>0,861583</text:p>
          </table:table-cell>
          <table:table-cell office:value-type="float" office:value="0.914894" calcext:value-type="float">
            <text:p>0,914894</text:p>
          </table:table-cell>
          <table:table-cell office:value-type="float" office:value="0.915954" calcext:value-type="float">
            <text:p>0,915954</text:p>
          </table:table-cell>
          <table:table-cell office:value-type="float" office:value="0.916038" calcext:value-type="float">
            <text:p>0,916038</text:p>
          </table:table-cell>
          <table:table-cell office:value-type="float" office:value="0.916208" calcext:value-type="float">
            <text:p>0,916208</text:p>
          </table:table-cell>
          <table:table-cell office:value-type="float" office:value="0.916299" calcext:value-type="float">
            <text:p>0,916299</text:p>
          </table:table-cell>
          <table:table-cell office:value-type="float" office:value="0.916408" calcext:value-type="float">
            <text:p>0,916408</text:p>
          </table:table-cell>
          <table:table-cell office:value-type="float" office:value="0.916462" calcext:value-type="float">
            <text:p>0,916462</text:p>
          </table:table-cell>
          <table:table-cell office:value-type="float" office:value="0.916608" calcext:value-type="float">
            <text:p>0,916608</text:p>
          </table:table-cell>
          <table:table-cell office:value-type="float" office:value="0.916826" calcext:value-type="float">
            <text:p>0,916826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0728" calcext:value-type="float">
            <text:p>0,91072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859586" calcext:value-type="float">
            <text:p>0,859586</text:p>
          </table:table-cell>
          <table:table-cell office:value-type="float" office:value="0.86606" calcext:value-type="float">
            <text:p>0,86606</text:p>
          </table:table-cell>
          <table:table-cell office:value-type="float" office:value="0.915424" calcext:value-type="float">
            <text:p>0,915424</text:p>
          </table:table-cell>
          <table:table-cell office:value-type="float" office:value="0.915954" calcext:value-type="float">
            <text:p>0,915954</text:p>
          </table:table-cell>
          <table:table-cell office:value-type="float" office:value="0.916062" calcext:value-type="float">
            <text:p>0,916062</text:p>
          </table:table-cell>
          <table:table-cell office:value-type="float" office:value="0.916206" calcext:value-type="float">
            <text:p>0,916206</text:p>
          </table:table-cell>
          <table:table-cell office:value-type="float" office:value="0.916316" calcext:value-type="float">
            <text:p>0,916316</text:p>
          </table:table-cell>
          <table:table-cell office:value-type="float" office:value="0.916424" calcext:value-type="float">
            <text:p>0,916424</text:p>
          </table:table-cell>
          <table:table-cell office:value-type="float" office:value="0.916462" calcext:value-type="float">
            <text:p>0,916462</text:p>
          </table:table-cell>
          <table:table-cell office:value-type="float" office:value="0.916633" calcext:value-type="float">
            <text:p>0,916633</text:p>
          </table:table-cell>
          <table:table-cell office:value-type="float" office:value="0.916868" calcext:value-type="float">
            <text:p>0,916868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11241" calcext:value-type="float">
            <text:p>0,91124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859678" calcext:value-type="float">
            <text:p>0,859678</text:p>
          </table:table-cell>
          <table:table-cell office:value-type="float" office:value="0.859899" calcext:value-type="float">
            <text:p>0,859899</text:p>
          </table:table-cell>
          <table:table-cell office:value-type="float" office:value="0.893444" calcext:value-type="float">
            <text:p>0,893444</text:p>
          </table:table-cell>
          <table:table-cell office:value-type="float" office:value="0.91594" calcext:value-type="float">
            <text:p>0,91594</text:p>
          </table:table-cell>
          <table:table-cell office:value-type="float" office:value="0.916005" calcext:value-type="float">
            <text:p>0,916005</text:p>
          </table:table-cell>
          <table:table-cell office:value-type="float" office:value="0.916168" calcext:value-type="float">
            <text:p>0,916168</text:p>
          </table:table-cell>
          <table:table-cell office:value-type="float" office:value="0.916272" calcext:value-type="float">
            <text:p>0,916272</text:p>
          </table:table-cell>
          <table:table-cell office:value-type="float" office:value="0.916376" calcext:value-type="float">
            <text:p>0,916376</text:p>
          </table:table-cell>
          <table:table-cell office:value-type="float" office:value="0.916455" calcext:value-type="float">
            <text:p>0,916455</text:p>
          </table:table-cell>
          <table:table-cell office:value-type="float" office:value="0.916605" calcext:value-type="float">
            <text:p>0,916605</text:p>
          </table:table-cell>
          <table:table-cell office:value-type="float" office:value="0.916877" calcext:value-type="float">
            <text:p>0,916877</text:p>
          </table:table-cell>
          <table:table-cell office:value-type="float" office:value="0.91692" calcext:value-type="float">
            <text:p>0,91692</text:p>
          </table:table-cell>
          <table:table-cell office:value-type="float" office:value="0.908404" calcext:value-type="float">
            <text:p>0,9084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1:00:09.610259538</dc:date>
    <meta:editing-duration>PT32S</meta:editing-duration>
    <meta:editing-cycles>1</meta:editing-cycles>
    <meta:document-statistic meta:table-count="1" meta:cell-count="28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201 accuracy.C1:accuracy.N2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0026">
                <text:p>0.00026</text:p>
                <draw:g>
                  <svg:desc>accuracy.C2:accuracy.C201</svg:desc>
                </draw:g>
              </table:table-cell>
              <table:table-cell office:value-type="float" office:value="0.000767">
                <text:p>0.000767</text:p>
                <draw:g>
                  <svg:desc>accuracy.D2:accuracy.D201</svg:desc>
                </draw:g>
              </table:table-cell>
              <table:table-cell office:value-type="float" office:value="0.002152">
                <text:p>0.002152</text:p>
                <draw:g>
                  <svg:desc>accuracy.E2:accuracy.E201</svg:desc>
                </draw:g>
              </table:table-cell>
              <table:table-cell office:value-type="float" office:value="0.006675">
                <text:p>0.006675</text:p>
                <draw:g>
                  <svg:desc>accuracy.F2:accuracy.F201</svg:desc>
                </draw:g>
              </table:table-cell>
              <table:table-cell office:value-type="float" office:value="0.021928">
                <text:p>0.021928</text:p>
                <draw:g>
                  <svg:desc>accuracy.G2:accuracy.G201</svg:desc>
                </draw:g>
              </table:table-cell>
              <table:table-cell office:value-type="float" office:value="0.042725">
                <text:p>0.042725</text:p>
                <draw:g>
                  <svg:desc>accuracy.H2:accuracy.H201</svg:desc>
                </draw:g>
              </table:table-cell>
              <table:table-cell office:value-type="float" office:value="0.07126">
                <text:p>0.07126</text:p>
                <draw:g>
                  <svg:desc>accuracy.I2:accuracy.I201</svg:desc>
                </draw:g>
              </table:table-cell>
              <table:table-cell office:value-type="float" office:value="0.140064">
                <text:p>0.140064</text:p>
                <draw:g>
                  <svg:desc>accuracy.J2:accuracy.J201</svg:desc>
                </draw:g>
              </table:table-cell>
              <table:table-cell office:value-type="float" office:value="0.370918">
                <text:p>0.370918</text:p>
                <draw:g>
                  <svg:desc>accuracy.K2:accuracy.K201</svg:desc>
                </draw:g>
              </table:table-cell>
              <table:table-cell office:value-type="float" office:value="0.766363">
                <text:p>0.766363</text:p>
                <draw:g>
                  <svg:desc>accuracy.L2:accuracy.L201</svg:desc>
                </draw:g>
              </table:table-cell>
              <table:table-cell office:value-type="float" office:value="0.83892">
                <text:p>0.83892</text:p>
                <draw:g>
                  <svg:desc>accuracy.M2:accuracy.M201</svg:desc>
                </draw:g>
              </table:table-cell>
              <table:table-cell office:value-type="float" office:value="0.142311">
                <text:p>0.142311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7293">
                <text:p>0.017293</text:p>
              </table:table-cell>
              <table:table-cell office:value-type="float" office:value="0.084494">
                <text:p>0.084494</text:p>
              </table:table-cell>
              <table:table-cell office:value-type="float" office:value="0.168174">
                <text:p>0.168174</text:p>
              </table:table-cell>
              <table:table-cell office:value-type="float" office:value="0.435476">
                <text:p>0.435476</text:p>
              </table:table-cell>
              <table:table-cell office:value-type="float" office:value="0.6579">
                <text:p>0.6579</text:p>
              </table:table-cell>
              <table:table-cell office:value-type="float" office:value="0.739666">
                <text:p>0.739666</text:p>
              </table:table-cell>
              <table:table-cell office:value-type="float" office:value="0.774084">
                <text:p>0.774084</text:p>
              </table:table-cell>
              <table:table-cell office:value-type="float" office:value="0.782621">
                <text:p>0.782621</text:p>
              </table:table-cell>
              <table:table-cell office:value-type="float" office:value="0.784131">
                <text:p>0.784131</text:p>
              </table:table-cell>
              <table:table-cell office:value-type="float" office:value="0.813756">
                <text:p>0.813756</text:p>
              </table:table-cell>
              <table:table-cell office:value-type="float" office:value="0.839471">
                <text:p>0.839471</text:p>
              </table:table-cell>
              <table:table-cell office:value-type="float" office:value="0.525759">
                <text:p>0.5257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7318">
                <text:p>0.047318</text:p>
              </table:table-cell>
              <table:table-cell office:value-type="float" office:value="0.394389">
                <text:p>0.394389</text:p>
              </table:table-cell>
              <table:table-cell office:value-type="float" office:value="0.6515">
                <text:p>0.6515</text:p>
              </table:table-cell>
              <table:table-cell office:value-type="float" office:value="0.738801">
                <text:p>0.738801</text:p>
              </table:table-cell>
              <table:table-cell office:value-type="float" office:value="0.770834">
                <text:p>0.770834</text:p>
              </table:table-cell>
              <table:table-cell office:value-type="float" office:value="0.780941">
                <text:p>0.780941</text:p>
              </table:table-cell>
              <table:table-cell office:value-type="float" office:value="0.783072">
                <text:p>0.783072</text:p>
              </table:table-cell>
              <table:table-cell office:value-type="float" office:value="0.783644">
                <text:p>0.783644</text:p>
              </table:table-cell>
              <table:table-cell office:value-type="float" office:value="0.786707">
                <text:p>0.786707</text:p>
              </table:table-cell>
              <table:table-cell office:value-type="float" office:value="0.817292">
                <text:p>0.817292</text:p>
              </table:table-cell>
              <table:table-cell office:value-type="float" office:value="0.83892">
                <text:p>0.83892</text:p>
              </table:table-cell>
              <table:table-cell office:value-type="float" office:value="0.65545">
                <text:p>0.655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5699">
                <text:p>0.025699</text:p>
              </table:table-cell>
              <table:table-cell office:value-type="float" office:value="0.221791">
                <text:p>0.221791</text:p>
              </table:table-cell>
              <table:table-cell office:value-type="float" office:value="0.536871">
                <text:p>0.536871</text:p>
              </table:table-cell>
              <table:table-cell office:value-type="float" office:value="0.717451">
                <text:p>0.717451</text:p>
              </table:table-cell>
              <table:table-cell office:value-type="float" office:value="0.768739">
                <text:p>0.768739</text:p>
              </table:table-cell>
              <table:table-cell office:value-type="float" office:value="0.781403">
                <text:p>0.781403</text:p>
              </table:table-cell>
              <table:table-cell office:value-type="float" office:value="0.783317">
                <text:p>0.783317</text:p>
              </table:table-cell>
              <table:table-cell office:value-type="float" office:value="0.783649">
                <text:p>0.783649</text:p>
              </table:table-cell>
              <table:table-cell office:value-type="float" office:value="0.785575">
                <text:p>0.785575</text:p>
              </table:table-cell>
              <table:table-cell office:value-type="float" office:value="0.816083">
                <text:p>0.816083</text:p>
              </table:table-cell>
              <table:table-cell office:value-type="float" office:value="0.83892">
                <text:p>0.83892</text:p>
              </table:table-cell>
              <table:table-cell office:value-type="float" office:value="0.622058">
                <text:p>0.6220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377">
                <text:p>0.05377</text:p>
              </table:table-cell>
              <table:table-cell office:value-type="float" office:value="0.473355">
                <text:p>0.473355</text:p>
              </table:table-cell>
              <table:table-cell office:value-type="float" office:value="0.721444">
                <text:p>0.721444</text:p>
              </table:table-cell>
              <table:table-cell office:value-type="float" office:value="0.76617">
                <text:p>0.76617</text:p>
              </table:table-cell>
              <table:table-cell office:value-type="float" office:value="0.78018">
                <text:p>0.78018</text:p>
              </table:table-cell>
              <table:table-cell office:value-type="float" office:value="0.782448">
                <text:p>0.782448</text:p>
              </table:table-cell>
              <table:table-cell office:value-type="float" office:value="0.783333">
                <text:p>0.783333</text:p>
              </table:table-cell>
              <table:table-cell office:value-type="float" office:value="0.783714">
                <text:p>0.783714</text:p>
              </table:table-cell>
              <table:table-cell office:value-type="float" office:value="0.786986">
                <text:p>0.786986</text:p>
              </table:table-cell>
              <table:table-cell office:value-type="float" office:value="0.821215">
                <text:p>0.821215</text:p>
              </table:table-cell>
              <table:table-cell office:value-type="float" office:value="0.850667">
                <text:p>0.850667</text:p>
              </table:table-cell>
              <table:table-cell office:value-type="float" office:value="0.675262">
                <text:p>0.6752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4086">
                <text:p>0.174086</text:p>
              </table:table-cell>
              <table:table-cell office:value-type="float" office:value="0.610293">
                <text:p>0.610293</text:p>
              </table:table-cell>
              <table:table-cell office:value-type="float" office:value="0.749256">
                <text:p>0.749256</text:p>
              </table:table-cell>
              <table:table-cell office:value-type="float" office:value="0.777553">
                <text:p>0.777553</text:p>
              </table:table-cell>
              <table:table-cell office:value-type="float" office:value="0.781879">
                <text:p>0.781879</text:p>
              </table:table-cell>
              <table:table-cell office:value-type="float" office:value="0.783118">
                <text:p>0.783118</text:p>
              </table:table-cell>
              <table:table-cell office:value-type="float" office:value="0.783532">
                <text:p>0.783532</text:p>
              </table:table-cell>
              <table:table-cell office:value-type="float" office:value="0.783778">
                <text:p>0.783778</text:p>
              </table:table-cell>
              <table:table-cell office:value-type="float" office:value="0.787956">
                <text:p>0.787956</text:p>
              </table:table-cell>
              <table:table-cell office:value-type="float" office:value="0.827937">
                <text:p>0.827937</text:p>
              </table:table-cell>
              <table:table-cell office:value-type="float" office:value="0.850667">
                <text:p>0.850667</text:p>
              </table:table-cell>
              <table:table-cell office:value-type="float" office:value="0.705939">
                <text:p>0.7059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7731">
                <text:p>0.067731</text:p>
              </table:table-cell>
              <table:table-cell office:value-type="float" office:value="0.447321">
                <text:p>0.447321</text:p>
              </table:table-cell>
              <table:table-cell office:value-type="float" office:value="0.744282">
                <text:p>0.744282</text:p>
              </table:table-cell>
              <table:table-cell office:value-type="float" office:value="0.779539">
                <text:p>0.779539</text:p>
              </table:table-cell>
              <table:table-cell office:value-type="float" office:value="0.782175">
                <text:p>0.782175</text:p>
              </table:table-cell>
              <table:table-cell office:value-type="float" office:value="0.783047">
                <text:p>0.783047</text:p>
              </table:table-cell>
              <table:table-cell office:value-type="float" office:value="0.783506">
                <text:p>0.783506</text:p>
              </table:table-cell>
              <table:table-cell office:value-type="float" office:value="0.783909">
                <text:p>0.783909</text:p>
              </table:table-cell>
              <table:table-cell office:value-type="float" office:value="0.794462">
                <text:p>0.794462</text:p>
              </table:table-cell>
              <table:table-cell office:value-type="float" office:value="0.832874">
                <text:p>0.832874</text:p>
              </table:table-cell>
              <table:table-cell office:value-type="float" office:value="0.850667">
                <text:p>0.850667</text:p>
              </table:table-cell>
              <table:table-cell office:value-type="float" office:value="0.679884">
                <text:p>0.6798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4415">
                <text:p>0.144415</text:p>
              </table:table-cell>
              <table:table-cell office:value-type="float" office:value="0.636753">
                <text:p>0.636753</text:p>
              </table:table-cell>
              <table:table-cell office:value-type="float" office:value="0.763518">
                <text:p>0.763518</text:p>
              </table:table-cell>
              <table:table-cell office:value-type="float" office:value="0.781201">
                <text:p>0.781201</text:p>
              </table:table-cell>
              <table:table-cell office:value-type="float" office:value="0.782546">
                <text:p>0.782546</text:p>
              </table:table-cell>
              <table:table-cell office:value-type="float" office:value="0.78316">
                <text:p>0.78316</text:p>
              </table:table-cell>
              <table:table-cell office:value-type="float" office:value="0.783489">
                <text:p>0.783489</text:p>
              </table:table-cell>
              <table:table-cell office:value-type="float" office:value="0.783911">
                <text:p>0.783911</text:p>
              </table:table-cell>
              <table:table-cell office:value-type="float" office:value="0.795159">
                <text:p>0.795159</text:p>
              </table:table-cell>
              <table:table-cell office:value-type="float" office:value="0.834236">
                <text:p>0.834236</text:p>
              </table:table-cell>
              <table:table-cell office:value-type="float" office:value="0.850667">
                <text:p>0.850667</text:p>
              </table:table-cell>
              <table:table-cell office:value-type="float" office:value="0.708839">
                <text:p>0.7088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9901">
                <text:p>0.239901</text:p>
              </table:table-cell>
              <table:table-cell office:value-type="float" office:value="0.701783">
                <text:p>0.701783</text:p>
              </table:table-cell>
              <table:table-cell office:value-type="float" office:value="0.777395">
                <text:p>0.777395</text:p>
              </table:table-cell>
              <table:table-cell office:value-type="float" office:value="0.782199">
                <text:p>0.782199</text:p>
              </table:table-cell>
              <table:table-cell office:value-type="float" office:value="0.783069">
                <text:p>0.783069</text:p>
              </table:table-cell>
              <table:table-cell office:value-type="float" office:value="0.783383">
                <text:p>0.783383</text:p>
              </table:table-cell>
              <table:table-cell office:value-type="float" office:value="0.783677">
                <text:p>0.783677</text:p>
              </table:table-cell>
              <table:table-cell office:value-type="float" office:value="0.784457">
                <text:p>0.784457</text:p>
              </table:table-cell>
              <table:table-cell office:value-type="float" office:value="0.8052">
                <text:p>0.8052</text:p>
              </table:table-cell>
              <table:table-cell office:value-type="float" office:value="0.84017">
                <text:p>0.84017</text:p>
              </table:table-cell>
              <table:table-cell office:value-type="float" office:value="0.850667">
                <text:p>0.850667</text:p>
              </table:table-cell>
              <table:table-cell office:value-type="float" office:value="0.728123">
                <text:p>0.7281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1285">
                <text:p>0.161285</text:p>
              </table:table-cell>
              <table:table-cell office:value-type="float" office:value="0.673391">
                <text:p>0.673391</text:p>
              </table:table-cell>
              <table:table-cell office:value-type="float" office:value="0.769797">
                <text:p>0.769797</text:p>
              </table:table-cell>
              <table:table-cell office:value-type="float" office:value="0.782236">
                <text:p>0.782236</text:p>
              </table:table-cell>
              <table:table-cell office:value-type="float" office:value="0.783141">
                <text:p>0.783141</text:p>
              </table:table-cell>
              <table:table-cell office:value-type="float" office:value="0.78337">
                <text:p>0.78337</text:p>
              </table:table-cell>
              <table:table-cell office:value-type="float" office:value="0.783637">
                <text:p>0.783637</text:p>
              </table:table-cell>
              <table:table-cell office:value-type="float" office:value="0.784623">
                <text:p>0.784623</text:p>
              </table:table-cell>
              <table:table-cell office:value-type="float" office:value="0.806492">
                <text:p>0.806492</text:p>
              </table:table-cell>
              <table:table-cell office:value-type="float" office:value="0.840879">
                <text:p>0.840879</text:p>
              </table:table-cell>
              <table:table-cell office:value-type="float" office:value="0.852713">
                <text:p>0.852713</text:p>
              </table:table-cell>
              <table:table-cell office:value-type="float" office:value="0.716885">
                <text:p>0.7168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8937">
                <text:p>0.428937</text:p>
              </table:table-cell>
              <table:table-cell office:value-type="float" office:value="0.74236">
                <text:p>0.74236</text:p>
              </table:table-cell>
              <table:table-cell office:value-type="float" office:value="0.779728">
                <text:p>0.779728</text:p>
              </table:table-cell>
              <table:table-cell office:value-type="float" office:value="0.782662">
                <text:p>0.782662</text:p>
              </table:table-cell>
              <table:table-cell office:value-type="float" office:value="0.783216">
                <text:p>0.783216</text:p>
              </table:table-cell>
              <table:table-cell office:value-type="float" office:value="0.783467">
                <text:p>0.783467</text:p>
              </table:table-cell>
              <table:table-cell office:value-type="float" office:value="0.78367">
                <text:p>0.78367</text:p>
              </table:table-cell>
              <table:table-cell office:value-type="float" office:value="0.784525">
                <text:p>0.784525</text:p>
              </table:table-cell>
              <table:table-cell office:value-type="float" office:value="0.801141">
                <text:p>0.801141</text:p>
              </table:table-cell>
              <table:table-cell office:value-type="float" office:value="0.838324">
                <text:p>0.838324</text:p>
              </table:table-cell>
              <table:table-cell office:value-type="float" office:value="0.852713">
                <text:p>0.852713</text:p>
              </table:table-cell>
              <table:table-cell office:value-type="float" office:value="0.750803">
                <text:p>0.7508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2975">
                <text:p>0.372975</text:p>
              </table:table-cell>
              <table:table-cell office:value-type="float" office:value="0.760433">
                <text:p>0.760433</text:p>
              </table:table-cell>
              <table:table-cell office:value-type="float" office:value="0.781037">
                <text:p>0.781037</text:p>
              </table:table-cell>
              <table:table-cell office:value-type="float" office:value="0.78269">
                <text:p>0.78269</text:p>
              </table:table-cell>
              <table:table-cell office:value-type="float" office:value="0.783166">
                <text:p>0.783166</text:p>
              </table:table-cell>
              <table:table-cell office:value-type="float" office:value="0.783383">
                <text:p>0.783383</text:p>
              </table:table-cell>
              <table:table-cell office:value-type="float" office:value="0.783584">
                <text:p>0.783584</text:p>
              </table:table-cell>
              <table:table-cell office:value-type="float" office:value="0.783934">
                <text:p>0.783934</text:p>
              </table:table-cell>
              <table:table-cell office:value-type="float" office:value="0.799526">
                <text:p>0.799526</text:p>
              </table:table-cell>
              <table:table-cell office:value-type="float" office:value="0.83716">
                <text:p>0.83716</text:p>
              </table:table-cell>
              <table:table-cell office:value-type="float" office:value="0.852713">
                <text:p>0.852713</text:p>
              </table:table-cell>
              <table:table-cell office:value-type="float" office:value="0.746789">
                <text:p>0.7467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1844">
                <text:p>0.361844</text:p>
              </table:table-cell>
              <table:table-cell office:value-type="float" office:value="0.752026">
                <text:p>0.752026</text:p>
              </table:table-cell>
              <table:table-cell office:value-type="float" office:value="0.780262">
                <text:p>0.780262</text:p>
              </table:table-cell>
              <table:table-cell office:value-type="float" office:value="0.782701">
                <text:p>0.782701</text:p>
              </table:table-cell>
              <table:table-cell office:value-type="float" office:value="0.783152">
                <text:p>0.783152</text:p>
              </table:table-cell>
              <table:table-cell office:value-type="float" office:value="0.783371">
                <text:p>0.783371</text:p>
              </table:table-cell>
              <table:table-cell office:value-type="float" office:value="0.783618">
                <text:p>0.783618</text:p>
              </table:table-cell>
              <table:table-cell office:value-type="float" office:value="0.783844">
                <text:p>0.783844</text:p>
              </table:table-cell>
              <table:table-cell office:value-type="float" office:value="0.794236">
                <text:p>0.794236</text:p>
              </table:table-cell>
              <table:table-cell office:value-type="float" office:value="0.833928">
                <text:p>0.833928</text:p>
              </table:table-cell>
              <table:table-cell office:value-type="float" office:value="0.852713">
                <text:p>0.852713</text:p>
              </table:table-cell>
              <table:table-cell office:value-type="float" office:value="0.743898">
                <text:p>0.7438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6301">
                <text:p>0.226301</text:p>
              </table:table-cell>
              <table:table-cell office:value-type="float" office:value="0.758285">
                <text:p>0.758285</text:p>
              </table:table-cell>
              <table:table-cell office:value-type="float" office:value="0.781791">
                <text:p>0.781791</text:p>
              </table:table-cell>
              <table:table-cell office:value-type="float" office:value="0.782892">
                <text:p>0.782892</text:p>
              </table:table-cell>
              <table:table-cell office:value-type="float" office:value="0.783191">
                <text:p>0.783191</text:p>
              </table:table-cell>
              <table:table-cell office:value-type="float" office:value="0.783326">
                <text:p>0.783326</text:p>
              </table:table-cell>
              <table:table-cell office:value-type="float" office:value="0.783574">
                <text:p>0.783574</text:p>
              </table:table-cell>
              <table:table-cell office:value-type="float" office:value="0.783799">
                <text:p>0.783799</text:p>
              </table:table-cell>
              <table:table-cell office:value-type="float" office:value="0.791731">
                <text:p>0.791731</text:p>
              </table:table-cell>
              <table:table-cell office:value-type="float" office:value="0.834518">
                <text:p>0.834518</text:p>
              </table:table-cell>
              <table:table-cell office:value-type="float" office:value="0.852736">
                <text:p>0.852736</text:p>
              </table:table-cell>
              <table:table-cell office:value-type="float" office:value="0.730941">
                <text:p>0.7309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15483">
                <text:p>0.415483</text:p>
              </table:table-cell>
              <table:table-cell office:value-type="float" office:value="0.779467">
                <text:p>0.779467</text:p>
              </table:table-cell>
              <table:table-cell office:value-type="float" office:value="0.782759">
                <text:p>0.782759</text:p>
              </table:table-cell>
              <table:table-cell office:value-type="float" office:value="0.78321">
                <text:p>0.78321</text:p>
              </table:table-cell>
              <table:table-cell office:value-type="float" office:value="0.783382">
                <text:p>0.783382</text:p>
              </table:table-cell>
              <table:table-cell office:value-type="float" office:value="0.783551">
                <text:p>0.783551</text:p>
              </table:table-cell>
              <table:table-cell office:value-type="float" office:value="0.7837">
                <text:p>0.7837</text:p>
              </table:table-cell>
              <table:table-cell office:value-type="float" office:value="0.783918">
                <text:p>0.783918</text:p>
              </table:table-cell>
              <table:table-cell office:value-type="float" office:value="0.794791">
                <text:p>0.794791</text:p>
              </table:table-cell>
              <table:table-cell office:value-type="float" office:value="0.838154">
                <text:p>0.838154</text:p>
              </table:table-cell>
              <table:table-cell office:value-type="float" office:value="0.852713">
                <text:p>0.852713</text:p>
              </table:table-cell>
              <table:table-cell office:value-type="float" office:value="0.752841">
                <text:p>0.7528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5714">
                <text:p>0.485714</text:p>
              </table:table-cell>
              <table:table-cell office:value-type="float" office:value="0.780617">
                <text:p>0.780617</text:p>
              </table:table-cell>
              <table:table-cell office:value-type="float" office:value="0.782911">
                <text:p>0.782911</text:p>
              </table:table-cell>
              <table:table-cell office:value-type="float" office:value="0.783254">
                <text:p>0.783254</text:p>
              </table:table-cell>
              <table:table-cell office:value-type="float" office:value="0.783418">
                <text:p>0.783418</text:p>
              </table:table-cell>
              <table:table-cell office:value-type="float" office:value="0.783563">
                <text:p>0.783563</text:p>
              </table:table-cell>
              <table:table-cell office:value-type="float" office:value="0.783718">
                <text:p>0.783718</text:p>
              </table:table-cell>
              <table:table-cell office:value-type="float" office:value="0.784428">
                <text:p>0.784428</text:p>
              </table:table-cell>
              <table:table-cell office:value-type="float" office:value="0.804731">
                <text:p>0.804731</text:p>
              </table:table-cell>
              <table:table-cell office:value-type="float" office:value="0.841094">
                <text:p>0.841094</text:p>
              </table:table-cell>
              <table:table-cell office:value-type="float" office:value="0.852713">
                <text:p>0.852713</text:p>
              </table:table-cell>
              <table:table-cell office:value-type="float" office:value="0.761345">
                <text:p>0.7613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3852">
                <text:p>0.533852</text:p>
              </table:table-cell>
              <table:table-cell office:value-type="float" office:value="0.778859">
                <text:p>0.778859</text:p>
              </table:table-cell>
              <table:table-cell office:value-type="float" office:value="0.782974">
                <text:p>0.782974</text:p>
              </table:table-cell>
              <table:table-cell office:value-type="float" office:value="0.783237">
                <text:p>0.783237</text:p>
              </table:table-cell>
              <table:table-cell office:value-type="float" office:value="0.78342">
                <text:p>0.78342</text:p>
              </table:table-cell>
              <table:table-cell office:value-type="float" office:value="0.783547">
                <text:p>0.783547</text:p>
              </table:table-cell>
              <table:table-cell office:value-type="float" office:value="0.783744">
                <text:p>0.783744</text:p>
              </table:table-cell>
              <table:table-cell office:value-type="float" office:value="0.786536">
                <text:p>0.786536</text:p>
              </table:table-cell>
              <table:table-cell office:value-type="float" office:value="0.817397">
                <text:p>0.817397</text:p>
              </table:table-cell>
              <table:table-cell office:value-type="float" office:value="0.84148">
                <text:p>0.84148</text:p>
              </table:table-cell>
              <table:table-cell office:value-type="float" office:value="0.852713">
                <text:p>0.852713</text:p>
              </table:table-cell>
              <table:table-cell office:value-type="float" office:value="0.767504">
                <text:p>0.7675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94174">
                <text:p>0.394174</text:p>
              </table:table-cell>
              <table:table-cell office:value-type="float" office:value="0.766902">
                <text:p>0.766902</text:p>
              </table:table-cell>
              <table:table-cell office:value-type="float" office:value="0.782655">
                <text:p>0.782655</text:p>
              </table:table-cell>
              <table:table-cell office:value-type="float" office:value="0.783209">
                <text:p>0.783209</text:p>
              </table:table-cell>
              <table:table-cell office:value-type="float" office:value="0.783406">
                <text:p>0.783406</text:p>
              </table:table-cell>
              <table:table-cell office:value-type="float" office:value="0.78353">
                <text:p>0.78353</text:p>
              </table:table-cell>
              <table:table-cell office:value-type="float" office:value="0.783638">
                <text:p>0.783638</text:p>
              </table:table-cell>
              <table:table-cell office:value-type="float" office:value="0.783857">
                <text:p>0.783857</text:p>
              </table:table-cell>
              <table:table-cell office:value-type="float" office:value="0.793321">
                <text:p>0.793321</text:p>
              </table:table-cell>
              <table:table-cell office:value-type="float" office:value="0.835578">
                <text:p>0.835578</text:p>
              </table:table-cell>
              <table:table-cell office:value-type="float" office:value="0.852713">
                <text:p>0.852713</text:p>
              </table:table-cell>
              <table:table-cell office:value-type="float" office:value="0.749027">
                <text:p>0.7490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63943">
                <text:p>0.663943</text:p>
              </table:table-cell>
              <table:table-cell office:value-type="float" office:value="0.780932">
                <text:p>0.780932</text:p>
              </table:table-cell>
              <table:table-cell office:value-type="float" office:value="0.782999">
                <text:p>0.782999</text:p>
              </table:table-cell>
              <table:table-cell office:value-type="float" office:value="0.783283">
                <text:p>0.783283</text:p>
              </table:table-cell>
              <table:table-cell office:value-type="float" office:value="0.783463">
                <text:p>0.783463</text:p>
              </table:table-cell>
              <table:table-cell office:value-type="float" office:value="0.783577">
                <text:p>0.783577</text:p>
              </table:table-cell>
              <table:table-cell office:value-type="float" office:value="0.783714">
                <text:p>0.783714</text:p>
              </table:table-cell>
              <table:table-cell office:value-type="float" office:value="0.783875">
                <text:p>0.783875</text:p>
              </table:table-cell>
              <table:table-cell office:value-type="float" office:value="0.789776">
                <text:p>0.789776</text:p>
              </table:table-cell>
              <table:table-cell office:value-type="float" office:value="0.835297">
                <text:p>0.835297</text:p>
              </table:table-cell>
              <table:table-cell office:value-type="float" office:value="0.85692">
                <text:p>0.85692</text:p>
              </table:table-cell>
              <table:table-cell office:value-type="float" office:value="0.777086">
                <text:p>0.7770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9599">
                <text:p>0.579599</text:p>
              </table:table-cell>
              <table:table-cell office:value-type="float" office:value="0.780879">
                <text:p>0.780879</text:p>
              </table:table-cell>
              <table:table-cell office:value-type="float" office:value="0.782877">
                <text:p>0.782877</text:p>
              </table:table-cell>
              <table:table-cell office:value-type="float" office:value="0.783195">
                <text:p>0.783195</text:p>
              </table:table-cell>
              <table:table-cell office:value-type="float" office:value="0.783363">
                <text:p>0.783363</text:p>
              </table:table-cell>
              <table:table-cell office:value-type="float" office:value="0.783537">
                <text:p>0.783537</text:p>
              </table:table-cell>
              <table:table-cell office:value-type="float" office:value="0.78366">
                <text:p>0.78366</text:p>
              </table:table-cell>
              <table:table-cell office:value-type="float" office:value="0.783798">
                <text:p>0.783798</text:p>
              </table:table-cell>
              <table:table-cell office:value-type="float" office:value="0.784279">
                <text:p>0.784279</text:p>
              </table:table-cell>
              <table:table-cell office:value-type="float" office:value="0.820664">
                <text:p>0.820664</text:p>
              </table:table-cell>
              <table:table-cell office:value-type="float" office:value="0.85692">
                <text:p>0.85692</text:p>
              </table:table-cell>
              <table:table-cell office:value-type="float" office:value="0.766585">
                <text:p>0.7665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4205">
                <text:p>0.574205</text:p>
              </table:table-cell>
              <table:table-cell office:value-type="float" office:value="0.778774">
                <text:p>0.778774</text:p>
              </table:table-cell>
              <table:table-cell office:value-type="float" office:value="0.782801">
                <text:p>0.782801</text:p>
              </table:table-cell>
              <table:table-cell office:value-type="float" office:value="0.783169">
                <text:p>0.783169</text:p>
              </table:table-cell>
              <table:table-cell office:value-type="float" office:value="0.783333">
                <text:p>0.783333</text:p>
              </table:table-cell>
              <table:table-cell office:value-type="float" office:value="0.783456">
                <text:p>0.783456</text:p>
              </table:table-cell>
              <table:table-cell office:value-type="float" office:value="0.783607">
                <text:p>0.783607</text:p>
              </table:table-cell>
              <table:table-cell office:value-type="float" office:value="0.783833">
                <text:p>0.783833</text:p>
              </table:table-cell>
              <table:table-cell office:value-type="float" office:value="0.785855">
                <text:p>0.785855</text:p>
              </table:table-cell>
              <table:table-cell office:value-type="float" office:value="0.825476">
                <text:p>0.825476</text:p>
              </table:table-cell>
              <table:table-cell office:value-type="float" office:value="0.85692">
                <text:p>0.85692</text:p>
              </table:table-cell>
              <table:table-cell office:value-type="float" office:value="0.766451">
                <text:p>0.766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2609">
                <text:p>0.492609</text:p>
              </table:table-cell>
              <table:table-cell office:value-type="float" office:value="0.773806">
                <text:p>0.773806</text:p>
              </table:table-cell>
              <table:table-cell office:value-type="float" office:value="0.782728">
                <text:p>0.782728</text:p>
              </table:table-cell>
              <table:table-cell office:value-type="float" office:value="0.783131">
                <text:p>0.783131</text:p>
              </table:table-cell>
              <table:table-cell office:value-type="float" office:value="0.783329">
                <text:p>0.783329</text:p>
              </table:table-cell>
              <table:table-cell office:value-type="float" office:value="0.783464">
                <text:p>0.783464</text:p>
              </table:table-cell>
              <table:table-cell office:value-type="float" office:value="0.78361">
                <text:p>0.78361</text:p>
              </table:table-cell>
              <table:table-cell office:value-type="float" office:value="0.783826">
                <text:p>0.783826</text:p>
              </table:table-cell>
              <table:table-cell office:value-type="float" office:value="0.787367">
                <text:p>0.787367</text:p>
              </table:table-cell>
              <table:table-cell office:value-type="float" office:value="0.829526">
                <text:p>0.829526</text:p>
              </table:table-cell>
              <table:table-cell office:value-type="float" office:value="0.85692">
                <text:p>0.85692</text:p>
              </table:table-cell>
              <table:table-cell office:value-type="float" office:value="0.75834">
                <text:p>0.758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10446">
                <text:p>0.310446</text:p>
              </table:table-cell>
              <table:table-cell office:value-type="float" office:value="0.767697">
                <text:p>0.767697</text:p>
              </table:table-cell>
              <table:table-cell office:value-type="float" office:value="0.782303">
                <text:p>0.782303</text:p>
              </table:table-cell>
              <table:table-cell office:value-type="float" office:value="0.783001">
                <text:p>0.783001</text:p>
              </table:table-cell>
              <table:table-cell office:value-type="float" office:value="0.783302">
                <text:p>0.783302</text:p>
              </table:table-cell>
              <table:table-cell office:value-type="float" office:value="0.783475">
                <text:p>0.783475</text:p>
              </table:table-cell>
              <table:table-cell office:value-type="float" office:value="0.783663">
                <text:p>0.783663</text:p>
              </table:table-cell>
              <table:table-cell office:value-type="float" office:value="0.783898">
                <text:p>0.783898</text:p>
              </table:table-cell>
              <table:table-cell office:value-type="float" office:value="0.793461">
                <text:p>0.793461</text:p>
              </table:table-cell>
              <table:table-cell office:value-type="float" office:value="0.832891">
                <text:p>0.832891</text:p>
              </table:table-cell>
              <table:table-cell office:value-type="float" office:value="0.857241">
                <text:p>0.857241</text:p>
              </table:table-cell>
              <table:table-cell office:value-type="float" office:value="0.740414">
                <text:p>0.7404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14875">
                <text:p>0.514875</text:p>
              </table:table-cell>
              <table:table-cell office:value-type="float" office:value="0.781167">
                <text:p>0.781167</text:p>
              </table:table-cell>
              <table:table-cell office:value-type="float" office:value="0.782834">
                <text:p>0.782834</text:p>
              </table:table-cell>
              <table:table-cell office:value-type="float" office:value="0.783194">
                <text:p>0.783194</text:p>
              </table:table-cell>
              <table:table-cell office:value-type="float" office:value="0.783382">
                <text:p>0.783382</text:p>
              </table:table-cell>
              <table:table-cell office:value-type="float" office:value="0.78351">
                <text:p>0.78351</text:p>
              </table:table-cell>
              <table:table-cell office:value-type="float" office:value="0.783663">
                <text:p>0.783663</text:p>
              </table:table-cell>
              <table:table-cell office:value-type="float" office:value="0.783856">
                <text:p>0.783856</text:p>
              </table:table-cell>
              <table:table-cell office:value-type="float" office:value="0.791449">
                <text:p>0.791449</text:p>
              </table:table-cell>
              <table:table-cell office:value-type="float" office:value="0.834091">
                <text:p>0.834091</text:p>
              </table:table-cell>
              <table:table-cell office:value-type="float" office:value="0.858874">
                <text:p>0.858874</text:p>
              </table:table-cell>
              <table:table-cell office:value-type="float" office:value="0.762202">
                <text:p>0.7622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43549">
                <text:p>0.543549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954">
                <text:p>0.782954</text:p>
              </table:table-cell>
              <table:table-cell office:value-type="float" office:value="0.783289">
                <text:p>0.783289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602">
                <text:p>0.783602</text:p>
              </table:table-cell>
              <table:table-cell office:value-type="float" office:value="0.783763">
                <text:p>0.783763</text:p>
              </table:table-cell>
              <table:table-cell office:value-type="float" office:value="0.783989">
                <text:p>0.783989</text:p>
              </table:table-cell>
              <table:table-cell office:value-type="float" office:value="0.795379">
                <text:p>0.795379</text:p>
              </table:table-cell>
              <table:table-cell office:value-type="float" office:value="0.847132">
                <text:p>0.847132</text:p>
              </table:table-cell>
              <table:table-cell office:value-type="float" office:value="0.905977">
                <text:p>0.905977</text:p>
              </table:table-cell>
              <table:table-cell office:value-type="float" office:value="0.766576">
                <text:p>0.7665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9586">
                <text:p>0.39586</text:p>
              </table:table-cell>
              <table:table-cell office:value-type="float" office:value="0.774451">
                <text:p>0.774451</text:p>
              </table:table-cell>
              <table:table-cell office:value-type="float" office:value="0.782936">
                <text:p>0.782936</text:p>
              </table:table-cell>
              <table:table-cell office:value-type="float" office:value="0.783299">
                <text:p>0.783299</text:p>
              </table:table-cell>
              <table:table-cell office:value-type="float" office:value="0.783444">
                <text:p>0.783444</text:p>
              </table:table-cell>
              <table:table-cell office:value-type="float" office:value="0.783569">
                <text:p>0.783569</text:p>
              </table:table-cell>
              <table:table-cell office:value-type="float" office:value="0.783725">
                <text:p>0.783725</text:p>
              </table:table-cell>
              <table:table-cell office:value-type="float" office:value="0.783868">
                <text:p>0.783868</text:p>
              </table:table-cell>
              <table:table-cell office:value-type="float" office:value="0.791108">
                <text:p>0.791108</text:p>
              </table:table-cell>
              <table:table-cell office:value-type="float" office:value="0.849721">
                <text:p>0.849721</text:p>
              </table:table-cell>
              <table:table-cell office:value-type="float" office:value="0.905977">
                <text:p>0.905977</text:p>
              </table:table-cell>
              <table:table-cell office:value-type="float" office:value="0.751198">
                <text:p>0.7511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97939">
                <text:p>0.597939</text:p>
              </table:table-cell>
              <table:table-cell office:value-type="float" office:value="0.78231">
                <text:p>0.78231</text:p>
              </table:table-cell>
              <table:table-cell office:value-type="float" office:value="0.783218">
                <text:p>0.783218</text:p>
              </table:table-cell>
              <table:table-cell office:value-type="float" office:value="0.783387">
                <text:p>0.783387</text:p>
              </table:table-cell>
              <table:table-cell office:value-type="float" office:value="0.783531">
                <text:p>0.783531</text:p>
              </table:table-cell>
              <table:table-cell office:value-type="float" office:value="0.783638">
                <text:p>0.783638</text:p>
              </table:table-cell>
              <table:table-cell office:value-type="float" office:value="0.783756">
                <text:p>0.783756</text:p>
              </table:table-cell>
              <table:table-cell office:value-type="float" office:value="0.783887">
                <text:p>0.783887</text:p>
              </table:table-cell>
              <table:table-cell office:value-type="float" office:value="0.784402">
                <text:p>0.784402</text:p>
              </table:table-cell>
              <table:table-cell office:value-type="float" office:value="0.83979">
                <text:p>0.83979</text:p>
              </table:table-cell>
              <table:table-cell office:value-type="float" office:value="0.905977">
                <text:p>0.905977</text:p>
              </table:table-cell>
              <table:table-cell office:value-type="float" office:value="0.770586">
                <text:p>0.7705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47685">
                <text:p>0.647685</text:p>
              </table:table-cell>
              <table:table-cell office:value-type="float" office:value="0.782889">
                <text:p>0.782889</text:p>
              </table:table-cell>
              <table:table-cell office:value-type="float" office:value="0.783274">
                <text:p>0.783274</text:p>
              </table:table-cell>
              <table:table-cell office:value-type="float" office:value="0.78341">
                <text:p>0.78341</text:p>
              </table:table-cell>
              <table:table-cell office:value-type="float" office:value="0.783523">
                <text:p>0.783523</text:p>
              </table:table-cell>
              <table:table-cell office:value-type="float" office:value="0.783626">
                <text:p>0.783626</text:p>
              </table:table-cell>
              <table:table-cell office:value-type="float" office:value="0.783761">
                <text:p>0.783761</text:p>
              </table:table-cell>
              <table:table-cell office:value-type="float" office:value="0.783914">
                <text:p>0.783914</text:p>
              </table:table-cell>
              <table:table-cell office:value-type="float" office:value="0.787822">
                <text:p>0.787822</text:p>
              </table:table-cell>
              <table:table-cell office:value-type="float" office:value="0.839743">
                <text:p>0.839743</text:p>
              </table:table-cell>
              <table:table-cell office:value-type="float" office:value="0.905977">
                <text:p>0.905977</text:p>
              </table:table-cell>
              <table:table-cell office:value-type="float" office:value="0.775965">
                <text:p>0.7759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14409">
                <text:p>0.514409</text:p>
              </table:table-cell>
              <table:table-cell office:value-type="float" office:value="0.782251">
                <text:p>0.782251</text:p>
              </table:table-cell>
              <table:table-cell office:value-type="float" office:value="0.783267">
                <text:p>0.783267</text:p>
              </table:table-cell>
              <table:table-cell office:value-type="float" office:value="0.783377">
                <text:p>0.783377</text:p>
              </table:table-cell>
              <table:table-cell office:value-type="float" office:value="0.783476">
                <text:p>0.783476</text:p>
              </table:table-cell>
              <table:table-cell office:value-type="float" office:value="0.783592">
                <text:p>0.783592</text:p>
              </table:table-cell>
              <table:table-cell office:value-type="float" office:value="0.78374">
                <text:p>0.78374</text:p>
              </table:table-cell>
              <table:table-cell office:value-type="float" office:value="0.783869">
                <text:p>0.783869</text:p>
              </table:table-cell>
              <table:table-cell office:value-type="float" office:value="0.784077">
                <text:p>0.784077</text:p>
              </table:table-cell>
              <table:table-cell office:value-type="float" office:value="0.832041">
                <text:p>0.832041</text:p>
              </table:table-cell>
              <table:table-cell office:value-type="float" office:value="0.905977">
                <text:p>0.905977</text:p>
              </table:table-cell>
              <table:table-cell office:value-type="float" office:value="0.76141">
                <text:p>0.7614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52191">
                <text:p>0.652191</text:p>
              </table:table-cell>
              <table:table-cell office:value-type="float" office:value="0.782952">
                <text:p>0.782952</text:p>
              </table:table-cell>
              <table:table-cell office:value-type="float" office:value="0.783269">
                <text:p>0.783269</text:p>
              </table:table-cell>
              <table:table-cell office:value-type="float" office:value="0.783414">
                <text:p>0.783414</text:p>
              </table:table-cell>
              <table:table-cell office:value-type="float" office:value="0.783547">
                <text:p>0.783547</text:p>
              </table:table-cell>
              <table:table-cell office:value-type="float" office:value="0.783671">
                <text:p>0.783671</text:p>
              </table:table-cell>
              <table:table-cell office:value-type="float" office:value="0.783803">
                <text:p>0.783803</text:p>
              </table:table-cell>
              <table:table-cell office:value-type="float" office:value="0.783918">
                <text:p>0.783918</text:p>
              </table:table-cell>
              <table:table-cell office:value-type="float" office:value="0.787418">
                <text:p>0.787418</text:p>
              </table:table-cell>
              <table:table-cell office:value-type="float" office:value="0.838721">
                <text:p>0.838721</text:p>
              </table:table-cell>
              <table:table-cell office:value-type="float" office:value="0.905977">
                <text:p>0.905977</text:p>
              </table:table-cell>
              <table:table-cell office:value-type="float" office:value="0.77629">
                <text:p>0.776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2943">
                <text:p>0.62943</text:p>
              </table:table-cell>
              <table:table-cell office:value-type="float" office:value="0.782606">
                <text:p>0.782606</text:p>
              </table:table-cell>
              <table:table-cell office:value-type="float" office:value="0.783144">
                <text:p>0.783144</text:p>
              </table:table-cell>
              <table:table-cell office:value-type="float" office:value="0.783328">
                <text:p>0.783328</text:p>
              </table:table-cell>
              <table:table-cell office:value-type="float" office:value="0.783495">
                <text:p>0.783495</text:p>
              </table:table-cell>
              <table:table-cell office:value-type="float" office:value="0.783606">
                <text:p>0.783606</text:p>
              </table:table-cell>
              <table:table-cell office:value-type="float" office:value="0.783748">
                <text:p>0.783748</text:p>
              </table:table-cell>
              <table:table-cell office:value-type="float" office:value="0.783885">
                <text:p>0.783885</text:p>
              </table:table-cell>
              <table:table-cell office:value-type="float" office:value="0.785711">
                <text:p>0.785711</text:p>
              </table:table-cell>
              <table:table-cell office:value-type="float" office:value="0.839794">
                <text:p>0.839794</text:p>
              </table:table-cell>
              <table:table-cell office:value-type="float" office:value="0.905977">
                <text:p>0.905977</text:p>
              </table:table-cell>
              <table:table-cell office:value-type="float" office:value="0.773875">
                <text:p>0.7738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73215">
                <text:p>0.673215</text:p>
              </table:table-cell>
              <table:table-cell office:value-type="float" office:value="0.782882">
                <text:p>0.782882</text:p>
              </table:table-cell>
              <table:table-cell office:value-type="float" office:value="0.783255">
                <text:p>0.783255</text:p>
              </table:table-cell>
              <table:table-cell office:value-type="float" office:value="0.78338">
                <text:p>0.78338</text:p>
              </table:table-cell>
              <table:table-cell office:value-type="float" office:value="0.783524">
                <text:p>0.783524</text:p>
              </table:table-cell>
              <table:table-cell office:value-type="float" office:value="0.783647">
                <text:p>0.783647</text:p>
              </table:table-cell>
              <table:table-cell office:value-type="float" office:value="0.783779">
                <text:p>0.783779</text:p>
              </table:table-cell>
              <table:table-cell office:value-type="float" office:value="0.783925">
                <text:p>0.783925</text:p>
              </table:table-cell>
              <table:table-cell office:value-type="float" office:value="0.78719">
                <text:p>0.78719</text:p>
              </table:table-cell>
              <table:table-cell office:value-type="float" office:value="0.836621">
                <text:p>0.836621</text:p>
              </table:table-cell>
              <table:table-cell office:value-type="float" office:value="0.905977">
                <text:p>0.905977</text:p>
              </table:table-cell>
              <table:table-cell office:value-type="float" office:value="0.778142">
                <text:p>0.7781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4459">
                <text:p>0.634459</text:p>
              </table:table-cell>
              <table:table-cell office:value-type="float" office:value="0.78206">
                <text:p>0.78206</text:p>
              </table:table-cell>
              <table:table-cell office:value-type="float" office:value="0.783053">
                <text:p>0.783053</text:p>
              </table:table-cell>
              <table:table-cell office:value-type="float" office:value="0.783284">
                <text:p>0.783284</text:p>
              </table:table-cell>
              <table:table-cell office:value-type="float" office:value="0.783445">
                <text:p>0.783445</text:p>
              </table:table-cell>
              <table:table-cell office:value-type="float" office:value="0.783568">
                <text:p>0.783568</text:p>
              </table:table-cell>
              <table:table-cell office:value-type="float" office:value="0.783723">
                <text:p>0.783723</text:p>
              </table:table-cell>
              <table:table-cell office:value-type="float" office:value="0.783922">
                <text:p>0.783922</text:p>
              </table:table-cell>
              <table:table-cell office:value-type="float" office:value="0.790568">
                <text:p>0.790568</text:p>
              </table:table-cell>
              <table:table-cell office:value-type="float" office:value="0.833821">
                <text:p>0.833821</text:p>
              </table:table-cell>
              <table:table-cell office:value-type="float" office:value="0.905977">
                <text:p>0.905977</text:p>
              </table:table-cell>
              <table:table-cell office:value-type="float" office:value="0.77419">
                <text:p>0.774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61667">
                <text:p>0.561667</text:p>
              </table:table-cell>
              <table:table-cell office:value-type="float" office:value="0.782606">
                <text:p>0.782606</text:p>
              </table:table-cell>
              <table:table-cell office:value-type="float" office:value="0.783199">
                <text:p>0.783199</text:p>
              </table:table-cell>
              <table:table-cell office:value-type="float" office:value="0.783408">
                <text:p>0.783408</text:p>
              </table:table-cell>
              <table:table-cell office:value-type="float" office:value="0.783515">
                <text:p>0.783515</text:p>
              </table:table-cell>
              <table:table-cell office:value-type="float" office:value="0.783671">
                <text:p>0.783671</text:p>
              </table:table-cell>
              <table:table-cell office:value-type="float" office:value="0.783814">
                <text:p>0.783814</text:p>
              </table:table-cell>
              <table:table-cell office:value-type="float" office:value="0.783959">
                <text:p>0.783959</text:p>
              </table:table-cell>
              <table:table-cell office:value-type="float" office:value="0.795926">
                <text:p>0.795926</text:p>
              </table:table-cell>
              <table:table-cell office:value-type="float" office:value="0.836563">
                <text:p>0.836563</text:p>
              </table:table-cell>
              <table:table-cell office:value-type="float" office:value="0.905977">
                <text:p>0.905977</text:p>
              </table:table-cell>
              <table:table-cell office:value-type="float" office:value="0.767833">
                <text:p>0.7678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9663">
                <text:p>0.629663</text:p>
              </table:table-cell>
              <table:table-cell office:value-type="float" office:value="0.782764">
                <text:p>0.782764</text:p>
              </table:table-cell>
              <table:table-cell office:value-type="float" office:value="0.783338">
                <text:p>0.783338</text:p>
              </table:table-cell>
              <table:table-cell office:value-type="float" office:value="0.783493">
                <text:p>0.783493</text:p>
              </table:table-cell>
              <table:table-cell office:value-type="float" office:value="0.783646">
                <text:p>0.783646</text:p>
              </table:table-cell>
              <table:table-cell office:value-type="float" office:value="0.783756">
                <text:p>0.783756</text:p>
              </table:table-cell>
              <table:table-cell office:value-type="float" office:value="0.783901">
                <text:p>0.783901</text:p>
              </table:table-cell>
              <table:table-cell office:value-type="float" office:value="0.784151">
                <text:p>0.784151</text:p>
              </table:table-cell>
              <table:table-cell office:value-type="float" office:value="0.804498">
                <text:p>0.804498</text:p>
              </table:table-cell>
              <table:table-cell office:value-type="float" office:value="0.845554">
                <text:p>0.845554</text:p>
              </table:table-cell>
              <table:table-cell office:value-type="float" office:value="0.905977">
                <text:p>0.905977</text:p>
              </table:table-cell>
              <table:table-cell office:value-type="float" office:value="0.776476">
                <text:p>0.7764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33934">
                <text:p>0.633934</text:p>
              </table:table-cell>
              <table:table-cell office:value-type="float" office:value="0.782843">
                <text:p>0.782843</text:p>
              </table:table-cell>
              <table:table-cell office:value-type="float" office:value="0.783399">
                <text:p>0.783399</text:p>
              </table:table-cell>
              <table:table-cell office:value-type="float" office:value="0.783549">
                <text:p>0.783549</text:p>
              </table:table-cell>
              <table:table-cell office:value-type="float" office:value="0.783721">
                <text:p>0.783721</text:p>
              </table:table-cell>
              <table:table-cell office:value-type="float" office:value="0.783853">
                <text:p>0.783853</text:p>
              </table:table-cell>
              <table:table-cell office:value-type="float" office:value="0.783985">
                <text:p>0.783985</text:p>
              </table:table-cell>
              <table:table-cell office:value-type="float" office:value="0.784451">
                <text:p>0.784451</text:p>
              </table:table-cell>
              <table:table-cell office:value-type="float" office:value="0.812663">
                <text:p>0.812663</text:p>
              </table:table-cell>
              <table:table-cell office:value-type="float" office:value="0.853889">
                <text:p>0.853889</text:p>
              </table:table-cell>
              <table:table-cell office:value-type="float" office:value="0.905977">
                <text:p>0.905977</text:p>
              </table:table-cell>
              <table:table-cell office:value-type="float" office:value="0.778629">
                <text:p>0.7786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94113">
                <text:p>0.594113</text:p>
              </table:table-cell>
              <table:table-cell office:value-type="float" office:value="0.78273">
                <text:p>0.78273</text:p>
              </table:table-cell>
              <table:table-cell office:value-type="float" office:value="0.783363">
                <text:p>0.783363</text:p>
              </table:table-cell>
              <table:table-cell office:value-type="float" office:value="0.783492">
                <text:p>0.783492</text:p>
              </table:table-cell>
              <table:table-cell office:value-type="float" office:value="0.783655">
                <text:p>0.783655</text:p>
              </table:table-cell>
              <table:table-cell office:value-type="float" office:value="0.783823">
                <text:p>0.783823</text:p>
              </table:table-cell>
              <table:table-cell office:value-type="float" office:value="0.783974">
                <text:p>0.783974</text:p>
              </table:table-cell>
              <table:table-cell office:value-type="float" office:value="0.784208">
                <text:p>0.784208</text:p>
              </table:table-cell>
              <table:table-cell office:value-type="float" office:value="0.808786">
                <text:p>0.808786</text:p>
              </table:table-cell>
              <table:table-cell office:value-type="float" office:value="0.850505">
                <text:p>0.850505</text:p>
              </table:table-cell>
              <table:table-cell office:value-type="float" office:value="0.905977">
                <text:p>0.905977</text:p>
              </table:table-cell>
              <table:table-cell office:value-type="float" office:value="0.773865">
                <text:p>0.7738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45068">
                <text:p>0.645068</text:p>
              </table:table-cell>
              <table:table-cell office:value-type="float" office:value="0.783125">
                <text:p>0.783125</text:p>
              </table:table-cell>
              <table:table-cell office:value-type="float" office:value="0.783405">
                <text:p>0.783405</text:p>
              </table:table-cell>
              <table:table-cell office:value-type="float" office:value="0.78357">
                <text:p>0.78357</text:p>
              </table:table-cell>
              <table:table-cell office:value-type="float" office:value="0.7837">
                <text:p>0.7837</text:p>
              </table:table-cell>
              <table:table-cell office:value-type="float" office:value="0.783816">
                <text:p>0.783816</text:p>
              </table:table-cell>
              <table:table-cell office:value-type="float" office:value="0.783983">
                <text:p>0.783983</text:p>
              </table:table-cell>
              <table:table-cell office:value-type="float" office:value="0.793487">
                <text:p>0.793487</text:p>
              </table:table-cell>
              <table:table-cell office:value-type="float" office:value="0.820054">
                <text:p>0.820054</text:p>
              </table:table-cell>
              <table:table-cell office:value-type="float" office:value="0.851636">
                <text:p>0.851636</text:p>
              </table:table-cell>
              <table:table-cell office:value-type="float" office:value="0.905977">
                <text:p>0.905977</text:p>
              </table:table-cell>
              <table:table-cell office:value-type="float" office:value="0.781184">
                <text:p>0.78118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93079">
                <text:p>0.693079</text:p>
              </table:table-cell>
              <table:table-cell office:value-type="float" office:value="0.78317">
                <text:p>0.78317</text:p>
              </table:table-cell>
              <table:table-cell office:value-type="float" office:value="0.783436">
                <text:p>0.783436</text:p>
              </table:table-cell>
              <table:table-cell office:value-type="float" office:value="0.783611">
                <text:p>0.783611</text:p>
              </table:table-cell>
              <table:table-cell office:value-type="float" office:value="0.783731">
                <text:p>0.783731</text:p>
              </table:table-cell>
              <table:table-cell office:value-type="float" office:value="0.783809">
                <text:p>0.783809</text:p>
              </table:table-cell>
              <table:table-cell office:value-type="float" office:value="0.783968">
                <text:p>0.783968</text:p>
              </table:table-cell>
              <table:table-cell office:value-type="float" office:value="0.788561">
                <text:p>0.788561</text:p>
              </table:table-cell>
              <table:table-cell office:value-type="float" office:value="0.812894">
                <text:p>0.812894</text:p>
              </table:table-cell>
              <table:table-cell office:value-type="float" office:value="0.848311">
                <text:p>0.848311</text:p>
              </table:table-cell>
              <table:table-cell office:value-type="float" office:value="0.905977">
                <text:p>0.905977</text:p>
              </table:table-cell>
              <table:table-cell office:value-type="float" office:value="0.784457">
                <text:p>0.7844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00321">
                <text:p>0.700321</text:p>
              </table:table-cell>
              <table:table-cell office:value-type="float" office:value="0.783226">
                <text:p>0.783226</text:p>
              </table:table-cell>
              <table:table-cell office:value-type="float" office:value="0.783466">
                <text:p>0.783466</text:p>
              </table:table-cell>
              <table:table-cell office:value-type="float" office:value="0.783606">
                <text:p>0.783606</text:p>
              </table:table-cell>
              <table:table-cell office:value-type="float" office:value="0.78372">
                <text:p>0.78372</text:p>
              </table:table-cell>
              <table:table-cell office:value-type="float" office:value="0.783792">
                <text:p>0.783792</text:p>
              </table:table-cell>
              <table:table-cell office:value-type="float" office:value="0.783913">
                <text:p>0.783913</text:p>
              </table:table-cell>
              <table:table-cell office:value-type="float" office:value="0.785217">
                <text:p>0.785217</text:p>
              </table:table-cell>
              <table:table-cell office:value-type="float" office:value="0.804824">
                <text:p>0.804824</text:p>
              </table:table-cell>
              <table:table-cell office:value-type="float" office:value="0.847791">
                <text:p>0.847791</text:p>
              </table:table-cell>
              <table:table-cell office:value-type="float" office:value="0.915563">
                <text:p>0.915563</text:p>
              </table:table-cell>
              <table:table-cell office:value-type="float" office:value="0.783987">
                <text:p>0.7839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94">
                <text:p>0.73594</text:p>
              </table:table-cell>
              <table:table-cell office:value-type="float" office:value="0.783205">
                <text:p>0.783205</text:p>
              </table:table-cell>
              <table:table-cell office:value-type="float" office:value="0.783385">
                <text:p>0.783385</text:p>
              </table:table-cell>
              <table:table-cell office:value-type="float" office:value="0.783513">
                <text:p>0.783513</text:p>
              </table:table-cell>
              <table:table-cell office:value-type="float" office:value="0.783655">
                <text:p>0.783655</text:p>
              </table:table-cell>
              <table:table-cell office:value-type="float" office:value="0.783762">
                <text:p>0.783762</text:p>
              </table:table-cell>
              <table:table-cell office:value-type="float" office:value="0.783849">
                <text:p>0.783849</text:p>
              </table:table-cell>
              <table:table-cell office:value-type="float" office:value="0.784144">
                <text:p>0.784144</text:p>
              </table:table-cell>
              <table:table-cell office:value-type="float" office:value="0.800801">
                <text:p>0.800801</text:p>
              </table:table-cell>
              <table:table-cell office:value-type="float" office:value="0.84609">
                <text:p>0.84609</text:p>
              </table:table-cell>
              <table:table-cell office:value-type="float" office:value="0.915563">
                <text:p>0.915563</text:p>
              </table:table-cell>
              <table:table-cell office:value-type="float" office:value="0.786834">
                <text:p>0.7868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59261">
                <text:p>0.659261</text:p>
              </table:table-cell>
              <table:table-cell office:value-type="float" office:value="0.783106">
                <text:p>0.783106</text:p>
              </table:table-cell>
              <table:table-cell office:value-type="float" office:value="0.783356">
                <text:p>0.783356</text:p>
              </table:table-cell>
              <table:table-cell office:value-type="float" office:value="0.783501">
                <text:p>0.783501</text:p>
              </table:table-cell>
              <table:table-cell office:value-type="float" office:value="0.783623">
                <text:p>0.783623</text:p>
              </table:table-cell>
              <table:table-cell office:value-type="float" office:value="0.783743">
                <text:p>0.783743</text:p>
              </table:table-cell>
              <table:table-cell office:value-type="float" office:value="0.783859">
                <text:p>0.783859</text:p>
              </table:table-cell>
              <table:table-cell office:value-type="float" office:value="0.784099">
                <text:p>0.784099</text:p>
              </table:table-cell>
              <table:table-cell office:value-type="float" office:value="0.796502">
                <text:p>0.796502</text:p>
              </table:table-cell>
              <table:table-cell office:value-type="float" office:value="0.850424">
                <text:p>0.850424</text:p>
              </table:table-cell>
              <table:table-cell office:value-type="float" office:value="0.915563">
                <text:p>0.915563</text:p>
              </table:table-cell>
              <table:table-cell office:value-type="float" office:value="0.779147">
                <text:p>0.7791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0592">
                <text:p>0.610592</text:p>
              </table:table-cell>
              <table:table-cell office:value-type="float" office:value="0.783015">
                <text:p>0.783015</text:p>
              </table:table-cell>
              <table:table-cell office:value-type="float" office:value="0.783349">
                <text:p>0.783349</text:p>
              </table:table-cell>
              <table:table-cell office:value-type="float" office:value="0.783506">
                <text:p>0.783506</text:p>
              </table:table-cell>
              <table:table-cell office:value-type="float" office:value="0.783651">
                <text:p>0.783651</text:p>
              </table:table-cell>
              <table:table-cell office:value-type="float" office:value="0.783785">
                <text:p>0.783785</text:p>
              </table:table-cell>
              <table:table-cell office:value-type="float" office:value="0.78394">
                <text:p>0.78394</text:p>
              </table:table-cell>
              <table:table-cell office:value-type="float" office:value="0.785682">
                <text:p>0.785682</text:p>
              </table:table-cell>
              <table:table-cell office:value-type="float" office:value="0.81453">
                <text:p>0.81453</text:p>
              </table:table-cell>
              <table:table-cell office:value-type="float" office:value="0.857057">
                <text:p>0.857057</text:p>
              </table:table-cell>
              <table:table-cell office:value-type="float" office:value="0.915563">
                <text:p>0.915563</text:p>
              </table:table-cell>
              <table:table-cell office:value-type="float" office:value="0.776911">
                <text:p>0.7769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83614">
                <text:p>0.683614</text:p>
              </table:table-cell>
              <table:table-cell office:value-type="float" office:value="0.783007">
                <text:p>0.783007</text:p>
              </table:table-cell>
              <table:table-cell office:value-type="float" office:value="0.783298">
                <text:p>0.783298</text:p>
              </table:table-cell>
              <table:table-cell office:value-type="float" office:value="0.783471">
                <text:p>0.783471</text:p>
              </table:table-cell>
              <table:table-cell office:value-type="float" office:value="0.783587">
                <text:p>0.783587</text:p>
              </table:table-cell>
              <table:table-cell office:value-type="float" office:value="0.783741">
                <text:p>0.783741</text:p>
              </table:table-cell>
              <table:table-cell office:value-type="float" office:value="0.783887">
                <text:p>0.783887</text:p>
              </table:table-cell>
              <table:table-cell office:value-type="float" office:value="0.787434">
                <text:p>0.787434</text:p>
              </table:table-cell>
              <table:table-cell office:value-type="float" office:value="0.817705">
                <text:p>0.817705</text:p>
              </table:table-cell>
              <table:table-cell office:value-type="float" office:value="0.853328">
                <text:p>0.853328</text:p>
              </table:table-cell>
              <table:table-cell office:value-type="float" office:value="0.915563">
                <text:p>0.915563</text:p>
              </table:table-cell>
              <table:table-cell office:value-type="float" office:value="0.784307">
                <text:p>0.7843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62806">
                <text:p>0.562806</text:p>
              </table:table-cell>
              <table:table-cell office:value-type="float" office:value="0.782711">
                <text:p>0.782711</text:p>
              </table:table-cell>
              <table:table-cell office:value-type="float" office:value="0.783262">
                <text:p>0.783262</text:p>
              </table:table-cell>
              <table:table-cell office:value-type="float" office:value="0.783416">
                <text:p>0.783416</text:p>
              </table:table-cell>
              <table:table-cell office:value-type="float" office:value="0.783548">
                <text:p>0.783548</text:p>
              </table:table-cell>
              <table:table-cell office:value-type="float" office:value="0.783684">
                <text:p>0.783684</text:p>
              </table:table-cell>
              <table:table-cell office:value-type="float" office:value="0.783841">
                <text:p>0.783841</text:p>
              </table:table-cell>
              <table:table-cell office:value-type="float" office:value="0.784843">
                <text:p>0.784843</text:p>
              </table:table-cell>
              <table:table-cell office:value-type="float" office:value="0.807938">
                <text:p>0.807938</text:p>
              </table:table-cell>
              <table:table-cell office:value-type="float" office:value="0.849129">
                <text:p>0.849129</text:p>
              </table:table-cell>
              <table:table-cell office:value-type="float" office:value="0.915563">
                <text:p>0.915563</text:p>
              </table:table-cell>
              <table:table-cell office:value-type="float" office:value="0.770518">
                <text:p>0.7705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4214">
                <text:p>0.704214</text:p>
              </table:table-cell>
              <table:table-cell office:value-type="float" office:value="0.782847">
                <text:p>0.782847</text:p>
              </table:table-cell>
              <table:table-cell office:value-type="float" office:value="0.78327">
                <text:p>0.78327</text:p>
              </table:table-cell>
              <table:table-cell office:value-type="float" office:value="0.783418">
                <text:p>0.783418</text:p>
              </table:table-cell>
              <table:table-cell office:value-type="float" office:value="0.783587">
                <text:p>0.783587</text:p>
              </table:table-cell>
              <table:table-cell office:value-type="float" office:value="0.783697">
                <text:p>0.783697</text:p>
              </table:table-cell>
              <table:table-cell office:value-type="float" office:value="0.783883">
                <text:p>0.783883</text:p>
              </table:table-cell>
              <table:table-cell office:value-type="float" office:value="0.788518">
                <text:p>0.788518</text:p>
              </table:table-cell>
              <table:table-cell office:value-type="float" office:value="0.812108">
                <text:p>0.812108</text:p>
              </table:table-cell>
              <table:table-cell office:value-type="float" office:value="0.846668">
                <text:p>0.846668</text:p>
              </table:table-cell>
              <table:table-cell office:value-type="float" office:value="0.915563">
                <text:p>0.915563</text:p>
              </table:table-cell>
              <table:table-cell office:value-type="float" office:value="0.785221">
                <text:p>0.7852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0495">
                <text:p>0.620495</text:p>
              </table:table-cell>
              <table:table-cell office:value-type="float" office:value="0.782753">
                <text:p>0.782753</text:p>
              </table:table-cell>
              <table:table-cell office:value-type="float" office:value="0.783264">
                <text:p>0.783264</text:p>
              </table:table-cell>
              <table:table-cell office:value-type="float" office:value="0.783425">
                <text:p>0.783425</text:p>
              </table:table-cell>
              <table:table-cell office:value-type="float" office:value="0.7836">
                <text:p>0.7836</text:p>
              </table:table-cell>
              <table:table-cell office:value-type="float" office:value="0.783734">
                <text:p>0.783734</text:p>
              </table:table-cell>
              <table:table-cell office:value-type="float" office:value="0.783928">
                <text:p>0.783928</text:p>
              </table:table-cell>
              <table:table-cell office:value-type="float" office:value="0.790531">
                <text:p>0.790531</text:p>
              </table:table-cell>
              <table:table-cell office:value-type="float" office:value="0.812413">
                <text:p>0.812413</text:p>
              </table:table-cell>
              <table:table-cell office:value-type="float" office:value="0.850595">
                <text:p>0.850595</text:p>
              </table:table-cell>
              <table:table-cell office:value-type="float" office:value="0.915563">
                <text:p>0.915563</text:p>
              </table:table-cell>
              <table:table-cell office:value-type="float" office:value="0.777474">
                <text:p>0.7774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09549">
                <text:p>0.609549</text:p>
              </table:table-cell>
              <table:table-cell office:value-type="float" office:value="0.782376">
                <text:p>0.782376</text:p>
              </table:table-cell>
              <table:table-cell office:value-type="float" office:value="0.783261">
                <text:p>0.783261</text:p>
              </table:table-cell>
              <table:table-cell office:value-type="float" office:value="0.783416">
                <text:p>0.783416</text:p>
              </table:table-cell>
              <table:table-cell office:value-type="float" office:value="0.783568">
                <text:p>0.783568</text:p>
              </table:table-cell>
              <table:table-cell office:value-type="float" office:value="0.783693">
                <text:p>0.783693</text:p>
              </table:table-cell>
              <table:table-cell office:value-type="float" office:value="0.783809">
                <text:p>0.783809</text:p>
              </table:table-cell>
              <table:table-cell office:value-type="float" office:value="0.785018">
                <text:p>0.785018</text:p>
              </table:table-cell>
              <table:table-cell office:value-type="float" office:value="0.805974">
                <text:p>0.805974</text:p>
              </table:table-cell>
              <table:table-cell office:value-type="float" office:value="0.854891">
                <text:p>0.854891</text:p>
              </table:table-cell>
              <table:table-cell office:value-type="float" office:value="0.915563">
                <text:p>0.915563</text:p>
              </table:table-cell>
              <table:table-cell office:value-type="float" office:value="0.775556">
                <text:p>0.7755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05091">
                <text:p>0.605091</text:p>
              </table:table-cell>
              <table:table-cell office:value-type="float" office:value="0.776079">
                <text:p>0.776079</text:p>
              </table:table-cell>
              <table:table-cell office:value-type="float" office:value="0.783048">
                <text:p>0.783048</text:p>
              </table:table-cell>
              <table:table-cell office:value-type="float" office:value="0.783369">
                <text:p>0.783369</text:p>
              </table:table-cell>
              <table:table-cell office:value-type="float" office:value="0.78352">
                <text:p>0.78352</text:p>
              </table:table-cell>
              <table:table-cell office:value-type="float" office:value="0.783632">
                <text:p>0.783632</text:p>
              </table:table-cell>
              <table:table-cell office:value-type="float" office:value="0.783764">
                <text:p>0.783764</text:p>
              </table:table-cell>
              <table:table-cell office:value-type="float" office:value="0.784322">
                <text:p>0.784322</text:p>
              </table:table-cell>
              <table:table-cell office:value-type="float" office:value="0.805633">
                <text:p>0.805633</text:p>
              </table:table-cell>
              <table:table-cell office:value-type="float" office:value="0.853777">
                <text:p>0.853777</text:p>
              </table:table-cell>
              <table:table-cell office:value-type="float" office:value="0.915563">
                <text:p>0.915563</text:p>
              </table:table-cell>
              <table:table-cell office:value-type="float" office:value="0.774224">
                <text:p>0.7742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90218">
                <text:p>0.590218</text:p>
              </table:table-cell>
              <table:table-cell office:value-type="float" office:value="0.774907">
                <text:p>0.774907</text:p>
              </table:table-cell>
              <table:table-cell office:value-type="float" office:value="0.783074">
                <text:p>0.783074</text:p>
              </table:table-cell>
              <table:table-cell office:value-type="float" office:value="0.783363">
                <text:p>0.783363</text:p>
              </table:table-cell>
              <table:table-cell office:value-type="float" office:value="0.783538">
                <text:p>0.783538</text:p>
              </table:table-cell>
              <table:table-cell office:value-type="float" office:value="0.783671">
                <text:p>0.783671</text:p>
              </table:table-cell>
              <table:table-cell office:value-type="float" office:value="0.783854">
                <text:p>0.783854</text:p>
              </table:table-cell>
              <table:table-cell office:value-type="float" office:value="0.787282">
                <text:p>0.787282</text:p>
              </table:table-cell>
              <table:table-cell office:value-type="float" office:value="0.814216">
                <text:p>0.814216</text:p>
              </table:table-cell>
              <table:table-cell office:value-type="float" office:value="0.856792">
                <text:p>0.856792</text:p>
              </table:table-cell>
              <table:table-cell office:value-type="float" office:value="0.915563">
                <text:p>0.915563</text:p>
              </table:table-cell>
              <table:table-cell office:value-type="float" office:value="0.774091">
                <text:p>0.7740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5078">
                <text:p>0.625078</text:p>
              </table:table-cell>
              <table:table-cell office:value-type="float" office:value="0.780529">
                <text:p>0.780529</text:p>
              </table:table-cell>
              <table:table-cell office:value-type="float" office:value="0.783138">
                <text:p>0.783138</text:p>
              </table:table-cell>
              <table:table-cell office:value-type="float" office:value="0.783415">
                <text:p>0.783415</text:p>
              </table:table-cell>
              <table:table-cell office:value-type="float" office:value="0.783552">
                <text:p>0.783552</text:p>
              </table:table-cell>
              <table:table-cell office:value-type="float" office:value="0.783692">
                <text:p>0.783692</text:p>
              </table:table-cell>
              <table:table-cell office:value-type="float" office:value="0.784013">
                <text:p>0.784013</text:p>
              </table:table-cell>
              <table:table-cell office:value-type="float" office:value="0.796033">
                <text:p>0.796033</text:p>
              </table:table-cell>
              <table:table-cell office:value-type="float" office:value="0.819574">
                <text:p>0.819574</text:p>
              </table:table-cell>
              <table:table-cell office:value-type="float" office:value="0.860333">
                <text:p>0.860333</text:p>
              </table:table-cell>
              <table:table-cell office:value-type="float" office:value="0.915563">
                <text:p>0.915563</text:p>
              </table:table-cell>
              <table:table-cell office:value-type="float" office:value="0.779936">
                <text:p>0.77993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03891">
                <text:p>0.603891</text:p>
              </table:table-cell>
              <table:table-cell office:value-type="float" office:value="0.772763">
                <text:p>0.772763</text:p>
              </table:table-cell>
              <table:table-cell office:value-type="float" office:value="0.783236">
                <text:p>0.783236</text:p>
              </table:table-cell>
              <table:table-cell office:value-type="float" office:value="0.7835">
                <text:p>0.7835</text:p>
              </table:table-cell>
              <table:table-cell office:value-type="float" office:value="0.783661">
                <text:p>0.783661</text:p>
              </table:table-cell>
              <table:table-cell office:value-type="float" office:value="0.783822">
                <text:p>0.783822</text:p>
              </table:table-cell>
              <table:table-cell office:value-type="float" office:value="0.788066">
                <text:p>0.788066</text:p>
              </table:table-cell>
              <table:table-cell office:value-type="float" office:value="0.814411">
                <text:p>0.814411</text:p>
              </table:table-cell>
              <table:table-cell office:value-type="float" office:value="0.833308">
                <text:p>0.833308</text:p>
              </table:table-cell>
              <table:table-cell office:value-type="float" office:value="0.868028">
                <text:p>0.868028</text:p>
              </table:table-cell>
              <table:table-cell office:value-type="float" office:value="0.915563">
                <text:p>0.915563</text:p>
              </table:table-cell>
              <table:table-cell office:value-type="float" office:value="0.781469">
                <text:p>0.7814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37245">
                <text:p>0.63724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3311">
                <text:p>0.783311</text:p>
              </table:table-cell>
              <table:table-cell office:value-type="float" office:value="0.783521">
                <text:p>0.783521</text:p>
              </table:table-cell>
              <table:table-cell office:value-type="float" office:value="0.783682">
                <text:p>0.783682</text:p>
              </table:table-cell>
              <table:table-cell office:value-type="float" office:value="0.783862">
                <text:p>0.783862</text:p>
              </table:table-cell>
              <table:table-cell office:value-type="float" office:value="0.789645">
                <text:p>0.789645</text:p>
              </table:table-cell>
              <table:table-cell office:value-type="float" office:value="0.81261">
                <text:p>0.81261</text:p>
              </table:table-cell>
              <table:table-cell office:value-type="float" office:value="0.828146">
                <text:p>0.828146</text:p>
              </table:table-cell>
              <table:table-cell office:value-type="float" office:value="0.863138">
                <text:p>0.863138</text:p>
              </table:table-cell>
              <table:table-cell office:value-type="float" office:value="0.915563">
                <text:p>0.915563</text:p>
              </table:table-cell>
              <table:table-cell office:value-type="float" office:value="0.784531">
                <text:p>0.78453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2936">
                <text:p>0.622936</text:p>
              </table:table-cell>
              <table:table-cell office:value-type="float" office:value="0.782966">
                <text:p>0.782966</text:p>
              </table:table-cell>
              <table:table-cell office:value-type="float" office:value="0.783466">
                <text:p>0.783466</text:p>
              </table:table-cell>
              <table:table-cell office:value-type="float" office:value="0.783679">
                <text:p>0.783679</text:p>
              </table:table-cell>
              <table:table-cell office:value-type="float" office:value="0.78387">
                <text:p>0.78387</text:p>
              </table:table-cell>
              <table:table-cell office:value-type="float" office:value="0.784682">
                <text:p>0.784682</text:p>
              </table:table-cell>
              <table:table-cell office:value-type="float" office:value="0.798324">
                <text:p>0.798324</text:p>
              </table:table-cell>
              <table:table-cell office:value-type="float" office:value="0.817638">
                <text:p>0.817638</text:p>
              </table:table-cell>
              <table:table-cell office:value-type="float" office:value="0.827503">
                <text:p>0.827503</text:p>
              </table:table-cell>
              <table:table-cell office:value-type="float" office:value="0.85994">
                <text:p>0.85994</text:p>
              </table:table-cell>
              <table:table-cell office:value-type="float" office:value="0.915563">
                <text:p>0.915563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40899">
                <text:p>0.640899</text:p>
              </table:table-cell>
              <table:table-cell office:value-type="float" office:value="0.783255">
                <text:p>0.783255</text:p>
              </table:table-cell>
              <table:table-cell office:value-type="float" office:value="0.783539">
                <text:p>0.783539</text:p>
              </table:table-cell>
              <table:table-cell office:value-type="float" office:value="0.783723">
                <text:p>0.783723</text:p>
              </table:table-cell>
              <table:table-cell office:value-type="float" office:value="0.783838">
                <text:p>0.783838</text:p>
              </table:table-cell>
              <table:table-cell office:value-type="float" office:value="0.784306">
                <text:p>0.784306</text:p>
              </table:table-cell>
              <table:table-cell office:value-type="float" office:value="0.79487">
                <text:p>0.79487</text:p>
              </table:table-cell>
              <table:table-cell office:value-type="float" office:value="0.813395">
                <text:p>0.813395</text:p>
              </table:table-cell>
              <table:table-cell office:value-type="float" office:value="0.824315">
                <text:p>0.824315</text:p>
              </table:table-cell>
              <table:table-cell office:value-type="float" office:value="0.867403">
                <text:p>0.867403</text:p>
              </table:table-cell>
              <table:table-cell office:value-type="float" office:value="0.915563">
                <text:p>0.915563</text:p>
              </table:table-cell>
              <table:table-cell office:value-type="float" office:value="0.785954">
                <text:p>0.7859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33916">
                <text:p>0.633916</text:p>
              </table:table-cell>
              <table:table-cell office:value-type="float" office:value="0.783259">
                <text:p>0.783259</text:p>
              </table:table-cell>
              <table:table-cell office:value-type="float" office:value="0.783541">
                <text:p>0.783541</text:p>
              </table:table-cell>
              <table:table-cell office:value-type="float" office:value="0.783746">
                <text:p>0.783746</text:p>
              </table:table-cell>
              <table:table-cell office:value-type="float" office:value="0.783936">
                <text:p>0.783936</text:p>
              </table:table-cell>
              <table:table-cell office:value-type="float" office:value="0.785157">
                <text:p>0.785157</text:p>
              </table:table-cell>
              <table:table-cell office:value-type="float" office:value="0.797697">
                <text:p>0.797697</text:p>
              </table:table-cell>
              <table:table-cell office:value-type="float" office:value="0.817487">
                <text:p>0.817487</text:p>
              </table:table-cell>
              <table:table-cell office:value-type="float" office:value="0.827322">
                <text:p>0.827322</text:p>
              </table:table-cell>
              <table:table-cell office:value-type="float" office:value="0.867047">
                <text:p>0.867047</text:p>
              </table:table-cell>
              <table:table-cell office:value-type="float" office:value="0.915563">
                <text:p>0.915563</text:p>
              </table:table-cell>
              <table:table-cell office:value-type="float" office:value="0.786311">
                <text:p>0.7863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7667">
                <text:p>0.67667</text:p>
              </table:table-cell>
              <table:table-cell office:value-type="float" office:value="0.783261">
                <text:p>0.783261</text:p>
              </table:table-cell>
              <table:table-cell office:value-type="float" office:value="0.783555">
                <text:p>0.783555</text:p>
              </table:table-cell>
              <table:table-cell office:value-type="float" office:value="0.783749">
                <text:p>0.783749</text:p>
              </table:table-cell>
              <table:table-cell office:value-type="float" office:value="0.783946">
                <text:p>0.783946</text:p>
              </table:table-cell>
              <table:table-cell office:value-type="float" office:value="0.785594">
                <text:p>0.785594</text:p>
              </table:table-cell>
              <table:table-cell office:value-type="float" office:value="0.800387">
                <text:p>0.800387</text:p>
              </table:table-cell>
              <table:table-cell office:value-type="float" office:value="0.819854">
                <text:p>0.819854</text:p>
              </table:table-cell>
              <table:table-cell office:value-type="float" office:value="0.831862">
                <text:p>0.831862</text:p>
              </table:table-cell>
              <table:table-cell office:value-type="float" office:value="0.87423">
                <text:p>0.87423</text:p>
              </table:table-cell>
              <table:table-cell office:value-type="float" office:value="0.915563">
                <text:p>0.915563</text:p>
              </table:table-cell>
              <table:table-cell office:value-type="float" office:value="0.792311">
                <text:p>0.79231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0282">
                <text:p>0.60282</text:p>
              </table:table-cell>
              <table:table-cell office:value-type="float" office:value="0.78192">
                <text:p>0.78192</text:p>
              </table:table-cell>
              <table:table-cell office:value-type="float" office:value="0.783367">
                <text:p>0.783367</text:p>
              </table:table-cell>
              <table:table-cell office:value-type="float" office:value="0.783615">
                <text:p>0.783615</text:p>
              </table:table-cell>
              <table:table-cell office:value-type="float" office:value="0.783833">
                <text:p>0.783833</text:p>
              </table:table-cell>
              <table:table-cell office:value-type="float" office:value="0.78472">
                <text:p>0.78472</text:p>
              </table:table-cell>
              <table:table-cell office:value-type="float" office:value="0.801248">
                <text:p>0.801248</text:p>
              </table:table-cell>
              <table:table-cell office:value-type="float" office:value="0.817938">
                <text:p>0.817938</text:p>
              </table:table-cell>
              <table:table-cell office:value-type="float" office:value="0.828714">
                <text:p>0.828714</text:p>
              </table:table-cell>
              <table:table-cell office:value-type="float" office:value="0.861864">
                <text:p>0.861864</text:p>
              </table:table-cell>
              <table:table-cell office:value-type="float" office:value="0.915563">
                <text:p>0.915563</text:p>
              </table:table-cell>
              <table:table-cell office:value-type="float" office:value="0.783004">
                <text:p>0.78300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90436">
                <text:p>0.690436</text:p>
              </table:table-cell>
              <table:table-cell office:value-type="float" office:value="0.782993">
                <text:p>0.782993</text:p>
              </table:table-cell>
              <table:table-cell office:value-type="float" office:value="0.783497">
                <text:p>0.783497</text:p>
              </table:table-cell>
              <table:table-cell office:value-type="float" office:value="0.783851">
                <text:p>0.783851</text:p>
              </table:table-cell>
              <table:table-cell office:value-type="float" office:value="0.784577">
                <text:p>0.784577</text:p>
              </table:table-cell>
              <table:table-cell office:value-type="float" office:value="0.795308">
                <text:p>0.795308</text:p>
              </table:table-cell>
              <table:table-cell office:value-type="float" office:value="0.811949">
                <text:p>0.811949</text:p>
              </table:table-cell>
              <table:table-cell office:value-type="float" office:value="0.820782">
                <text:p>0.820782</text:p>
              </table:table-cell>
              <table:table-cell office:value-type="float" office:value="0.830844">
                <text:p>0.830844</text:p>
              </table:table-cell>
              <table:table-cell office:value-type="float" office:value="0.85322">
                <text:p>0.85322</text:p>
              </table:table-cell>
              <table:table-cell office:value-type="float" office:value="0.915563">
                <text:p>0.915563</text:p>
              </table:table-cell>
              <table:table-cell office:value-type="float" office:value="0.793746">
                <text:p>0.7937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54917">
                <text:p>0.554917</text:p>
              </table:table-cell>
              <table:table-cell office:value-type="float" office:value="0.782549">
                <text:p>0.782549</text:p>
              </table:table-cell>
              <table:table-cell office:value-type="float" office:value="0.783289">
                <text:p>0.783289</text:p>
              </table:table-cell>
              <table:table-cell office:value-type="float" office:value="0.783643">
                <text:p>0.783643</text:p>
              </table:table-cell>
              <table:table-cell office:value-type="float" office:value="0.784121">
                <text:p>0.784121</text:p>
              </table:table-cell>
              <table:table-cell office:value-type="float" office:value="0.795608">
                <text:p>0.795608</text:p>
              </table:table-cell>
              <table:table-cell office:value-type="float" office:value="0.813907">
                <text:p>0.813907</text:p>
              </table:table-cell>
              <table:table-cell office:value-type="float" office:value="0.822548">
                <text:p>0.822548</text:p>
              </table:table-cell>
              <table:table-cell office:value-type="float" office:value="0.835456">
                <text:p>0.835456</text:p>
              </table:table-cell>
              <table:table-cell office:value-type="float" office:value="0.860007">
                <text:p>0.860007</text:p>
              </table:table-cell>
              <table:table-cell office:value-type="float" office:value="0.915563">
                <text:p>0.915563</text:p>
              </table:table-cell>
              <table:table-cell office:value-type="float" office:value="0.781604">
                <text:p>0.7816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9837">
                <text:p>0.639837</text:p>
              </table:table-cell>
              <table:table-cell office:value-type="float" office:value="0.783094">
                <text:p>0.783094</text:p>
              </table:table-cell>
              <table:table-cell office:value-type="float" office:value="0.783424">
                <text:p>0.783424</text:p>
              </table:table-cell>
              <table:table-cell office:value-type="float" office:value="0.783661">
                <text:p>0.783661</text:p>
              </table:table-cell>
              <table:table-cell office:value-type="float" office:value="0.784294">
                <text:p>0.784294</text:p>
              </table:table-cell>
              <table:table-cell office:value-type="float" office:value="0.799467">
                <text:p>0.799467</text:p>
              </table:table-cell>
              <table:table-cell office:value-type="float" office:value="0.816684">
                <text:p>0.816684</text:p>
              </table:table-cell>
              <table:table-cell office:value-type="float" office:value="0.823209">
                <text:p>0.823209</text:p>
              </table:table-cell>
              <table:table-cell office:value-type="float" office:value="0.837215">
                <text:p>0.837215</text:p>
              </table:table-cell>
              <table:table-cell office:value-type="float" office:value="0.869066">
                <text:p>0.869066</text:p>
              </table:table-cell>
              <table:table-cell office:value-type="float" office:value="0.915563">
                <text:p>0.915563</text:p>
              </table:table-cell>
              <table:table-cell office:value-type="float" office:value="0.791995">
                <text:p>0.7919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3338">
                <text:p>0.73338</text:p>
              </table:table-cell>
              <table:table-cell office:value-type="float" office:value="0.783289">
                <text:p>0.783289</text:p>
              </table:table-cell>
              <table:table-cell office:value-type="float" office:value="0.783602">
                <text:p>0.783602</text:p>
              </table:table-cell>
              <table:table-cell office:value-type="float" office:value="0.783816">
                <text:p>0.783816</text:p>
              </table:table-cell>
              <table:table-cell office:value-type="float" office:value="0.795285">
                <text:p>0.795285</text:p>
              </table:table-cell>
              <table:table-cell office:value-type="float" office:value="0.812229">
                <text:p>0.812229</text:p>
              </table:table-cell>
              <table:table-cell office:value-type="float" office:value="0.821351">
                <text:p>0.821351</text:p>
              </table:table-cell>
              <table:table-cell office:value-type="float" office:value="0.828962">
                <text:p>0.828962</text:p>
              </table:table-cell>
              <table:table-cell office:value-type="float" office:value="0.838894">
                <text:p>0.838894</text:p>
              </table:table-cell>
              <table:table-cell office:value-type="float" office:value="0.867568">
                <text:p>0.867568</text:p>
              </table:table-cell>
              <table:table-cell office:value-type="float" office:value="0.915563">
                <text:p>0.915563</text:p>
              </table:table-cell>
              <table:table-cell office:value-type="float" office:value="0.804838">
                <text:p>0.8048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35999">
                <text:p>0.735999</text:p>
              </table:table-cell>
              <table:table-cell office:value-type="float" office:value="0.783416">
                <text:p>0.783416</text:p>
              </table:table-cell>
              <table:table-cell office:value-type="float" office:value="0.783714">
                <text:p>0.783714</text:p>
              </table:table-cell>
              <table:table-cell office:value-type="float" office:value="0.787826">
                <text:p>0.787826</text:p>
              </table:table-cell>
              <table:table-cell office:value-type="float" office:value="0.80756">
                <text:p>0.80756</text:p>
              </table:table-cell>
              <table:table-cell office:value-type="float" office:value="0.819945">
                <text:p>0.819945</text:p>
              </table:table-cell>
              <table:table-cell office:value-type="float" office:value="0.823392">
                <text:p>0.823392</text:p>
              </table:table-cell>
              <table:table-cell office:value-type="float" office:value="0.831686">
                <text:p>0.831686</text:p>
              </table:table-cell>
              <table:table-cell office:value-type="float" office:value="0.839025">
                <text:p>0.839025</text:p>
              </table:table-cell>
              <table:table-cell office:value-type="float" office:value="0.865448">
                <text:p>0.865448</text:p>
              </table:table-cell>
              <table:table-cell office:value-type="float" office:value="0.915563">
                <text:p>0.915563</text:p>
              </table:table-cell>
              <table:table-cell office:value-type="float" office:value="0.807801">
                <text:p>0.8078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17448">
                <text:p>0.717448</text:p>
              </table:table-cell>
              <table:table-cell office:value-type="float" office:value="0.783402">
                <text:p>0.783402</text:p>
              </table:table-cell>
              <table:table-cell office:value-type="float" office:value="0.783652">
                <text:p>0.783652</text:p>
              </table:table-cell>
              <table:table-cell office:value-type="float" office:value="0.784011">
                <text:p>0.784011</text:p>
              </table:table-cell>
              <table:table-cell office:value-type="float" office:value="0.79352">
                <text:p>0.79352</text:p>
              </table:table-cell>
              <table:table-cell office:value-type="float" office:value="0.816687">
                <text:p>0.816687</text:p>
              </table:table-cell>
              <table:table-cell office:value-type="float" office:value="0.821817">
                <text:p>0.821817</text:p>
              </table:table-cell>
              <table:table-cell office:value-type="float" office:value="0.828764">
                <text:p>0.828764</text:p>
              </table:table-cell>
              <table:table-cell office:value-type="float" office:value="0.836691">
                <text:p>0.836691</text:p>
              </table:table-cell>
              <table:table-cell office:value-type="float" office:value="0.865939">
                <text:p>0.865939</text:p>
              </table:table-cell>
              <table:table-cell office:value-type="float" office:value="0.915563">
                <text:p>0.915563</text:p>
              </table:table-cell>
              <table:table-cell office:value-type="float" office:value="0.803193">
                <text:p>0.8031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67146">
                <text:p>0.767146</text:p>
              </table:table-cell>
              <table:table-cell office:value-type="float" office:value="0.783374">
                <text:p>0.783374</text:p>
              </table:table-cell>
              <table:table-cell office:value-type="float" office:value="0.783606">
                <text:p>0.783606</text:p>
              </table:table-cell>
              <table:table-cell office:value-type="float" office:value="0.783899">
                <text:p>0.783899</text:p>
              </table:table-cell>
              <table:table-cell office:value-type="float" office:value="0.790109">
                <text:p>0.790109</text:p>
              </table:table-cell>
              <table:table-cell office:value-type="float" office:value="0.815287">
                <text:p>0.815287</text:p>
              </table:table-cell>
              <table:table-cell office:value-type="float" office:value="0.822305">
                <text:p>0.822305</text:p>
              </table:table-cell>
              <table:table-cell office:value-type="float" office:value="0.829071">
                <text:p>0.829071</text:p>
              </table:table-cell>
              <table:table-cell office:value-type="float" office:value="0.837251">
                <text:p>0.837251</text:p>
              </table:table-cell>
              <table:table-cell office:value-type="float" office:value="0.868885">
                <text:p>0.868885</text:p>
              </table:table-cell>
              <table:table-cell office:value-type="float" office:value="0.91577">
                <text:p>0.91577</text:p>
              </table:table-cell>
              <table:table-cell office:value-type="float" office:value="0.808093">
                <text:p>0.8080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71353">
                <text:p>0.771353</text:p>
              </table:table-cell>
              <table:table-cell office:value-type="float" office:value="0.783443">
                <text:p>0.783443</text:p>
              </table:table-cell>
              <table:table-cell office:value-type="float" office:value="0.783702">
                <text:p>0.783702</text:p>
              </table:table-cell>
              <table:table-cell office:value-type="float" office:value="0.784767">
                <text:p>0.784767</text:p>
              </table:table-cell>
              <table:table-cell office:value-type="float" office:value="0.806806">
                <text:p>0.806806</text:p>
              </table:table-cell>
              <table:table-cell office:value-type="float" office:value="0.821057">
                <text:p>0.821057</text:p>
              </table:table-cell>
              <table:table-cell office:value-type="float" office:value="0.824523">
                <text:p>0.824523</text:p>
              </table:table-cell>
              <table:table-cell office:value-type="float" office:value="0.832916">
                <text:p>0.832916</text:p>
              </table:table-cell>
              <table:table-cell office:value-type="float" office:value="0.837948">
                <text:p>0.837948</text:p>
              </table:table-cell>
              <table:table-cell office:value-type="float" office:value="0.872229">
                <text:p>0.872229</text:p>
              </table:table-cell>
              <table:table-cell office:value-type="float" office:value="0.91577">
                <text:p>0.91577</text:p>
              </table:table-cell>
              <table:table-cell office:value-type="float" office:value="0.811874">
                <text:p>0.81187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24563">
                <text:p>0.724563</text:p>
              </table:table-cell>
              <table:table-cell office:value-type="float" office:value="0.783587">
                <text:p>0.783587</text:p>
              </table:table-cell>
              <table:table-cell office:value-type="float" office:value="0.783987">
                <text:p>0.783987</text:p>
              </table:table-cell>
              <table:table-cell office:value-type="float" office:value="0.788492">
                <text:p>0.788492</text:p>
              </table:table-cell>
              <table:table-cell office:value-type="float" office:value="0.810322">
                <text:p>0.810322</text:p>
              </table:table-cell>
              <table:table-cell office:value-type="float" office:value="0.820744">
                <text:p>0.820744</text:p>
              </table:table-cell>
              <table:table-cell office:value-type="float" office:value="0.823699">
                <text:p>0.823699</text:p>
              </table:table-cell>
              <table:table-cell office:value-type="float" office:value="0.833537">
                <text:p>0.833537</text:p>
              </table:table-cell>
              <table:table-cell office:value-type="float" office:value="0.83817">
                <text:p>0.83817</text:p>
              </table:table-cell>
              <table:table-cell office:value-type="float" office:value="0.866957">
                <text:p>0.866957</text:p>
              </table:table-cell>
              <table:table-cell office:value-type="float" office:value="0.91577">
                <text:p>0.91577</text:p>
              </table:table-cell>
              <table:table-cell office:value-type="float" office:value="0.807406">
                <text:p>0.8074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81068">
                <text:p>0.781068</text:p>
              </table:table-cell>
              <table:table-cell office:value-type="float" office:value="0.783543">
                <text:p>0.783543</text:p>
              </table:table-cell>
              <table:table-cell office:value-type="float" office:value="0.783917">
                <text:p>0.783917</text:p>
              </table:table-cell>
              <table:table-cell office:value-type="float" office:value="0.785783">
                <text:p>0.785783</text:p>
              </table:table-cell>
              <table:table-cell office:value-type="float" office:value="0.804664">
                <text:p>0.804664</text:p>
              </table:table-cell>
              <table:table-cell office:value-type="float" office:value="0.821668">
                <text:p>0.821668</text:p>
              </table:table-cell>
              <table:table-cell office:value-type="float" office:value="0.826895">
                <text:p>0.826895</text:p>
              </table:table-cell>
              <table:table-cell office:value-type="float" office:value="0.834946">
                <text:p>0.834946</text:p>
              </table:table-cell>
              <table:table-cell office:value-type="float" office:value="0.838317">
                <text:p>0.838317</text:p>
              </table:table-cell>
              <table:table-cell office:value-type="float" office:value="0.875349">
                <text:p>0.875349</text:p>
              </table:table-cell>
              <table:table-cell office:value-type="float" office:value="0.91577">
                <text:p>0.91577</text:p>
              </table:table-cell>
              <table:table-cell office:value-type="float" office:value="0.813615">
                <text:p>0.8136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89671">
                <text:p>0.689671</text:p>
              </table:table-cell>
              <table:table-cell office:value-type="float" office:value="0.783577">
                <text:p>0.783577</text:p>
              </table:table-cell>
              <table:table-cell office:value-type="float" office:value="0.783963">
                <text:p>0.783963</text:p>
              </table:table-cell>
              <table:table-cell office:value-type="float" office:value="0.790025">
                <text:p>0.790025</text:p>
              </table:table-cell>
              <table:table-cell office:value-type="float" office:value="0.816813">
                <text:p>0.816813</text:p>
              </table:table-cell>
              <table:table-cell office:value-type="float" office:value="0.823">
                <text:p>0.823</text:p>
              </table:table-cell>
              <table:table-cell office:value-type="float" office:value="0.826749">
                <text:p>0.826749</text:p>
              </table:table-cell>
              <table:table-cell office:value-type="float" office:value="0.835664">
                <text:p>0.835664</text:p>
              </table:table-cell>
              <table:table-cell office:value-type="float" office:value="0.838736">
                <text:p>0.838736</text:p>
              </table:table-cell>
              <table:table-cell office:value-type="float" office:value="0.889254">
                <text:p>0.889254</text:p>
              </table:table-cell>
              <table:table-cell office:value-type="float" office:value="0.915885">
                <text:p>0.915885</text:p>
              </table:table-cell>
              <table:table-cell office:value-type="float" office:value="0.807745">
                <text:p>0.80774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45239">
                <text:p>0.745239</text:p>
              </table:table-cell>
              <table:table-cell office:value-type="float" office:value="0.783649">
                <text:p>0.783649</text:p>
              </table:table-cell>
              <table:table-cell office:value-type="float" office:value="0.784089">
                <text:p>0.784089</text:p>
              </table:table-cell>
              <table:table-cell office:value-type="float" office:value="0.797115">
                <text:p>0.797115</text:p>
              </table:table-cell>
              <table:table-cell office:value-type="float" office:value="0.819495">
                <text:p>0.819495</text:p>
              </table:table-cell>
              <table:table-cell office:value-type="float" office:value="0.823134">
                <text:p>0.823134</text:p>
              </table:table-cell>
              <table:table-cell office:value-type="float" office:value="0.826021">
                <text:p>0.826021</text:p>
              </table:table-cell>
              <table:table-cell office:value-type="float" office:value="0.835472">
                <text:p>0.835472</text:p>
              </table:table-cell>
              <table:table-cell office:value-type="float" office:value="0.838713">
                <text:p>0.838713</text:p>
              </table:table-cell>
              <table:table-cell office:value-type="float" office:value="0.882961">
                <text:p>0.882961</text:p>
              </table:table-cell>
              <table:table-cell office:value-type="float" office:value="0.915885">
                <text:p>0.915885</text:p>
              </table:table-cell>
              <table:table-cell office:value-type="float" office:value="0.813589">
                <text:p>0.8135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93226">
                <text:p>0.693226</text:p>
              </table:table-cell>
              <table:table-cell office:value-type="float" office:value="0.78369">
                <text:p>0.78369</text:p>
              </table:table-cell>
              <table:table-cell office:value-type="float" office:value="0.784298">
                <text:p>0.784298</text:p>
              </table:table-cell>
              <table:table-cell office:value-type="float" office:value="0.810137">
                <text:p>0.810137</text:p>
              </table:table-cell>
              <table:table-cell office:value-type="float" office:value="0.822192">
                <text:p>0.822192</text:p>
              </table:table-cell>
              <table:table-cell office:value-type="float" office:value="0.823884">
                <text:p>0.823884</text:p>
              </table:table-cell>
              <table:table-cell office:value-type="float" office:value="0.830061">
                <text:p>0.830061</text:p>
              </table:table-cell>
              <table:table-cell office:value-type="float" office:value="0.837202">
                <text:p>0.837202</text:p>
              </table:table-cell>
              <table:table-cell office:value-type="float" office:value="0.840355">
                <text:p>0.840355</text:p>
              </table:table-cell>
              <table:table-cell office:value-type="float" office:value="0.891625">
                <text:p>0.891625</text:p>
              </table:table-cell>
              <table:table-cell office:value-type="float" office:value="0.915885">
                <text:p>0.915885</text:p>
              </table:table-cell>
              <table:table-cell office:value-type="float" office:value="0.811667">
                <text:p>0.81166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17272">
                <text:p>0.717272</text:p>
              </table:table-cell>
              <table:table-cell office:value-type="float" office:value="0.783763">
                <text:p>0.783763</text:p>
              </table:table-cell>
              <table:table-cell office:value-type="float" office:value="0.794672">
                <text:p>0.794672</text:p>
              </table:table-cell>
              <table:table-cell office:value-type="float" office:value="0.820087">
                <text:p>0.820087</text:p>
              </table:table-cell>
              <table:table-cell office:value-type="float" office:value="0.823098">
                <text:p>0.823098</text:p>
              </table:table-cell>
              <table:table-cell office:value-type="float" office:value="0.824878">
                <text:p>0.824878</text:p>
              </table:table-cell>
              <table:table-cell office:value-type="float" office:value="0.832801">
                <text:p>0.832801</text:p>
              </table:table-cell>
              <table:table-cell office:value-type="float" office:value="0.83791">
                <text:p>0.83791</text:p>
              </table:table-cell>
              <table:table-cell office:value-type="float" office:value="0.840798">
                <text:p>0.840798</text:p>
              </table:table-cell>
              <table:table-cell office:value-type="float" office:value="0.883589">
                <text:p>0.883589</text:p>
              </table:table-cell>
              <table:table-cell office:value-type="float" office:value="0.915885">
                <text:p>0.915885</text:p>
              </table:table-cell>
              <table:table-cell office:value-type="float" office:value="0.815887">
                <text:p>0.8158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75464">
                <text:p>0.775464</text:p>
              </table:table-cell>
              <table:table-cell office:value-type="float" office:value="0.783651">
                <text:p>0.783651</text:p>
              </table:table-cell>
              <table:table-cell office:value-type="float" office:value="0.784094">
                <text:p>0.784094</text:p>
              </table:table-cell>
              <table:table-cell office:value-type="float" office:value="0.80756">
                <text:p>0.80756</text:p>
              </table:table-cell>
              <table:table-cell office:value-type="float" office:value="0.822474">
                <text:p>0.822474</text:p>
              </table:table-cell>
              <table:table-cell office:value-type="float" office:value="0.824069">
                <text:p>0.824069</text:p>
              </table:table-cell>
              <table:table-cell office:value-type="float" office:value="0.830162">
                <text:p>0.830162</text:p>
              </table:table-cell>
              <table:table-cell office:value-type="float" office:value="0.837874">
                <text:p>0.837874</text:p>
              </table:table-cell>
              <table:table-cell office:value-type="float" office:value="0.840777">
                <text:p>0.840777</text:p>
              </table:table-cell>
              <table:table-cell office:value-type="float" office:value="0.885694">
                <text:p>0.885694</text:p>
              </table:table-cell>
              <table:table-cell office:value-type="float" office:value="0.915885">
                <text:p>0.915885</text:p>
              </table:table-cell>
              <table:table-cell office:value-type="float" office:value="0.819182">
                <text:p>0.81918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78426">
                <text:p>0.778426</text:p>
              </table:table-cell>
              <table:table-cell office:value-type="float" office:value="0.78376">
                <text:p>0.78376</text:p>
              </table:table-cell>
              <table:table-cell office:value-type="float" office:value="0.793507">
                <text:p>0.793507</text:p>
              </table:table-cell>
              <table:table-cell office:value-type="float" office:value="0.822103">
                <text:p>0.822103</text:p>
              </table:table-cell>
              <table:table-cell office:value-type="float" office:value="0.823598">
                <text:p>0.823598</text:p>
              </table:table-cell>
              <table:table-cell office:value-type="float" office:value="0.825889">
                <text:p>0.825889</text:p>
              </table:table-cell>
              <table:table-cell office:value-type="float" office:value="0.836075">
                <text:p>0.836075</text:p>
              </table:table-cell>
              <table:table-cell office:value-type="float" office:value="0.839245">
                <text:p>0.839245</text:p>
              </table:table-cell>
              <table:table-cell office:value-type="float" office:value="0.842105">
                <text:p>0.842105</text:p>
              </table:table-cell>
              <table:table-cell office:value-type="float" office:value="0.883089">
                <text:p>0.883089</text:p>
              </table:table-cell>
              <table:table-cell office:value-type="float" office:value="0.915908">
                <text:p>0.915908</text:p>
              </table:table-cell>
              <table:table-cell office:value-type="float" office:value="0.82278">
                <text:p>0.8227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47286">
                <text:p>0.747286</text:p>
              </table:table-cell>
              <table:table-cell office:value-type="float" office:value="0.783775">
                <text:p>0.783775</text:p>
              </table:table-cell>
              <table:table-cell office:value-type="float" office:value="0.793545">
                <text:p>0.793545</text:p>
              </table:table-cell>
              <table:table-cell office:value-type="float" office:value="0.821145">
                <text:p>0.821145</text:p>
              </table:table-cell>
              <table:table-cell office:value-type="float" office:value="0.823891">
                <text:p>0.823891</text:p>
              </table:table-cell>
              <table:table-cell office:value-type="float" office:value="0.831526">
                <text:p>0.831526</text:p>
              </table:table-cell>
              <table:table-cell office:value-type="float" office:value="0.838234">
                <text:p>0.838234</text:p>
              </table:table-cell>
              <table:table-cell office:value-type="float" office:value="0.839452">
                <text:p>0.839452</text:p>
              </table:table-cell>
              <table:table-cell office:value-type="float" office:value="0.846886">
                <text:p>0.846886</text:p>
              </table:table-cell>
              <table:table-cell office:value-type="float" office:value="0.892705">
                <text:p>0.892705</text:p>
              </table:table-cell>
              <table:table-cell office:value-type="float" office:value="0.915908">
                <text:p>0.915908</text:p>
              </table:table-cell>
              <table:table-cell office:value-type="float" office:value="0.821844">
                <text:p>0.8218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77143">
                <text:p>0.777143</text:p>
              </table:table-cell>
              <table:table-cell office:value-type="float" office:value="0.783728">
                <text:p>0.783728</text:p>
              </table:table-cell>
              <table:table-cell office:value-type="float" office:value="0.788115">
                <text:p>0.788115</text:p>
              </table:table-cell>
              <table:table-cell office:value-type="float" office:value="0.811439">
                <text:p>0.811439</text:p>
              </table:table-cell>
              <table:table-cell office:value-type="float" office:value="0.82351">
                <text:p>0.82351</text:p>
              </table:table-cell>
              <table:table-cell office:value-type="float" office:value="0.831594">
                <text:p>0.831594</text:p>
              </table:table-cell>
              <table:table-cell office:value-type="float" office:value="0.837392">
                <text:p>0.837392</text:p>
              </table:table-cell>
              <table:table-cell office:value-type="float" office:value="0.839138">
                <text:p>0.839138</text:p>
              </table:table-cell>
              <table:table-cell office:value-type="float" office:value="0.842605">
                <text:p>0.842605</text:p>
              </table:table-cell>
              <table:table-cell office:value-type="float" office:value="0.883272">
                <text:p>0.883272</text:p>
              </table:table-cell>
              <table:table-cell office:value-type="float" office:value="0.915908">
                <text:p>0.915908</text:p>
              </table:table-cell>
              <table:table-cell office:value-type="float" office:value="0.821794">
                <text:p>0.8217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71538">
                <text:p>0.771538</text:p>
              </table:table-cell>
              <table:table-cell office:value-type="float" office:value="0.783666">
                <text:p>0.783666</text:p>
              </table:table-cell>
              <table:table-cell office:value-type="float" office:value="0.788341">
                <text:p>0.788341</text:p>
              </table:table-cell>
              <table:table-cell office:value-type="float" office:value="0.810703">
                <text:p>0.810703</text:p>
              </table:table-cell>
              <table:table-cell office:value-type="float" office:value="0.822618">
                <text:p>0.822618</text:p>
              </table:table-cell>
              <table:table-cell office:value-type="float" office:value="0.825578">
                <text:p>0.825578</text:p>
              </table:table-cell>
              <table:table-cell office:value-type="float" office:value="0.834001">
                <text:p>0.834001</text:p>
              </table:table-cell>
              <table:table-cell office:value-type="float" office:value="0.837818">
                <text:p>0.837818</text:p>
              </table:table-cell>
              <table:table-cell office:value-type="float" office:value="0.840384">
                <text:p>0.840384</text:p>
              </table:table-cell>
              <table:table-cell office:value-type="float" office:value="0.882379">
                <text:p>0.882379</text:p>
              </table:table-cell>
              <table:table-cell office:value-type="float" office:value="0.91646">
                <text:p>0.91646</text:p>
              </table:table-cell>
              <table:table-cell office:value-type="float" office:value="0.819703">
                <text:p>0.81970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97599">
                <text:p>0.697599</text:p>
              </table:table-cell>
              <table:table-cell office:value-type="float" office:value="0.783617">
                <text:p>0.783617</text:p>
              </table:table-cell>
              <table:table-cell office:value-type="float" office:value="0.783946">
                <text:p>0.783946</text:p>
              </table:table-cell>
              <table:table-cell office:value-type="float" office:value="0.798232">
                <text:p>0.798232</text:p>
              </table:table-cell>
              <table:table-cell office:value-type="float" office:value="0.815746">
                <text:p>0.815746</text:p>
              </table:table-cell>
              <table:table-cell office:value-type="float" office:value="0.823603">
                <text:p>0.823603</text:p>
              </table:table-cell>
              <table:table-cell office:value-type="float" office:value="0.832287">
                <text:p>0.832287</text:p>
              </table:table-cell>
              <table:table-cell office:value-type="float" office:value="0.838199">
                <text:p>0.838199</text:p>
              </table:table-cell>
              <table:table-cell office:value-type="float" office:value="0.844177">
                <text:p>0.844177</text:p>
              </table:table-cell>
              <table:table-cell office:value-type="float" office:value="0.883146">
                <text:p>0.883146</text:p>
              </table:table-cell>
              <table:table-cell office:value-type="float" office:value="0.91646">
                <text:p>0.91646</text:p>
              </table:table-cell>
              <table:table-cell office:value-type="float" office:value="0.810055">
                <text:p>0.8100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68061">
                <text:p>0.768061</text:p>
              </table:table-cell>
              <table:table-cell office:value-type="float" office:value="0.783747">
                <text:p>0.783747</text:p>
              </table:table-cell>
              <table:table-cell office:value-type="float" office:value="0.789721">
                <text:p>0.789721</text:p>
              </table:table-cell>
              <table:table-cell office:value-type="float" office:value="0.807808">
                <text:p>0.807808</text:p>
              </table:table-cell>
              <table:table-cell office:value-type="float" office:value="0.822797">
                <text:p>0.822797</text:p>
              </table:table-cell>
              <table:table-cell office:value-type="float" office:value="0.829046">
                <text:p>0.829046</text:p>
              </table:table-cell>
              <table:table-cell office:value-type="float" office:value="0.836864">
                <text:p>0.836864</text:p>
              </table:table-cell>
              <table:table-cell office:value-type="float" office:value="0.838922">
                <text:p>0.838922</text:p>
              </table:table-cell>
              <table:table-cell office:value-type="float" office:value="0.849567">
                <text:p>0.849567</text:p>
              </table:table-cell>
              <table:table-cell office:value-type="float" office:value="0.885946">
                <text:p>0.885946</text:p>
              </table:table-cell>
              <table:table-cell office:value-type="float" office:value="0.91646">
                <text:p>0.91646</text:p>
              </table:table-cell>
              <table:table-cell office:value-type="float" office:value="0.821248">
                <text:p>0.8212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83999">
                <text:p>0.683999</text:p>
              </table:table-cell>
              <table:table-cell office:value-type="float" office:value="0.783686">
                <text:p>0.783686</text:p>
              </table:table-cell>
              <table:table-cell office:value-type="float" office:value="0.784786">
                <text:p>0.784786</text:p>
              </table:table-cell>
              <table:table-cell office:value-type="float" office:value="0.798946">
                <text:p>0.798946</text:p>
              </table:table-cell>
              <table:table-cell office:value-type="float" office:value="0.815231">
                <text:p>0.815231</text:p>
              </table:table-cell>
              <table:table-cell office:value-type="float" office:value="0.825383">
                <text:p>0.825383</text:p>
              </table:table-cell>
              <table:table-cell office:value-type="float" office:value="0.836736">
                <text:p>0.836736</text:p>
              </table:table-cell>
              <table:table-cell office:value-type="float" office:value="0.838821">
                <text:p>0.838821</text:p>
              </table:table-cell>
              <table:table-cell office:value-type="float" office:value="0.847336">
                <text:p>0.847336</text:p>
              </table:table-cell>
              <table:table-cell office:value-type="float" office:value="0.888402">
                <text:p>0.888402</text:p>
              </table:table-cell>
              <table:table-cell office:value-type="float" office:value="0.91646">
                <text:p>0.91646</text:p>
              </table:table-cell>
              <table:table-cell office:value-type="float" office:value="0.810333">
                <text:p>0.810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42845">
                <text:p>0.742845</text:p>
              </table:table-cell>
              <table:table-cell office:value-type="float" office:value="0.783745">
                <text:p>0.783745</text:p>
              </table:table-cell>
              <table:table-cell office:value-type="float" office:value="0.785562">
                <text:p>0.785562</text:p>
              </table:table-cell>
              <table:table-cell office:value-type="float" office:value="0.809324">
                <text:p>0.809324</text:p>
              </table:table-cell>
              <table:table-cell office:value-type="float" office:value="0.823377">
                <text:p>0.823377</text:p>
              </table:table-cell>
              <table:table-cell office:value-type="float" office:value="0.835141">
                <text:p>0.835141</text:p>
              </table:table-cell>
              <table:table-cell office:value-type="float" office:value="0.838269">
                <text:p>0.838269</text:p>
              </table:table-cell>
              <table:table-cell office:value-type="float" office:value="0.839597">
                <text:p>0.839597</text:p>
              </table:table-cell>
              <table:table-cell office:value-type="float" office:value="0.856007">
                <text:p>0.856007</text:p>
              </table:table-cell>
              <table:table-cell office:value-type="float" office:value="0.901285">
                <text:p>0.901285</text:p>
              </table:table-cell>
              <table:table-cell office:value-type="float" office:value="0.91646">
                <text:p>0.91646</text:p>
              </table:table-cell>
              <table:table-cell office:value-type="float" office:value="0.821515">
                <text:p>0.82151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68528">
                <text:p>0.768528</text:p>
              </table:table-cell>
              <table:table-cell office:value-type="float" office:value="0.783787">
                <text:p>0.783787</text:p>
              </table:table-cell>
              <table:table-cell office:value-type="float" office:value="0.785498">
                <text:p>0.785498</text:p>
              </table:table-cell>
              <table:table-cell office:value-type="float" office:value="0.807709">
                <text:p>0.807709</text:p>
              </table:table-cell>
              <table:table-cell office:value-type="float" office:value="0.824016">
                <text:p>0.824016</text:p>
              </table:table-cell>
              <table:table-cell office:value-type="float" office:value="0.835369">
                <text:p>0.835369</text:p>
              </table:table-cell>
              <table:table-cell office:value-type="float" office:value="0.838061">
                <text:p>0.838061</text:p>
              </table:table-cell>
              <table:table-cell office:value-type="float" office:value="0.839584">
                <text:p>0.839584</text:p>
              </table:table-cell>
              <table:table-cell office:value-type="float" office:value="0.850416">
                <text:p>0.850416</text:p>
              </table:table-cell>
              <table:table-cell office:value-type="float" office:value="0.899601">
                <text:p>0.899601</text:p>
              </table:table-cell>
              <table:table-cell office:value-type="float" office:value="0.91646">
                <text:p>0.91646</text:p>
              </table:table-cell>
              <table:table-cell office:value-type="float" office:value="0.823257">
                <text:p>0.82325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07999">
                <text:p>0.707999</text:p>
              </table:table-cell>
              <table:table-cell office:value-type="float" office:value="0.783826">
                <text:p>0.783826</text:p>
              </table:table-cell>
              <table:table-cell office:value-type="float" office:value="0.78716">
                <text:p>0.78716</text:p>
              </table:table-cell>
              <table:table-cell office:value-type="float" office:value="0.808733">
                <text:p>0.808733</text:p>
              </table:table-cell>
              <table:table-cell office:value-type="float" office:value="0.823155">
                <text:p>0.823155</text:p>
              </table:table-cell>
              <table:table-cell office:value-type="float" office:value="0.834237">
                <text:p>0.834237</text:p>
              </table:table-cell>
              <table:table-cell office:value-type="float" office:value="0.837247">
                <text:p>0.837247</text:p>
              </table:table-cell>
              <table:table-cell office:value-type="float" office:value="0.839146">
                <text:p>0.839146</text:p>
              </table:table-cell>
              <table:table-cell office:value-type="float" office:value="0.854818">
                <text:p>0.854818</text:p>
              </table:table-cell>
              <table:table-cell office:value-type="float" office:value="0.905344">
                <text:p>0.905344</text:p>
              </table:table-cell>
              <table:table-cell office:value-type="float" office:value="0.91646">
                <text:p>0.91646</text:p>
              </table:table-cell>
              <table:table-cell office:value-type="float" office:value="0.818167">
                <text:p>0.8181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408">
                <text:p>0.7408</text:p>
              </table:table-cell>
              <table:table-cell office:value-type="float" office:value="0.784594">
                <text:p>0.784594</text:p>
              </table:table-cell>
              <table:table-cell office:value-type="float" office:value="0.806609">
                <text:p>0.806609</text:p>
              </table:table-cell>
              <table:table-cell office:value-type="float" office:value="0.821475">
                <text:p>0.821475</text:p>
              </table:table-cell>
              <table:table-cell office:value-type="float" office:value="0.832466">
                <text:p>0.832466</text:p>
              </table:table-cell>
              <table:table-cell office:value-type="float" office:value="0.836995">
                <text:p>0.836995</text:p>
              </table:table-cell>
              <table:table-cell office:value-type="float" office:value="0.838775">
                <text:p>0.838775</text:p>
              </table:table-cell>
              <table:table-cell office:value-type="float" office:value="0.844384">
                <text:p>0.844384</text:p>
              </table:table-cell>
              <table:table-cell office:value-type="float" office:value="0.871737">
                <text:p>0.871737</text:p>
              </table:table-cell>
              <table:table-cell office:value-type="float" office:value="0.90674">
                <text:p>0.90674</text:p>
              </table:table-cell>
              <table:table-cell office:value-type="float" office:value="0.91646">
                <text:p>0.91646</text:p>
              </table:table-cell>
              <table:table-cell office:value-type="float" office:value="0.828457">
                <text:p>0.8284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751093">
                <text:p>0.751093</text:p>
              </table:table-cell>
              <table:table-cell office:value-type="float" office:value="0.784631">
                <text:p>0.784631</text:p>
              </table:table-cell>
              <table:table-cell office:value-type="float" office:value="0.801908">
                <text:p>0.801908</text:p>
              </table:table-cell>
              <table:table-cell office:value-type="float" office:value="0.821609">
                <text:p>0.821609</text:p>
              </table:table-cell>
              <table:table-cell office:value-type="float" office:value="0.830567">
                <text:p>0.830567</text:p>
              </table:table-cell>
              <table:table-cell office:value-type="float" office:value="0.836877">
                <text:p>0.836877</text:p>
              </table:table-cell>
              <table:table-cell office:value-type="float" office:value="0.838407">
                <text:p>0.838407</text:p>
              </table:table-cell>
              <table:table-cell office:value-type="float" office:value="0.843489">
                <text:p>0.843489</text:p>
              </table:table-cell>
              <table:table-cell office:value-type="float" office:value="0.869124">
                <text:p>0.869124</text:p>
              </table:table-cell>
              <table:table-cell office:value-type="float" office:value="0.906385">
                <text:p>0.906385</text:p>
              </table:table-cell>
              <table:table-cell office:value-type="float" office:value="0.91646">
                <text:p>0.91646</text:p>
              </table:table-cell>
              <table:table-cell office:value-type="float" office:value="0.828409">
                <text:p>0.82840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5227">
                <text:p>0.75227</text:p>
              </table:table-cell>
              <table:table-cell office:value-type="float" office:value="0.786639">
                <text:p>0.786639</text:p>
              </table:table-cell>
              <table:table-cell office:value-type="float" office:value="0.802497">
                <text:p>0.802497</text:p>
              </table:table-cell>
              <table:table-cell office:value-type="float" office:value="0.821887">
                <text:p>0.821887</text:p>
              </table:table-cell>
              <table:table-cell office:value-type="float" office:value="0.833359">
                <text:p>0.833359</text:p>
              </table:table-cell>
              <table:table-cell office:value-type="float" office:value="0.837282">
                <text:p>0.837282</text:p>
              </table:table-cell>
              <table:table-cell office:value-type="float" office:value="0.838577">
                <text:p>0.838577</text:p>
              </table:table-cell>
              <table:table-cell office:value-type="float" office:value="0.839956">
                <text:p>0.839956</text:p>
              </table:table-cell>
              <table:table-cell office:value-type="float" office:value="0.862202">
                <text:p>0.862202</text:p>
              </table:table-cell>
              <table:table-cell office:value-type="float" office:value="0.908917">
                <text:p>0.908917</text:p>
              </table:table-cell>
              <table:table-cell office:value-type="float" office:value="0.91646">
                <text:p>0.91646</text:p>
              </table:table-cell>
              <table:table-cell office:value-type="float" office:value="0.828359">
                <text:p>0.8283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725211">
                <text:p>0.725211</text:p>
              </table:table-cell>
              <table:table-cell office:value-type="float" office:value="0.787283">
                <text:p>0.787283</text:p>
              </table:table-cell>
              <table:table-cell office:value-type="float" office:value="0.800055">
                <text:p>0.800055</text:p>
              </table:table-cell>
              <table:table-cell office:value-type="float" office:value="0.822007">
                <text:p>0.822007</text:p>
              </table:table-cell>
              <table:table-cell office:value-type="float" office:value="0.835063">
                <text:p>0.835063</text:p>
              </table:table-cell>
              <table:table-cell office:value-type="float" office:value="0.837845">
                <text:p>0.837845</text:p>
              </table:table-cell>
              <table:table-cell office:value-type="float" office:value="0.839051">
                <text:p>0.839051</text:p>
              </table:table-cell>
              <table:table-cell office:value-type="float" office:value="0.842591">
                <text:p>0.842591</text:p>
              </table:table-cell>
              <table:table-cell office:value-type="float" office:value="0.872098">
                <text:p>0.872098</text:p>
              </table:table-cell>
              <table:table-cell office:value-type="float" office:value="0.910098">
                <text:p>0.910098</text:p>
              </table:table-cell>
              <table:table-cell office:value-type="float" office:value="0.91646">
                <text:p>0.91646</text:p>
              </table:table-cell>
              <table:table-cell office:value-type="float" office:value="0.82713">
                <text:p>0.827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18489">
                <text:p>0.718489</text:p>
              </table:table-cell>
              <table:table-cell office:value-type="float" office:value="0.787782">
                <text:p>0.787782</text:p>
              </table:table-cell>
              <table:table-cell office:value-type="float" office:value="0.800318">
                <text:p>0.800318</text:p>
              </table:table-cell>
              <table:table-cell office:value-type="float" office:value="0.82024">
                <text:p>0.82024</text:p>
              </table:table-cell>
              <table:table-cell office:value-type="float" office:value="0.836062">
                <text:p>0.836062</text:p>
              </table:table-cell>
              <table:table-cell office:value-type="float" office:value="0.838328">
                <text:p>0.838328</text:p>
              </table:table-cell>
              <table:table-cell office:value-type="float" office:value="0.839254">
                <text:p>0.839254</text:p>
              </table:table-cell>
              <table:table-cell office:value-type="float" office:value="0.844972">
                <text:p>0.844972</text:p>
              </table:table-cell>
              <table:table-cell office:value-type="float" office:value="0.87044">
                <text:p>0.87044</text:p>
              </table:table-cell>
              <table:table-cell office:value-type="float" office:value="0.90813">
                <text:p>0.90813</text:p>
              </table:table-cell>
              <table:table-cell office:value-type="float" office:value="0.91646">
                <text:p>0.91646</text:p>
              </table:table-cell>
              <table:table-cell office:value-type="float" office:value="0.826401">
                <text:p>0.8264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83624">
                <text:p>0.783624</text:p>
              </table:table-cell>
              <table:table-cell office:value-type="float" office:value="0.785821">
                <text:p>0.785821</text:p>
              </table:table-cell>
              <table:table-cell office:value-type="float" office:value="0.799475">
                <text:p>0.799475</text:p>
              </table:table-cell>
              <table:table-cell office:value-type="float" office:value="0.823759">
                <text:p>0.823759</text:p>
              </table:table-cell>
              <table:table-cell office:value-type="float" office:value="0.836054">
                <text:p>0.836054</text:p>
              </table:table-cell>
              <table:table-cell office:value-type="float" office:value="0.838044">
                <text:p>0.838044</text:p>
              </table:table-cell>
              <table:table-cell office:value-type="float" office:value="0.839149">
                <text:p>0.839149</text:p>
              </table:table-cell>
              <table:table-cell office:value-type="float" office:value="0.844732">
                <text:p>0.844732</text:p>
              </table:table-cell>
              <table:table-cell office:value-type="float" office:value="0.870176">
                <text:p>0.870176</text:p>
              </table:table-cell>
              <table:table-cell office:value-type="float" office:value="0.908144">
                <text:p>0.908144</text:p>
              </table:table-cell>
              <table:table-cell office:value-type="float" office:value="0.91646">
                <text:p>0.91646</text:p>
              </table:table-cell>
              <table:table-cell office:value-type="float" office:value="0.832898">
                <text:p>0.83289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83606">
                <text:p>0.783606</text:p>
              </table:table-cell>
              <table:table-cell office:value-type="float" office:value="0.785738">
                <text:p>0.785738</text:p>
              </table:table-cell>
              <table:table-cell office:value-type="float" office:value="0.801266">
                <text:p>0.801266</text:p>
              </table:table-cell>
              <table:table-cell office:value-type="float" office:value="0.827487">
                <text:p>0.827487</text:p>
              </table:table-cell>
              <table:table-cell office:value-type="float" office:value="0.835901">
                <text:p>0.835901</text:p>
              </table:table-cell>
              <table:table-cell office:value-type="float" office:value="0.838048">
                <text:p>0.838048</text:p>
              </table:table-cell>
              <table:table-cell office:value-type="float" office:value="0.8392">
                <text:p>0.8392</text:p>
              </table:table-cell>
              <table:table-cell office:value-type="float" office:value="0.843229">
                <text:p>0.843229</text:p>
              </table:table-cell>
              <table:table-cell office:value-type="float" office:value="0.871359">
                <text:p>0.871359</text:p>
              </table:table-cell>
              <table:table-cell office:value-type="float" office:value="0.910286">
                <text:p>0.910286</text:p>
              </table:table-cell>
              <table:table-cell office:value-type="float" office:value="0.91646">
                <text:p>0.91646</text:p>
              </table:table-cell>
              <table:table-cell office:value-type="float" office:value="0.833612">
                <text:p>0.8336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83531">
                <text:p>0.783531</text:p>
              </table:table-cell>
              <table:table-cell office:value-type="float" office:value="0.785469">
                <text:p>0.785469</text:p>
              </table:table-cell>
              <table:table-cell office:value-type="float" office:value="0.800544">
                <text:p>0.800544</text:p>
              </table:table-cell>
              <table:table-cell office:value-type="float" office:value="0.824902">
                <text:p>0.824902</text:p>
              </table:table-cell>
              <table:table-cell office:value-type="float" office:value="0.834479">
                <text:p>0.834479</text:p>
              </table:table-cell>
              <table:table-cell office:value-type="float" office:value="0.837582">
                <text:p>0.837582</text:p>
              </table:table-cell>
              <table:table-cell office:value-type="float" office:value="0.839044">
                <text:p>0.839044</text:p>
              </table:table-cell>
              <table:table-cell office:value-type="float" office:value="0.841489">
                <text:p>0.841489</text:p>
              </table:table-cell>
              <table:table-cell office:value-type="float" office:value="0.875877">
                <text:p>0.875877</text:p>
              </table:table-cell>
              <table:table-cell office:value-type="float" office:value="0.909974">
                <text:p>0.909974</text:p>
              </table:table-cell>
              <table:table-cell office:value-type="float" office:value="0.91646">
                <text:p>0.91646</text:p>
              </table:table-cell>
              <table:table-cell office:value-type="float" office:value="0.833289">
                <text:p>0.8332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8359">
                <text:p>0.78359</text:p>
              </table:table-cell>
              <table:table-cell office:value-type="float" office:value="0.794075">
                <text:p>0.794075</text:p>
              </table:table-cell>
              <table:table-cell office:value-type="float" office:value="0.813889">
                <text:p>0.813889</text:p>
              </table:table-cell>
              <table:table-cell office:value-type="float" office:value="0.83059">
                <text:p>0.83059</text:p>
              </table:table-cell>
              <table:table-cell office:value-type="float" office:value="0.83657">
                <text:p>0.83657</text:p>
              </table:table-cell>
              <table:table-cell office:value-type="float" office:value="0.838385">
                <text:p>0.838385</text:p>
              </table:table-cell>
              <table:table-cell office:value-type="float" office:value="0.839354">
                <text:p>0.839354</text:p>
              </table:table-cell>
              <table:table-cell office:value-type="float" office:value="0.840436">
                <text:p>0.840436</text:p>
              </table:table-cell>
              <table:table-cell office:value-type="float" office:value="0.869679">
                <text:p>0.869679</text:p>
              </table:table-cell>
              <table:table-cell office:value-type="float" office:value="0.906745">
                <text:p>0.906745</text:p>
              </table:table-cell>
              <table:table-cell office:value-type="float" office:value="0.91646">
                <text:p>0.91646</text:p>
              </table:table-cell>
              <table:table-cell office:value-type="float" office:value="0.835331">
                <text:p>0.83533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83691">
                <text:p>0.783691</text:p>
              </table:table-cell>
              <table:table-cell office:value-type="float" office:value="0.795794">
                <text:p>0.795794</text:p>
              </table:table-cell>
              <table:table-cell office:value-type="float" office:value="0.81392">
                <text:p>0.81392</text:p>
              </table:table-cell>
              <table:table-cell office:value-type="float" office:value="0.828436">
                <text:p>0.828436</text:p>
              </table:table-cell>
              <table:table-cell office:value-type="float" office:value="0.835645">
                <text:p>0.835645</text:p>
              </table:table-cell>
              <table:table-cell office:value-type="float" office:value="0.838505">
                <text:p>0.838505</text:p>
              </table:table-cell>
              <table:table-cell office:value-type="float" office:value="0.839478">
                <text:p>0.839478</text:p>
              </table:table-cell>
              <table:table-cell office:value-type="float" office:value="0.840155">
                <text:p>0.840155</text:p>
              </table:table-cell>
              <table:table-cell office:value-type="float" office:value="0.871393">
                <text:p>0.871393</text:p>
              </table:table-cell>
              <table:table-cell office:value-type="float" office:value="0.908614">
                <text:p>0.908614</text:p>
              </table:table-cell>
              <table:table-cell office:value-type="float" office:value="0.91646">
                <text:p>0.91646</text:p>
              </table:table-cell>
              <table:table-cell office:value-type="float" office:value="0.835563">
                <text:p>0.8355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53406">
                <text:p>0.753406</text:p>
              </table:table-cell>
              <table:table-cell office:value-type="float" office:value="0.798751">
                <text:p>0.798751</text:p>
              </table:table-cell>
              <table:table-cell office:value-type="float" office:value="0.818422">
                <text:p>0.818422</text:p>
              </table:table-cell>
              <table:table-cell office:value-type="float" office:value="0.830849">
                <text:p>0.830849</text:p>
              </table:table-cell>
              <table:table-cell office:value-type="float" office:value="0.836724">
                <text:p>0.836724</text:p>
              </table:table-cell>
              <table:table-cell office:value-type="float" office:value="0.839048">
                <text:p>0.839048</text:p>
              </table:table-cell>
              <table:table-cell office:value-type="float" office:value="0.839611">
                <text:p>0.839611</text:p>
              </table:table-cell>
              <table:table-cell office:value-type="float" office:value="0.841169">
                <text:p>0.841169</text:p>
              </table:table-cell>
              <table:table-cell office:value-type="float" office:value="0.871339">
                <text:p>0.871339</text:p>
              </table:table-cell>
              <table:table-cell office:value-type="float" office:value="0.909579">
                <text:p>0.909579</text:p>
              </table:table-cell>
              <table:table-cell office:value-type="float" office:value="0.91646">
                <text:p>0.91646</text:p>
              </table:table-cell>
              <table:table-cell office:value-type="float" office:value="0.83389">
                <text:p>0.833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84311">
                <text:p>0.784311</text:p>
              </table:table-cell>
              <table:table-cell office:value-type="float" office:value="0.805969">
                <text:p>0.805969</text:p>
              </table:table-cell>
              <table:table-cell office:value-type="float" office:value="0.825285">
                <text:p>0.825285</text:p>
              </table:table-cell>
              <table:table-cell office:value-type="float" office:value="0.834908">
                <text:p>0.834908</text:p>
              </table:table-cell>
              <table:table-cell office:value-type="float" office:value="0.838506">
                <text:p>0.838506</text:p>
              </table:table-cell>
              <table:table-cell office:value-type="float" office:value="0.839241">
                <text:p>0.839241</text:p>
              </table:table-cell>
              <table:table-cell office:value-type="float" office:value="0.839625">
                <text:p>0.839625</text:p>
              </table:table-cell>
              <table:table-cell office:value-type="float" office:value="0.846599">
                <text:p>0.846599</text:p>
              </table:table-cell>
              <table:table-cell office:value-type="float" office:value="0.881072">
                <text:p>0.881072</text:p>
              </table:table-cell>
              <table:table-cell office:value-type="float" office:value="0.910778">
                <text:p>0.910778</text:p>
              </table:table-cell>
              <table:table-cell office:value-type="float" office:value="0.91646">
                <text:p>0.91646</text:p>
              </table:table-cell>
              <table:table-cell office:value-type="float" office:value="0.84063">
                <text:p>0.8406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84828">
                <text:p>0.784828</text:p>
              </table:table-cell>
              <table:table-cell office:value-type="float" office:value="0.812579">
                <text:p>0.812579</text:p>
              </table:table-cell>
              <table:table-cell office:value-type="float" office:value="0.828966">
                <text:p>0.828966</text:p>
              </table:table-cell>
              <table:table-cell office:value-type="float" office:value="0.835674">
                <text:p>0.835674</text:p>
              </table:table-cell>
              <table:table-cell office:value-type="float" office:value="0.838524">
                <text:p>0.838524</text:p>
              </table:table-cell>
              <table:table-cell office:value-type="float" office:value="0.839234">
                <text:p>0.839234</text:p>
              </table:table-cell>
              <table:table-cell office:value-type="float" office:value="0.839678">
                <text:p>0.839678</text:p>
              </table:table-cell>
              <table:table-cell office:value-type="float" office:value="0.849455">
                <text:p>0.849455</text:p>
              </table:table-cell>
              <table:table-cell office:value-type="float" office:value="0.874724">
                <text:p>0.874724</text:p>
              </table:table-cell>
              <table:table-cell office:value-type="float" office:value="0.910617">
                <text:p>0.910617</text:p>
              </table:table-cell>
              <table:table-cell office:value-type="float" office:value="0.91646">
                <text:p>0.91646</text:p>
              </table:table-cell>
              <table:table-cell office:value-type="float" office:value="0.841428">
                <text:p>0.84142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53848">
                <text:p>0.753848</text:p>
              </table:table-cell>
              <table:table-cell office:value-type="float" office:value="0.810659">
                <text:p>0.810659</text:p>
              </table:table-cell>
              <table:table-cell office:value-type="float" office:value="0.82708">
                <text:p>0.82708</text:p>
              </table:table-cell>
              <table:table-cell office:value-type="float" office:value="0.834457">
                <text:p>0.834457</text:p>
              </table:table-cell>
              <table:table-cell office:value-type="float" office:value="0.837366">
                <text:p>0.837366</text:p>
              </table:table-cell>
              <table:table-cell office:value-type="float" office:value="0.839237">
                <text:p>0.839237</text:p>
              </table:table-cell>
              <table:table-cell office:value-type="float" office:value="0.839831">
                <text:p>0.839831</text:p>
              </table:table-cell>
              <table:table-cell office:value-type="float" office:value="0.856851">
                <text:p>0.856851</text:p>
              </table:table-cell>
              <table:table-cell office:value-type="float" office:value="0.883053">
                <text:p>0.883053</text:p>
              </table:table-cell>
              <table:table-cell office:value-type="float" office:value="0.911836">
                <text:p>0.911836</text:p>
              </table:table-cell>
              <table:table-cell office:value-type="float" office:value="0.916851">
                <text:p>0.916851</text:p>
              </table:table-cell>
              <table:table-cell office:value-type="float" office:value="0.839422">
                <text:p>0.8394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802375">
                <text:p>0.802375</text:p>
              </table:table-cell>
              <table:table-cell office:value-type="float" office:value="0.826108">
                <text:p>0.826108</text:p>
              </table:table-cell>
              <table:table-cell office:value-type="float" office:value="0.835145">
                <text:p>0.835145</text:p>
              </table:table-cell>
              <table:table-cell office:value-type="float" office:value="0.837885">
                <text:p>0.837885</text:p>
              </table:table-cell>
              <table:table-cell office:value-type="float" office:value="0.839339">
                <text:p>0.839339</text:p>
              </table:table-cell>
              <table:table-cell office:value-type="float" office:value="0.839814">
                <text:p>0.839814</text:p>
              </table:table-cell>
              <table:table-cell office:value-type="float" office:value="0.847992">
                <text:p>0.847992</text:p>
              </table:table-cell>
              <table:table-cell office:value-type="float" office:value="0.881952">
                <text:p>0.881952</text:p>
              </table:table-cell>
              <table:table-cell office:value-type="float" office:value="0.905676">
                <text:p>0.905676</text:p>
              </table:table-cell>
              <table:table-cell office:value-type="float" office:value="0.91509">
                <text:p>0.91509</text:p>
              </table:table-cell>
              <table:table-cell office:value-type="float" office:value="0.916851">
                <text:p>0.916851</text:p>
              </table:table-cell>
              <table:table-cell office:value-type="float" office:value="0.853137">
                <text:p>0.85313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0129">
                <text:p>0.80129</text:p>
              </table:table-cell>
              <table:table-cell office:value-type="float" office:value="0.827518">
                <text:p>0.827518</text:p>
              </table:table-cell>
              <table:table-cell office:value-type="float" office:value="0.835824">
                <text:p>0.835824</text:p>
              </table:table-cell>
              <table:table-cell office:value-type="float" office:value="0.83879">
                <text:p>0.83879</text:p>
              </table:table-cell>
              <table:table-cell office:value-type="float" office:value="0.839677">
                <text:p>0.839677</text:p>
              </table:table-cell>
              <table:table-cell office:value-type="float" office:value="0.841867">
                <text:p>0.841867</text:p>
              </table:table-cell>
              <table:table-cell office:value-type="float" office:value="0.858361">
                <text:p>0.858361</text:p>
              </table:table-cell>
              <table:table-cell office:value-type="float" office:value="0.891928">
                <text:p>0.891928</text:p>
              </table:table-cell>
              <table:table-cell office:value-type="float" office:value="0.904783">
                <text:p>0.904783</text:p>
              </table:table-cell>
              <table:table-cell office:value-type="float" office:value="0.913822">
                <text:p>0.913822</text:p>
              </table:table-cell>
              <table:table-cell office:value-type="float" office:value="0.916851">
                <text:p>0.916851</text:p>
              </table:table-cell>
              <table:table-cell office:value-type="float" office:value="0.855386">
                <text:p>0.8553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4936">
                <text:p>0.74936</text:p>
              </table:table-cell>
              <table:table-cell office:value-type="float" office:value="0.82576">
                <text:p>0.82576</text:p>
              </table:table-cell>
              <table:table-cell office:value-type="float" office:value="0.835536">
                <text:p>0.835536</text:p>
              </table:table-cell>
              <table:table-cell office:value-type="float" office:value="0.838748">
                <text:p>0.838748</text:p>
              </table:table-cell>
              <table:table-cell office:value-type="float" office:value="0.83979">
                <text:p>0.83979</text:p>
              </table:table-cell>
              <table:table-cell office:value-type="float" office:value="0.841876">
                <text:p>0.841876</text:p>
              </table:table-cell>
              <table:table-cell office:value-type="float" office:value="0.858915">
                <text:p>0.858915</text:p>
              </table:table-cell>
              <table:table-cell office:value-type="float" office:value="0.890584">
                <text:p>0.890584</text:p>
              </table:table-cell>
              <table:table-cell office:value-type="float" office:value="0.905797">
                <text:p>0.905797</text:p>
              </table:table-cell>
              <table:table-cell office:value-type="float" office:value="0.914299">
                <text:p>0.914299</text:p>
              </table:table-cell>
              <table:table-cell office:value-type="float" office:value="0.916851">
                <text:p>0.916851</text:p>
              </table:table-cell>
              <table:table-cell office:value-type="float" office:value="0.850066">
                <text:p>0.850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659">
                <text:p>0.745659</text:p>
              </table:table-cell>
              <table:table-cell office:value-type="float" office:value="0.834368">
                <text:p>0.834368</text:p>
              </table:table-cell>
              <table:table-cell office:value-type="float" office:value="0.837743">
                <text:p>0.837743</text:p>
              </table:table-cell>
              <table:table-cell office:value-type="float" office:value="0.839375">
                <text:p>0.839375</text:p>
              </table:table-cell>
              <table:table-cell office:value-type="float" office:value="0.839974">
                <text:p>0.839974</text:p>
              </table:table-cell>
              <table:table-cell office:value-type="float" office:value="0.849326">
                <text:p>0.849326</text:p>
              </table:table-cell>
              <table:table-cell office:value-type="float" office:value="0.869068">
                <text:p>0.869068</text:p>
              </table:table-cell>
              <table:table-cell office:value-type="float" office:value="0.901015">
                <text:p>0.901015</text:p>
              </table:table-cell>
              <table:table-cell office:value-type="float" office:value="0.908103">
                <text:p>0.908103</text:p>
              </table:table-cell>
              <table:table-cell office:value-type="float" office:value="0.915714">
                <text:p>0.915714</text:p>
              </table:table-cell>
              <table:table-cell office:value-type="float" office:value="0.916851">
                <text:p>0.916851</text:p>
              </table:table-cell>
              <table:table-cell office:value-type="float" office:value="0.854034">
                <text:p>0.85403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6304">
                <text:p>0.76304</text:p>
              </table:table-cell>
              <table:table-cell office:value-type="float" office:value="0.833477">
                <text:p>0.833477</text:p>
              </table:table-cell>
              <table:table-cell office:value-type="float" office:value="0.837766">
                <text:p>0.837766</text:p>
              </table:table-cell>
              <table:table-cell office:value-type="float" office:value="0.839456">
                <text:p>0.839456</text:p>
              </table:table-cell>
              <table:table-cell office:value-type="float" office:value="0.841748">
                <text:p>0.841748</text:p>
              </table:table-cell>
              <table:table-cell office:value-type="float" office:value="0.859349">
                <text:p>0.859349</text:p>
              </table:table-cell>
              <table:table-cell office:value-type="float" office:value="0.882233">
                <text:p>0.882233</text:p>
              </table:table-cell>
              <table:table-cell office:value-type="float" office:value="0.904275">
                <text:p>0.904275</text:p>
              </table:table-cell>
              <table:table-cell office:value-type="float" office:value="0.908956">
                <text:p>0.908956</text:p>
              </table:table-cell>
              <table:table-cell office:value-type="float" office:value="0.91526">
                <text:p>0.91526</text:p>
              </table:table-cell>
              <table:table-cell office:value-type="float" office:value="0.916851">
                <text:p>0.916851</text:p>
              </table:table-cell>
              <table:table-cell office:value-type="float" office:value="0.858556">
                <text:p>0.85855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3607">
                <text:p>0.73607</text:p>
              </table:table-cell>
              <table:table-cell office:value-type="float" office:value="0.832668">
                <text:p>0.832668</text:p>
              </table:table-cell>
              <table:table-cell office:value-type="float" office:value="0.837531">
                <text:p>0.837531</text:p>
              </table:table-cell>
              <table:table-cell office:value-type="float" office:value="0.839714">
                <text:p>0.839714</text:p>
              </table:table-cell>
              <table:table-cell office:value-type="float" office:value="0.849528">
                <text:p>0.849528</text:p>
              </table:table-cell>
              <table:table-cell office:value-type="float" office:value="0.862315">
                <text:p>0.862315</text:p>
              </table:table-cell>
              <table:table-cell office:value-type="float" office:value="0.894277">
                <text:p>0.894277</text:p>
              </table:table-cell>
              <table:table-cell office:value-type="float" office:value="0.905566">
                <text:p>0.905566</text:p>
              </table:table-cell>
              <table:table-cell office:value-type="float" office:value="0.91163">
                <text:p>0.91163</text:p>
              </table:table-cell>
              <table:table-cell office:value-type="float" office:value="0.915736">
                <text:p>0.915736</text:p>
              </table:table-cell>
              <table:table-cell office:value-type="float" office:value="0.916851">
                <text:p>0.916851</text:p>
              </table:table-cell>
              <table:table-cell office:value-type="float" office:value="0.858503">
                <text:p>0.8585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805606">
                <text:p>0.805606</text:p>
              </table:table-cell>
              <table:table-cell office:value-type="float" office:value="0.835582">
                <text:p>0.835582</text:p>
              </table:table-cell>
              <table:table-cell office:value-type="float" office:value="0.838607">
                <text:p>0.838607</text:p>
              </table:table-cell>
              <table:table-cell office:value-type="float" office:value="0.840494">
                <text:p>0.840494</text:p>
              </table:table-cell>
              <table:table-cell office:value-type="float" office:value="0.855837">
                <text:p>0.855837</text:p>
              </table:table-cell>
              <table:table-cell office:value-type="float" office:value="0.871728">
                <text:p>0.871728</text:p>
              </table:table-cell>
              <table:table-cell office:value-type="float" office:value="0.902889">
                <text:p>0.902889</text:p>
              </table:table-cell>
              <table:table-cell office:value-type="float" office:value="0.909847">
                <text:p>0.909847</text:p>
              </table:table-cell>
              <table:table-cell office:value-type="float" office:value="0.91458">
                <text:p>0.91458</text:p>
              </table:table-cell>
              <table:table-cell office:value-type="float" office:value="0.916051">
                <text:p>0.916051</text:p>
              </table:table-cell>
              <table:table-cell office:value-type="float" office:value="0.916851">
                <text:p>0.916851</text:p>
              </table:table-cell>
              <table:table-cell office:value-type="float" office:value="0.869122">
                <text:p>0.8691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27389">
                <text:p>0.727389</text:p>
              </table:table-cell>
              <table:table-cell office:value-type="float" office:value="0.83599">
                <text:p>0.83599</text:p>
              </table:table-cell>
              <table:table-cell office:value-type="float" office:value="0.83913">
                <text:p>0.83913</text:p>
              </table:table-cell>
              <table:table-cell office:value-type="float" office:value="0.843694">
                <text:p>0.843694</text:p>
              </table:table-cell>
              <table:table-cell office:value-type="float" office:value="0.859414">
                <text:p>0.859414</text:p>
              </table:table-cell>
              <table:table-cell office:value-type="float" office:value="0.87968">
                <text:p>0.87968</text:p>
              </table:table-cell>
              <table:table-cell office:value-type="float" office:value="0.903414">
                <text:p>0.903414</text:p>
              </table:table-cell>
              <table:table-cell office:value-type="float" office:value="0.910548">
                <text:p>0.910548</text:p>
              </table:table-cell>
              <table:table-cell office:value-type="float" office:value="0.914989">
                <text:p>0.914989</text:p>
              </table:table-cell>
              <table:table-cell office:value-type="float" office:value="0.916238">
                <text:p>0.916238</text:p>
              </table:table-cell>
              <table:table-cell office:value-type="float" office:value="0.916851">
                <text:p>0.916851</text:p>
              </table:table-cell>
              <table:table-cell office:value-type="float" office:value="0.863049">
                <text:p>0.86304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66221">
                <text:p>0.766221</text:p>
              </table:table-cell>
              <table:table-cell office:value-type="float" office:value="0.832939">
                <text:p>0.832939</text:p>
              </table:table-cell>
              <table:table-cell office:value-type="float" office:value="0.838716">
                <text:p>0.838716</text:p>
              </table:table-cell>
              <table:table-cell office:value-type="float" office:value="0.840079">
                <text:p>0.840079</text:p>
              </table:table-cell>
              <table:table-cell office:value-type="float" office:value="0.85416">
                <text:p>0.85416</text:p>
              </table:table-cell>
              <table:table-cell office:value-type="float" office:value="0.863671">
                <text:p>0.863671</text:p>
              </table:table-cell>
              <table:table-cell office:value-type="float" office:value="0.898387">
                <text:p>0.898387</text:p>
              </table:table-cell>
              <table:table-cell office:value-type="float" office:value="0.907886">
                <text:p>0.907886</text:p>
              </table:table-cell>
              <table:table-cell office:value-type="float" office:value="0.914415">
                <text:p>0.914415</text:p>
              </table:table-cell>
              <table:table-cell office:value-type="float" office:value="0.916144">
                <text:p>0.916144</text:p>
              </table:table-cell>
              <table:table-cell office:value-type="float" office:value="0.916851">
                <text:p>0.916851</text:p>
              </table:table-cell>
              <table:table-cell office:value-type="float" office:value="0.863262">
                <text:p>0.8632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97097">
                <text:p>0.797097</text:p>
              </table:table-cell>
              <table:table-cell office:value-type="float" office:value="0.833145">
                <text:p>0.833145</text:p>
              </table:table-cell>
              <table:table-cell office:value-type="float" office:value="0.838967">
                <text:p>0.838967</text:p>
              </table:table-cell>
              <table:table-cell office:value-type="float" office:value="0.84026">
                <text:p>0.84026</text:p>
              </table:table-cell>
              <table:table-cell office:value-type="float" office:value="0.857284">
                <text:p>0.857284</text:p>
              </table:table-cell>
              <table:table-cell office:value-type="float" office:value="0.868576">
                <text:p>0.868576</text:p>
              </table:table-cell>
              <table:table-cell office:value-type="float" office:value="0.901322">
                <text:p>0.901322</text:p>
              </table:table-cell>
              <table:table-cell office:value-type="float" office:value="0.906452">
                <text:p>0.906452</text:p>
              </table:table-cell>
              <table:table-cell office:value-type="float" office:value="0.911993">
                <text:p>0.911993</text:p>
              </table:table-cell>
              <table:table-cell office:value-type="float" office:value="0.916017">
                <text:p>0.916017</text:p>
              </table:table-cell>
              <table:table-cell office:value-type="float" office:value="0.916851">
                <text:p>0.916851</text:p>
              </table:table-cell>
              <table:table-cell office:value-type="float" office:value="0.867111">
                <text:p>0.86711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95344">
                <text:p>0.795344</text:p>
              </table:table-cell>
              <table:table-cell office:value-type="float" office:value="0.833515">
                <text:p>0.833515</text:p>
              </table:table-cell>
              <table:table-cell office:value-type="float" office:value="0.839066">
                <text:p>0.839066</text:p>
              </table:table-cell>
              <table:table-cell office:value-type="float" office:value="0.83996">
                <text:p>0.83996</text:p>
              </table:table-cell>
              <table:table-cell office:value-type="float" office:value="0.852123">
                <text:p>0.852123</text:p>
              </table:table-cell>
              <table:table-cell office:value-type="float" office:value="0.862385">
                <text:p>0.862385</text:p>
              </table:table-cell>
              <table:table-cell office:value-type="float" office:value="0.894848">
                <text:p>0.894848</text:p>
              </table:table-cell>
              <table:table-cell office:value-type="float" office:value="0.906631">
                <text:p>0.906631</text:p>
              </table:table-cell>
              <table:table-cell office:value-type="float" office:value="0.914049">
                <text:p>0.914049</text:p>
              </table:table-cell>
              <table:table-cell office:value-type="float" office:value="0.916153">
                <text:p>0.916153</text:p>
              </table:table-cell>
              <table:table-cell office:value-type="float" office:value="0.916851">
                <text:p>0.916851</text:p>
              </table:table-cell>
              <table:table-cell office:value-type="float" office:value="0.865407">
                <text:p>0.86540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6659">
                <text:p>0.76659</text:p>
              </table:table-cell>
              <table:table-cell office:value-type="float" office:value="0.83468">
                <text:p>0.83468</text:p>
              </table:table-cell>
              <table:table-cell office:value-type="float" office:value="0.839336">
                <text:p>0.839336</text:p>
              </table:table-cell>
              <table:table-cell office:value-type="float" office:value="0.840055">
                <text:p>0.840055</text:p>
              </table:table-cell>
              <table:table-cell office:value-type="float" office:value="0.853511">
                <text:p>0.853511</text:p>
              </table:table-cell>
              <table:table-cell office:value-type="float" office:value="0.8604">
                <text:p>0.8604</text:p>
              </table:table-cell>
              <table:table-cell office:value-type="float" office:value="0.883847">
                <text:p>0.883847</text:p>
              </table:table-cell>
              <table:table-cell office:value-type="float" office:value="0.90438">
                <text:p>0.90438</text:p>
              </table:table-cell>
              <table:table-cell office:value-type="float" office:value="0.91209">
                <text:p>0.91209</text:p>
              </table:table-cell>
              <table:table-cell office:value-type="float" office:value="0.916136">
                <text:p>0.916136</text:p>
              </table:table-cell>
              <table:table-cell office:value-type="float" office:value="0.916851">
                <text:p>0.916851</text:p>
              </table:table-cell>
              <table:table-cell office:value-type="float" office:value="0.861103">
                <text:p>0.86110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95609">
                <text:p>0.795609</text:p>
              </table:table-cell>
              <table:table-cell office:value-type="float" office:value="0.833133">
                <text:p>0.833133</text:p>
              </table:table-cell>
              <table:table-cell office:value-type="float" office:value="0.839316">
                <text:p>0.839316</text:p>
              </table:table-cell>
              <table:table-cell office:value-type="float" office:value="0.840676">
                <text:p>0.840676</text:p>
              </table:table-cell>
              <table:table-cell office:value-type="float" office:value="0.854179">
                <text:p>0.854179</text:p>
              </table:table-cell>
              <table:table-cell office:value-type="float" office:value="0.869391">
                <text:p>0.869391</text:p>
              </table:table-cell>
              <table:table-cell office:value-type="float" office:value="0.90063">
                <text:p>0.90063</text:p>
              </table:table-cell>
              <table:table-cell office:value-type="float" office:value="0.907067">
                <text:p>0.907067</text:p>
              </table:table-cell>
              <table:table-cell office:value-type="float" office:value="0.914038">
                <text:p>0.914038</text:p>
              </table:table-cell>
              <table:table-cell office:value-type="float" office:value="0.916111">
                <text:p>0.916111</text:p>
              </table:table-cell>
              <table:table-cell office:value-type="float" office:value="0.916851">
                <text:p>0.916851</text:p>
              </table:table-cell>
              <table:table-cell office:value-type="float" office:value="0.867015">
                <text:p>0.8670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37309">
                <text:p>0.737309</text:p>
              </table:table-cell>
              <table:table-cell office:value-type="float" office:value="0.837277">
                <text:p>0.837277</text:p>
              </table:table-cell>
              <table:table-cell office:value-type="float" office:value="0.839357">
                <text:p>0.839357</text:p>
              </table:table-cell>
              <table:table-cell office:value-type="float" office:value="0.842409">
                <text:p>0.842409</text:p>
              </table:table-cell>
              <table:table-cell office:value-type="float" office:value="0.855807">
                <text:p>0.855807</text:p>
              </table:table-cell>
              <table:table-cell office:value-type="float" office:value="0.879049">
                <text:p>0.879049</text:p>
              </table:table-cell>
              <table:table-cell office:value-type="float" office:value="0.90242">
                <text:p>0.90242</text:p>
              </table:table-cell>
              <table:table-cell office:value-type="float" office:value="0.907024">
                <text:p>0.907024</text:p>
              </table:table-cell>
              <table:table-cell office:value-type="float" office:value="0.914023">
                <text:p>0.914023</text:p>
              </table:table-cell>
              <table:table-cell office:value-type="float" office:value="0.916255">
                <text:p>0.916255</text:p>
              </table:table-cell>
              <table:table-cell office:value-type="float" office:value="0.916851">
                <text:p>0.916851</text:p>
              </table:table-cell>
              <table:table-cell office:value-type="float" office:value="0.863093">
                <text:p>0.86309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814249">
                <text:p>0.814249</text:p>
              </table:table-cell>
              <table:table-cell office:value-type="float" office:value="0.83829">
                <text:p>0.83829</text:p>
              </table:table-cell>
              <table:table-cell office:value-type="float" office:value="0.839506">
                <text:p>0.839506</text:p>
              </table:table-cell>
              <table:table-cell office:value-type="float" office:value="0.840506">
                <text:p>0.840506</text:p>
              </table:table-cell>
              <table:table-cell office:value-type="float" office:value="0.854322">
                <text:p>0.854322</text:p>
              </table:table-cell>
              <table:table-cell office:value-type="float" office:value="0.875294">
                <text:p>0.875294</text:p>
              </table:table-cell>
              <table:table-cell office:value-type="float" office:value="0.901117">
                <text:p>0.901117</text:p>
              </table:table-cell>
              <table:table-cell office:value-type="float" office:value="0.907913">
                <text:p>0.907913</text:p>
              </table:table-cell>
              <table:table-cell office:value-type="float" office:value="0.914411">
                <text:p>0.914411</text:p>
              </table:table-cell>
              <table:table-cell office:value-type="float" office:value="0.916229">
                <text:p>0.916229</text:p>
              </table:table-cell>
              <table:table-cell office:value-type="float" office:value="0.916851">
                <text:p>0.916851</text:p>
              </table:table-cell>
              <table:table-cell office:value-type="float" office:value="0.870184">
                <text:p>0.87018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28617">
                <text:p>0.828617</text:p>
              </table:table-cell>
              <table:table-cell office:value-type="float" office:value="0.839295">
                <text:p>0.839295</text:p>
              </table:table-cell>
              <table:table-cell office:value-type="float" office:value="0.839795">
                <text:p>0.839795</text:p>
              </table:table-cell>
              <table:table-cell office:value-type="float" office:value="0.850541">
                <text:p>0.850541</text:p>
              </table:table-cell>
              <table:table-cell office:value-type="float" office:value="0.866551">
                <text:p>0.866551</text:p>
              </table:table-cell>
              <table:table-cell office:value-type="float" office:value="0.898274">
                <text:p>0.898274</text:p>
              </table:table-cell>
              <table:table-cell office:value-type="float" office:value="0.904636">
                <text:p>0.904636</text:p>
              </table:table-cell>
              <table:table-cell office:value-type="float" office:value="0.908798">
                <text:p>0.908798</text:p>
              </table:table-cell>
              <table:table-cell office:value-type="float" office:value="0.915114">
                <text:p>0.915114</text:p>
              </table:table-cell>
              <table:table-cell office:value-type="float" office:value="0.916351">
                <text:p>0.916351</text:p>
              </table:table-cell>
              <table:table-cell office:value-type="float" office:value="0.916851">
                <text:p>0.916851</text:p>
              </table:table-cell>
              <table:table-cell office:value-type="float" office:value="0.876797">
                <text:p>0.87679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828632">
                <text:p>0.828632</text:p>
              </table:table-cell>
              <table:table-cell office:value-type="float" office:value="0.839546">
                <text:p>0.839546</text:p>
              </table:table-cell>
              <table:table-cell office:value-type="float" office:value="0.846298">
                <text:p>0.846298</text:p>
              </table:table-cell>
              <table:table-cell office:value-type="float" office:value="0.865292">
                <text:p>0.865292</text:p>
              </table:table-cell>
              <table:table-cell office:value-type="float" office:value="0.897113">
                <text:p>0.897113</text:p>
              </table:table-cell>
              <table:table-cell office:value-type="float" office:value="0.903763">
                <text:p>0.903763</text:p>
              </table:table-cell>
              <table:table-cell office:value-type="float" office:value="0.906179">
                <text:p>0.906179</text:p>
              </table:table-cell>
              <table:table-cell office:value-type="float" office:value="0.91311">
                <text:p>0.91311</text:p>
              </table:table-cell>
              <table:table-cell office:value-type="float" office:value="0.915511">
                <text:p>0.915511</text:p>
              </table:table-cell>
              <table:table-cell office:value-type="float" office:value="0.916471">
                <text:p>0.916471</text:p>
              </table:table-cell>
              <table:table-cell office:value-type="float" office:value="0.916851">
                <text:p>0.916851</text:p>
              </table:table-cell>
              <table:table-cell office:value-type="float" office:value="0.883192">
                <text:p>0.88319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3857">
                <text:p>0.83857</text:p>
              </table:table-cell>
              <table:table-cell office:value-type="float" office:value="0.844384">
                <text:p>0.844384</text:p>
              </table:table-cell>
              <table:table-cell office:value-type="float" office:value="0.86164">
                <text:p>0.86164</text:p>
              </table:table-cell>
              <table:table-cell office:value-type="float" office:value="0.894748">
                <text:p>0.894748</text:p>
              </table:table-cell>
              <table:table-cell office:value-type="float" office:value="0.903653">
                <text:p>0.903653</text:p>
              </table:table-cell>
              <table:table-cell office:value-type="float" office:value="0.906087">
                <text:p>0.906087</text:p>
              </table:table-cell>
              <table:table-cell office:value-type="float" office:value="0.91004">
                <text:p>0.91004</text:p>
              </table:table-cell>
              <table:table-cell office:value-type="float" office:value="0.914511">
                <text:p>0.914511</text:p>
              </table:table-cell>
              <table:table-cell office:value-type="float" office:value="0.915633">
                <text:p>0.915633</text:p>
              </table:table-cell>
              <table:table-cell office:value-type="float" office:value="0.916437">
                <text:p>0.916437</text:p>
              </table:table-cell>
              <table:table-cell office:value-type="float" office:value="0.916851">
                <text:p>0.916851</text:p>
              </table:table-cell>
              <table:table-cell office:value-type="float" office:value="0.89057">
                <text:p>0.8905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823387">
                <text:p>0.823387</text:p>
              </table:table-cell>
              <table:table-cell office:value-type="float" office:value="0.83993">
                <text:p>0.83993</text:p>
              </table:table-cell>
              <table:table-cell office:value-type="float" office:value="0.856448">
                <text:p>0.856448</text:p>
              </table:table-cell>
              <table:table-cell office:value-type="float" office:value="0.88389">
                <text:p>0.88389</text:p>
              </table:table-cell>
              <table:table-cell office:value-type="float" office:value="0.90032">
                <text:p>0.90032</text:p>
              </table:table-cell>
              <table:table-cell office:value-type="float" office:value="0.905467">
                <text:p>0.905467</text:p>
              </table:table-cell>
              <table:table-cell office:value-type="float" office:value="0.908002">
                <text:p>0.908002</text:p>
              </table:table-cell>
              <table:table-cell office:value-type="float" office:value="0.914238">
                <text:p>0.914238</text:p>
              </table:table-cell>
              <table:table-cell office:value-type="float" office:value="0.915493">
                <text:p>0.915493</text:p>
              </table:table-cell>
              <table:table-cell office:value-type="float" office:value="0.9164">
                <text:p>0.9164</text:p>
              </table:table-cell>
              <table:table-cell office:value-type="float" office:value="0.916851">
                <text:p>0.916851</text:p>
              </table:table-cell>
              <table:table-cell office:value-type="float" office:value="0.886357">
                <text:p>0.88635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836962">
                <text:p>0.836962</text:p>
              </table:table-cell>
              <table:table-cell office:value-type="float" office:value="0.839641">
                <text:p>0.839641</text:p>
              </table:table-cell>
              <table:table-cell office:value-type="float" office:value="0.855522">
                <text:p>0.855522</text:p>
              </table:table-cell>
              <table:table-cell office:value-type="float" office:value="0.889124">
                <text:p>0.889124</text:p>
              </table:table-cell>
              <table:table-cell office:value-type="float" office:value="0.900339">
                <text:p>0.900339</text:p>
              </table:table-cell>
              <table:table-cell office:value-type="float" office:value="0.905266">
                <text:p>0.905266</text:p>
              </table:table-cell>
              <table:table-cell office:value-type="float" office:value="0.907925">
                <text:p>0.907925</text:p>
              </table:table-cell>
              <table:table-cell office:value-type="float" office:value="0.914285">
                <text:p>0.914285</text:p>
              </table:table-cell>
              <table:table-cell office:value-type="float" office:value="0.915539">
                <text:p>0.915539</text:p>
              </table:table-cell>
              <table:table-cell office:value-type="float" office:value="0.916433">
                <text:p>0.916433</text:p>
              </table:table-cell>
              <table:table-cell office:value-type="float" office:value="0.916851">
                <text:p>0.916851</text:p>
              </table:table-cell>
              <table:table-cell office:value-type="float" office:value="0.888104">
                <text:p>0.88810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28709">
                <text:p>0.828709</text:p>
              </table:table-cell>
              <table:table-cell office:value-type="float" office:value="0.839598">
                <text:p>0.839598</text:p>
              </table:table-cell>
              <table:table-cell office:value-type="float" office:value="0.850687">
                <text:p>0.850687</text:p>
              </table:table-cell>
              <table:table-cell office:value-type="float" office:value="0.875761">
                <text:p>0.875761</text:p>
              </table:table-cell>
              <table:table-cell office:value-type="float" office:value="0.897075">
                <text:p>0.897075</text:p>
              </table:table-cell>
              <table:table-cell office:value-type="float" office:value="0.904013">
                <text:p>0.904013</text:p>
              </table:table-cell>
              <table:table-cell office:value-type="float" office:value="0.90657">
                <text:p>0.90657</text:p>
              </table:table-cell>
              <table:table-cell office:value-type="float" office:value="0.91333">
                <text:p>0.91333</text:p>
              </table:table-cell>
              <table:table-cell office:value-type="float" office:value="0.915253">
                <text:p>0.915253</text:p>
              </table:table-cell>
              <table:table-cell office:value-type="float" office:value="0.916363">
                <text:p>0.916363</text:p>
              </table:table-cell>
              <table:table-cell office:value-type="float" office:value="0.916851">
                <text:p>0.916851</text:p>
              </table:table-cell>
              <table:table-cell office:value-type="float" office:value="0.884736">
                <text:p>0.88473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73515">
                <text:p>0.773515</text:p>
              </table:table-cell>
              <table:table-cell office:value-type="float" office:value="0.840464">
                <text:p>0.840464</text:p>
              </table:table-cell>
              <table:table-cell office:value-type="float" office:value="0.86601">
                <text:p>0.86601</text:p>
              </table:table-cell>
              <table:table-cell office:value-type="float" office:value="0.895029">
                <text:p>0.895029</text:p>
              </table:table-cell>
              <table:table-cell office:value-type="float" office:value="0.903532">
                <text:p>0.903532</text:p>
              </table:table-cell>
              <table:table-cell office:value-type="float" office:value="0.906056">
                <text:p>0.906056</text:p>
              </table:table-cell>
              <table:table-cell office:value-type="float" office:value="0.908705">
                <text:p>0.908705</text:p>
              </table:table-cell>
              <table:table-cell office:value-type="float" office:value="0.914116">
                <text:p>0.914116</text:p>
              </table:table-cell>
              <table:table-cell office:value-type="float" office:value="0.915277">
                <text:p>0.915277</text:p>
              </table:table-cell>
              <table:table-cell office:value-type="float" office:value="0.916408">
                <text:p>0.916408</text:p>
              </table:table-cell>
              <table:table-cell office:value-type="float" office:value="0.916851">
                <text:p>0.916851</text:p>
              </table:table-cell>
              <table:table-cell office:value-type="float" office:value="0.883911">
                <text:p>0.88391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838892">
                <text:p>0.838892</text:p>
              </table:table-cell>
              <table:table-cell office:value-type="float" office:value="0.860056">
                <text:p>0.860056</text:p>
              </table:table-cell>
              <table:table-cell office:value-type="float" office:value="0.893801">
                <text:p>0.893801</text:p>
              </table:table-cell>
              <table:table-cell office:value-type="float" office:value="0.902469">
                <text:p>0.902469</text:p>
              </table:table-cell>
              <table:table-cell office:value-type="float" office:value="0.905278">
                <text:p>0.905278</text:p>
              </table:table-cell>
              <table:table-cell office:value-type="float" office:value="0.90643">
                <text:p>0.90643</text:p>
              </table:table-cell>
              <table:table-cell office:value-type="float" office:value="0.909224">
                <text:p>0.909224</text:p>
              </table:table-cell>
              <table:table-cell office:value-type="float" office:value="0.91411">
                <text:p>0.91411</text:p>
              </table:table-cell>
              <table:table-cell office:value-type="float" office:value="0.915348">
                <text:p>0.915348</text:p>
              </table:table-cell>
              <table:table-cell office:value-type="float" office:value="0.916286">
                <text:p>0.916286</text:p>
              </table:table-cell>
              <table:table-cell office:value-type="float" office:value="0.916851">
                <text:p>0.916851</text:p>
              </table:table-cell>
              <table:table-cell office:value-type="float" office:value="0.89619">
                <text:p>0.896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38031">
                <text:p>0.838031</text:p>
              </table:table-cell>
              <table:table-cell office:value-type="float" office:value="0.849389">
                <text:p>0.849389</text:p>
              </table:table-cell>
              <table:table-cell office:value-type="float" office:value="0.889209">
                <text:p>0.889209</text:p>
              </table:table-cell>
              <table:table-cell office:value-type="float" office:value="0.902157">
                <text:p>0.902157</text:p>
              </table:table-cell>
              <table:table-cell office:value-type="float" office:value="0.905431">
                <text:p>0.905431</text:p>
              </table:table-cell>
              <table:table-cell office:value-type="float" office:value="0.906616">
                <text:p>0.906616</text:p>
              </table:table-cell>
              <table:table-cell office:value-type="float" office:value="0.909707">
                <text:p>0.909707</text:p>
              </table:table-cell>
              <table:table-cell office:value-type="float" office:value="0.914205">
                <text:p>0.914205</text:p>
              </table:table-cell>
              <table:table-cell office:value-type="float" office:value="0.915256">
                <text:p>0.915256</text:p>
              </table:table-cell>
              <table:table-cell office:value-type="float" office:value="0.916168">
                <text:p>0.916168</text:p>
              </table:table-cell>
              <table:table-cell office:value-type="float" office:value="0.916851">
                <text:p>0.916851</text:p>
              </table:table-cell>
              <table:table-cell office:value-type="float" office:value="0.894617">
                <text:p>0.89461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836869">
                <text:p>0.836869</text:p>
              </table:table-cell>
              <table:table-cell office:value-type="float" office:value="0.84507">
                <text:p>0.84507</text:p>
              </table:table-cell>
              <table:table-cell office:value-type="float" office:value="0.875589">
                <text:p>0.875589</text:p>
              </table:table-cell>
              <table:table-cell office:value-type="float" office:value="0.897394">
                <text:p>0.897394</text:p>
              </table:table-cell>
              <table:table-cell office:value-type="float" office:value="0.904667">
                <text:p>0.904667</text:p>
              </table:table-cell>
              <table:table-cell office:value-type="float" office:value="0.906657">
                <text:p>0.906657</text:p>
              </table:table-cell>
              <table:table-cell office:value-type="float" office:value="0.909155">
                <text:p>0.909155</text:p>
              </table:table-cell>
              <table:table-cell office:value-type="float" office:value="0.913469">
                <text:p>0.913469</text:p>
              </table:table-cell>
              <table:table-cell office:value-type="float" office:value="0.915153">
                <text:p>0.915153</text:p>
              </table:table-cell>
              <table:table-cell office:value-type="float" office:value="0.916436">
                <text:p>0.916436</text:p>
              </table:table-cell>
              <table:table-cell office:value-type="float" office:value="0.916851">
                <text:p>0.916851</text:p>
              </table:table-cell>
              <table:table-cell office:value-type="float" office:value="0.892046">
                <text:p>0.89204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32906">
                <text:p>0.832906</text:p>
              </table:table-cell>
              <table:table-cell office:value-type="float" office:value="0.85412">
                <text:p>0.85412</text:p>
              </table:table-cell>
              <table:table-cell office:value-type="float" office:value="0.88003">
                <text:p>0.88003</text:p>
              </table:table-cell>
              <table:table-cell office:value-type="float" office:value="0.89926">
                <text:p>0.89926</text:p>
              </table:table-cell>
              <table:table-cell office:value-type="float" office:value="0.904006">
                <text:p>0.904006</text:p>
              </table:table-cell>
              <table:table-cell office:value-type="float" office:value="0.906392">
                <text:p>0.906392</text:p>
              </table:table-cell>
              <table:table-cell office:value-type="float" office:value="0.909117">
                <text:p>0.909117</text:p>
              </table:table-cell>
              <table:table-cell office:value-type="float" office:value="0.913932">
                <text:p>0.913932</text:p>
              </table:table-cell>
              <table:table-cell office:value-type="float" office:value="0.915566">
                <text:p>0.915566</text:p>
              </table:table-cell>
              <table:table-cell office:value-type="float" office:value="0.916466">
                <text:p>0.916466</text:p>
              </table:table-cell>
              <table:table-cell office:value-type="float" office:value="0.916851">
                <text:p>0.916851</text:p>
              </table:table-cell>
              <table:table-cell office:value-type="float" office:value="0.893179">
                <text:p>0.89317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832489">
                <text:p>0.832489</text:p>
              </table:table-cell>
              <table:table-cell office:value-type="float" office:value="0.865025">
                <text:p>0.865025</text:p>
              </table:table-cell>
              <table:table-cell office:value-type="float" office:value="0.893131">
                <text:p>0.893131</text:p>
              </table:table-cell>
              <table:table-cell office:value-type="float" office:value="0.900825">
                <text:p>0.900825</text:p>
              </table:table-cell>
              <table:table-cell office:value-type="float" office:value="0.905126">
                <text:p>0.905126</text:p>
              </table:table-cell>
              <table:table-cell office:value-type="float" office:value="0.908156">
                <text:p>0.908156</text:p>
              </table:table-cell>
              <table:table-cell office:value-type="float" office:value="0.911995">
                <text:p>0.911995</text:p>
              </table:table-cell>
              <table:table-cell office:value-type="float" office:value="0.914779">
                <text:p>0.914779</text:p>
              </table:table-cell>
              <table:table-cell office:value-type="float" office:value="0.915963">
                <text:p>0.915963</text:p>
              </table:table-cell>
              <table:table-cell office:value-type="float" office:value="0.916605">
                <text:p>0.916605</text:p>
              </table:table-cell>
              <table:table-cell office:value-type="float" office:value="0.916851">
                <text:p>0.916851</text:p>
              </table:table-cell>
              <table:table-cell office:value-type="float" office:value="0.89641">
                <text:p>0.896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832284">
                <text:p>0.832284</text:p>
              </table:table-cell>
              <table:table-cell office:value-type="float" office:value="0.862047">
                <text:p>0.862047</text:p>
              </table:table-cell>
              <table:table-cell office:value-type="float" office:value="0.891878">
                <text:p>0.891878</text:p>
              </table:table-cell>
              <table:table-cell office:value-type="float" office:value="0.901559">
                <text:p>0.901559</text:p>
              </table:table-cell>
              <table:table-cell office:value-type="float" office:value="0.905645">
                <text:p>0.905645</text:p>
              </table:table-cell>
              <table:table-cell office:value-type="float" office:value="0.908628">
                <text:p>0.908628</text:p>
              </table:table-cell>
              <table:table-cell office:value-type="float" office:value="0.912479">
                <text:p>0.912479</text:p>
              </table:table-cell>
              <table:table-cell office:value-type="float" office:value="0.914928">
                <text:p>0.914928</text:p>
              </table:table-cell>
              <table:table-cell office:value-type="float" office:value="0.915968">
                <text:p>0.915968</text:p>
              </table:table-cell>
              <table:table-cell office:value-type="float" office:value="0.916602">
                <text:p>0.916602</text:p>
              </table:table-cell>
              <table:table-cell office:value-type="float" office:value="0.916851">
                <text:p>0.916851</text:p>
              </table:table-cell>
              <table:table-cell office:value-type="float" office:value="0.896202">
                <text:p>0.8962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3348">
                <text:p>0.83348</text:p>
              </table:table-cell>
              <table:table-cell office:value-type="float" office:value="0.861656">
                <text:p>0.861656</text:p>
              </table:table-cell>
              <table:table-cell office:value-type="float" office:value="0.892106">
                <text:p>0.892106</text:p>
              </table:table-cell>
              <table:table-cell office:value-type="float" office:value="0.902711">
                <text:p>0.902711</text:p>
              </table:table-cell>
              <table:table-cell office:value-type="float" office:value="0.906403">
                <text:p>0.906403</text:p>
              </table:table-cell>
              <table:table-cell office:value-type="float" office:value="0.908848">
                <text:p>0.908848</text:p>
              </table:table-cell>
              <table:table-cell office:value-type="float" office:value="0.912152">
                <text:p>0.912152</text:p>
              </table:table-cell>
              <table:table-cell office:value-type="float" office:value="0.914738">
                <text:p>0.914738</text:p>
              </table:table-cell>
              <table:table-cell office:value-type="float" office:value="0.915652">
                <text:p>0.915652</text:p>
              </table:table-cell>
              <table:table-cell office:value-type="float" office:value="0.916508">
                <text:p>0.916508</text:p>
              </table:table-cell>
              <table:table-cell office:value-type="float" office:value="0.916851">
                <text:p>0.916851</text:p>
              </table:table-cell>
              <table:table-cell office:value-type="float" office:value="0.896426">
                <text:p>0.89642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06678">
                <text:p>0.806678</text:p>
              </table:table-cell>
              <table:table-cell office:value-type="float" office:value="0.866523">
                <text:p>0.866523</text:p>
              </table:table-cell>
              <table:table-cell office:value-type="float" office:value="0.893303">
                <text:p>0.893303</text:p>
              </table:table-cell>
              <table:table-cell office:value-type="float" office:value="0.903794">
                <text:p>0.903794</text:p>
              </table:table-cell>
              <table:table-cell office:value-type="float" office:value="0.906583">
                <text:p>0.906583</text:p>
              </table:table-cell>
              <table:table-cell office:value-type="float" office:value="0.909395">
                <text:p>0.909395</text:p>
              </table:table-cell>
              <table:table-cell office:value-type="float" office:value="0.913136">
                <text:p>0.913136</text:p>
              </table:table-cell>
              <table:table-cell office:value-type="float" office:value="0.914694">
                <text:p>0.914694</text:p>
              </table:table-cell>
              <table:table-cell office:value-type="float" office:value="0.9158">
                <text:p>0.9158</text:p>
              </table:table-cell>
              <table:table-cell office:value-type="float" office:value="0.916631">
                <text:p>0.916631</text:p>
              </table:table-cell>
              <table:table-cell office:value-type="float" office:value="0.916851">
                <text:p>0.916851</text:p>
              </table:table-cell>
              <table:table-cell office:value-type="float" office:value="0.894654">
                <text:p>0.89465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96071">
                <text:p>0.796071</text:p>
              </table:table-cell>
              <table:table-cell office:value-type="float" office:value="0.855018">
                <text:p>0.855018</text:p>
              </table:table-cell>
              <table:table-cell office:value-type="float" office:value="0.888277">
                <text:p>0.888277</text:p>
              </table:table-cell>
              <table:table-cell office:value-type="float" office:value="0.902898">
                <text:p>0.902898</text:p>
              </table:table-cell>
              <table:table-cell office:value-type="float" office:value="0.906148">
                <text:p>0.906148</text:p>
              </table:table-cell>
              <table:table-cell office:value-type="float" office:value="0.908038">
                <text:p>0.908038</text:p>
              </table:table-cell>
              <table:table-cell office:value-type="float" office:value="0.91212">
                <text:p>0.91212</text:p>
              </table:table-cell>
              <table:table-cell office:value-type="float" office:value="0.914611">
                <text:p>0.914611</text:p>
              </table:table-cell>
              <table:table-cell office:value-type="float" office:value="0.915448">
                <text:p>0.915448</text:p>
              </table:table-cell>
              <table:table-cell office:value-type="float" office:value="0.91654">
                <text:p>0.91654</text:p>
              </table:table-cell>
              <table:table-cell office:value-type="float" office:value="0.916874">
                <text:p>0.916874</text:p>
              </table:table-cell>
              <table:table-cell office:value-type="float" office:value="0.891517">
                <text:p>0.8915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97747">
                <text:p>0.797747</text:p>
              </table:table-cell>
              <table:table-cell office:value-type="float" office:value="0.859277">
                <text:p>0.859277</text:p>
              </table:table-cell>
              <table:table-cell office:value-type="float" office:value="0.889056">
                <text:p>0.889056</text:p>
              </table:table-cell>
              <table:table-cell office:value-type="float" office:value="0.898845">
                <text:p>0.898845</text:p>
              </table:table-cell>
              <table:table-cell office:value-type="float" office:value="0.904185">
                <text:p>0.904185</text:p>
              </table:table-cell>
              <table:table-cell office:value-type="float" office:value="0.90763">
                <text:p>0.90763</text:p>
              </table:table-cell>
              <table:table-cell office:value-type="float" office:value="0.910478">
                <text:p>0.910478</text:p>
              </table:table-cell>
              <table:table-cell office:value-type="float" office:value="0.914132">
                <text:p>0.914132</text:p>
              </table:table-cell>
              <table:table-cell office:value-type="float" office:value="0.915295">
                <text:p>0.915295</text:p>
              </table:table-cell>
              <table:table-cell office:value-type="float" office:value="0.916415">
                <text:p>0.916415</text:p>
              </table:table-cell>
              <table:table-cell office:value-type="float" office:value="0.916874">
                <text:p>0.916874</text:p>
              </table:table-cell>
              <table:table-cell office:value-type="float" office:value="0.891306">
                <text:p>0.89130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52167">
                <text:p>0.852167</text:p>
              </table:table-cell>
              <table:table-cell office:value-type="float" office:value="0.88647">
                <text:p>0.88647</text:p>
              </table:table-cell>
              <table:table-cell office:value-type="float" office:value="0.898206">
                <text:p>0.898206</text:p>
              </table:table-cell>
              <table:table-cell office:value-type="float" office:value="0.902826">
                <text:p>0.902826</text:p>
              </table:table-cell>
              <table:table-cell office:value-type="float" office:value="0.90636">
                <text:p>0.90636</text:p>
              </table:table-cell>
              <table:table-cell office:value-type="float" office:value="0.909115">
                <text:p>0.909115</text:p>
              </table:table-cell>
              <table:table-cell office:value-type="float" office:value="0.912785">
                <text:p>0.912785</text:p>
              </table:table-cell>
              <table:table-cell office:value-type="float" office:value="0.91478">
                <text:p>0.91478</text:p>
              </table:table-cell>
              <table:table-cell office:value-type="float" office:value="0.915639">
                <text:p>0.915639</text:p>
              </table:table-cell>
              <table:table-cell office:value-type="float" office:value="0.91654">
                <text:p>0.91654</text:p>
              </table:table-cell>
              <table:table-cell office:value-type="float" office:value="0.916874">
                <text:p>0.916874</text:p>
              </table:table-cell>
              <table:table-cell office:value-type="float" office:value="0.901489">
                <text:p>0.9014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9525">
                <text:p>0.789525</text:p>
              </table:table-cell>
              <table:table-cell office:value-type="float" office:value="0.891972">
                <text:p>0.891972</text:p>
              </table:table-cell>
              <table:table-cell office:value-type="float" office:value="0.90074">
                <text:p>0.90074</text:p>
              </table:table-cell>
              <table:table-cell office:value-type="float" office:value="0.905018">
                <text:p>0.905018</text:p>
              </table:table-cell>
              <table:table-cell office:value-type="float" office:value="0.908483">
                <text:p>0.908483</text:p>
              </table:table-cell>
              <table:table-cell office:value-type="float" office:value="0.9123">
                <text:p>0.9123</text:p>
              </table:table-cell>
              <table:table-cell office:value-type="float" office:value="0.914422">
                <text:p>0.914422</text:p>
              </table:table-cell>
              <table:table-cell office:value-type="float" office:value="0.915275">
                <text:p>0.915275</text:p>
              </table:table-cell>
              <table:table-cell office:value-type="float" office:value="0.91611">
                <text:p>0.91611</text:p>
              </table:table-cell>
              <table:table-cell office:value-type="float" office:value="0.9167">
                <text:p>0.9167</text:p>
              </table:table-cell>
              <table:table-cell office:value-type="float" office:value="0.916874">
                <text:p>0.916874</text:p>
              </table:table-cell>
              <table:table-cell office:value-type="float" office:value="0.897055">
                <text:p>0.89705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873736">
                <text:p>0.873736</text:p>
              </table:table-cell>
              <table:table-cell office:value-type="float" office:value="0.898395">
                <text:p>0.898395</text:p>
              </table:table-cell>
              <table:table-cell office:value-type="float" office:value="0.902818">
                <text:p>0.902818</text:p>
              </table:table-cell>
              <table:table-cell office:value-type="float" office:value="0.906561">
                <text:p>0.906561</text:p>
              </table:table-cell>
              <table:table-cell office:value-type="float" office:value="0.910583">
                <text:p>0.910583</text:p>
              </table:table-cell>
              <table:table-cell office:value-type="float" office:value="0.913718">
                <text:p>0.913718</text:p>
              </table:table-cell>
              <table:table-cell office:value-type="float" office:value="0.914715">
                <text:p>0.914715</text:p>
              </table:table-cell>
              <table:table-cell office:value-type="float" office:value="0.915283">
                <text:p>0.915283</text:p>
              </table:table-cell>
              <table:table-cell office:value-type="float" office:value="0.916106">
                <text:p>0.916106</text:p>
              </table:table-cell>
              <table:table-cell office:value-type="float" office:value="0.916731">
                <text:p>0.916731</text:p>
              </table:table-cell>
              <table:table-cell office:value-type="float" office:value="0.91692">
                <text:p>0.91692</text:p>
              </table:table-cell>
              <table:table-cell office:value-type="float" office:value="0.906865">
                <text:p>0.90686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81547">
                <text:p>0.881547</text:p>
              </table:table-cell>
              <table:table-cell office:value-type="float" office:value="0.898415">
                <text:p>0.898415</text:p>
              </table:table-cell>
              <table:table-cell office:value-type="float" office:value="0.902993">
                <text:p>0.902993</text:p>
              </table:table-cell>
              <table:table-cell office:value-type="float" office:value="0.907108">
                <text:p>0.907108</text:p>
              </table:table-cell>
              <table:table-cell office:value-type="float" office:value="0.911578">
                <text:p>0.911578</text:p>
              </table:table-cell>
              <table:table-cell office:value-type="float" office:value="0.914129">
                <text:p>0.914129</text:p>
              </table:table-cell>
              <table:table-cell office:value-type="float" office:value="0.914832">
                <text:p>0.914832</text:p>
              </table:table-cell>
              <table:table-cell office:value-type="float" office:value="0.915357">
                <text:p>0.915357</text:p>
              </table:table-cell>
              <table:table-cell office:value-type="float" office:value="0.91624">
                <text:p>0.91624</text:p>
              </table:table-cell>
              <table:table-cell office:value-type="float" office:value="0.916848">
                <text:p>0.916848</text:p>
              </table:table-cell>
              <table:table-cell office:value-type="float" office:value="0.91692">
                <text:p>0.91692</text:p>
              </table:table-cell>
              <table:table-cell office:value-type="float" office:value="0.907905">
                <text:p>0.90790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9732">
                <text:p>0.79732</text:p>
              </table:table-cell>
              <table:table-cell office:value-type="float" office:value="0.897259">
                <text:p>0.897259</text:p>
              </table:table-cell>
              <table:table-cell office:value-type="float" office:value="0.902809">
                <text:p>0.902809</text:p>
              </table:table-cell>
              <table:table-cell office:value-type="float" office:value="0.90812">
                <text:p>0.90812</text:p>
              </table:table-cell>
              <table:table-cell office:value-type="float" office:value="0.91272">
                <text:p>0.91272</text:p>
              </table:table-cell>
              <table:table-cell office:value-type="float" office:value="0.91432">
                <text:p>0.91432</text:p>
              </table:table-cell>
              <table:table-cell office:value-type="float" office:value="0.914893">
                <text:p>0.914893</text:p>
              </table:table-cell>
              <table:table-cell office:value-type="float" office:value="0.9153">
                <text:p>0.9153</text:p>
              </table:table-cell>
              <table:table-cell office:value-type="float" office:value="0.916076">
                <text:p>0.916076</text:p>
              </table:table-cell>
              <table:table-cell office:value-type="float" office:value="0.916668">
                <text:p>0.916668</text:p>
              </table:table-cell>
              <table:table-cell office:value-type="float" office:value="0.91692">
                <text:p>0.91692</text:p>
              </table:table-cell>
              <table:table-cell office:value-type="float" office:value="0.899548">
                <text:p>0.89954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83017">
                <text:p>0.883017</text:p>
              </table:table-cell>
              <table:table-cell office:value-type="float" office:value="0.898834">
                <text:p>0.898834</text:p>
              </table:table-cell>
              <table:table-cell office:value-type="float" office:value="0.90569">
                <text:p>0.90569</text:p>
              </table:table-cell>
              <table:table-cell office:value-type="float" office:value="0.90879">
                <text:p>0.90879</text:p>
              </table:table-cell>
              <table:table-cell office:value-type="float" office:value="0.913806">
                <text:p>0.913806</text:p>
              </table:table-cell>
              <table:table-cell office:value-type="float" office:value="0.914521">
                <text:p>0.914521</text:p>
              </table:table-cell>
              <table:table-cell office:value-type="float" office:value="0.915121">
                <text:p>0.915121</text:p>
              </table:table-cell>
              <table:table-cell office:value-type="float" office:value="0.91546">
                <text:p>0.91546</text:p>
              </table:table-cell>
              <table:table-cell office:value-type="float" office:value="0.916091">
                <text:p>0.916091</text:p>
              </table:table-cell>
              <table:table-cell office:value-type="float" office:value="0.916656">
                <text:p>0.916656</text:p>
              </table:table-cell>
              <table:table-cell office:value-type="float" office:value="0.91692">
                <text:p>0.91692</text:p>
              </table:table-cell>
              <table:table-cell office:value-type="float" office:value="0.908799">
                <text:p>0.9087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46187">
                <text:p>0.846187</text:p>
              </table:table-cell>
              <table:table-cell office:value-type="float" office:value="0.895656">
                <text:p>0.895656</text:p>
              </table:table-cell>
              <table:table-cell office:value-type="float" office:value="0.901024">
                <text:p>0.901024</text:p>
              </table:table-cell>
              <table:table-cell office:value-type="float" office:value="0.906172">
                <text:p>0.906172</text:p>
              </table:table-cell>
              <table:table-cell office:value-type="float" office:value="0.910401">
                <text:p>0.910401</text:p>
              </table:table-cell>
              <table:table-cell office:value-type="float" office:value="0.914068">
                <text:p>0.914068</text:p>
              </table:table-cell>
              <table:table-cell office:value-type="float" office:value="0.914569">
                <text:p>0.914569</text:p>
              </table:table-cell>
              <table:table-cell office:value-type="float" office:value="0.915174">
                <text:p>0.915174</text:p>
              </table:table-cell>
              <table:table-cell office:value-type="float" office:value="0.915892">
                <text:p>0.915892</text:p>
              </table:table-cell>
              <table:table-cell office:value-type="float" office:value="0.916599">
                <text:p>0.916599</text:p>
              </table:table-cell>
              <table:table-cell office:value-type="float" office:value="0.91692">
                <text:p>0.91692</text:p>
              </table:table-cell>
              <table:table-cell office:value-type="float" office:value="0.903574">
                <text:p>0.9035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64651">
                <text:p>0.764651</text:p>
              </table:table-cell>
              <table:table-cell office:value-type="float" office:value="0.895413">
                <text:p>0.895413</text:p>
              </table:table-cell>
              <table:table-cell office:value-type="float" office:value="0.901321">
                <text:p>0.901321</text:p>
              </table:table-cell>
              <table:table-cell office:value-type="float" office:value="0.905906">
                <text:p>0.905906</text:p>
              </table:table-cell>
              <table:table-cell office:value-type="float" office:value="0.909094">
                <text:p>0.909094</text:p>
              </table:table-cell>
              <table:table-cell office:value-type="float" office:value="0.913724">
                <text:p>0.913724</text:p>
              </table:table-cell>
              <table:table-cell office:value-type="float" office:value="0.914444">
                <text:p>0.914444</text:p>
              </table:table-cell>
              <table:table-cell office:value-type="float" office:value="0.914889">
                <text:p>0.914889</text:p>
              </table:table-cell>
              <table:table-cell office:value-type="float" office:value="0.915547">
                <text:p>0.915547</text:p>
              </table:table-cell>
              <table:table-cell office:value-type="float" office:value="0.916476">
                <text:p>0.916476</text:p>
              </table:table-cell>
              <table:table-cell office:value-type="float" office:value="0.91692">
                <text:p>0.91692</text:p>
              </table:table-cell>
              <table:table-cell office:value-type="float" office:value="0.895146">
                <text:p>0.89514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56557">
                <text:p>0.856557</text:p>
              </table:table-cell>
              <table:table-cell office:value-type="float" office:value="0.896959">
                <text:p>0.896959</text:p>
              </table:table-cell>
              <table:table-cell office:value-type="float" office:value="0.90207">
                <text:p>0.90207</text:p>
              </table:table-cell>
              <table:table-cell office:value-type="float" office:value="0.906685">
                <text:p>0.906685</text:p>
              </table:table-cell>
              <table:table-cell office:value-type="float" office:value="0.91131">
                <text:p>0.91131</text:p>
              </table:table-cell>
              <table:table-cell office:value-type="float" office:value="0.914225">
                <text:p>0.914225</text:p>
              </table:table-cell>
              <table:table-cell office:value-type="float" office:value="0.914752">
                <text:p>0.914752</text:p>
              </table:table-cell>
              <table:table-cell office:value-type="float" office:value="0.915175">
                <text:p>0.915175</text:p>
              </table:table-cell>
              <table:table-cell office:value-type="float" office:value="0.915794">
                <text:p>0.915794</text:p>
              </table:table-cell>
              <table:table-cell office:value-type="float" office:value="0.916572">
                <text:p>0.916572</text:p>
              </table:table-cell>
              <table:table-cell office:value-type="float" office:value="0.91692">
                <text:p>0.91692</text:p>
              </table:table-cell>
              <table:table-cell office:value-type="float" office:value="0.90501">
                <text:p>0.9050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433">
                <text:p>0.8433</text:p>
              </table:table-cell>
              <table:table-cell office:value-type="float" office:value="0.897295">
                <text:p>0.897295</text:p>
              </table:table-cell>
              <table:table-cell office:value-type="float" office:value="0.904322">
                <text:p>0.904322</text:p>
              </table:table-cell>
              <table:table-cell office:value-type="float" office:value="0.907269">
                <text:p>0.907269</text:p>
              </table:table-cell>
              <table:table-cell office:value-type="float" office:value="0.910743">
                <text:p>0.910743</text:p>
              </table:table-cell>
              <table:table-cell office:value-type="float" office:value="0.9139">
                <text:p>0.9139</text:p>
              </table:table-cell>
              <table:table-cell office:value-type="float" office:value="0.914562">
                <text:p>0.914562</text:p>
              </table:table-cell>
              <table:table-cell office:value-type="float" office:value="0.915192">
                <text:p>0.915192</text:p>
              </table:table-cell>
              <table:table-cell office:value-type="float" office:value="0.916059">
                <text:p>0.916059</text:p>
              </table:table-cell>
              <table:table-cell office:value-type="float" office:value="0.916633">
                <text:p>0.916633</text:p>
              </table:table-cell>
              <table:table-cell office:value-type="float" office:value="0.91692">
                <text:p>0.91692</text:p>
              </table:table-cell>
              <table:table-cell office:value-type="float" office:value="0.903927">
                <text:p>0.90392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6757">
                <text:p>0.76757</text:p>
              </table:table-cell>
              <table:table-cell office:value-type="float" office:value="0.896891">
                <text:p>0.896891</text:p>
              </table:table-cell>
              <table:table-cell office:value-type="float" office:value="0.901789">
                <text:p>0.901789</text:p>
              </table:table-cell>
              <table:table-cell office:value-type="float" office:value="0.905825">
                <text:p>0.905825</text:p>
              </table:table-cell>
              <table:table-cell office:value-type="float" office:value="0.908013">
                <text:p>0.908013</text:p>
              </table:table-cell>
              <table:table-cell office:value-type="float" office:value="0.911597">
                <text:p>0.911597</text:p>
              </table:table-cell>
              <table:table-cell office:value-type="float" office:value="0.914171">
                <text:p>0.914171</text:p>
              </table:table-cell>
              <table:table-cell office:value-type="float" office:value="0.914849">
                <text:p>0.914849</text:p>
              </table:table-cell>
              <table:table-cell office:value-type="float" office:value="0.915676">
                <text:p>0.915676</text:p>
              </table:table-cell>
              <table:table-cell office:value-type="float" office:value="0.916552">
                <text:p>0.916552</text:p>
              </table:table-cell>
              <table:table-cell office:value-type="float" office:value="0.91692">
                <text:p>0.91692</text:p>
              </table:table-cell>
              <table:table-cell office:value-type="float" office:value="0.895293">
                <text:p>0.89529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61145">
                <text:p>0.861145</text:p>
              </table:table-cell>
              <table:table-cell office:value-type="float" office:value="0.903237">
                <text:p>0.903237</text:p>
              </table:table-cell>
              <table:table-cell office:value-type="float" office:value="0.907001">
                <text:p>0.907001</text:p>
              </table:table-cell>
              <table:table-cell office:value-type="float" office:value="0.909298">
                <text:p>0.909298</text:p>
              </table:table-cell>
              <table:table-cell office:value-type="float" office:value="0.913217">
                <text:p>0.913217</text:p>
              </table:table-cell>
              <table:table-cell office:value-type="float" office:value="0.914364">
                <text:p>0.914364</text:p>
              </table:table-cell>
              <table:table-cell office:value-type="float" office:value="0.914694">
                <text:p>0.914694</text:p>
              </table:table-cell>
              <table:table-cell office:value-type="float" office:value="0.915271">
                <text:p>0.915271</text:p>
              </table:table-cell>
              <table:table-cell office:value-type="float" office:value="0.916167">
                <text:p>0.916167</text:p>
              </table:table-cell>
              <table:table-cell office:value-type="float" office:value="0.91668">
                <text:p>0.91668</text:p>
              </table:table-cell>
              <table:table-cell office:value-type="float" office:value="0.91692">
                <text:p>0.91692</text:p>
              </table:table-cell>
              <table:table-cell office:value-type="float" office:value="0.907107">
                <text:p>0.90710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39891">
                <text:p>0.839891</text:p>
              </table:table-cell>
              <table:table-cell office:value-type="float" office:value="0.903095">
                <text:p>0.903095</text:p>
              </table:table-cell>
              <table:table-cell office:value-type="float" office:value="0.907306">
                <text:p>0.907306</text:p>
              </table:table-cell>
              <table:table-cell office:value-type="float" office:value="0.909972">
                <text:p>0.909972</text:p>
              </table:table-cell>
              <table:table-cell office:value-type="float" office:value="0.913884">
                <text:p>0.913884</text:p>
              </table:table-cell>
              <table:table-cell office:value-type="float" office:value="0.914492">
                <text:p>0.914492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761">
                <text:p>0.915761</text:p>
              </table:table-cell>
              <table:table-cell office:value-type="float" office:value="0.916263">
                <text:p>0.916263</text:p>
              </table:table-cell>
              <table:table-cell office:value-type="float" office:value="0.916753">
                <text:p>0.916753</text:p>
              </table:table-cell>
              <table:table-cell office:value-type="float" office:value="0.91692">
                <text:p>0.91692</text:p>
              </table:table-cell>
              <table:table-cell office:value-type="float" office:value="0.905245">
                <text:p>0.90524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70609">
                <text:p>0.870609</text:p>
              </table:table-cell>
              <table:table-cell office:value-type="float" office:value="0.902546">
                <text:p>0.902546</text:p>
              </table:table-cell>
              <table:table-cell office:value-type="float" office:value="0.907146">
                <text:p>0.907146</text:p>
              </table:table-cell>
              <table:table-cell office:value-type="float" office:value="0.908952">
                <text:p>0.908952</text:p>
              </table:table-cell>
              <table:table-cell office:value-type="float" office:value="0.912592">
                <text:p>0.912592</text:p>
              </table:table-cell>
              <table:table-cell office:value-type="float" office:value="0.914452">
                <text:p>0.914452</text:p>
              </table:table-cell>
              <table:table-cell office:value-type="float" office:value="0.915175">
                <text:p>0.915175</text:p>
              </table:table-cell>
              <table:table-cell office:value-type="float" office:value="0.915892">
                <text:p>0.915892</text:p>
              </table:table-cell>
              <table:table-cell office:value-type="float" office:value="0.916289">
                <text:p>0.916289</text:p>
              </table:table-cell>
              <table:table-cell office:value-type="float" office:value="0.91673">
                <text:p>0.91673</text:p>
              </table:table-cell>
              <table:table-cell office:value-type="float" office:value="0.91692">
                <text:p>0.91692</text:p>
              </table:table-cell>
              <table:table-cell office:value-type="float" office:value="0.908038">
                <text:p>0.90803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38528">
                <text:p>0.838528</text:p>
              </table:table-cell>
              <table:table-cell office:value-type="float" office:value="0.903022">
                <text:p>0.903022</text:p>
              </table:table-cell>
              <table:table-cell office:value-type="float" office:value="0.90711">
                <text:p>0.90711</text:p>
              </table:table-cell>
              <table:table-cell office:value-type="float" office:value="0.90919">
                <text:p>0.90919</text:p>
              </table:table-cell>
              <table:table-cell office:value-type="float" office:value="0.912807">
                <text:p>0.912807</text:p>
              </table:table-cell>
              <table:table-cell office:value-type="float" office:value="0.914511">
                <text:p>0.914511</text:p>
              </table:table-cell>
              <table:table-cell office:value-type="float" office:value="0.915266">
                <text:p>0.915266</text:p>
              </table:table-cell>
              <table:table-cell office:value-type="float" office:value="0.915893">
                <text:p>0.915893</text:p>
              </table:table-cell>
              <table:table-cell office:value-type="float" office:value="0.916264">
                <text:p>0.916264</text:p>
              </table:table-cell>
              <table:table-cell office:value-type="float" office:value="0.916649">
                <text:p>0.916649</text:p>
              </table:table-cell>
              <table:table-cell office:value-type="float" office:value="0.91692">
                <text:p>0.91692</text:p>
              </table:table-cell>
              <table:table-cell office:value-type="float" office:value="0.904924">
                <text:p>0.90492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64539">
                <text:p>0.864539</text:p>
              </table:table-cell>
              <table:table-cell office:value-type="float" office:value="0.903082">
                <text:p>0.903082</text:p>
              </table:table-cell>
              <table:table-cell office:value-type="float" office:value="0.907175">
                <text:p>0.907175</text:p>
              </table:table-cell>
              <table:table-cell office:value-type="float" office:value="0.909322">
                <text:p>0.909322</text:p>
              </table:table-cell>
              <table:table-cell office:value-type="float" office:value="0.912686">
                <text:p>0.912686</text:p>
              </table:table-cell>
              <table:table-cell office:value-type="float" office:value="0.91471">
                <text:p>0.91471</text:p>
              </table:table-cell>
              <table:table-cell office:value-type="float" office:value="0.9155">
                <text:p>0.9155</text:p>
              </table:table-cell>
              <table:table-cell office:value-type="float" office:value="0.916003">
                <text:p>0.916003</text:p>
              </table:table-cell>
              <table:table-cell office:value-type="float" office:value="0.916341">
                <text:p>0.916341</text:p>
              </table:table-cell>
              <table:table-cell office:value-type="float" office:value="0.91674">
                <text:p>0.91674</text:p>
              </table:table-cell>
              <table:table-cell office:value-type="float" office:value="0.91692">
                <text:p>0.91692</text:p>
              </table:table-cell>
              <table:table-cell office:value-type="float" office:value="0.90761">
                <text:p>0.9076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56439">
                <text:p>0.856439</text:p>
              </table:table-cell>
              <table:table-cell office:value-type="float" office:value="0.90177">
                <text:p>0.90177</text:p>
              </table:table-cell>
              <table:table-cell office:value-type="float" office:value="0.906989">
                <text:p>0.906989</text:p>
              </table:table-cell>
              <table:table-cell office:value-type="float" office:value="0.909552">
                <text:p>0.909552</text:p>
              </table:table-cell>
              <table:table-cell office:value-type="float" office:value="0.912598">
                <text:p>0.912598</text:p>
              </table:table-cell>
              <table:table-cell office:value-type="float" office:value="0.914748">
                <text:p>0.914748</text:p>
              </table:table-cell>
              <table:table-cell office:value-type="float" office:value="0.915586">
                <text:p>0.915586</text:p>
              </table:table-cell>
              <table:table-cell office:value-type="float" office:value="0.916087">
                <text:p>0.916087</text:p>
              </table:table-cell>
              <table:table-cell office:value-type="float" office:value="0.916432">
                <text:p>0.916432</text:p>
              </table:table-cell>
              <table:table-cell office:value-type="float" office:value="0.916783">
                <text:p>0.916783</text:p>
              </table:table-cell>
              <table:table-cell office:value-type="float" office:value="0.91692">
                <text:p>0.91692</text:p>
              </table:table-cell>
              <table:table-cell office:value-type="float" office:value="0.906698">
                <text:p>0.90669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34705">
                <text:p>0.834705</text:p>
              </table:table-cell>
              <table:table-cell office:value-type="float" office:value="0.89774">
                <text:p>0.89774</text:p>
              </table:table-cell>
              <table:table-cell office:value-type="float" office:value="0.904237">
                <text:p>0.904237</text:p>
              </table:table-cell>
              <table:table-cell office:value-type="float" office:value="0.907923">
                <text:p>0.907923</text:p>
              </table:table-cell>
              <table:table-cell office:value-type="float" office:value="0.910132">
                <text:p>0.910132</text:p>
              </table:table-cell>
              <table:table-cell office:value-type="float" office:value="0.914098">
                <text:p>0.914098</text:p>
              </table:table-cell>
              <table:table-cell office:value-type="float" office:value="0.915491">
                <text:p>0.915491</text:p>
              </table:table-cell>
              <table:table-cell office:value-type="float" office:value="0.91622">
                <text:p>0.91622</text:p>
              </table:table-cell>
              <table:table-cell office:value-type="float" office:value="0.916521">
                <text:p>0.916521</text:p>
              </table:table-cell>
              <table:table-cell office:value-type="float" office:value="0.916793">
                <text:p>0.916793</text:p>
              </table:table-cell>
              <table:table-cell office:value-type="float" office:value="0.91692">
                <text:p>0.91692</text:p>
              </table:table-cell>
              <table:table-cell office:value-type="float" office:value="0.903386">
                <text:p>0.90338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33403">
                <text:p>0.833403</text:p>
              </table:table-cell>
              <table:table-cell office:value-type="float" office:value="0.897963">
                <text:p>0.897963</text:p>
              </table:table-cell>
              <table:table-cell office:value-type="float" office:value="0.90382">
                <text:p>0.90382</text:p>
              </table:table-cell>
              <table:table-cell office:value-type="float" office:value="0.908574">
                <text:p>0.908574</text:p>
              </table:table-cell>
              <table:table-cell office:value-type="float" office:value="0.910397">
                <text:p>0.910397</text:p>
              </table:table-cell>
              <table:table-cell office:value-type="float" office:value="0.913991">
                <text:p>0.913991</text:p>
              </table:table-cell>
              <table:table-cell office:value-type="float" office:value="0.91537">
                <text:p>0.91537</text:p>
              </table:table-cell>
              <table:table-cell office:value-type="float" office:value="0.916051">
                <text:p>0.916051</text:p>
              </table:table-cell>
              <table:table-cell office:value-type="float" office:value="0.916379">
                <text:p>0.916379</text:p>
              </table:table-cell>
              <table:table-cell office:value-type="float" office:value="0.916716">
                <text:p>0.916716</text:p>
              </table:table-cell>
              <table:table-cell office:value-type="float" office:value="0.91692">
                <text:p>0.91692</text:p>
              </table:table-cell>
              <table:table-cell office:value-type="float" office:value="0.903266">
                <text:p>0.90326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23779">
                <text:p>0.823779</text:p>
              </table:table-cell>
              <table:table-cell office:value-type="float" office:value="0.897741">
                <text:p>0.897741</text:p>
              </table:table-cell>
              <table:table-cell office:value-type="float" office:value="0.902667">
                <text:p>0.902667</text:p>
              </table:table-cell>
              <table:table-cell office:value-type="float" office:value="0.908107">
                <text:p>0.908107</text:p>
              </table:table-cell>
              <table:table-cell office:value-type="float" office:value="0.909889">
                <text:p>0.909889</text:p>
              </table:table-cell>
              <table:table-cell office:value-type="float" office:value="0.912994">
                <text:p>0.912994</text:p>
              </table:table-cell>
              <table:table-cell office:value-type="float" office:value="0.915526">
                <text:p>0.915526</text:p>
              </table:table-cell>
              <table:table-cell office:value-type="float" office:value="0.916134">
                <text:p>0.916134</text:p>
              </table:table-cell>
              <table:table-cell office:value-type="float" office:value="0.916399">
                <text:p>0.916399</text:p>
              </table:table-cell>
              <table:table-cell office:value-type="float" office:value="0.91672">
                <text:p>0.91672</text:p>
              </table:table-cell>
              <table:table-cell office:value-type="float" office:value="0.91692">
                <text:p>0.91692</text:p>
              </table:table-cell>
              <table:table-cell office:value-type="float" office:value="0.901996">
                <text:p>0.9019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802734">
                <text:p>0.802734</text:p>
              </table:table-cell>
              <table:table-cell office:value-type="float" office:value="0.898629">
                <text:p>0.898629</text:p>
              </table:table-cell>
              <table:table-cell office:value-type="float" office:value="0.904253">
                <text:p>0.904253</text:p>
              </table:table-cell>
              <table:table-cell office:value-type="float" office:value="0.908978">
                <text:p>0.908978</text:p>
              </table:table-cell>
              <table:table-cell office:value-type="float" office:value="0.910359">
                <text:p>0.910359</text:p>
              </table:table-cell>
              <table:table-cell office:value-type="float" office:value="0.91424">
                <text:p>0.91424</text:p>
              </table:table-cell>
              <table:table-cell office:value-type="float" office:value="0.915725">
                <text:p>0.915725</text:p>
              </table:table-cell>
              <table:table-cell office:value-type="float" office:value="0.916126">
                <text:p>0.916126</text:p>
              </table:table-cell>
              <table:table-cell office:value-type="float" office:value="0.916397">
                <text:p>0.916397</text:p>
              </table:table-cell>
              <table:table-cell office:value-type="float" office:value="0.916662">
                <text:p>0.916662</text:p>
              </table:table-cell>
              <table:table-cell office:value-type="float" office:value="0.91692">
                <text:p>0.91692</text:p>
              </table:table-cell>
              <table:table-cell office:value-type="float" office:value="0.90041">
                <text:p>0.900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50341">
                <text:p>0.750341</text:p>
              </table:table-cell>
              <table:table-cell office:value-type="float" office:value="0.899234">
                <text:p>0.899234</text:p>
              </table:table-cell>
              <table:table-cell office:value-type="float" office:value="0.905783">
                <text:p>0.905783</text:p>
              </table:table-cell>
              <table:table-cell office:value-type="float" office:value="0.908801">
                <text:p>0.908801</text:p>
              </table:table-cell>
              <table:table-cell office:value-type="float" office:value="0.911224">
                <text:p>0.911224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901">
                <text:p>0.915901</text:p>
              </table:table-cell>
              <table:table-cell office:value-type="float" office:value="0.916171">
                <text:p>0.916171</text:p>
              </table:table-cell>
              <table:table-cell office:value-type="float" office:value="0.916417">
                <text:p>0.916417</text:p>
              </table:table-cell>
              <table:table-cell office:value-type="float" office:value="0.916702">
                <text:p>0.916702</text:p>
              </table:table-cell>
              <table:table-cell office:value-type="float" office:value="0.91692">
                <text:p>0.91692</text:p>
              </table:table-cell>
              <table:table-cell office:value-type="float" office:value="0.895539">
                <text:p>0.89553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63386">
                <text:p>0.863386</text:p>
              </table:table-cell>
              <table:table-cell office:value-type="float" office:value="0.905271">
                <text:p>0.905271</text:p>
              </table:table-cell>
              <table:table-cell office:value-type="float" office:value="0.9082">
                <text:p>0.9082</text:p>
              </table:table-cell>
              <table:table-cell office:value-type="float" office:value="0.910234">
                <text:p>0.910234</text:p>
              </table:table-cell>
              <table:table-cell office:value-type="float" office:value="0.914172">
                <text:p>0.914172</text:p>
              </table:table-cell>
              <table:table-cell office:value-type="float" office:value="0.914877">
                <text:p>0.914877</text:p>
              </table:table-cell>
              <table:table-cell office:value-type="float" office:value="0.915859">
                <text:p>0.915859</text:p>
              </table:table-cell>
              <table:table-cell office:value-type="float" office:value="0.916153">
                <text:p>0.916153</text:p>
              </table:table-cell>
              <table:table-cell office:value-type="float" office:value="0.916403">
                <text:p>0.916403</text:p>
              </table:table-cell>
              <table:table-cell office:value-type="float" office:value="0.916682">
                <text:p>0.916682</text:p>
              </table:table-cell>
              <table:table-cell office:value-type="float" office:value="0.91692">
                <text:p>0.91692</text:p>
              </table:table-cell>
              <table:table-cell office:value-type="float" office:value="0.908124">
                <text:p>0.90812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37372">
                <text:p>0.837372</text:p>
              </table:table-cell>
              <table:table-cell office:value-type="float" office:value="0.904454">
                <text:p>0.904454</text:p>
              </table:table-cell>
              <table:table-cell office:value-type="float" office:value="0.90819">
                <text:p>0.90819</text:p>
              </table:table-cell>
              <table:table-cell office:value-type="float" office:value="0.911297">
                <text:p>0.911297</text:p>
              </table:table-cell>
              <table:table-cell office:value-type="float" office:value="0.914533">
                <text:p>0.914533</text:p>
              </table:table-cell>
              <table:table-cell office:value-type="float" office:value="0.915494">
                <text:p>0.915494</text:p>
              </table:table-cell>
              <table:table-cell office:value-type="float" office:value="0.916033">
                <text:p>0.916033</text:p>
              </table:table-cell>
              <table:table-cell office:value-type="float" office:value="0.916277">
                <text:p>0.916277</text:p>
              </table:table-cell>
              <table:table-cell office:value-type="float" office:value="0.916423">
                <text:p>0.916423</text:p>
              </table:table-cell>
              <table:table-cell office:value-type="float" office:value="0.916754">
                <text:p>0.916754</text:p>
              </table:table-cell>
              <table:table-cell office:value-type="float" office:value="0.91692">
                <text:p>0.91692</text:p>
              </table:table-cell>
              <table:table-cell office:value-type="float" office:value="0.905683">
                <text:p>0.90568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69624">
                <text:p>0.769624</text:p>
              </table:table-cell>
              <table:table-cell office:value-type="float" office:value="0.902807">
                <text:p>0.902807</text:p>
              </table:table-cell>
              <table:table-cell office:value-type="float" office:value="0.90693">
                <text:p>0.90693</text:p>
              </table:table-cell>
              <table:table-cell office:value-type="float" office:value="0.909538">
                <text:p>0.909538</text:p>
              </table:table-cell>
              <table:table-cell office:value-type="float" office:value="0.913192">
                <text:p>0.913192</text:p>
              </table:table-cell>
              <table:table-cell office:value-type="float" office:value="0.914711">
                <text:p>0.914711</text:p>
              </table:table-cell>
              <table:table-cell office:value-type="float" office:value="0.915932">
                <text:p>0.915932</text:p>
              </table:table-cell>
              <table:table-cell office:value-type="float" office:value="0.916295">
                <text:p>0.916295</text:p>
              </table:table-cell>
              <table:table-cell office:value-type="float" office:value="0.91643">
                <text:p>0.91643</text:p>
              </table:table-cell>
              <table:table-cell office:value-type="float" office:value="0.916753">
                <text:p>0.916753</text:p>
              </table:table-cell>
              <table:table-cell office:value-type="float" office:value="0.91692">
                <text:p>0.91692</text:p>
              </table:table-cell>
              <table:table-cell office:value-type="float" office:value="0.898221">
                <text:p>0.89822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74061">
                <text:p>0.774061</text:p>
              </table:table-cell>
              <table:table-cell office:value-type="float" office:value="0.897403">
                <text:p>0.897403</text:p>
              </table:table-cell>
              <table:table-cell office:value-type="float" office:value="0.906748">
                <text:p>0.906748</text:p>
              </table:table-cell>
              <table:table-cell office:value-type="float" office:value="0.909715">
                <text:p>0.909715</text:p>
              </table:table-cell>
              <table:table-cell office:value-type="float" office:value="0.914268">
                <text:p>0.914268</text:p>
              </table:table-cell>
              <table:table-cell office:value-type="float" office:value="0.915374">
                <text:p>0.915374</text:p>
              </table:table-cell>
              <table:table-cell office:value-type="float" office:value="0.916108">
                <text:p>0.916108</text:p>
              </table:table-cell>
              <table:table-cell office:value-type="float" office:value="0.91634">
                <text:p>0.91634</text:p>
              </table:table-cell>
              <table:table-cell office:value-type="float" office:value="0.916438">
                <text:p>0.916438</text:p>
              </table:table-cell>
              <table:table-cell office:value-type="float" office:value="0.916751">
                <text:p>0.916751</text:p>
              </table:table-cell>
              <table:table-cell office:value-type="float" office:value="0.91692">
                <text:p>0.91692</text:p>
              </table:table-cell>
              <table:table-cell office:value-type="float" office:value="0.898321">
                <text:p>0.89832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18425">
                <text:p>0.818425</text:p>
              </table:table-cell>
              <table:table-cell office:value-type="float" office:value="0.899736">
                <text:p>0.899736</text:p>
              </table:table-cell>
              <table:table-cell office:value-type="float" office:value="0.907287">
                <text:p>0.907287</text:p>
              </table:table-cell>
              <table:table-cell office:value-type="float" office:value="0.9109">
                <text:p>0.9109</text:p>
              </table:table-cell>
              <table:table-cell office:value-type="float" office:value="0.914761">
                <text:p>0.914761</text:p>
              </table:table-cell>
              <table:table-cell office:value-type="float" office:value="0.915856">
                <text:p>0.915856</text:p>
              </table:table-cell>
              <table:table-cell office:value-type="float" office:value="0.916152">
                <text:p>0.916152</text:p>
              </table:table-cell>
              <table:table-cell office:value-type="float" office:value="0.916344">
                <text:p>0.916344</text:p>
              </table:table-cell>
              <table:table-cell office:value-type="float" office:value="0.916437">
                <text:p>0.916437</text:p>
              </table:table-cell>
              <table:table-cell office:value-type="float" office:value="0.916774">
                <text:p>0.916774</text:p>
              </table:table-cell>
              <table:table-cell office:value-type="float" office:value="0.91692">
                <text:p>0.91692</text:p>
              </table:table-cell>
              <table:table-cell office:value-type="float" office:value="0.903267">
                <text:p>0.90326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87798">
                <text:p>0.787798</text:p>
              </table:table-cell>
              <table:table-cell office:value-type="float" office:value="0.887084">
                <text:p>0.887084</text:p>
              </table:table-cell>
              <table:table-cell office:value-type="float" office:value="0.906978">
                <text:p>0.906978</text:p>
              </table:table-cell>
              <table:table-cell office:value-type="float" office:value="0.910231">
                <text:p>0.910231</text:p>
              </table:table-cell>
              <table:table-cell office:value-type="float" office:value="0.91452">
                <text:p>0.91452</text:p>
              </table:table-cell>
              <table:table-cell office:value-type="float" office:value="0.915661">
                <text:p>0.915661</text:p>
              </table:table-cell>
              <table:table-cell office:value-type="float" office:value="0.916092">
                <text:p>0.916092</text:p>
              </table:table-cell>
              <table:table-cell office:value-type="float" office:value="0.916375">
                <text:p>0.916375</text:p>
              </table:table-cell>
              <table:table-cell office:value-type="float" office:value="0.91647">
                <text:p>0.91647</text:p>
              </table:table-cell>
              <table:table-cell office:value-type="float" office:value="0.916801">
                <text:p>0.916801</text:p>
              </table:table-cell>
              <table:table-cell office:value-type="float" office:value="0.91692">
                <text:p>0.91692</text:p>
              </table:table-cell>
              <table:table-cell office:value-type="float" office:value="0.898801">
                <text:p>0.89880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83886">
                <text:p>0.783886</text:p>
              </table:table-cell>
              <table:table-cell office:value-type="float" office:value="0.864637">
                <text:p>0.864637</text:p>
              </table:table-cell>
              <table:table-cell office:value-type="float" office:value="0.902936">
                <text:p>0.902936</text:p>
              </table:table-cell>
              <table:table-cell office:value-type="float" office:value="0.908083">
                <text:p>0.908083</text:p>
              </table:table-cell>
              <table:table-cell office:value-type="float" office:value="0.912111">
                <text:p>0.912111</text:p>
              </table:table-cell>
              <table:table-cell office:value-type="float" office:value="0.914875">
                <text:p>0.914875</text:p>
              </table:table-cell>
              <table:table-cell office:value-type="float" office:value="0.915879">
                <text:p>0.915879</text:p>
              </table:table-cell>
              <table:table-cell office:value-type="float" office:value="0.916279">
                <text:p>0.916279</text:p>
              </table:table-cell>
              <table:table-cell office:value-type="float" office:value="0.916479">
                <text:p>0.916479</text:p>
              </table:table-cell>
              <table:table-cell office:value-type="float" office:value="0.916867">
                <text:p>0.916867</text:p>
              </table:table-cell>
              <table:table-cell office:value-type="float" office:value="0.91692">
                <text:p>0.91692</text:p>
              </table:table-cell>
              <table:table-cell office:value-type="float" office:value="0.895203">
                <text:p>0.89520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74205">
                <text:p>0.774205</text:p>
              </table:table-cell>
              <table:table-cell office:value-type="float" office:value="0.889008">
                <text:p>0.889008</text:p>
              </table:table-cell>
              <table:table-cell office:value-type="float" office:value="0.90246">
                <text:p>0.90246</text:p>
              </table:table-cell>
              <table:table-cell office:value-type="float" office:value="0.908384">
                <text:p>0.908384</text:p>
              </table:table-cell>
              <table:table-cell office:value-type="float" office:value="0.911906">
                <text:p>0.911906</text:p>
              </table:table-cell>
              <table:table-cell office:value-type="float" office:value="0.915263">
                <text:p>0.915263</text:p>
              </table:table-cell>
              <table:table-cell office:value-type="float" office:value="0.916017">
                <text:p>0.916017</text:p>
              </table:table-cell>
              <table:table-cell office:value-type="float" office:value="0.916338">
                <text:p>0.916338</text:p>
              </table:table-cell>
              <table:table-cell office:value-type="float" office:value="0.91651">
                <text:p>0.91651</text:p>
              </table:table-cell>
              <table:table-cell office:value-type="float" office:value="0.916861">
                <text:p>0.916861</text:p>
              </table:table-cell>
              <table:table-cell office:value-type="float" office:value="0.91692">
                <text:p>0.91692</text:p>
              </table:table-cell>
              <table:table-cell office:value-type="float" office:value="0.896695">
                <text:p>0.89669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72479">
                <text:p>0.772479</text:p>
              </table:table-cell>
              <table:table-cell office:value-type="float" office:value="0.898709">
                <text:p>0.898709</text:p>
              </table:table-cell>
              <table:table-cell office:value-type="float" office:value="0.906101">
                <text:p>0.906101</text:p>
              </table:table-cell>
              <table:table-cell office:value-type="float" office:value="0.909593">
                <text:p>0.909593</text:p>
              </table:table-cell>
              <table:table-cell office:value-type="float" office:value="0.912836">
                <text:p>0.912836</text:p>
              </table:table-cell>
              <table:table-cell office:value-type="float" office:value="0.915491">
                <text:p>0.915491</text:p>
              </table:table-cell>
              <table:table-cell office:value-type="float" office:value="0.915956">
                <text:p>0.915956</text:p>
              </table:table-cell>
              <table:table-cell office:value-type="float" office:value="0.916309">
                <text:p>0.916309</text:p>
              </table:table-cell>
              <table:table-cell office:value-type="float" office:value="0.916497">
                <text:p>0.916497</text:p>
              </table:table-cell>
              <table:table-cell office:value-type="float" office:value="0.916848">
                <text:p>0.916848</text:p>
              </table:table-cell>
              <table:table-cell office:value-type="float" office:value="0.91692">
                <text:p>0.91692</text:p>
              </table:table-cell>
              <table:table-cell office:value-type="float" office:value="0.898082">
                <text:p>0.8980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2528">
                <text:p>0.782528</text:p>
              </table:table-cell>
              <table:table-cell office:value-type="float" office:value="0.898044">
                <text:p>0.898044</text:p>
              </table:table-cell>
              <table:table-cell office:value-type="float" office:value="0.907317">
                <text:p>0.907317</text:p>
              </table:table-cell>
              <table:table-cell office:value-type="float" office:value="0.909892">
                <text:p>0.909892</text:p>
              </table:table-cell>
              <table:table-cell office:value-type="float" office:value="0.913554">
                <text:p>0.913554</text:p>
              </table:table-cell>
              <table:table-cell office:value-type="float" office:value="0.915397">
                <text:p>0.915397</text:p>
              </table:table-cell>
              <table:table-cell office:value-type="float" office:value="0.915938">
                <text:p>0.915938</text:p>
              </table:table-cell>
              <table:table-cell office:value-type="float" office:value="0.916329">
                <text:p>0.916329</text:p>
              </table:table-cell>
              <table:table-cell office:value-type="float" office:value="0.916528">
                <text:p>0.916528</text:p>
              </table:table-cell>
              <table:table-cell office:value-type="float" office:value="0.916859">
                <text:p>0.916859</text:p>
              </table:table-cell>
              <table:table-cell office:value-type="float" office:value="0.91692">
                <text:p>0.91692</text:p>
              </table:table-cell>
              <table:table-cell office:value-type="float" office:value="0.899238">
                <text:p>0.89923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174">
                <text:p>0.8174</text:p>
              </table:table-cell>
              <table:table-cell office:value-type="float" office:value="0.898014">
                <text:p>0.898014</text:p>
              </table:table-cell>
              <table:table-cell office:value-type="float" office:value="0.905162">
                <text:p>0.905162</text:p>
              </table:table-cell>
              <table:table-cell office:value-type="float" office:value="0.909778">
                <text:p>0.909778</text:p>
              </table:table-cell>
              <table:table-cell office:value-type="float" office:value="0.912429">
                <text:p>0.912429</text:p>
              </table:table-cell>
              <table:table-cell office:value-type="float" office:value="0.915328">
                <text:p>0.915328</text:p>
              </table:table-cell>
              <table:table-cell office:value-type="float" office:value="0.915903">
                <text:p>0.915903</text:p>
              </table:table-cell>
              <table:table-cell office:value-type="float" office:value="0.916155">
                <text:p>0.916155</text:p>
              </table:table-cell>
              <table:table-cell office:value-type="float" office:value="0.916456">
                <text:p>0.916456</text:p>
              </table:table-cell>
              <table:table-cell office:value-type="float" office:value="0.916855">
                <text:p>0.916855</text:p>
              </table:table-cell>
              <table:table-cell office:value-type="float" office:value="0.91692">
                <text:p>0.91692</text:p>
              </table:table-cell>
              <table:table-cell office:value-type="float" office:value="0.902348">
                <text:p>0.90234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10559">
                <text:p>0.810559</text:p>
              </table:table-cell>
              <table:table-cell office:value-type="float" office:value="0.896094">
                <text:p>0.896094</text:p>
              </table:table-cell>
              <table:table-cell office:value-type="float" office:value="0.901638">
                <text:p>0.901638</text:p>
              </table:table-cell>
              <table:table-cell office:value-type="float" office:value="0.908475">
                <text:p>0.908475</text:p>
              </table:table-cell>
              <table:table-cell office:value-type="float" office:value="0.910543">
                <text:p>0.910543</text:p>
              </table:table-cell>
              <table:table-cell office:value-type="float" office:value="0.914392">
                <text:p>0.914392</text:p>
              </table:table-cell>
              <table:table-cell office:value-type="float" office:value="0.915782">
                <text:p>0.915782</text:p>
              </table:table-cell>
              <table:table-cell office:value-type="float" office:value="0.916048">
                <text:p>0.916048</text:p>
              </table:table-cell>
              <table:table-cell office:value-type="float" office:value="0.916379">
                <text:p>0.916379</text:p>
              </table:table-cell>
              <table:table-cell office:value-type="float" office:value="0.91683">
                <text:p>0.91683</text:p>
              </table:table-cell>
              <table:table-cell office:value-type="float" office:value="0.91692">
                <text:p>0.91692</text:p>
              </table:table-cell>
              <table:table-cell office:value-type="float" office:value="0.900674">
                <text:p>0.90067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45969">
                <text:p>0.745969</text:p>
              </table:table-cell>
              <table:table-cell office:value-type="float" office:value="0.881591">
                <text:p>0.881591</text:p>
              </table:table-cell>
              <table:table-cell office:value-type="float" office:value="0.899101">
                <text:p>0.899101</text:p>
              </table:table-cell>
              <table:table-cell office:value-type="float" office:value="0.904966">
                <text:p>0.904966</text:p>
              </table:table-cell>
              <table:table-cell office:value-type="float" office:value="0.909853">
                <text:p>0.909853</text:p>
              </table:table-cell>
              <table:table-cell office:value-type="float" office:value="0.913952">
                <text:p>0.913952</text:p>
              </table:table-cell>
              <table:table-cell office:value-type="float" office:value="0.915474">
                <text:p>0.915474</text:p>
              </table:table-cell>
              <table:table-cell office:value-type="float" office:value="0.91598">
                <text:p>0.91598</text:p>
              </table:table-cell>
              <table:table-cell office:value-type="float" office:value="0.916332">
                <text:p>0.916332</text:p>
              </table:table-cell>
              <table:table-cell office:value-type="float" office:value="0.916821">
                <text:p>0.916821</text:p>
              </table:table-cell>
              <table:table-cell office:value-type="float" office:value="0.91692">
                <text:p>0.91692</text:p>
              </table:table-cell>
              <table:table-cell office:value-type="float" office:value="0.892004">
                <text:p>0.89200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30059">
                <text:p>0.830059</text:p>
              </table:table-cell>
              <table:table-cell office:value-type="float" office:value="0.89964">
                <text:p>0.89964</text:p>
              </table:table-cell>
              <table:table-cell office:value-type="float" office:value="0.907403">
                <text:p>0.907403</text:p>
              </table:table-cell>
              <table:table-cell office:value-type="float" office:value="0.910937">
                <text:p>0.910937</text:p>
              </table:table-cell>
              <table:table-cell office:value-type="float" office:value="0.914676">
                <text:p>0.914676</text:p>
              </table:table-cell>
              <table:table-cell office:value-type="float" office:value="0.91572">
                <text:p>0.91572</text:p>
              </table:table-cell>
              <table:table-cell office:value-type="float" office:value="0.915989">
                <text:p>0.915989</text:p>
              </table:table-cell>
              <table:table-cell office:value-type="float" office:value="0.91622">
                <text:p>0.91622</text:p>
              </table:table-cell>
              <table:table-cell office:value-type="float" office:value="0.916457">
                <text:p>0.916457</text:p>
              </table:table-cell>
              <table:table-cell office:value-type="float" office:value="0.916856">
                <text:p>0.916856</text:p>
              </table:table-cell>
              <table:table-cell office:value-type="float" office:value="0.91692">
                <text:p>0.91692</text:p>
              </table:table-cell>
              <table:table-cell office:value-type="float" office:value="0.904396">
                <text:p>0.90439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78887">
                <text:p>0.778887</text:p>
              </table:table-cell>
              <table:table-cell office:value-type="float" office:value="0.89827">
                <text:p>0.89827</text:p>
              </table:table-cell>
              <table:table-cell office:value-type="float" office:value="0.905205">
                <text:p>0.905205</text:p>
              </table:table-cell>
              <table:table-cell office:value-type="float" office:value="0.910174">
                <text:p>0.910174</text:p>
              </table:table-cell>
              <table:table-cell office:value-type="float" office:value="0.914676">
                <text:p>0.914676</text:p>
              </table:table-cell>
              <table:table-cell office:value-type="float" office:value="0.915748">
                <text:p>0.915748</text:p>
              </table:table-cell>
              <table:table-cell office:value-type="float" office:value="0.915985">
                <text:p>0.915985</text:p>
              </table:table-cell>
              <table:table-cell office:value-type="float" office:value="0.916187">
                <text:p>0.916187</text:p>
              </table:table-cell>
              <table:table-cell office:value-type="float" office:value="0.916349">
                <text:p>0.916349</text:p>
              </table:table-cell>
              <table:table-cell office:value-type="float" office:value="0.916716">
                <text:p>0.916716</text:p>
              </table:table-cell>
              <table:table-cell office:value-type="float" office:value="0.91692">
                <text:p>0.91692</text:p>
              </table:table-cell>
              <table:table-cell office:value-type="float" office:value="0.89882">
                <text:p>0.8988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7768">
                <text:p>0.77768</text:p>
              </table:table-cell>
              <table:table-cell office:value-type="float" office:value="0.882741">
                <text:p>0.882741</text:p>
              </table:table-cell>
              <table:table-cell office:value-type="float" office:value="0.90173">
                <text:p>0.90173</text:p>
              </table:table-cell>
              <table:table-cell office:value-type="float" office:value="0.907879">
                <text:p>0.907879</text:p>
              </table:table-cell>
              <table:table-cell office:value-type="float" office:value="0.912154">
                <text:p>0.912154</text:p>
              </table:table-cell>
              <table:table-cell office:value-type="float" office:value="0.915176">
                <text:p>0.915176</text:p>
              </table:table-cell>
              <table:table-cell office:value-type="float" office:value="0.9159">
                <text:p>0.9159</text:p>
              </table:table-cell>
              <table:table-cell office:value-type="float" office:value="0.91612">
                <text:p>0.91612</text:p>
              </table:table-cell>
              <table:table-cell office:value-type="float" office:value="0.91632">
                <text:p>0.91632</text:p>
              </table:table-cell>
              <table:table-cell office:value-type="float" office:value="0.916637">
                <text:p>0.916637</text:p>
              </table:table-cell>
              <table:table-cell office:value-type="float" office:value="0.91692">
                <text:p>0.91692</text:p>
              </table:table-cell>
              <table:table-cell office:value-type="float" office:value="0.896234">
                <text:p>0.89623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02582">
                <text:p>0.802582</text:p>
              </table:table-cell>
              <table:table-cell office:value-type="float" office:value="0.893466">
                <text:p>0.893466</text:p>
              </table:table-cell>
              <table:table-cell office:value-type="float" office:value="0.902386">
                <text:p>0.902386</text:p>
              </table:table-cell>
              <table:table-cell office:value-type="float" office:value="0.908725">
                <text:p>0.908725</text:p>
              </table:table-cell>
              <table:table-cell office:value-type="float" office:value="0.91212">
                <text:p>0.91212</text:p>
              </table:table-cell>
              <table:table-cell office:value-type="float" office:value="0.914685">
                <text:p>0.914685</text:p>
              </table:table-cell>
              <table:table-cell office:value-type="float" office:value="0.915805">
                <text:p>0.915805</text:p>
              </table:table-cell>
              <table:table-cell office:value-type="float" office:value="0.916138">
                <text:p>0.916138</text:p>
              </table:table-cell>
              <table:table-cell office:value-type="float" office:value="0.916349">
                <text:p>0.916349</text:p>
              </table:table-cell>
              <table:table-cell office:value-type="float" office:value="0.916675">
                <text:p>0.916675</text:p>
              </table:table-cell>
              <table:table-cell office:value-type="float" office:value="0.91692">
                <text:p>0.91692</text:p>
              </table:table-cell>
              <table:table-cell office:value-type="float" office:value="0.899893">
                <text:p>0.89989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57105">
                <text:p>0.857105</text:p>
              </table:table-cell>
              <table:table-cell office:value-type="float" office:value="0.897474">
                <text:p>0.897474</text:p>
              </table:table-cell>
              <table:table-cell office:value-type="float" office:value="0.902956">
                <text:p>0.902956</text:p>
              </table:table-cell>
              <table:table-cell office:value-type="float" office:value="0.90852">
                <text:p>0.90852</text:p>
              </table:table-cell>
              <table:table-cell office:value-type="float" office:value="0.910853">
                <text:p>0.910853</text:p>
              </table:table-cell>
              <table:table-cell office:value-type="float" office:value="0.914452">
                <text:p>0.914452</text:p>
              </table:table-cell>
              <table:table-cell office:value-type="float" office:value="0.915624">
                <text:p>0.915624</text:p>
              </table:table-cell>
              <table:table-cell office:value-type="float" office:value="0.916084">
                <text:p>0.916084</text:p>
              </table:table-cell>
              <table:table-cell office:value-type="float" office:value="0.91633">
                <text:p>0.91633</text:p>
              </table:table-cell>
              <table:table-cell office:value-type="float" office:value="0.916636">
                <text:p>0.916636</text:p>
              </table:table-cell>
              <table:table-cell office:value-type="float" office:value="0.91692">
                <text:p>0.91692</text:p>
              </table:table-cell>
              <table:table-cell office:value-type="float" office:value="0.905603">
                <text:p>0.9056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37854">
                <text:p>0.837854</text:p>
              </table:table-cell>
              <table:table-cell office:value-type="float" office:value="0.893254">
                <text:p>0.893254</text:p>
              </table:table-cell>
              <table:table-cell office:value-type="float" office:value="0.899586">
                <text:p>0.899586</text:p>
              </table:table-cell>
              <table:table-cell office:value-type="float" office:value="0.906703">
                <text:p>0.906703</text:p>
              </table:table-cell>
              <table:table-cell office:value-type="float" office:value="0.9098">
                <text:p>0.9098</text:p>
              </table:table-cell>
              <table:table-cell office:value-type="float" office:value="0.913628">
                <text:p>0.913628</text:p>
              </table:table-cell>
              <table:table-cell office:value-type="float" office:value="0.915707">
                <text:p>0.915707</text:p>
              </table:table-cell>
              <table:table-cell office:value-type="float" office:value="0.916132">
                <text:p>0.916132</text:p>
              </table:table-cell>
              <table:table-cell office:value-type="float" office:value="0.916356">
                <text:p>0.916356</text:p>
              </table:table-cell>
              <table:table-cell office:value-type="float" office:value="0.916724">
                <text:p>0.916724</text:p>
              </table:table-cell>
              <table:table-cell office:value-type="float" office:value="0.91692">
                <text:p>0.91692</text:p>
              </table:table-cell>
              <table:table-cell office:value-type="float" office:value="0.902574">
                <text:p>0.90257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45047">
                <text:p>0.845047</text:p>
              </table:table-cell>
              <table:table-cell office:value-type="float" office:value="0.897591">
                <text:p>0.897591</text:p>
              </table:table-cell>
              <table:table-cell office:value-type="float" office:value="0.903706">
                <text:p>0.903706</text:p>
              </table:table-cell>
              <table:table-cell office:value-type="float" office:value="0.909608">
                <text:p>0.909608</text:p>
              </table:table-cell>
              <table:table-cell office:value-type="float" office:value="0.914249">
                <text:p>0.914249</text:p>
              </table:table-cell>
              <table:table-cell office:value-type="float" office:value="0.915415">
                <text:p>0.915415</text:p>
              </table:table-cell>
              <table:table-cell office:value-type="float" office:value="0.915975">
                <text:p>0.915975</text:p>
              </table:table-cell>
              <table:table-cell office:value-type="float" office:value="0.916285">
                <text:p>0.916285</text:p>
              </table:table-cell>
              <table:table-cell office:value-type="float" office:value="0.916433">
                <text:p>0.916433</text:p>
              </table:table-cell>
              <table:table-cell office:value-type="float" office:value="0.916821">
                <text:p>0.916821</text:p>
              </table:table-cell>
              <table:table-cell office:value-type="float" office:value="0.91692">
                <text:p>0.91692</text:p>
              </table:table-cell>
              <table:table-cell office:value-type="float" office:value="0.905113">
                <text:p>0.90511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348">
                <text:p>0.8348</text:p>
              </table:table-cell>
              <table:table-cell office:value-type="float" office:value="0.896911">
                <text:p>0.896911</text:p>
              </table:table-cell>
              <table:table-cell office:value-type="float" office:value="0.901411">
                <text:p>0.901411</text:p>
              </table:table-cell>
              <table:table-cell office:value-type="float" office:value="0.908151">
                <text:p>0.908151</text:p>
              </table:table-cell>
              <table:table-cell office:value-type="float" office:value="0.912471">
                <text:p>0.912471</text:p>
              </table:table-cell>
              <table:table-cell office:value-type="float" office:value="0.915614">
                <text:p>0.915614</text:p>
              </table:table-cell>
              <table:table-cell office:value-type="float" office:value="0.916145">
                <text:p>0.916145</text:p>
              </table:table-cell>
              <table:table-cell office:value-type="float" office:value="0.916371">
                <text:p>0.916371</text:p>
              </table:table-cell>
              <table:table-cell office:value-type="float" office:value="0.916561">
                <text:p>0.916561</text:p>
              </table:table-cell>
              <table:table-cell office:value-type="float" office:value="0.916844">
                <text:p>0.916844</text:p>
              </table:table-cell>
              <table:table-cell office:value-type="float" office:value="0.91692">
                <text:p>0.91692</text:p>
              </table:table-cell>
              <table:table-cell office:value-type="float" office:value="0.903528">
                <text:p>0.90352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69932">
                <text:p>0.869932</text:p>
              </table:table-cell>
              <table:table-cell office:value-type="float" office:value="0.900723">
                <text:p>0.900723</text:p>
              </table:table-cell>
              <table:table-cell office:value-type="float" office:value="0.906685">
                <text:p>0.906685</text:p>
              </table:table-cell>
              <table:table-cell office:value-type="float" office:value="0.910093">
                <text:p>0.910093</text:p>
              </table:table-cell>
              <table:table-cell office:value-type="float" office:value="0.914428">
                <text:p>0.914428</text:p>
              </table:table-cell>
              <table:table-cell office:value-type="float" office:value="0.915767">
                <text:p>0.915767</text:p>
              </table:table-cell>
              <table:table-cell office:value-type="float" office:value="0.916233">
                <text:p>0.916233</text:p>
              </table:table-cell>
              <table:table-cell office:value-type="float" office:value="0.916421">
                <text:p>0.916421</text:p>
              </table:table-cell>
              <table:table-cell office:value-type="float" office:value="0.916625">
                <text:p>0.916625</text:p>
              </table:table-cell>
              <table:table-cell office:value-type="float" office:value="0.916862">
                <text:p>0.916862</text:p>
              </table:table-cell>
              <table:table-cell office:value-type="float" office:value="0.91692">
                <text:p>0.91692</text:p>
              </table:table-cell>
              <table:table-cell office:value-type="float" office:value="0.908377">
                <text:p>0.90837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65141">
                <text:p>0.865141</text:p>
              </table:table-cell>
              <table:table-cell office:value-type="float" office:value="0.903421">
                <text:p>0.903421</text:p>
              </table:table-cell>
              <table:table-cell office:value-type="float" office:value="0.90936">
                <text:p>0.90936</text:p>
              </table:table-cell>
              <table:table-cell office:value-type="float" office:value="0.913434">
                <text:p>0.913434</text:p>
              </table:table-cell>
              <table:table-cell office:value-type="float" office:value="0.915132">
                <text:p>0.915132</text:p>
              </table:table-cell>
              <table:table-cell office:value-type="float" office:value="0.916033">
                <text:p>0.916033</text:p>
              </table:table-cell>
              <table:table-cell office:value-type="float" office:value="0.916338">
                <text:p>0.916338</text:p>
              </table:table-cell>
              <table:table-cell office:value-type="float" office:value="0.916439">
                <text:p>0.916439</text:p>
              </table:table-cell>
              <table:table-cell office:value-type="float" office:value="0.9167">
                <text:p>0.9167</text:p>
              </table:table-cell>
              <table:table-cell office:value-type="float" office:value="0.916869">
                <text:p>0.916869</text:p>
              </table:table-cell>
              <table:table-cell office:value-type="float" office:value="0.91692">
                <text:p>0.91692</text:p>
              </table:table-cell>
              <table:table-cell office:value-type="float" office:value="0.908887">
                <text:p>0.90888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48352">
                <text:p>0.848352</text:p>
              </table:table-cell>
              <table:table-cell office:value-type="float" office:value="0.905325">
                <text:p>0.905325</text:p>
              </table:table-cell>
              <table:table-cell office:value-type="float" office:value="0.910177">
                <text:p>0.910177</text:p>
              </table:table-cell>
              <table:table-cell office:value-type="float" office:value="0.914286">
                <text:p>0.914286</text:p>
              </table:table-cell>
              <table:table-cell office:value-type="float" office:value="0.914939">
                <text:p>0.914939</text:p>
              </table:table-cell>
              <table:table-cell office:value-type="float" office:value="0.91599">
                <text:p>0.91599</text:p>
              </table:table-cell>
              <table:table-cell office:value-type="float" office:value="0.916274">
                <text:p>0.916274</text:p>
              </table:table-cell>
              <table:table-cell office:value-type="float" office:value="0.916421">
                <text:p>0.916421</text:p>
              </table:table-cell>
              <table:table-cell office:value-type="float" office:value="0.916566">
                <text:p>0.916566</text:p>
              </table:table-cell>
              <table:table-cell office:value-type="float" office:value="0.91686">
                <text:p>0.91686</text:p>
              </table:table-cell>
              <table:table-cell office:value-type="float" office:value="0.91692">
                <text:p>0.91692</text:p>
              </table:table-cell>
              <table:table-cell office:value-type="float" office:value="0.907519">
                <text:p>0.9075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83926">
                <text:p>0.783926</text:p>
              </table:table-cell>
              <table:table-cell office:value-type="float" office:value="0.907468">
                <text:p>0.907468</text:p>
              </table:table-cell>
              <table:table-cell office:value-type="float" office:value="0.911676">
                <text:p>0.911676</text:p>
              </table:table-cell>
              <table:table-cell office:value-type="float" office:value="0.914518">
                <text:p>0.914518</text:p>
              </table:table-cell>
              <table:table-cell office:value-type="float" office:value="0.915507">
                <text:p>0.915507</text:p>
              </table:table-cell>
              <table:table-cell office:value-type="float" office:value="0.91612">
                <text:p>0.91612</text:p>
              </table:table-cell>
              <table:table-cell office:value-type="float" office:value="0.916366">
                <text:p>0.916366</text:p>
              </table:table-cell>
              <table:table-cell office:value-type="float" office:value="0.916461">
                <text:p>0.916461</text:p>
              </table:table-cell>
              <table:table-cell office:value-type="float" office:value="0.916754">
                <text:p>0.916754</text:p>
              </table:table-cell>
              <table:table-cell office:value-type="float" office:value="0.916867">
                <text:p>0.916867</text:p>
              </table:table-cell>
              <table:table-cell office:value-type="float" office:value="0.91692">
                <text:p>0.91692</text:p>
              </table:table-cell>
              <table:table-cell office:value-type="float" office:value="0.901566">
                <text:p>0.9015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05241">
                <text:p>0.805241</text:p>
              </table:table-cell>
              <table:table-cell office:value-type="float" office:value="0.906851">
                <text:p>0.906851</text:p>
              </table:table-cell>
              <table:table-cell office:value-type="float" office:value="0.910118">
                <text:p>0.910118</text:p>
              </table:table-cell>
              <table:table-cell office:value-type="float" office:value="0.914282">
                <text:p>0.914282</text:p>
              </table:table-cell>
              <table:table-cell office:value-type="float" office:value="0.915252">
                <text:p>0.915252</text:p>
              </table:table-cell>
              <table:table-cell office:value-type="float" office:value="0.916108">
                <text:p>0.916108</text:p>
              </table:table-cell>
              <table:table-cell office:value-type="float" office:value="0.916386">
                <text:p>0.916386</text:p>
              </table:table-cell>
              <table:table-cell office:value-type="float" office:value="0.916455">
                <text:p>0.916455</text:p>
              </table:table-cell>
              <table:table-cell office:value-type="float" office:value="0.916754">
                <text:p>0.916754</text:p>
              </table:table-cell>
              <table:table-cell office:value-type="float" office:value="0.916872">
                <text:p>0.916872</text:p>
              </table:table-cell>
              <table:table-cell office:value-type="float" office:value="0.91692">
                <text:p>0.91692</text:p>
              </table:table-cell>
              <table:table-cell office:value-type="float" office:value="0.903432">
                <text:p>0.9034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5747">
                <text:p>0.85747</text:p>
              </table:table-cell>
              <table:table-cell office:value-type="float" office:value="0.909859">
                <text:p>0.909859</text:p>
              </table:table-cell>
              <table:table-cell office:value-type="float" office:value="0.913508">
                <text:p>0.913508</text:p>
              </table:table-cell>
              <table:table-cell office:value-type="float" office:value="0.914931">
                <text:p>0.914931</text:p>
              </table:table-cell>
              <table:table-cell office:value-type="float" office:value="0.916008">
                <text:p>0.916008</text:p>
              </table:table-cell>
              <table:table-cell office:value-type="float" office:value="0.916267">
                <text:p>0.916267</text:p>
              </table:table-cell>
              <table:table-cell office:value-type="float" office:value="0.916389">
                <text:p>0.916389</text:p>
              </table:table-cell>
              <table:table-cell office:value-type="float" office:value="0.916454">
                <text:p>0.916454</text:p>
              </table:table-cell>
              <table:table-cell office:value-type="float" office:value="0.916643">
                <text:p>0.916643</text:p>
              </table:table-cell>
              <table:table-cell office:value-type="float" office:value="0.916856">
                <text:p>0.916856</text:p>
              </table:table-cell>
              <table:table-cell office:value-type="float" office:value="0.91692">
                <text:p>0.91692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94884">
                <text:p>0.894884</text:p>
              </table:table-cell>
              <table:table-cell office:value-type="float" office:value="0.909936">
                <text:p>0.909936</text:p>
              </table:table-cell>
              <table:table-cell office:value-type="float" office:value="0.913905">
                <text:p>0.913905</text:p>
              </table:table-cell>
              <table:table-cell office:value-type="float" office:value="0.915778">
                <text:p>0.915778</text:p>
              </table:table-cell>
              <table:table-cell office:value-type="float" office:value="0.916093">
                <text:p>0.916093</text:p>
              </table:table-cell>
              <table:table-cell office:value-type="float" office:value="0.916306">
                <text:p>0.916306</text:p>
              </table:table-cell>
              <table:table-cell office:value-type="float" office:value="0.916386">
                <text:p>0.916386</text:p>
              </table:table-cell>
              <table:table-cell office:value-type="float" office:value="0.916448">
                <text:p>0.916448</text:p>
              </table:table-cell>
              <table:table-cell office:value-type="float" office:value="0.916524">
                <text:p>0.916524</text:p>
              </table:table-cell>
              <table:table-cell office:value-type="float" office:value="0.916834">
                <text:p>0.916834</text:p>
              </table:table-cell>
              <table:table-cell office:value-type="float" office:value="0.91692">
                <text:p>0.91692</text:p>
              </table:table-cell>
              <table:table-cell office:value-type="float" office:value="0.913309">
                <text:p>0.91330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23194">
                <text:p>0.823194</text:p>
              </table:table-cell>
              <table:table-cell office:value-type="float" office:value="0.908538">
                <text:p>0.908538</text:p>
              </table:table-cell>
              <table:table-cell office:value-type="float" office:value="0.912846">
                <text:p>0.912846</text:p>
              </table:table-cell>
              <table:table-cell office:value-type="float" office:value="0.915375">
                <text:p>0.915375</text:p>
              </table:table-cell>
              <table:table-cell office:value-type="float" office:value="0.916052">
                <text:p>0.916052</text:p>
              </table:table-cell>
              <table:table-cell office:value-type="float" office:value="0.916185">
                <text:p>0.916185</text:p>
              </table:table-cell>
              <table:table-cell office:value-type="float" office:value="0.916361">
                <text:p>0.916361</text:p>
              </table:table-cell>
              <table:table-cell office:value-type="float" office:value="0.916443">
                <text:p>0.916443</text:p>
              </table:table-cell>
              <table:table-cell office:value-type="float" office:value="0.916494">
                <text:p>0.916494</text:p>
              </table:table-cell>
              <table:table-cell office:value-type="float" office:value="0.916814">
                <text:p>0.916814</text:p>
              </table:table-cell>
              <table:table-cell office:value-type="float" office:value="0.91692">
                <text:p>0.91692</text:p>
              </table:table-cell>
              <table:table-cell office:value-type="float" office:value="0.90583">
                <text:p>0.905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6332">
                <text:p>0.896332</text:p>
              </table:table-cell>
              <table:table-cell office:value-type="float" office:value="0.907517">
                <text:p>0.907517</text:p>
              </table:table-cell>
              <table:table-cell office:value-type="float" office:value="0.912583">
                <text:p>0.912583</text:p>
              </table:table-cell>
              <table:table-cell office:value-type="float" office:value="0.914946">
                <text:p>0.914946</text:p>
              </table:table-cell>
              <table:table-cell office:value-type="float" office:value="0.91603">
                <text:p>0.91603</text:p>
              </table:table-cell>
              <table:table-cell office:value-type="float" office:value="0.916191">
                <text:p>0.916191</text:p>
              </table:table-cell>
              <table:table-cell office:value-type="float" office:value="0.916386">
                <text:p>0.916386</text:p>
              </table:table-cell>
              <table:table-cell office:value-type="float" office:value="0.916443">
                <text:p>0.916443</text:p>
              </table:table-cell>
              <table:table-cell office:value-type="float" office:value="0.916525">
                <text:p>0.916525</text:p>
              </table:table-cell>
              <table:table-cell office:value-type="float" office:value="0.916816">
                <text:p>0.916816</text:p>
              </table:table-cell>
              <table:table-cell office:value-type="float" office:value="0.91692">
                <text:p>0.91692</text:p>
              </table:table-cell>
              <table:table-cell office:value-type="float" office:value="0.912977">
                <text:p>0.91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48386">
                <text:p>0.848386</text:p>
              </table:table-cell>
              <table:table-cell office:value-type="float" office:value="0.905469">
                <text:p>0.905469</text:p>
              </table:table-cell>
              <table:table-cell office:value-type="float" office:value="0.912174">
                <text:p>0.912174</text:p>
              </table:table-cell>
              <table:table-cell office:value-type="float" office:value="0.91508">
                <text:p>0.91508</text:p>
              </table:table-cell>
              <table:table-cell office:value-type="float" office:value="0.915982">
                <text:p>0.915982</text:p>
              </table:table-cell>
              <table:table-cell office:value-type="float" office:value="0.916167">
                <text:p>0.916167</text:p>
              </table:table-cell>
              <table:table-cell office:value-type="float" office:value="0.916372">
                <text:p>0.916372</text:p>
              </table:table-cell>
              <table:table-cell office:value-type="float" office:value="0.916446">
                <text:p>0.916446</text:p>
              </table:table-cell>
              <table:table-cell office:value-type="float" office:value="0.916624">
                <text:p>0.916624</text:p>
              </table:table-cell>
              <table:table-cell office:value-type="float" office:value="0.916867">
                <text:p>0.916867</text:p>
              </table:table-cell>
              <table:table-cell office:value-type="float" office:value="0.91692">
                <text:p>0.91692</text:p>
              </table:table-cell>
              <table:table-cell office:value-type="float" office:value="0.907957">
                <text:p>0.90795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84671">
                <text:p>0.884671</text:p>
              </table:table-cell>
              <table:table-cell office:value-type="float" office:value="0.905449">
                <text:p>0.905449</text:p>
              </table:table-cell>
              <table:table-cell office:value-type="float" office:value="0.913059">
                <text:p>0.913059</text:p>
              </table:table-cell>
              <table:table-cell office:value-type="float" office:value="0.915093">
                <text:p>0.915093</text:p>
              </table:table-cell>
              <table:table-cell office:value-type="float" office:value="0.915982">
                <text:p>0.915982</text:p>
              </table:table-cell>
              <table:table-cell office:value-type="float" office:value="0.916192">
                <text:p>0.916192</text:p>
              </table:table-cell>
              <table:table-cell office:value-type="float" office:value="0.916374">
                <text:p>0.916374</text:p>
              </table:table-cell>
              <table:table-cell office:value-type="float" office:value="0.916452">
                <text:p>0.916452</text:p>
              </table:table-cell>
              <table:table-cell office:value-type="float" office:value="0.916724">
                <text:p>0.916724</text:p>
              </table:table-cell>
              <table:table-cell office:value-type="float" office:value="0.916869">
                <text:p>0.916869</text:p>
              </table:table-cell>
              <table:table-cell office:value-type="float" office:value="0.91692">
                <text:p>0.91692</text:p>
              </table:table-cell>
              <table:table-cell office:value-type="float" office:value="0.911686">
                <text:p>0.9116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52802">
                <text:p>0.852802</text:p>
              </table:table-cell>
              <table:table-cell office:value-type="float" office:value="0.905208">
                <text:p>0.905208</text:p>
              </table:table-cell>
              <table:table-cell office:value-type="float" office:value="0.914814">
                <text:p>0.914814</text:p>
              </table:table-cell>
              <table:table-cell office:value-type="float" office:value="0.915975">
                <text:p>0.915975</text:p>
              </table:table-cell>
              <table:table-cell office:value-type="float" office:value="0.91626">
                <text:p>0.91626</text:p>
              </table:table-cell>
              <table:table-cell office:value-type="float" office:value="0.916368">
                <text:p>0.916368</text:p>
              </table:table-cell>
              <table:table-cell office:value-type="float" office:value="0.916451">
                <text:p>0.916451</text:p>
              </table:table-cell>
              <table:table-cell office:value-type="float" office:value="0.916687">
                <text:p>0.916687</text:p>
              </table:table-cell>
              <table:table-cell office:value-type="float" office:value="0.916847">
                <text:p>0.916847</text:p>
              </table:table-cell>
              <table:table-cell office:value-type="float" office:value="0.916874">
                <text:p>0.916874</text:p>
              </table:table-cell>
              <table:table-cell office:value-type="float" office:value="0.91692">
                <text:p>0.91692</text:p>
              </table:table-cell>
              <table:table-cell office:value-type="float" office:value="0.908829">
                <text:p>0.90882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27824">
                <text:p>0.827824</text:p>
              </table:table-cell>
              <table:table-cell office:value-type="float" office:value="0.90919">
                <text:p>0.90919</text:p>
              </table:table-cell>
              <table:table-cell office:value-type="float" office:value="0.915598">
                <text:p>0.915598</text:p>
              </table:table-cell>
              <table:table-cell office:value-type="float" office:value="0.916053">
                <text:p>0.916053</text:p>
              </table:table-cell>
              <table:table-cell office:value-type="float" office:value="0.916278">
                <text:p>0.916278</text:p>
              </table:table-cell>
              <table:table-cell office:value-type="float" office:value="0.916349">
                <text:p>0.916349</text:p>
              </table:table-cell>
              <table:table-cell office:value-type="float" office:value="0.916446">
                <text:p>0.916446</text:p>
              </table:table-cell>
              <table:table-cell office:value-type="float" office:value="0.91654">
                <text:p>0.91654</text:p>
              </table:table-cell>
              <table:table-cell office:value-type="float" office:value="0.916802">
                <text:p>0.916802</text:p>
              </table:table-cell>
              <table:table-cell office:value-type="float" office:value="0.916866">
                <text:p>0.916866</text:p>
              </table:table-cell>
              <table:table-cell office:value-type="float" office:value="0.91692">
                <text:p>0.91692</text:p>
              </table:table-cell>
              <table:table-cell office:value-type="float" office:value="0.906795">
                <text:p>0.9067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27936">
                <text:p>0.827936</text:p>
              </table:table-cell>
              <table:table-cell office:value-type="float" office:value="0.910489">
                <text:p>0.910489</text:p>
              </table:table-cell>
              <table:table-cell office:value-type="float" office:value="0.915876">
                <text:p>0.915876</text:p>
              </table:table-cell>
              <table:table-cell office:value-type="float" office:value="0.91602">
                <text:p>0.91602</text:p>
              </table:table-cell>
              <table:table-cell office:value-type="float" office:value="0.916257">
                <text:p>0.916257</text:p>
              </table:table-cell>
              <table:table-cell office:value-type="float" office:value="0.916349">
                <text:p>0.916349</text:p>
              </table:table-cell>
              <table:table-cell office:value-type="float" office:value="0.916437">
                <text:p>0.916437</text:p>
              </table:table-cell>
              <table:table-cell office:value-type="float" office:value="0.916529">
                <text:p>0.916529</text:p>
              </table:table-cell>
              <table:table-cell office:value-type="float" office:value="0.916794">
                <text:p>0.916794</text:p>
              </table:table-cell>
              <table:table-cell office:value-type="float" office:value="0.916866">
                <text:p>0.916866</text:p>
              </table:table-cell>
              <table:table-cell office:value-type="float" office:value="0.91692">
                <text:p>0.91692</text:p>
              </table:table-cell>
              <table:table-cell office:value-type="float" office:value="0.906955">
                <text:p>0.90695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96172">
                <text:p>0.896172</text:p>
              </table:table-cell>
              <table:table-cell office:value-type="float" office:value="0.913074">
                <text:p>0.913074</text:p>
              </table:table-cell>
              <table:table-cell office:value-type="float" office:value="0.915902">
                <text:p>0.915902</text:p>
              </table:table-cell>
              <table:table-cell office:value-type="float" office:value="0.916023">
                <text:p>0.916023</text:p>
              </table:table-cell>
              <table:table-cell office:value-type="float" office:value="0.91624">
                <text:p>0.91624</text:p>
              </table:table-cell>
              <table:table-cell office:value-type="float" office:value="0.916341">
                <text:p>0.916341</text:p>
              </table:table-cell>
              <table:table-cell office:value-type="float" office:value="0.916413">
                <text:p>0.916413</text:p>
              </table:table-cell>
              <table:table-cell office:value-type="float" office:value="0.916492">
                <text:p>0.916492</text:p>
              </table:table-cell>
              <table:table-cell office:value-type="float" office:value="0.916751">
                <text:p>0.916751</text:p>
              </table:table-cell>
              <table:table-cell office:value-type="float" office:value="0.916869">
                <text:p>0.916869</text:p>
              </table:table-cell>
              <table:table-cell office:value-type="float" office:value="0.91692">
                <text:p>0.91692</text:p>
              </table:table-cell>
              <table:table-cell office:value-type="float" office:value="0.914028">
                <text:p>0.91402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90302">
                <text:p>0.890302</text:p>
              </table:table-cell>
              <table:table-cell office:value-type="float" office:value="0.911584">
                <text:p>0.911584</text:p>
              </table:table-cell>
              <table:table-cell office:value-type="float" office:value="0.915856">
                <text:p>0.915856</text:p>
              </table:table-cell>
              <table:table-cell office:value-type="float" office:value="0.915995">
                <text:p>0.915995</text:p>
              </table:table-cell>
              <table:table-cell office:value-type="float" office:value="0.916149">
                <text:p>0.916149</text:p>
              </table:table-cell>
              <table:table-cell office:value-type="float" office:value="0.916332">
                <text:p>0.916332</text:p>
              </table:table-cell>
              <table:table-cell office:value-type="float" office:value="0.916416">
                <text:p>0.916416</text:p>
              </table:table-cell>
              <table:table-cell office:value-type="float" office:value="0.916511">
                <text:p>0.916511</text:p>
              </table:table-cell>
              <table:table-cell office:value-type="float" office:value="0.916761">
                <text:p>0.916761</text:p>
              </table:table-cell>
              <table:table-cell office:value-type="float" office:value="0.916874">
                <text:p>0.916874</text:p>
              </table:table-cell>
              <table:table-cell office:value-type="float" office:value="0.91692">
                <text:p>0.91692</text:p>
              </table:table-cell>
              <table:table-cell office:value-type="float" office:value="0.913278">
                <text:p>0.91327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78697">
                <text:p>0.878697</text:p>
              </table:table-cell>
              <table:table-cell office:value-type="float" office:value="0.909697">
                <text:p>0.909697</text:p>
              </table:table-cell>
              <table:table-cell office:value-type="float" office:value="0.915441">
                <text:p>0.915441</text:p>
              </table:table-cell>
              <table:table-cell office:value-type="float" office:value="0.915897">
                <text:p>0.915897</text:p>
              </table:table-cell>
              <table:table-cell office:value-type="float" office:value="0.916051">
                <text:p>0.916051</text:p>
              </table:table-cell>
              <table:table-cell office:value-type="float" office:value="0.916206">
                <text:p>0.916206</text:p>
              </table:table-cell>
              <table:table-cell office:value-type="float" office:value="0.916345">
                <text:p>0.916345</text:p>
              </table:table-cell>
              <table:table-cell office:value-type="float" office:value="0.916437">
                <text:p>0.916437</text:p>
              </table:table-cell>
              <table:table-cell office:value-type="float" office:value="0.916657">
                <text:p>0.916657</text:p>
              </table:table-cell>
              <table:table-cell office:value-type="float" office:value="0.916876">
                <text:p>0.916876</text:p>
              </table:table-cell>
              <table:table-cell office:value-type="float" office:value="0.91692">
                <text:p>0.91692</text:p>
              </table:table-cell>
              <table:table-cell office:value-type="float" office:value="0.91183">
                <text:p>0.9118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873706">
                <text:p>0.873706</text:p>
              </table:table-cell>
              <table:table-cell office:value-type="float" office:value="0.910623">
                <text:p>0.910623</text:p>
              </table:table-cell>
              <table:table-cell office:value-type="float" office:value="0.915449">
                <text:p>0.915449</text:p>
              </table:table-cell>
              <table:table-cell office:value-type="float" office:value="0.915951">
                <text:p>0.915951</text:p>
              </table:table-cell>
              <table:table-cell office:value-type="float" office:value="0.916099">
                <text:p>0.916099</text:p>
              </table:table-cell>
              <table:table-cell office:value-type="float" office:value="0.916263">
                <text:p>0.916263</text:p>
              </table:table-cell>
              <table:table-cell office:value-type="float" office:value="0.916385">
                <text:p>0.916385</text:p>
              </table:table-cell>
              <table:table-cell office:value-type="float" office:value="0.916453">
                <text:p>0.916453</text:p>
              </table:table-cell>
              <table:table-cell office:value-type="float" office:value="0.916679">
                <text:p>0.916679</text:p>
              </table:table-cell>
              <table:table-cell office:value-type="float" office:value="0.916869">
                <text:p>0.916869</text:p>
              </table:table-cell>
              <table:table-cell office:value-type="float" office:value="0.91692">
                <text:p>0.91692</text:p>
              </table:table-cell>
              <table:table-cell office:value-type="float" office:value="0.911448">
                <text:p>0.9114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76139">
                <text:p>0.876139</text:p>
              </table:table-cell>
              <table:table-cell office:value-type="float" office:value="0.912937">
                <text:p>0.912937</text:p>
              </table:table-cell>
              <table:table-cell office:value-type="float" office:value="0.915831">
                <text:p>0.915831</text:p>
              </table:table-cell>
              <table:table-cell office:value-type="float" office:value="0.916041">
                <text:p>0.916041</text:p>
              </table:table-cell>
              <table:table-cell office:value-type="float" office:value="0.916217">
                <text:p>0.916217</text:p>
              </table:table-cell>
              <table:table-cell office:value-type="float" office:value="0.916346">
                <text:p>0.916346</text:p>
              </table:table-cell>
              <table:table-cell office:value-type="float" office:value="0.916432">
                <text:p>0.916432</text:p>
              </table:table-cell>
              <table:table-cell office:value-type="float" office:value="0.916478">
                <text:p>0.916478</text:p>
              </table:table-cell>
              <table:table-cell office:value-type="float" office:value="0.916732">
                <text:p>0.916732</text:p>
              </table:table-cell>
              <table:table-cell office:value-type="float" office:value="0.916867">
                <text:p>0.916867</text:p>
              </table:table-cell>
              <table:table-cell office:value-type="float" office:value="0.91692">
                <text:p>0.91692</text:p>
              </table:table-cell>
              <table:table-cell office:value-type="float" office:value="0.912002">
                <text:p>0.91200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82354">
                <text:p>0.882354</text:p>
              </table:table-cell>
              <table:table-cell office:value-type="float" office:value="0.91523">
                <text:p>0.91523</text:p>
              </table:table-cell>
              <table:table-cell office:value-type="float" office:value="0.915924">
                <text:p>0.915924</text:p>
              </table:table-cell>
              <table:table-cell office:value-type="float" office:value="0.916039">
                <text:p>0.916039</text:p>
              </table:table-cell>
              <table:table-cell office:value-type="float" office:value="0.91627">
                <text:p>0.91627</text:p>
              </table:table-cell>
              <table:table-cell office:value-type="float" office:value="0.916395">
                <text:p>0.916395</text:p>
              </table:table-cell>
              <table:table-cell office:value-type="float" office:value="0.916445">
                <text:p>0.916445</text:p>
              </table:table-cell>
              <table:table-cell office:value-type="float" office:value="0.916501">
                <text:p>0.916501</text:p>
              </table:table-cell>
              <table:table-cell office:value-type="float" office:value="0.916744">
                <text:p>0.916744</text:p>
              </table:table-cell>
              <table:table-cell office:value-type="float" office:value="0.91687">
                <text:p>0.91687</text:p>
              </table:table-cell>
              <table:table-cell office:value-type="float" office:value="0.91692">
                <text:p>0.91692</text:p>
              </table:table-cell>
              <table:table-cell office:value-type="float" office:value="0.912877">
                <text:p>0.91287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46576">
                <text:p>0.846576</text:p>
              </table:table-cell>
              <table:table-cell office:value-type="float" office:value="0.915083">
                <text:p>0.915083</text:p>
              </table:table-cell>
              <table:table-cell office:value-type="float" office:value="0.915909">
                <text:p>0.915909</text:p>
              </table:table-cell>
              <table:table-cell office:value-type="float" office:value="0.91597">
                <text:p>0.91597</text:p>
              </table:table-cell>
              <table:table-cell office:value-type="float" office:value="0.916198">
                <text:p>0.916198</text:p>
              </table:table-cell>
              <table:table-cell office:value-type="float" office:value="0.916349">
                <text:p>0.916349</text:p>
              </table:table-cell>
              <table:table-cell office:value-type="float" office:value="0.916433">
                <text:p>0.916433</text:p>
              </table:table-cell>
              <table:table-cell office:value-type="float" office:value="0.916506">
                <text:p>0.916506</text:p>
              </table:table-cell>
              <table:table-cell office:value-type="float" office:value="0.916766">
                <text:p>0.916766</text:p>
              </table:table-cell>
              <table:table-cell office:value-type="float" office:value="0.916878">
                <text:p>0.916878</text:p>
              </table:table-cell>
              <table:table-cell office:value-type="float" office:value="0.91692">
                <text:p>0.91692</text:p>
              </table:table-cell>
              <table:table-cell office:value-type="float" office:value="0.909267">
                <text:p>0.90926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87101">
                <text:p>0.887101</text:p>
              </table:table-cell>
              <table:table-cell office:value-type="float" office:value="0.915559">
                <text:p>0.915559</text:p>
              </table:table-cell>
              <table:table-cell office:value-type="float" office:value="0.915937">
                <text:p>0.915937</text:p>
              </table:table-cell>
              <table:table-cell office:value-type="float" office:value="0.916002">
                <text:p>0.916002</text:p>
              </table:table-cell>
              <table:table-cell office:value-type="float" office:value="0.916223">
                <text:p>0.916223</text:p>
              </table:table-cell>
              <table:table-cell office:value-type="float" office:value="0.916353">
                <text:p>0.916353</text:p>
              </table:table-cell>
              <table:table-cell office:value-type="float" office:value="0.916428">
                <text:p>0.916428</text:p>
              </table:table-cell>
              <table:table-cell office:value-type="float" office:value="0.916525">
                <text:p>0.916525</text:p>
              </table:table-cell>
              <table:table-cell office:value-type="float" office:value="0.916776">
                <text:p>0.916776</text:p>
              </table:table-cell>
              <table:table-cell office:value-type="float" office:value="0.916886">
                <text:p>0.916886</text:p>
              </table:table-cell>
              <table:table-cell office:value-type="float" office:value="0.91692">
                <text:p>0.91692</text:p>
              </table:table-cell>
              <table:table-cell office:value-type="float" office:value="0.913379">
                <text:p>0.91337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54738">
                <text:p>0.854738</text:p>
              </table:table-cell>
              <table:table-cell office:value-type="float" office:value="0.915776">
                <text:p>0.915776</text:p>
              </table:table-cell>
              <table:table-cell office:value-type="float" office:value="0.915954">
                <text:p>0.915954</text:p>
              </table:table-cell>
              <table:table-cell office:value-type="float" office:value="0.916094">
                <text:p>0.916094</text:p>
              </table:table-cell>
              <table:table-cell office:value-type="float" office:value="0.916287">
                <text:p>0.916287</text:p>
              </table:table-cell>
              <table:table-cell office:value-type="float" office:value="0.916383">
                <text:p>0.916383</text:p>
              </table:table-cell>
              <table:table-cell office:value-type="float" office:value="0.916439">
                <text:p>0.916439</text:p>
              </table:table-cell>
              <table:table-cell office:value-type="float" office:value="0.916533">
                <text:p>0.916533</text:p>
              </table:table-cell>
              <table:table-cell office:value-type="float" office:value="0.916785">
                <text:p>0.916785</text:p>
              </table:table-cell>
              <table:table-cell office:value-type="float" office:value="0.916895">
                <text:p>0.916895</text:p>
              </table:table-cell>
              <table:table-cell office:value-type="float" office:value="0.91692">
                <text:p>0.91692</text:p>
              </table:table-cell>
              <table:table-cell office:value-type="float" office:value="0.910189">
                <text:p>0.91018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49378">
                <text:p>0.849378</text:p>
              </table:table-cell>
              <table:table-cell office:value-type="float" office:value="0.915808">
                <text:p>0.915808</text:p>
              </table:table-cell>
              <table:table-cell office:value-type="float" office:value="0.915954">
                <text:p>0.915954</text:p>
              </table:table-cell>
              <table:table-cell office:value-type="float" office:value="0.916017">
                <text:p>0.916017</text:p>
              </table:table-cell>
              <table:table-cell office:value-type="float" office:value="0.91623">
                <text:p>0.91623</text:p>
              </table:table-cell>
              <table:table-cell office:value-type="float" office:value="0.916361">
                <text:p>0.916361</text:p>
              </table:table-cell>
              <table:table-cell office:value-type="float" office:value="0.916441">
                <text:p>0.916441</text:p>
              </table:table-cell>
              <table:table-cell office:value-type="float" office:value="0.91652">
                <text:p>0.91652</text:p>
              </table:table-cell>
              <table:table-cell office:value-type="float" office:value="0.916726">
                <text:p>0.916726</text:p>
              </table:table-cell>
              <table:table-cell office:value-type="float" office:value="0.916898">
                <text:p>0.916898</text:p>
              </table:table-cell>
              <table:table-cell office:value-type="float" office:value="0.91692">
                <text:p>0.91692</text:p>
              </table:table-cell>
              <table:table-cell office:value-type="float" office:value="0.909633">
                <text:p>0.90963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84357">
                <text:p>0.884357</text:p>
              </table:table-cell>
              <table:table-cell office:value-type="float" office:value="0.91591">
                <text:p>0.91591</text:p>
              </table:table-cell>
              <table:table-cell office:value-type="float" office:value="0.915954">
                <text:p>0.915954</text:p>
              </table:table-cell>
              <table:table-cell office:value-type="float" office:value="0.916064">
                <text:p>0.916064</text:p>
              </table:table-cell>
              <table:table-cell office:value-type="float" office:value="0.916225">
                <text:p>0.916225</text:p>
              </table:table-cell>
              <table:table-cell office:value-type="float" office:value="0.916329">
                <text:p>0.916329</text:p>
              </table:table-cell>
              <table:table-cell office:value-type="float" office:value="0.916434">
                <text:p>0.916434</text:p>
              </table:table-cell>
              <table:table-cell office:value-type="float" office:value="0.916508">
                <text:p>0.916508</text:p>
              </table:table-cell>
              <table:table-cell office:value-type="float" office:value="0.916676">
                <text:p>0.916676</text:p>
              </table:table-cell>
              <table:table-cell office:value-type="float" office:value="0.916872">
                <text:p>0.916872</text:p>
              </table:table-cell>
              <table:table-cell office:value-type="float" office:value="0.91692">
                <text:p>0.91692</text:p>
              </table:table-cell>
              <table:table-cell office:value-type="float" office:value="0.913133">
                <text:p>0.91313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61583">
                <text:p>0.861583</text:p>
              </table:table-cell>
              <table:table-cell office:value-type="float" office:value="0.914894">
                <text:p>0.914894</text:p>
              </table:table-cell>
              <table:table-cell office:value-type="float" office:value="0.915954">
                <text:p>0.915954</text:p>
              </table:table-cell>
              <table:table-cell office:value-type="float" office:value="0.916038">
                <text:p>0.916038</text:p>
              </table:table-cell>
              <table:table-cell office:value-type="float" office:value="0.916208">
                <text:p>0.916208</text:p>
              </table:table-cell>
              <table:table-cell office:value-type="float" office:value="0.916299">
                <text:p>0.916299</text:p>
              </table:table-cell>
              <table:table-cell office:value-type="float" office:value="0.916408">
                <text:p>0.916408</text:p>
              </table:table-cell>
              <table:table-cell office:value-type="float" office:value="0.916462">
                <text:p>0.916462</text:p>
              </table:table-cell>
              <table:table-cell office:value-type="float" office:value="0.916608">
                <text:p>0.916608</text:p>
              </table:table-cell>
              <table:table-cell office:value-type="float" office:value="0.916826">
                <text:p>0.916826</text:p>
              </table:table-cell>
              <table:table-cell office:value-type="float" office:value="0.91692">
                <text:p>0.91692</text:p>
              </table:table-cell>
              <table:table-cell office:value-type="float" office:value="0.910728">
                <text:p>0.91072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86606">
                <text:p>0.86606</text:p>
              </table:table-cell>
              <table:table-cell office:value-type="float" office:value="0.915424">
                <text:p>0.915424</text:p>
              </table:table-cell>
              <table:table-cell office:value-type="float" office:value="0.915954">
                <text:p>0.915954</text:p>
              </table:table-cell>
              <table:table-cell office:value-type="float" office:value="0.916062">
                <text:p>0.916062</text:p>
              </table:table-cell>
              <table:table-cell office:value-type="float" office:value="0.916206">
                <text:p>0.916206</text:p>
              </table:table-cell>
              <table:table-cell office:value-type="float" office:value="0.916316">
                <text:p>0.916316</text:p>
              </table:table-cell>
              <table:table-cell office:value-type="float" office:value="0.916424">
                <text:p>0.916424</text:p>
              </table:table-cell>
              <table:table-cell office:value-type="float" office:value="0.916462">
                <text:p>0.916462</text:p>
              </table:table-cell>
              <table:table-cell office:value-type="float" office:value="0.916633">
                <text:p>0.916633</text:p>
              </table:table-cell>
              <table:table-cell office:value-type="float" office:value="0.916868">
                <text:p>0.916868</text:p>
              </table:table-cell>
              <table:table-cell office:value-type="float" office:value="0.91692">
                <text:p>0.91692</text:p>
              </table:table-cell>
              <table:table-cell office:value-type="float" office:value="0.911241">
                <text:p>0.91124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59899">
                <text:p>0.859899</text:p>
              </table:table-cell>
              <table:table-cell office:value-type="float" office:value="0.893444">
                <text:p>0.893444</text:p>
              </table:table-cell>
              <table:table-cell office:value-type="float" office:value="0.91594">
                <text:p>0.91594</text:p>
              </table:table-cell>
              <table:table-cell office:value-type="float" office:value="0.916005">
                <text:p>0.916005</text:p>
              </table:table-cell>
              <table:table-cell office:value-type="float" office:value="0.916168">
                <text:p>0.916168</text:p>
              </table:table-cell>
              <table:table-cell office:value-type="float" office:value="0.916272">
                <text:p>0.916272</text:p>
              </table:table-cell>
              <table:table-cell office:value-type="float" office:value="0.916376">
                <text:p>0.916376</text:p>
              </table:table-cell>
              <table:table-cell office:value-type="float" office:value="0.916455">
                <text:p>0.916455</text:p>
              </table:table-cell>
              <table:table-cell office:value-type="float" office:value="0.916605">
                <text:p>0.916605</text:p>
              </table:table-cell>
              <table:table-cell office:value-type="float" office:value="0.916877">
                <text:p>0.916877</text:p>
              </table:table-cell>
              <table:table-cell office:value-type="float" office:value="0.91692">
                <text:p>0.91692</text:p>
              </table:table-cell>
              <table:table-cell office:value-type="float" office:value="0.908404">
                <text:p>0.908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